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czytywanie" table:style-name="ta1">
        <table:shapes>
          <draw:frame draw:z-index="0" draw:style-name="gr1" draw:text-style-name="P1" svg:width="837.44pt" svg:height="1380.9pt" svg:x="442.97pt" svg:y="0pt">
            <draw:object draw:notify-on-update-of-ranges="Wczytywanie.A1:Wczytywanie.A1 Wczytywanie.A2:Wczytywanie.A692 Wczytywanie.B1:Wczytywanie.B1 Wczytywanie.B2:Wczytywanie.B692 Wczytywanie.C1:Wczytywanie.C1 Wczytywanie.C2:Wczytywanie.C6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My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y Czas/obiekt</text:p>
          </table:table-cell>
          <table:table-cell office:value-type="string" calcext:value-type="string">
            <text:p>Systemowy czas/obiek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861" calcext:value-type="float">
            <text:p>1861</text:p>
          </table:table-cell>
          <table:table-cell table:formula="of:=[.B2]/[.A2]" office:value-type="string" office:string-value="" calcext:value-type="error">
            <text:p>#DIV/0!</text:p>
          </table:table-cell>
          <table:table-cell table:formula="of:=[.C2]/[.A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5" calcext:value-type="float">
            <text:p>845</text:p>
          </table:table-cell>
          <table:table-cell office:value-type="float" office:value="932" calcext:value-type="float">
            <text:p>932</text:p>
          </table:table-cell>
          <table:table-cell table:formula="of:=[.B3]/[.A3]" office:value-type="float" office:value="8.45" calcext:value-type="float">
            <text:p>8.45</text:p>
          </table:table-cell>
          <table:table-cell table:formula="of:=[.C3]/[.A3]"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8" calcext:value-type="float">
            <text:p>878</text:p>
          </table:table-cell>
          <table:table-cell office:value-type="float" office:value="937" calcext:value-type="float">
            <text:p>937</text:p>
          </table:table-cell>
          <table:table-cell table:formula="of:=[.B4]/[.A4]" office:value-type="float" office:value="4.39" calcext:value-type="float">
            <text:p>4.39</text:p>
          </table:table-cell>
          <table:table-cell table:formula="of:=[.C4]/[.A4]" office:value-type="float" office:value="4.685" calcext:value-type="float">
            <text:p>4.6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24" calcext:value-type="float">
            <text:p>1024</text:p>
          </table:table-cell>
          <table:table-cell office:value-type="float" office:value="812" calcext:value-type="float">
            <text:p>812</text:p>
          </table:table-cell>
          <table:table-cell table:formula="of:=[.B5]/[.A5]" office:value-type="float" office:value="3.41333333333333" calcext:value-type="float">
            <text:p>3.41333333333333</text:p>
          </table:table-cell>
          <table:table-cell table:formula="of:=[.C5]/[.A5]" office:value-type="float" office:value="2.70666666666667" calcext:value-type="float">
            <text:p>2.706666666666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8" calcext:value-type="float">
            <text:p>928</text:p>
          </table:table-cell>
          <table:table-cell office:value-type="float" office:value="935" calcext:value-type="float">
            <text:p>935</text:p>
          </table:table-cell>
          <table:table-cell table:formula="of:=[.B6]/[.A6]" office:value-type="float" office:value="2.32" calcext:value-type="float">
            <text:p>2.32</text:p>
          </table:table-cell>
          <table:table-cell table:formula="of:=[.C6]/[.A6]" office:value-type="float" office:value="2.3375" calcext:value-type="float">
            <text:p>2.33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3" calcext:value-type="float">
            <text:p>493</text:p>
          </table:table-cell>
          <table:table-cell office:value-type="float" office:value="749" calcext:value-type="float">
            <text:p>749</text:p>
          </table:table-cell>
          <table:table-cell table:formula="of:=[.B7]/[.A7]" office:value-type="float" office:value="0.986" calcext:value-type="float">
            <text:p>0.986</text:p>
          </table:table-cell>
          <table:table-cell table:formula="of:=[.C7]/[.A7]" office:value-type="float" office:value="1.498" calcext:value-type="float">
            <text:p>1.4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65" calcext:value-type="float">
            <text:p>765</text:p>
          </table:table-cell>
          <table:table-cell office:value-type="float" office:value="1321" calcext:value-type="float">
            <text:p>1321</text:p>
          </table:table-cell>
          <table:table-cell table:formula="of:=[.B8]/[.A8]" office:value-type="float" office:value="1.275" calcext:value-type="float">
            <text:p>1.275</text:p>
          </table:table-cell>
          <table:table-cell table:formula="of:=[.C8]/[.A8]" office:value-type="float" office:value="2.20166666666667" calcext:value-type="float">
            <text:p>2.201666666666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75" calcext:value-type="float">
            <text:p>1275</text:p>
          </table:table-cell>
          <table:table-cell office:value-type="float" office:value="909" calcext:value-type="float">
            <text:p>909</text:p>
          </table:table-cell>
          <table:table-cell table:formula="of:=[.B9]/[.A9]" office:value-type="float" office:value="1.82142857142857" calcext:value-type="float">
            <text:p>1.82142857142857</text:p>
          </table:table-cell>
          <table:table-cell table:formula="of:=[.C9]/[.A9]" office:value-type="float" office:value="1.29857142857143" calcext:value-type="float">
            <text:p>1.298571428571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42" calcext:value-type="float">
            <text:p>1342</text:p>
          </table:table-cell>
          <table:table-cell office:value-type="float" office:value="961" calcext:value-type="float">
            <text:p>961</text:p>
          </table:table-cell>
          <table:table-cell table:formula="of:=[.B10]/[.A10]" office:value-type="float" office:value="1.6775" calcext:value-type="float">
            <text:p>1.6775</text:p>
          </table:table-cell>
          <table:table-cell table:formula="of:=[.C10]/[.A10]" office:value-type="float" office:value="1.20125" calcext:value-type="float">
            <text:p>1.201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table:formula="of:=[.B11]/[.A11]" office:value-type="float" office:value="1.15" calcext:value-type="float">
            <text:p>1.15</text:p>
          </table:table-cell>
          <table:table-cell table:formula="of:=[.C11]/[.A11]" office:value-type="float" office:value="1.05777777777778" calcext:value-type="float">
            <text:p>1.057777777777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7" calcext:value-type="float">
            <text:p>1257</text:p>
          </table:table-cell>
          <table:table-cell office:value-type="float" office:value="1163" calcext:value-type="float">
            <text:p>1163</text:p>
          </table:table-cell>
          <table:table-cell table:formula="of:=[.B12]/[.A12]" office:value-type="float" office:value="1.257" calcext:value-type="float">
            <text:p>1.257</text:p>
          </table:table-cell>
          <table:table-cell table:formula="of:=[.C12]/[.A12]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69" calcext:value-type="float">
            <text:p>469</text:p>
          </table:table-cell>
          <table:table-cell office:value-type="float" office:value="736" calcext:value-type="float">
            <text:p>736</text:p>
          </table:table-cell>
          <table:table-cell table:formula="of:=[.B13]/[.A13]" office:value-type="float" office:value="0.426363636363636" calcext:value-type="float">
            <text:p>0.426363636363636</text:p>
          </table:table-cell>
          <table:table-cell table:formula="of:=[.C13]/[.A13]" office:value-type="float" office:value="0.669090909090909" calcext:value-type="float">
            <text:p>0.6690909090909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3" calcext:value-type="float">
            <text:p>1003</text:p>
          </table:table-cell>
          <table:table-cell office:value-type="float" office:value="964" calcext:value-type="float">
            <text:p>964</text:p>
          </table:table-cell>
          <table:table-cell table:formula="of:=[.B14]/[.A14]" office:value-type="float" office:value="0.835833333333333" calcext:value-type="float">
            <text:p>0.835833333333333</text:p>
          </table:table-cell>
          <table:table-cell table:formula="of:=[.C14]/[.A14]" office:value-type="float" office:value="0.803333333333333" calcext:value-type="float">
            <text:p>0.80333333333333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24" calcext:value-type="float">
            <text:p>1024</text:p>
          </table:table-cell>
          <table:table-cell office:value-type="float" office:value="1114" calcext:value-type="float">
            <text:p>1114</text:p>
          </table:table-cell>
          <table:table-cell table:formula="of:=[.B15]/[.A15]" office:value-type="float" office:value="0.787692307692308" calcext:value-type="float">
            <text:p>0.787692307692308</text:p>
          </table:table-cell>
          <table:table-cell table:formula="of:=[.C15]/[.A15]" office:value-type="float" office:value="0.856923076923077" calcext:value-type="float">
            <text:p>0.85692307692307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57" calcext:value-type="float">
            <text:p>857</text:p>
          </table:table-cell>
          <table:table-cell office:value-type="float" office:value="1052" calcext:value-type="float">
            <text:p>1052</text:p>
          </table:table-cell>
          <table:table-cell table:formula="of:=[.B16]/[.A16]" office:value-type="float" office:value="0.612142857142857" calcext:value-type="float">
            <text:p>0.612142857142857</text:p>
          </table:table-cell>
          <table:table-cell table:formula="of:=[.C16]/[.A16]" office:value-type="float" office:value="0.751428571428571" calcext:value-type="float">
            <text:p>0.7514285714285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21" calcext:value-type="float">
            <text:p>1021</text:p>
          </table:table-cell>
          <table:table-cell office:value-type="float" office:value="1048" calcext:value-type="float">
            <text:p>1048</text:p>
          </table:table-cell>
          <table:table-cell table:formula="of:=[.B17]/[.A17]" office:value-type="float" office:value="0.680666666666667" calcext:value-type="float">
            <text:p>0.680666666666667</text:p>
          </table:table-cell>
          <table:table-cell table:formula="of:=[.C17]/[.A17]" office:value-type="float" office:value="0.698666666666667" calcext:value-type="float">
            <text:p>0.69866666666666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61" calcext:value-type="float">
            <text:p>1461</text:p>
          </table:table-cell>
          <table:table-cell office:value-type="float" office:value="1069" calcext:value-type="float">
            <text:p>1069</text:p>
          </table:table-cell>
          <table:table-cell table:formula="of:=[.B18]/[.A18]" office:value-type="float" office:value="0.913125" calcext:value-type="float">
            <text:p>0.913125</text:p>
          </table:table-cell>
          <table:table-cell table:formula="of:=[.C18]/[.A18]" office:value-type="float" office:value="0.668125" calcext:value-type="float">
            <text:p>0.6681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8" calcext:value-type="float">
            <text:p>1288</text:p>
          </table:table-cell>
          <table:table-cell office:value-type="float" office:value="879" calcext:value-type="float">
            <text:p>879</text:p>
          </table:table-cell>
          <table:table-cell table:formula="of:=[.B19]/[.A19]" office:value-type="float" office:value="0.757647058823529" calcext:value-type="float">
            <text:p>0.757647058823529</text:p>
          </table:table-cell>
          <table:table-cell table:formula="of:=[.C19]/[.A19]" office:value-type="float" office:value="0.517058823529412" calcext:value-type="float">
            <text:p>0.5170588235294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86" calcext:value-type="float">
            <text:p>886</text:p>
          </table:table-cell>
          <table:table-cell office:value-type="float" office:value="980" calcext:value-type="float">
            <text:p>980</text:p>
          </table:table-cell>
          <table:table-cell table:formula="of:=[.B20]/[.A20]" office:value-type="float" office:value="0.492222222222222" calcext:value-type="float">
            <text:p>0.492222222222222</text:p>
          </table:table-cell>
          <table:table-cell table:formula="of:=[.C20]/[.A20]"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30" calcext:value-type="float">
            <text:p>1430</text:p>
          </table:table-cell>
          <table:table-cell office:value-type="float" office:value="1096" calcext:value-type="float">
            <text:p>1096</text:p>
          </table:table-cell>
          <table:table-cell table:formula="of:=[.B21]/[.A21]" office:value-type="float" office:value="0.752631578947368" calcext:value-type="float">
            <text:p>0.752631578947368</text:p>
          </table:table-cell>
          <table:table-cell table:formula="of:=[.C21]/[.A21]" office:value-type="float" office:value="0.576842105263158" calcext:value-type="float">
            <text:p>0.5768421052631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31" calcext:value-type="float">
            <text:p>1631</text:p>
          </table:table-cell>
          <table:table-cell office:value-type="float" office:value="1133" calcext:value-type="float">
            <text:p>1133</text:p>
          </table:table-cell>
          <table:table-cell table:formula="of:=[.B22]/[.A22]" office:value-type="float" office:value="0.8155" calcext:value-type="float">
            <text:p>0.8155</text:p>
          </table:table-cell>
          <table:table-cell table:formula="of:=[.C22]/[.A22]" office:value-type="float" office:value="0.5665" calcext:value-type="float">
            <text:p>0.566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72" calcext:value-type="float">
            <text:p>1072</text:p>
          </table:table-cell>
          <table:table-cell office:value-type="float" office:value="907" calcext:value-type="float">
            <text:p>907</text:p>
          </table:table-cell>
          <table:table-cell table:formula="of:=[.B23]/[.A23]" office:value-type="float" office:value="0.510476190476191" calcext:value-type="float">
            <text:p>0.510476190476191</text:p>
          </table:table-cell>
          <table:table-cell table:formula="of:=[.C23]/[.A23]" office:value-type="float" office:value="0.431904761904762" calcext:value-type="float">
            <text:p>0.43190476190476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96" calcext:value-type="float">
            <text:p>996</text:p>
          </table:table-cell>
          <table:table-cell office:value-type="float" office:value="1010" calcext:value-type="float">
            <text:p>1010</text:p>
          </table:table-cell>
          <table:table-cell table:formula="of:=[.B24]/[.A24]" office:value-type="float" office:value="0.452727272727273" calcext:value-type="float">
            <text:p>0.452727272727273</text:p>
          </table:table-cell>
          <table:table-cell table:formula="of:=[.C24]/[.A24]" office:value-type="float" office:value="0.459090909090909" calcext:value-type="float">
            <text:p>0.4590909090909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87" calcext:value-type="float">
            <text:p>1587</text:p>
          </table:table-cell>
          <table:table-cell office:value-type="float" office:value="1100" calcext:value-type="float">
            <text:p>1100</text:p>
          </table:table-cell>
          <table:table-cell table:formula="of:=[.B25]/[.A25]" office:value-type="float" office:value="0.69" calcext:value-type="float">
            <text:p>0.69</text:p>
          </table:table-cell>
          <table:table-cell table:formula="of:=[.C25]/[.A25]" office:value-type="float" office:value="0.478260869565217" calcext:value-type="float">
            <text:p>0.47826086956521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38" calcext:value-type="float">
            <text:p>1138</text:p>
          </table:table-cell>
          <table:table-cell office:value-type="float" office:value="979" calcext:value-type="float">
            <text:p>979</text:p>
          </table:table-cell>
          <table:table-cell table:formula="of:=[.B26]/[.A26]" office:value-type="float" office:value="0.474166666666667" calcext:value-type="float">
            <text:p>0.474166666666667</text:p>
          </table:table-cell>
          <table:table-cell table:formula="of:=[.C26]/[.A26]" office:value-type="float" office:value="0.407916666666667" calcext:value-type="float">
            <text:p>0.4079166666666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47" calcext:value-type="float">
            <text:p>947</text:p>
          </table:table-cell>
          <table:table-cell office:value-type="float" office:value="858" calcext:value-type="float">
            <text:p>858</text:p>
          </table:table-cell>
          <table:table-cell table:formula="of:=[.B27]/[.A27]" office:value-type="float" office:value="0.3788" calcext:value-type="float">
            <text:p>0.3788</text:p>
          </table:table-cell>
          <table:table-cell table:formula="of:=[.C27]/[.A27]" office:value-type="float" office:value="0.3432" calcext:value-type="float">
            <text:p>0.34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1" calcext:value-type="float">
            <text:p>1201</text:p>
          </table:table-cell>
          <table:table-cell office:value-type="float" office:value="1055" calcext:value-type="float">
            <text:p>1055</text:p>
          </table:table-cell>
          <table:table-cell table:formula="of:=[.B28]/[.A28]" office:value-type="float" office:value="0.461923076923077" calcext:value-type="float">
            <text:p>0.461923076923077</text:p>
          </table:table-cell>
          <table:table-cell table:formula="of:=[.C28]/[.A28]" office:value-type="float" office:value="0.405769230769231" calcext:value-type="float">
            <text:p>0.40576923076923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58" calcext:value-type="float">
            <text:p>1558</text:p>
          </table:table-cell>
          <table:table-cell office:value-type="float" office:value="1091" calcext:value-type="float">
            <text:p>1091</text:p>
          </table:table-cell>
          <table:table-cell table:formula="of:=[.B29]/[.A29]" office:value-type="float" office:value="0.577037037037037" calcext:value-type="float">
            <text:p>0.577037037037037</text:p>
          </table:table-cell>
          <table:table-cell table:formula="of:=[.C29]/[.A29]" office:value-type="float" office:value="0.404074074074074" calcext:value-type="float">
            <text:p>0.40407407407407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59" calcext:value-type="float">
            <text:p>1359</text:p>
          </table:table-cell>
          <table:table-cell office:value-type="float" office:value="966" calcext:value-type="float">
            <text:p>966</text:p>
          </table:table-cell>
          <table:table-cell table:formula="of:=[.B30]/[.A30]" office:value-type="float" office:value="0.485357142857143" calcext:value-type="float">
            <text:p>0.485357142857143</text:p>
          </table:table-cell>
          <table:table-cell table:formula="of:=[.C30]/[.A30]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41" calcext:value-type="float">
            <text:p>1441</text:p>
          </table:table-cell>
          <table:table-cell office:value-type="float" office:value="934" calcext:value-type="float">
            <text:p>934</text:p>
          </table:table-cell>
          <table:table-cell table:formula="of:=[.B31]/[.A31]" office:value-type="float" office:value="0.496896551724138" calcext:value-type="float">
            <text:p>0.496896551724138</text:p>
          </table:table-cell>
          <table:table-cell table:formula="of:=[.C31]/[.A31]" office:value-type="float" office:value="0.322068965517241" calcext:value-type="float">
            <text:p>0.3220689655172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69" calcext:value-type="float">
            <text:p>1369</text:p>
          </table:table-cell>
          <table:table-cell office:value-type="float" office:value="1172" calcext:value-type="float">
            <text:p>1172</text:p>
          </table:table-cell>
          <table:table-cell table:formula="of:=[.B32]/[.A32]" office:value-type="float" office:value="0.456333333333333" calcext:value-type="float">
            <text:p>0.456333333333333</text:p>
          </table:table-cell>
          <table:table-cell table:formula="of:=[.C32]/[.A32]" office:value-type="float" office:value="0.390666666666667" calcext:value-type="float">
            <text:p>0.39066666666666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85" calcext:value-type="float">
            <text:p>1785</text:p>
          </table:table-cell>
          <table:table-cell office:value-type="float" office:value="1403" calcext:value-type="float">
            <text:p>1403</text:p>
          </table:table-cell>
          <table:table-cell table:formula="of:=[.B33]/[.A33]" office:value-type="float" office:value="0.575806451612903" calcext:value-type="float">
            <text:p>0.575806451612903</text:p>
          </table:table-cell>
          <table:table-cell table:formula="of:=[.C33]/[.A33]" office:value-type="float" office:value="0.45258064516129" calcext:value-type="float">
            <text:p>0.4525806451612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106" calcext:value-type="float">
            <text:p>1106</text:p>
          </table:table-cell>
          <table:table-cell office:value-type="float" office:value="1097" calcext:value-type="float">
            <text:p>1097</text:p>
          </table:table-cell>
          <table:table-cell table:formula="of:=[.B34]/[.A34]" office:value-type="float" office:value="0.345625" calcext:value-type="float">
            <text:p>0.345625</text:p>
          </table:table-cell>
          <table:table-cell table:formula="of:=[.C34]/[.A34]" office:value-type="float" office:value="0.3428125" calcext:value-type="float">
            <text:p>0.34281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340" calcext:value-type="float">
            <text:p>1340</text:p>
          </table:table-cell>
          <table:table-cell office:value-type="float" office:value="1217" calcext:value-type="float">
            <text:p>1217</text:p>
          </table:table-cell>
          <table:table-cell table:formula="of:=[.B35]/[.A35]" office:value-type="float" office:value="0.406060606060606" calcext:value-type="float">
            <text:p>0.406060606060606</text:p>
          </table:table-cell>
          <table:table-cell table:formula="of:=[.C35]/[.A35]" office:value-type="float" office:value="0.368787878787879" calcext:value-type="float">
            <text:p>0.36878787878787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14" calcext:value-type="float">
            <text:p>914</text:p>
          </table:table-cell>
          <table:table-cell office:value-type="float" office:value="1150" calcext:value-type="float">
            <text:p>1150</text:p>
          </table:table-cell>
          <table:table-cell table:formula="of:=[.B36]/[.A36]" office:value-type="float" office:value="0.268823529411765" calcext:value-type="float">
            <text:p>0.268823529411765</text:p>
          </table:table-cell>
          <table:table-cell table:formula="of:=[.C36]/[.A36]" office:value-type="float" office:value="0.338235294117647" calcext:value-type="float">
            <text:p>0.3382352941176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408" calcext:value-type="float">
            <text:p>1408</text:p>
          </table:table-cell>
          <table:table-cell office:value-type="float" office:value="1164" calcext:value-type="float">
            <text:p>1164</text:p>
          </table:table-cell>
          <table:table-cell table:formula="of:=[.B37]/[.A37]" office:value-type="float" office:value="0.402285714285714" calcext:value-type="float">
            <text:p>0.402285714285714</text:p>
          </table:table-cell>
          <table:table-cell table:formula="of:=[.C37]/[.A37]" office:value-type="float" office:value="0.332571428571429" calcext:value-type="float">
            <text:p>0.3325714285714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15" calcext:value-type="float">
            <text:p>1715</text:p>
          </table:table-cell>
          <table:table-cell office:value-type="float" office:value="1092" calcext:value-type="float">
            <text:p>1092</text:p>
          </table:table-cell>
          <table:table-cell table:formula="of:=[.B38]/[.A38]" office:value-type="float" office:value="0.476388888888889" calcext:value-type="float">
            <text:p>0.476388888888889</text:p>
          </table:table-cell>
          <table:table-cell table:formula="of:=[.C38]/[.A38]" office:value-type="float" office:value="0.303333333333333" calcext:value-type="float">
            <text:p>0.30333333333333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133" calcext:value-type="float">
            <text:p>1133</text:p>
          </table:table-cell>
          <table:table-cell office:value-type="float" office:value="1010" calcext:value-type="float">
            <text:p>1010</text:p>
          </table:table-cell>
          <table:table-cell table:formula="of:=[.B39]/[.A39]" office:value-type="float" office:value="0.306216216216216" calcext:value-type="float">
            <text:p>0.306216216216216</text:p>
          </table:table-cell>
          <table:table-cell table:formula="of:=[.C39]/[.A39]" office:value-type="float" office:value="0.272972972972973" calcext:value-type="float">
            <text:p>0.27297297297297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61" calcext:value-type="float">
            <text:p>1261</text:p>
          </table:table-cell>
          <table:table-cell office:value-type="float" office:value="984" calcext:value-type="float">
            <text:p>984</text:p>
          </table:table-cell>
          <table:table-cell table:formula="of:=[.B40]/[.A40]" office:value-type="float" office:value="0.331842105263158" calcext:value-type="float">
            <text:p>0.331842105263158</text:p>
          </table:table-cell>
          <table:table-cell table:formula="of:=[.C40]/[.A40]" office:value-type="float" office:value="0.258947368421053" calcext:value-type="float">
            <text:p>0.25894736842105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85" calcext:value-type="float">
            <text:p>1585</text:p>
          </table:table-cell>
          <table:table-cell office:value-type="float" office:value="1216" calcext:value-type="float">
            <text:p>1216</text:p>
          </table:table-cell>
          <table:table-cell table:formula="of:=[.B41]/[.A41]" office:value-type="float" office:value="0.406410256410256" calcext:value-type="float">
            <text:p>0.406410256410256</text:p>
          </table:table-cell>
          <table:table-cell table:formula="of:=[.C41]/[.A41]" office:value-type="float" office:value="0.311794871794872" calcext:value-type="float">
            <text:p>0.311794871794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11" calcext:value-type="float">
            <text:p>411</text:p>
          </table:table-cell>
          <table:table-cell office:value-type="float" office:value="945" calcext:value-type="float">
            <text:p>945</text:p>
          </table:table-cell>
          <table:table-cell table:formula="of:=[.B42]/[.A42]" office:value-type="float" office:value="0.10275" calcext:value-type="float">
            <text:p>0.10275</text:p>
          </table:table-cell>
          <table:table-cell table:formula="of:=[.C42]/[.A42]" office:value-type="float" office:value="0.23625" calcext:value-type="float">
            <text:p>0.2362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63" calcext:value-type="float">
            <text:p>863</text:p>
          </table:table-cell>
          <table:table-cell office:value-type="float" office:value="1012" calcext:value-type="float">
            <text:p>1012</text:p>
          </table:table-cell>
          <table:table-cell table:formula="of:=[.B43]/[.A43]" office:value-type="float" office:value="0.210487804878049" calcext:value-type="float">
            <text:p>0.210487804878049</text:p>
          </table:table-cell>
          <table:table-cell table:formula="of:=[.C43]/[.A43]" office:value-type="float" office:value="0.246829268292683" calcext:value-type="float">
            <text:p>0.24682926829268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23" calcext:value-type="float">
            <text:p>1623</text:p>
          </table:table-cell>
          <table:table-cell office:value-type="float" office:value="1155" calcext:value-type="float">
            <text:p>1155</text:p>
          </table:table-cell>
          <table:table-cell table:formula="of:=[.B44]/[.A44]" office:value-type="float" office:value="0.386428571428571" calcext:value-type="float">
            <text:p>0.386428571428571</text:p>
          </table:table-cell>
          <table:table-cell table:formula="of:=[.C44]/[.A44]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554" calcext:value-type="float">
            <text:p>1554</text:p>
          </table:table-cell>
          <table:table-cell office:value-type="float" office:value="1149" calcext:value-type="float">
            <text:p>1149</text:p>
          </table:table-cell>
          <table:table-cell table:formula="of:=[.B45]/[.A45]" office:value-type="float" office:value="0.361395348837209" calcext:value-type="float">
            <text:p>0.361395348837209</text:p>
          </table:table-cell>
          <table:table-cell table:formula="of:=[.C45]/[.A45]" office:value-type="float" office:value="0.267209302325581" calcext:value-type="float">
            <text:p>0.26720930232558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50" calcext:value-type="float">
            <text:p>850</text:p>
          </table:table-cell>
          <table:table-cell office:value-type="float" office:value="968" calcext:value-type="float">
            <text:p>968</text:p>
          </table:table-cell>
          <table:table-cell table:formula="of:=[.B46]/[.A46]" office:value-type="float" office:value="0.193181818181818" calcext:value-type="float">
            <text:p>0.193181818181818</text:p>
          </table:table-cell>
          <table:table-cell table:formula="of:=[.C46]/[.A46]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360" calcext:value-type="float">
            <text:p>1360</text:p>
          </table:table-cell>
          <table:table-cell office:value-type="float" office:value="1118" calcext:value-type="float">
            <text:p>1118</text:p>
          </table:table-cell>
          <table:table-cell table:formula="of:=[.B47]/[.A47]" office:value-type="float" office:value="0.302222222222222" calcext:value-type="float">
            <text:p>0.302222222222222</text:p>
          </table:table-cell>
          <table:table-cell table:formula="of:=[.C47]/[.A47]" office:value-type="float" office:value="0.248444444444444" calcext:value-type="float">
            <text:p>0.24844444444444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27" calcext:value-type="float">
            <text:p>1127</text:p>
          </table:table-cell>
          <table:table-cell office:value-type="float" office:value="1100" calcext:value-type="float">
            <text:p>1100</text:p>
          </table:table-cell>
          <table:table-cell table:formula="of:=[.B48]/[.A48]" office:value-type="float" office:value="0.245" calcext:value-type="float">
            <text:p>0.245</text:p>
          </table:table-cell>
          <table:table-cell table:formula="of:=[.C48]/[.A48]" office:value-type="float" office:value="0.239130434782609" calcext:value-type="float">
            <text:p>0.23913043478260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18" calcext:value-type="float">
            <text:p>1318</text:p>
          </table:table-cell>
          <table:table-cell office:value-type="float" office:value="971" calcext:value-type="float">
            <text:p>971</text:p>
          </table:table-cell>
          <table:table-cell table:formula="of:=[.B49]/[.A49]" office:value-type="float" office:value="0.280425531914894" calcext:value-type="float">
            <text:p>0.280425531914894</text:p>
          </table:table-cell>
          <table:table-cell table:formula="of:=[.C49]/[.A49]" office:value-type="float" office:value="0.206595744680851" calcext:value-type="float">
            <text:p>0.20659574468085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642" calcext:value-type="float">
            <text:p>2642</text:p>
          </table:table-cell>
          <table:table-cell office:value-type="float" office:value="1308" calcext:value-type="float">
            <text:p>1308</text:p>
          </table:table-cell>
          <table:table-cell table:formula="of:=[.B50]/[.A50]" office:value-type="float" office:value="0.550416666666667" calcext:value-type="float">
            <text:p>0.550416666666667</text:p>
          </table:table-cell>
          <table:table-cell table:formula="of:=[.C50]/[.A50]" office:value-type="float" office:value="0.2725" calcext:value-type="float">
            <text:p>0.27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144" calcext:value-type="float">
            <text:p>2144</text:p>
          </table:table-cell>
          <table:table-cell office:value-type="float" office:value="1449" calcext:value-type="float">
            <text:p>1449</text:p>
          </table:table-cell>
          <table:table-cell table:formula="of:=[.B51]/[.A51]" office:value-type="float" office:value="0.437551020408163" calcext:value-type="float">
            <text:p>0.437551020408163</text:p>
          </table:table-cell>
          <table:table-cell table:formula="of:=[.C51]/[.A51]" office:value-type="float" office:value="0.295714285714286" calcext:value-type="float">
            <text:p>0.2957142857142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18" calcext:value-type="float">
            <text:p>1418</text:p>
          </table:table-cell>
          <table:table-cell office:value-type="float" office:value="1047" calcext:value-type="float">
            <text:p>1047</text:p>
          </table:table-cell>
          <table:table-cell table:formula="of:=[.B52]/[.A52]" office:value-type="float" office:value="0.2836" calcext:value-type="float">
            <text:p>0.2836</text:p>
          </table:table-cell>
          <table:table-cell table:formula="of:=[.C52]/[.A52]" office:value-type="float" office:value="0.2094" calcext:value-type="float">
            <text:p>0.209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401" calcext:value-type="float">
            <text:p>1401</text:p>
          </table:table-cell>
          <table:table-cell office:value-type="float" office:value="1209" calcext:value-type="float">
            <text:p>1209</text:p>
          </table:table-cell>
          <table:table-cell table:formula="of:=[.B53]/[.A53]" office:value-type="float" office:value="0.274705882352941" calcext:value-type="float">
            <text:p>0.274705882352941</text:p>
          </table:table-cell>
          <table:table-cell table:formula="of:=[.C53]/[.A53]" office:value-type="float" office:value="0.237058823529412" calcext:value-type="float">
            <text:p>0.23705882352941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480" calcext:value-type="float">
            <text:p>1480</text:p>
          </table:table-cell>
          <table:table-cell office:value-type="float" office:value="1283" calcext:value-type="float">
            <text:p>1283</text:p>
          </table:table-cell>
          <table:table-cell table:formula="of:=[.B54]/[.A54]" office:value-type="float" office:value="0.284615384615385" calcext:value-type="float">
            <text:p>0.284615384615385</text:p>
          </table:table-cell>
          <table:table-cell table:formula="of:=[.C54]/[.A54]" office:value-type="float" office:value="0.246730769230769" calcext:value-type="float">
            <text:p>0.24673076923076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51" calcext:value-type="float">
            <text:p>1251</text:p>
          </table:table-cell>
          <table:table-cell office:value-type="float" office:value="1301" calcext:value-type="float">
            <text:p>1301</text:p>
          </table:table-cell>
          <table:table-cell table:formula="of:=[.B55]/[.A55]" office:value-type="float" office:value="0.236037735849057" calcext:value-type="float">
            <text:p>0.236037735849057</text:p>
          </table:table-cell>
          <table:table-cell table:formula="of:=[.C55]/[.A55]" office:value-type="float" office:value="0.245471698113208" calcext:value-type="float">
            <text:p>0.2454716981132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289" calcext:value-type="float">
            <text:p>1289</text:p>
          </table:table-cell>
          <table:table-cell office:value-type="float" office:value="1115" calcext:value-type="float">
            <text:p>1115</text:p>
          </table:table-cell>
          <table:table-cell table:formula="of:=[.B56]/[.A56]" office:value-type="float" office:value="0.238703703703704" calcext:value-type="float">
            <text:p>0.238703703703704</text:p>
          </table:table-cell>
          <table:table-cell table:formula="of:=[.C56]/[.A56]" office:value-type="float" office:value="0.206481481481481" calcext:value-type="float">
            <text:p>0.20648148148148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47" calcext:value-type="float">
            <text:p>1447</text:p>
          </table:table-cell>
          <table:table-cell office:value-type="float" office:value="1332" calcext:value-type="float">
            <text:p>1332</text:p>
          </table:table-cell>
          <table:table-cell table:formula="of:=[.B57]/[.A57]" office:value-type="float" office:value="0.263090909090909" calcext:value-type="float">
            <text:p>0.263090909090909</text:p>
          </table:table-cell>
          <table:table-cell table:formula="of:=[.C57]/[.A57]" office:value-type="float" office:value="0.242181818181818" calcext:value-type="float">
            <text:p>0.24218181818181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767" calcext:value-type="float">
            <text:p>1767</text:p>
          </table:table-cell>
          <table:table-cell office:value-type="float" office:value="1240" calcext:value-type="float">
            <text:p>1240</text:p>
          </table:table-cell>
          <table:table-cell table:formula="of:=[.B58]/[.A58]" office:value-type="float" office:value="0.315535714285714" calcext:value-type="float">
            <text:p>0.315535714285714</text:p>
          </table:table-cell>
          <table:table-cell table:formula="of:=[.C58]/[.A58]" office:value-type="float" office:value="0.221428571428571" calcext:value-type="float">
            <text:p>0.22142857142857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15" calcext:value-type="float">
            <text:p>615</text:p>
          </table:table-cell>
          <table:table-cell office:value-type="float" office:value="907" calcext:value-type="float">
            <text:p>907</text:p>
          </table:table-cell>
          <table:table-cell table:formula="of:=[.B59]/[.A59]" office:value-type="float" office:value="0.107894736842105" calcext:value-type="float">
            <text:p>0.107894736842105</text:p>
          </table:table-cell>
          <table:table-cell table:formula="of:=[.C59]/[.A59]" office:value-type="float" office:value="0.159122807017544" calcext:value-type="float">
            <text:p>0.15912280701754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001" calcext:value-type="float">
            <text:p>1001</text:p>
          </table:table-cell>
          <table:table-cell office:value-type="float" office:value="1248" calcext:value-type="float">
            <text:p>1248</text:p>
          </table:table-cell>
          <table:table-cell table:formula="of:=[.B60]/[.A60]" office:value-type="float" office:value="0.172586206896552" calcext:value-type="float">
            <text:p>0.172586206896552</text:p>
          </table:table-cell>
          <table:table-cell table:formula="of:=[.C60]/[.A60]" office:value-type="float" office:value="0.215172413793103" calcext:value-type="float">
            <text:p>0.21517241379310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148" calcext:value-type="float">
            <text:p>2148</text:p>
          </table:table-cell>
          <table:table-cell office:value-type="float" office:value="1263" calcext:value-type="float">
            <text:p>1263</text:p>
          </table:table-cell>
          <table:table-cell table:formula="of:=[.B61]/[.A61]" office:value-type="float" office:value="0.364067796610169" calcext:value-type="float">
            <text:p>0.364067796610169</text:p>
          </table:table-cell>
          <table:table-cell table:formula="of:=[.C61]/[.A61]" office:value-type="float" office:value="0.214067796610169" calcext:value-type="float">
            <text:p>0.21406779661016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41" calcext:value-type="float">
            <text:p>1041</text:p>
          </table:table-cell>
          <table:table-cell office:value-type="float" office:value="1028" calcext:value-type="float">
            <text:p>1028</text:p>
          </table:table-cell>
          <table:table-cell table:formula="of:=[.B62]/[.A62]" office:value-type="float" office:value="0.1735" calcext:value-type="float">
            <text:p>0.1735</text:p>
          </table:table-cell>
          <table:table-cell table:formula="of:=[.C62]/[.A62]" office:value-type="float" office:value="0.171333333333333" calcext:value-type="float">
            <text:p>0.17133333333333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072" calcext:value-type="float">
            <text:p>2072</text:p>
          </table:table-cell>
          <table:table-cell office:value-type="float" office:value="1418" calcext:value-type="float">
            <text:p>1418</text:p>
          </table:table-cell>
          <table:table-cell table:formula="of:=[.B63]/[.A63]" office:value-type="float" office:value="0.339672131147541" calcext:value-type="float">
            <text:p>0.339672131147541</text:p>
          </table:table-cell>
          <table:table-cell table:formula="of:=[.C63]/[.A63]" office:value-type="float" office:value="0.232459016393443" calcext:value-type="float">
            <text:p>0.23245901639344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/>
          <table:table-cell table:formula="of:=[.B64]/[.A64]" office:value-type="float" office:value="0" calcext:value-type="float">
            <text:p>0</text:p>
          </table:table-cell>
          <table:table-cell table:formula="of:=[.C64]/[.A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36" calcext:value-type="float">
            <text:p>636</text:p>
          </table:table-cell>
          <table:table-cell office:value-type="float" office:value="1085" calcext:value-type="float">
            <text:p>1085</text:p>
          </table:table-cell>
          <table:table-cell table:formula="of:=[.B65]/[.A65]" office:value-type="float" office:value="0.100952380952381" calcext:value-type="float">
            <text:p>0.100952380952381</text:p>
          </table:table-cell>
          <table:table-cell table:formula="of:=[.C65]/[.A65]"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00" calcext:value-type="float">
            <text:p>1500</text:p>
          </table:table-cell>
          <table:table-cell office:value-type="float" office:value="1338" calcext:value-type="float">
            <text:p>1338</text:p>
          </table:table-cell>
          <table:table-cell table:formula="of:=[.B66]/[.A66]" office:value-type="float" office:value="0.234375" calcext:value-type="float">
            <text:p>0.234375</text:p>
          </table:table-cell>
          <table:table-cell table:formula="of:=[.C66]/[.A66]" office:value-type="float" office:value="0.2090625" calcext:value-type="float">
            <text:p>0.2090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647" calcext:value-type="float">
            <text:p>1647</text:p>
          </table:table-cell>
          <table:table-cell office:value-type="float" office:value="1209" calcext:value-type="float">
            <text:p>1209</text:p>
          </table:table-cell>
          <table:table-cell table:formula="of:=[.B67]/[.A67]" office:value-type="float" office:value="0.253384615384615" calcext:value-type="float">
            <text:p>0.253384615384615</text:p>
          </table:table-cell>
          <table:table-cell table:formula="of:=[.C67]/[.A67]"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436" calcext:value-type="float">
            <text:p>1436</text:p>
          </table:table-cell>
          <table:table-cell office:value-type="float" office:value="1319" calcext:value-type="float">
            <text:p>1319</text:p>
          </table:table-cell>
          <table:table-cell table:formula="of:=[.B68]/[.A68]" office:value-type="float" office:value="0.217575757575758" calcext:value-type="float">
            <text:p>0.217575757575758</text:p>
          </table:table-cell>
          <table:table-cell table:formula="of:=[.C68]/[.A68]" office:value-type="float" office:value="0.199848484848485" calcext:value-type="float">
            <text:p>0.19984848484848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046" calcext:value-type="float">
            <text:p>1046</text:p>
          </table:table-cell>
          <table:table-cell office:value-type="float" office:value="1167" calcext:value-type="float">
            <text:p>1167</text:p>
          </table:table-cell>
          <table:table-cell table:formula="of:=[.B69]/[.A69]" office:value-type="float" office:value="0.156119402985075" calcext:value-type="float">
            <text:p>0.156119402985075</text:p>
          </table:table-cell>
          <table:table-cell table:formula="of:=[.C69]/[.A69]" office:value-type="float" office:value="0.174179104477612" calcext:value-type="float">
            <text:p>0.17417910447761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36" calcext:value-type="float">
            <text:p>436</text:p>
          </table:table-cell>
          <table:table-cell office:value-type="float" office:value="1174" calcext:value-type="float">
            <text:p>1174</text:p>
          </table:table-cell>
          <table:table-cell table:formula="of:=[.B70]/[.A70]" office:value-type="float" office:value="0.0641176470588235" calcext:value-type="float">
            <text:p>0.064117647058824</text:p>
          </table:table-cell>
          <table:table-cell table:formula="of:=[.C70]/[.A70]" office:value-type="float" office:value="0.172647058823529" calcext:value-type="float">
            <text:p>0.17264705882352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502" calcext:value-type="float">
            <text:p>1502</text:p>
          </table:table-cell>
          <table:table-cell office:value-type="float" office:value="1242" calcext:value-type="float">
            <text:p>1242</text:p>
          </table:table-cell>
          <table:table-cell table:formula="of:=[.B71]/[.A71]" office:value-type="float" office:value="0.21768115942029" calcext:value-type="float">
            <text:p>0.21768115942029</text:p>
          </table:table-cell>
          <table:table-cell table:formula="of:=[.C71]/[.A71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7" calcext:value-type="float">
            <text:p>397</text:p>
          </table:table-cell>
          <table:table-cell office:value-type="float" office:value="1239" calcext:value-type="float">
            <text:p>1239</text:p>
          </table:table-cell>
          <table:table-cell table:formula="of:=[.B72]/[.A72]" office:value-type="float" office:value="0.0567142857142857" calcext:value-type="float">
            <text:p>0.056714285714286</text:p>
          </table:table-cell>
          <table:table-cell table:formula="of:=[.C72]/[.A72]"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897" calcext:value-type="float">
            <text:p>1897</text:p>
          </table:table-cell>
          <table:table-cell office:value-type="float" office:value="1536" calcext:value-type="float">
            <text:p>1536</text:p>
          </table:table-cell>
          <table:table-cell table:formula="of:=[.B73]/[.A73]" office:value-type="float" office:value="0.267183098591549" calcext:value-type="float">
            <text:p>0.267183098591549</text:p>
          </table:table-cell>
          <table:table-cell table:formula="of:=[.C73]/[.A73]" office:value-type="float" office:value="0.216338028169014" calcext:value-type="float">
            <text:p>0.21633802816901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061" calcext:value-type="float">
            <text:p>6061</text:p>
          </table:table-cell>
          <table:table-cell office:value-type="float" office:value="2788" calcext:value-type="float">
            <text:p>2788</text:p>
          </table:table-cell>
          <table:table-cell table:formula="of:=[.B74]/[.A74]" office:value-type="float" office:value="0.841805555555556" calcext:value-type="float">
            <text:p>0.841805555555556</text:p>
          </table:table-cell>
          <table:table-cell table:formula="of:=[.C74]/[.A74]" office:value-type="float" office:value="0.387222222222222" calcext:value-type="float">
            <text:p>0.38722222222222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999" calcext:value-type="float">
            <text:p>1999</text:p>
          </table:table-cell>
          <table:table-cell office:value-type="float" office:value="1407" calcext:value-type="float">
            <text:p>1407</text:p>
          </table:table-cell>
          <table:table-cell table:formula="of:=[.B75]/[.A75]" office:value-type="float" office:value="0.273835616438356" calcext:value-type="float">
            <text:p>0.273835616438356</text:p>
          </table:table-cell>
          <table:table-cell table:formula="of:=[.C75]/[.A75]" office:value-type="float" office:value="0.192739726027397" calcext:value-type="float">
            <text:p>0.19273972602739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table:formula="of:=[.B76]/[.A76]" office:value-type="float" office:value="0" calcext:value-type="float">
            <text:p>0</text:p>
          </table:table-cell>
          <table:table-cell table:formula="of:=[.C76]/[.A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69" calcext:value-type="float">
            <text:p>1269</text:p>
          </table:table-cell>
          <table:table-cell office:value-type="float" office:value="1194" calcext:value-type="float">
            <text:p>1194</text:p>
          </table:table-cell>
          <table:table-cell table:formula="of:=[.B77]/[.A77]" office:value-type="float" office:value="0.1692" calcext:value-type="float">
            <text:p>0.1692</text:p>
          </table:table-cell>
          <table:table-cell table:formula="of:=[.C77]/[.A77]" office:value-type="float" office:value="0.1592" calcext:value-type="float">
            <text:p>0.159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800" calcext:value-type="float">
            <text:p>1800</text:p>
          </table:table-cell>
          <table:table-cell office:value-type="float" office:value="1236" calcext:value-type="float">
            <text:p>1236</text:p>
          </table:table-cell>
          <table:table-cell table:formula="of:=[.B78]/[.A78]" office:value-type="float" office:value="0.236842105263158" calcext:value-type="float">
            <text:p>0.236842105263158</text:p>
          </table:table-cell>
          <table:table-cell table:formula="of:=[.C78]/[.A78]" office:value-type="float" office:value="0.162631578947368" calcext:value-type="float">
            <text:p>0.16263157894736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020" calcext:value-type="float">
            <text:p>2020</text:p>
          </table:table-cell>
          <table:table-cell office:value-type="float" office:value="1364" calcext:value-type="float">
            <text:p>1364</text:p>
          </table:table-cell>
          <table:table-cell table:formula="of:=[.B79]/[.A79]" office:value-type="float" office:value="0.262337662337662" calcext:value-type="float">
            <text:p>0.262337662337662</text:p>
          </table:table-cell>
          <table:table-cell table:formula="of:=[.C79]/[.A79]" office:value-type="float" office:value="0.177142857142857" calcext:value-type="float">
            <text:p>0.17714285714285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617" calcext:value-type="float">
            <text:p>1617</text:p>
          </table:table-cell>
          <table:table-cell office:value-type="float" office:value="1494" calcext:value-type="float">
            <text:p>1494</text:p>
          </table:table-cell>
          <table:table-cell table:formula="of:=[.B80]/[.A80]" office:value-type="float" office:value="0.207307692307692" calcext:value-type="float">
            <text:p>0.207307692307692</text:p>
          </table:table-cell>
          <table:table-cell table:formula="of:=[.C80]/[.A80]" office:value-type="float" office:value="0.191538461538462" calcext:value-type="float">
            <text:p>0.19153846153846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462" calcext:value-type="float">
            <text:p>1462</text:p>
          </table:table-cell>
          <table:table-cell office:value-type="float" office:value="1302" calcext:value-type="float">
            <text:p>1302</text:p>
          </table:table-cell>
          <table:table-cell table:formula="of:=[.B81]/[.A81]" office:value-type="float" office:value="0.18506329113924" calcext:value-type="float">
            <text:p>0.18506329113924</text:p>
          </table:table-cell>
          <table:table-cell table:formula="of:=[.C81]/[.A81]" office:value-type="float" office:value="0.164810126582278" calcext:value-type="float">
            <text:p>0.16481012658227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46" calcext:value-type="float">
            <text:p>2046</text:p>
          </table:table-cell>
          <table:table-cell office:value-type="float" office:value="1444" calcext:value-type="float">
            <text:p>1444</text:p>
          </table:table-cell>
          <table:table-cell table:formula="of:=[.B82]/[.A82]" office:value-type="float" office:value="0.25575" calcext:value-type="float">
            <text:p>0.25575</text:p>
          </table:table-cell>
          <table:table-cell table:formula="of:=[.C82]/[.A82]" office:value-type="float" office:value="0.1805" calcext:value-type="float">
            <text:p>0.180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84" calcext:value-type="float">
            <text:p>984</text:p>
          </table:table-cell>
          <table:table-cell office:value-type="float" office:value="965" calcext:value-type="float">
            <text:p>965</text:p>
          </table:table-cell>
          <table:table-cell table:formula="of:=[.B83]/[.A83]" office:value-type="float" office:value="0.121481481481481" calcext:value-type="float">
            <text:p>0.121481481481481</text:p>
          </table:table-cell>
          <table:table-cell table:formula="of:=[.C83]/[.A83]" office:value-type="float" office:value="0.119135802469136" calcext:value-type="float">
            <text:p>0.11913580246913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641" calcext:value-type="float">
            <text:p>1641</text:p>
          </table:table-cell>
          <table:table-cell office:value-type="float" office:value="1171" calcext:value-type="float">
            <text:p>1171</text:p>
          </table:table-cell>
          <table:table-cell table:formula="of:=[.B84]/[.A84]" office:value-type="float" office:value="0.200121951219512" calcext:value-type="float">
            <text:p>0.200121951219512</text:p>
          </table:table-cell>
          <table:table-cell table:formula="of:=[.C84]/[.A84]" office:value-type="float" office:value="0.14280487804878" calcext:value-type="float">
            <text:p>0.14280487804878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060" calcext:value-type="float">
            <text:p>1060</text:p>
          </table:table-cell>
          <table:table-cell office:value-type="float" office:value="1000" calcext:value-type="float">
            <text:p>1000</text:p>
          </table:table-cell>
          <table:table-cell table:formula="of:=[.B85]/[.A85]" office:value-type="float" office:value="0.127710843373494" calcext:value-type="float">
            <text:p>0.127710843373494</text:p>
          </table:table-cell>
          <table:table-cell table:formula="of:=[.C85]/[.A85]" office:value-type="float" office:value="0.120481927710843" calcext:value-type="float">
            <text:p>0.12048192771084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310" calcext:value-type="float">
            <text:p>1310</text:p>
          </table:table-cell>
          <table:table-cell office:value-type="float" office:value="1288" calcext:value-type="float">
            <text:p>1288</text:p>
          </table:table-cell>
          <table:table-cell table:formula="of:=[.B86]/[.A86]" office:value-type="float" office:value="0.155952380952381" calcext:value-type="float">
            <text:p>0.155952380952381</text:p>
          </table:table-cell>
          <table:table-cell table:formula="of:=[.C86]/[.A86]" office:value-type="float" office:value="0.153333333333333" calcext:value-type="float">
            <text:p>0.15333333333333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075" calcext:value-type="float">
            <text:p>4075</text:p>
          </table:table-cell>
          <table:table-cell office:value-type="float" office:value="1673" calcext:value-type="float">
            <text:p>1673</text:p>
          </table:table-cell>
          <table:table-cell table:formula="of:=[.B87]/[.A87]" office:value-type="float" office:value="0.479411764705882" calcext:value-type="float">
            <text:p>0.479411764705882</text:p>
          </table:table-cell>
          <table:table-cell table:formula="of:=[.C87]/[.A87]" office:value-type="float" office:value="0.196823529411765" calcext:value-type="float">
            <text:p>0.19682352941176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552" calcext:value-type="float">
            <text:p>1552</text:p>
          </table:table-cell>
          <table:table-cell office:value-type="float" office:value="10021" calcext:value-type="float">
            <text:p>10021</text:p>
          </table:table-cell>
          <table:table-cell table:formula="of:=[.B88]/[.A88]" office:value-type="float" office:value="0.18046511627907" calcext:value-type="float">
            <text:p>0.18046511627907</text:p>
          </table:table-cell>
          <table:table-cell table:formula="of:=[.C88]/[.A88]" office:value-type="float" office:value="1.16523255813953" calcext:value-type="float">
            <text:p>1.1652325581395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337" calcext:value-type="float">
            <text:p>1337</text:p>
          </table:table-cell>
          <table:table-cell office:value-type="float" office:value="1183" calcext:value-type="float">
            <text:p>1183</text:p>
          </table:table-cell>
          <table:table-cell table:formula="of:=[.B89]/[.A89]" office:value-type="float" office:value="0.15367816091954" calcext:value-type="float">
            <text:p>0.15367816091954</text:p>
          </table:table-cell>
          <table:table-cell table:formula="of:=[.C89]/[.A89]" office:value-type="float" office:value="0.135977011494253" calcext:value-type="float">
            <text:p>0.13597701149425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607" calcext:value-type="float">
            <text:p>1607</text:p>
          </table:table-cell>
          <table:table-cell office:value-type="float" office:value="1243" calcext:value-type="float">
            <text:p>1243</text:p>
          </table:table-cell>
          <table:table-cell table:formula="of:=[.B90]/[.A90]" office:value-type="float" office:value="0.182613636363636" calcext:value-type="float">
            <text:p>0.182613636363636</text:p>
          </table:table-cell>
          <table:table-cell table:formula="of:=[.C90]/[.A90]" office:value-type="float" office:value="0.14125" calcext:value-type="float">
            <text:p>0.1412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121" calcext:value-type="float">
            <text:p>2121</text:p>
          </table:table-cell>
          <table:table-cell office:value-type="float" office:value="1484" calcext:value-type="float">
            <text:p>1484</text:p>
          </table:table-cell>
          <table:table-cell table:formula="of:=[.B91]/[.A91]" office:value-type="float" office:value="0.238314606741573" calcext:value-type="float">
            <text:p>0.238314606741573</text:p>
          </table:table-cell>
          <table:table-cell table:formula="of:=[.C91]/[.A91]" office:value-type="float" office:value="0.166741573033708" calcext:value-type="float">
            <text:p>0.16674157303370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6" calcext:value-type="float">
            <text:p>1996</text:p>
          </table:table-cell>
          <table:table-cell office:value-type="float" office:value="1389" calcext:value-type="float">
            <text:p>1389</text:p>
          </table:table-cell>
          <table:table-cell table:formula="of:=[.B92]/[.A92]" office:value-type="float" office:value="0.221777777777778" calcext:value-type="float">
            <text:p>0.221777777777778</text:p>
          </table:table-cell>
          <table:table-cell table:formula="of:=[.C92]/[.A92]" office:value-type="float" office:value="0.154333333333333" calcext:value-type="float">
            <text:p>0.15433333333333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967" calcext:value-type="float">
            <text:p>1967</text:p>
          </table:table-cell>
          <table:table-cell office:value-type="float" office:value="1349" calcext:value-type="float">
            <text:p>1349</text:p>
          </table:table-cell>
          <table:table-cell table:formula="of:=[.B93]/[.A93]" office:value-type="float" office:value="0.216153846153846" calcext:value-type="float">
            <text:p>0.216153846153846</text:p>
          </table:table-cell>
          <table:table-cell table:formula="of:=[.C93]/[.A93]" office:value-type="float" office:value="0.148241758241758" calcext:value-type="float">
            <text:p>0.14824175824175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658" calcext:value-type="float">
            <text:p>1658</text:p>
          </table:table-cell>
          <table:table-cell office:value-type="float" office:value="1406" calcext:value-type="float">
            <text:p>1406</text:p>
          </table:table-cell>
          <table:table-cell table:formula="of:=[.B94]/[.A94]" office:value-type="float" office:value="0.180217391304348" calcext:value-type="float">
            <text:p>0.180217391304348</text:p>
          </table:table-cell>
          <table:table-cell table:formula="of:=[.C94]/[.A94]" office:value-type="float" office:value="0.152826086956522" calcext:value-type="float">
            <text:p>0.152826086956522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556" calcext:value-type="float">
            <text:p>1556</text:p>
          </table:table-cell>
          <table:table-cell office:value-type="float" office:value="1348" calcext:value-type="float">
            <text:p>1348</text:p>
          </table:table-cell>
          <table:table-cell table:formula="of:=[.B95]/[.A95]" office:value-type="float" office:value="0.167311827956989" calcext:value-type="float">
            <text:p>0.167311827956989</text:p>
          </table:table-cell>
          <table:table-cell table:formula="of:=[.C95]/[.A95]" office:value-type="float" office:value="0.14494623655914" calcext:value-type="float">
            <text:p>0.1449462365591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343" calcext:value-type="float">
            <text:p>1343</text:p>
          </table:table-cell>
          <table:table-cell office:value-type="float" office:value="1120" calcext:value-type="float">
            <text:p>1120</text:p>
          </table:table-cell>
          <table:table-cell table:formula="of:=[.B96]/[.A96]" office:value-type="float" office:value="0.142872340425532" calcext:value-type="float">
            <text:p>0.142872340425532</text:p>
          </table:table-cell>
          <table:table-cell table:formula="of:=[.C96]/[.A96]" office:value-type="float" office:value="0.119148936170213" calcext:value-type="float">
            <text:p>0.11914893617021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25" calcext:value-type="float">
            <text:p>525</text:p>
          </table:table-cell>
          <table:table-cell office:value-type="float" office:value="929" calcext:value-type="float">
            <text:p>929</text:p>
          </table:table-cell>
          <table:table-cell table:formula="of:=[.B97]/[.A97]" office:value-type="float" office:value="0.0552631578947368" calcext:value-type="float">
            <text:p>0.055263157894737</text:p>
          </table:table-cell>
          <table:table-cell table:formula="of:=[.C97]/[.A97]" office:value-type="float" office:value="0.0977894736842105" calcext:value-type="float">
            <text:p>0.09778947368421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07" calcext:value-type="float">
            <text:p>607</text:p>
          </table:table-cell>
          <table:table-cell office:value-type="float" office:value="1007" calcext:value-type="float">
            <text:p>1007</text:p>
          </table:table-cell>
          <table:table-cell table:formula="of:=[.B98]/[.A98]" office:value-type="float" office:value="0.0632291666666667" calcext:value-type="float">
            <text:p>0.063229166666667</text:p>
          </table:table-cell>
          <table:table-cell table:formula="of:=[.C98]/[.A98]" office:value-type="float" office:value="0.104895833333333" calcext:value-type="float">
            <text:p>0.104895833333333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39" calcext:value-type="float">
            <text:p>539</text:p>
          </table:table-cell>
          <table:table-cell office:value-type="float" office:value="843" calcext:value-type="float">
            <text:p>843</text:p>
          </table:table-cell>
          <table:table-cell table:formula="of:=[.B99]/[.A99]" office:value-type="float" office:value="0.0555670103092784" calcext:value-type="float">
            <text:p>0.055567010309278</text:p>
          </table:table-cell>
          <table:table-cell table:formula="of:=[.C99]/[.A99]" office:value-type="float" office:value="0.0869072164948454" calcext:value-type="float">
            <text:p>0.08690721649484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533" calcext:value-type="float">
            <text:p>1533</text:p>
          </table:table-cell>
          <table:table-cell office:value-type="float" office:value="1079" calcext:value-type="float">
            <text:p>1079</text:p>
          </table:table-cell>
          <table:table-cell table:formula="of:=[.B100]/[.A100]" office:value-type="float" office:value="0.156428571428571" calcext:value-type="float">
            <text:p>0.156428571428571</text:p>
          </table:table-cell>
          <table:table-cell table:formula="of:=[.C100]/[.A100]" office:value-type="float" office:value="0.110102040816327" calcext:value-type="float">
            <text:p>0.110102040816327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 office:value-type="float" office:value="866" calcext:value-type="float">
            <text:p>866</text:p>
          </table:table-cell>
          <table:table-cell table:formula="of:=[.B101]/[.A101]" office:value-type="float" office:value="0.0874747474747475" calcext:value-type="float">
            <text:p>0.087474747474748</text:p>
          </table:table-cell>
          <table:table-cell table:formula="of:=[.C101]/[.A101]" office:value-type="float" office:value="0.0874747474747475" calcext:value-type="float">
            <text:p>0.0874747474747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72" calcext:value-type="float">
            <text:p>1372</text:p>
          </table:table-cell>
          <table:table-cell office:value-type="float" office:value="1209" calcext:value-type="float">
            <text:p>1209</text:p>
          </table:table-cell>
          <table:table-cell table:formula="of:=[.B102]/[.A102]" office:value-type="float" office:value="0.1372" calcext:value-type="float">
            <text:p>0.1372</text:p>
          </table:table-cell>
          <table:table-cell table:formula="of:=[.C102]/[.A102]" office:value-type="float" office:value="0.1209" calcext:value-type="float">
            <text:p>0.1209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225" calcext:value-type="float">
            <text:p>1225</text:p>
          </table:table-cell>
          <table:table-cell office:value-type="float" office:value="986" calcext:value-type="float">
            <text:p>986</text:p>
          </table:table-cell>
          <table:table-cell table:formula="of:=[.B103]/[.A103]" office:value-type="float" office:value="0.121287128712871" calcext:value-type="float">
            <text:p>0.121287128712871</text:p>
          </table:table-cell>
          <table:table-cell table:formula="of:=[.C103]/[.A103]" office:value-type="float" office:value="0.0976237623762376" calcext:value-type="float">
            <text:p>0.097623762376238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395" calcext:value-type="float">
            <text:p>395</text:p>
          </table:table-cell>
          <table:table-cell office:value-type="float" office:value="1082" calcext:value-type="float">
            <text:p>1082</text:p>
          </table:table-cell>
          <table:table-cell table:formula="of:=[.B104]/[.A104]" office:value-type="float" office:value="0.0387254901960784" calcext:value-type="float">
            <text:p>0.038725490196079</text:p>
          </table:table-cell>
          <table:table-cell table:formula="of:=[.C104]/[.A104]" office:value-type="float" office:value="0.106078431372549" calcext:value-type="float">
            <text:p>0.106078431372549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587" calcext:value-type="float">
            <text:p>1587</text:p>
          </table:table-cell>
          <table:table-cell office:value-type="float" office:value="1130" calcext:value-type="float">
            <text:p>1130</text:p>
          </table:table-cell>
          <table:table-cell table:formula="of:=[.B105]/[.A105]" office:value-type="float" office:value="0.154077669902913" calcext:value-type="float">
            <text:p>0.154077669902913</text:p>
          </table:table-cell>
          <table:table-cell table:formula="of:=[.C105]/[.A105]" office:value-type="float" office:value="0.109708737864078" calcext:value-type="float">
            <text:p>0.109708737864078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1890" calcext:value-type="float">
            <text:p>1890</text:p>
          </table:table-cell>
          <table:table-cell office:value-type="float" office:value="1117" calcext:value-type="float">
            <text:p>1117</text:p>
          </table:table-cell>
          <table:table-cell table:formula="of:=[.B106]/[.A106]" office:value-type="float" office:value="0.181730769230769" calcext:value-type="float">
            <text:p>0.181730769230769</text:p>
          </table:table-cell>
          <table:table-cell table:formula="of:=[.C106]/[.A106]" office:value-type="float" office:value="0.107403846153846" calcext:value-type="float">
            <text:p>0.107403846153846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41" calcext:value-type="float">
            <text:p>141</text:p>
          </table:table-cell>
          <table:table-cell office:value-type="float" office:value="1061" calcext:value-type="float">
            <text:p>1061</text:p>
          </table:table-cell>
          <table:table-cell table:formula="of:=[.B107]/[.A107]" office:value-type="float" office:value="0.0134285714285714" calcext:value-type="float">
            <text:p>0.013428571428572</text:p>
          </table:table-cell>
          <table:table-cell table:formula="of:=[.C107]/[.A107]" office:value-type="float" office:value="0.101047619047619" calcext:value-type="float">
            <text:p>0.101047619047619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375" calcext:value-type="float">
            <text:p>375</text:p>
          </table:table-cell>
          <table:table-cell office:value-type="float" office:value="1021" calcext:value-type="float">
            <text:p>1021</text:p>
          </table:table-cell>
          <table:table-cell table:formula="of:=[.B108]/[.A108]" office:value-type="float" office:value="0.035377358490566" calcext:value-type="float">
            <text:p>0.035377358490566</text:p>
          </table:table-cell>
          <table:table-cell table:formula="of:=[.C108]/[.A108]" office:value-type="float" office:value="0.0963207547169811" calcext:value-type="float">
            <text:p>0.096320754716981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221" calcext:value-type="float">
            <text:p>1221</text:p>
          </table:table-cell>
          <table:table-cell office:value-type="float" office:value="1169" calcext:value-type="float">
            <text:p>1169</text:p>
          </table:table-cell>
          <table:table-cell table:formula="of:=[.B109]/[.A109]" office:value-type="float" office:value="0.11411214953271" calcext:value-type="float">
            <text:p>0.11411214953271</text:p>
          </table:table-cell>
          <table:table-cell table:formula="of:=[.C109]/[.A109]" office:value-type="float" office:value="0.109252336448598" calcext:value-type="float">
            <text:p>0.109252336448598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155" calcext:value-type="float">
            <text:p>2155</text:p>
          </table:table-cell>
          <table:table-cell office:value-type="float" office:value="1278" calcext:value-type="float">
            <text:p>1278</text:p>
          </table:table-cell>
          <table:table-cell table:formula="of:=[.B110]/[.A110]" office:value-type="float" office:value="0.199537037037037" calcext:value-type="float">
            <text:p>0.199537037037037</text:p>
          </table:table-cell>
          <table:table-cell table:formula="of:=[.C110]/[.A110]" office:value-type="float" office:value="0.118333333333333" calcext:value-type="float">
            <text:p>0.118333333333333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1303" calcext:value-type="float">
            <text:p>1303</text:p>
          </table:table-cell>
          <table:table-cell office:value-type="float" office:value="1164" calcext:value-type="float">
            <text:p>1164</text:p>
          </table:table-cell>
          <table:table-cell table:formula="of:=[.B111]/[.A111]" office:value-type="float" office:value="0.11954128440367" calcext:value-type="float">
            <text:p>0.11954128440367</text:p>
          </table:table-cell>
          <table:table-cell table:formula="of:=[.C111]/[.A111]" office:value-type="float" office:value="0.106788990825688" calcext:value-type="float">
            <text:p>0.10678899082568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433" calcext:value-type="float">
            <text:p>1433</text:p>
          </table:table-cell>
          <table:table-cell office:value-type="float" office:value="1213" calcext:value-type="float">
            <text:p>1213</text:p>
          </table:table-cell>
          <table:table-cell table:formula="of:=[.B112]/[.A112]" office:value-type="float" office:value="0.130272727272727" calcext:value-type="float">
            <text:p>0.130272727272727</text:p>
          </table:table-cell>
          <table:table-cell table:formula="of:=[.C112]/[.A112]" office:value-type="float" office:value="0.110272727272727" calcext:value-type="float">
            <text:p>0.110272727272727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821" calcext:value-type="float">
            <text:p>1821</text:p>
          </table:table-cell>
          <table:table-cell office:value-type="float" office:value="1360" calcext:value-type="float">
            <text:p>1360</text:p>
          </table:table-cell>
          <table:table-cell table:formula="of:=[.B113]/[.A113]" office:value-type="float" office:value="0.164054054054054" calcext:value-type="float">
            <text:p>0.164054054054054</text:p>
          </table:table-cell>
          <table:table-cell table:formula="of:=[.C113]/[.A113]" office:value-type="float" office:value="0.122522522522523" calcext:value-type="float">
            <text:p>0.122522522522523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1355" calcext:value-type="float">
            <text:p>1355</text:p>
          </table:table-cell>
          <table:table-cell office:value-type="float" office:value="1179" calcext:value-type="float">
            <text:p>1179</text:p>
          </table:table-cell>
          <table:table-cell table:formula="of:=[.B114]/[.A114]" office:value-type="float" office:value="0.120982142857143" calcext:value-type="float">
            <text:p>0.120982142857143</text:p>
          </table:table-cell>
          <table:table-cell table:formula="of:=[.C114]/[.A114]" office:value-type="float" office:value="0.105267857142857" calcext:value-type="float">
            <text:p>0.105267857142857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648" calcext:value-type="float">
            <text:p>1648</text:p>
          </table:table-cell>
          <table:table-cell office:value-type="float" office:value="1282" calcext:value-type="float">
            <text:p>1282</text:p>
          </table:table-cell>
          <table:table-cell table:formula="of:=[.B115]/[.A115]" office:value-type="float" office:value="0.145840707964602" calcext:value-type="float">
            <text:p>0.145840707964602</text:p>
          </table:table-cell>
          <table:table-cell table:formula="of:=[.C115]/[.A115]" office:value-type="float" office:value="0.113451327433628" calcext:value-type="float">
            <text:p>0.113451327433628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2020" calcext:value-type="float">
            <text:p>2020</text:p>
          </table:table-cell>
          <table:table-cell office:value-type="float" office:value="1397" calcext:value-type="float">
            <text:p>1397</text:p>
          </table:table-cell>
          <table:table-cell table:formula="of:=[.B116]/[.A116]" office:value-type="float" office:value="0.17719298245614" calcext:value-type="float">
            <text:p>0.17719298245614</text:p>
          </table:table-cell>
          <table:table-cell table:formula="of:=[.C116]/[.A116]" office:value-type="float" office:value="0.122543859649123" calcext:value-type="float">
            <text:p>0.122543859649123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table:number-columns-repeated="2" office:value-type="float" office:value="1355" calcext:value-type="float">
            <text:p>1355</text:p>
          </table:table-cell>
          <table:table-cell table:formula="of:=[.B117]/[.A117]" office:value-type="float" office:value="0.117826086956522" calcext:value-type="float">
            <text:p>0.117826086956522</text:p>
          </table:table-cell>
          <table:table-cell table:formula="of:=[.C117]/[.A117]" office:value-type="float" office:value="0.117826086956522" calcext:value-type="float">
            <text:p>0.11782608695652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720" calcext:value-type="float">
            <text:p>720</text:p>
          </table:table-cell>
          <table:table-cell office:value-type="float" office:value="916" calcext:value-type="float">
            <text:p>916</text:p>
          </table:table-cell>
          <table:table-cell table:formula="of:=[.B118]/[.A118]" office:value-type="float" office:value="0.0620689655172414" calcext:value-type="float">
            <text:p>0.062068965517241</text:p>
          </table:table-cell>
          <table:table-cell table:formula="of:=[.C118]/[.A118]" office:value-type="float" office:value="0.0789655172413793" calcext:value-type="float">
            <text:p>0.078965517241379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637" calcext:value-type="float">
            <text:p>637</text:p>
          </table:table-cell>
          <table:table-cell office:value-type="float" office:value="1098" calcext:value-type="float">
            <text:p>1098</text:p>
          </table:table-cell>
          <table:table-cell table:formula="of:=[.B119]/[.A119]" office:value-type="float" office:value="0.0544444444444444" calcext:value-type="float">
            <text:p>0.054444444444445</text:p>
          </table:table-cell>
          <table:table-cell table:formula="of:=[.C119]/[.A119]" office:value-type="float" office:value="0.0938461538461538" calcext:value-type="float">
            <text:p>0.093846153846154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89" calcext:value-type="float">
            <text:p>989</text:p>
          </table:table-cell>
          <table:table-cell office:value-type="float" office:value="1093" calcext:value-type="float">
            <text:p>1093</text:p>
          </table:table-cell>
          <table:table-cell table:formula="of:=[.B120]/[.A120]" office:value-type="float" office:value="0.0838135593220339" calcext:value-type="float">
            <text:p>0.083813559322034</text:p>
          </table:table-cell>
          <table:table-cell table:formula="of:=[.C120]/[.A120]" office:value-type="float" office:value="0.0926271186440678" calcext:value-type="float">
            <text:p>0.092627118644068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1179" calcext:value-type="float">
            <text:p>1179</text:p>
          </table:table-cell>
          <table:table-cell office:value-type="float" office:value="875" calcext:value-type="float">
            <text:p>875</text:p>
          </table:table-cell>
          <table:table-cell table:formula="of:=[.B121]/[.A121]" office:value-type="float" office:value="0.0990756302521008" calcext:value-type="float">
            <text:p>0.099075630252101</text:p>
          </table:table-cell>
          <table:table-cell table:formula="of:=[.C121]/[.A121]" office:value-type="float" office:value="0.0735294117647059" calcext:value-type="float">
            <text:p>0.0735294117647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53" calcext:value-type="float">
            <text:p>153</text:p>
          </table:table-cell>
          <table:table-cell office:value-type="float" office:value="946" calcext:value-type="float">
            <text:p>946</text:p>
          </table:table-cell>
          <table:table-cell table:formula="of:=[.B122]/[.A122]" office:value-type="float" office:value="0.01275" calcext:value-type="float">
            <text:p>0.01275</text:p>
          </table:table-cell>
          <table:table-cell table:formula="of:=[.C122]/[.A122]" office:value-type="float" office:value="0.0788333333333333" calcext:value-type="float">
            <text:p>0.078833333333333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1859" calcext:value-type="float">
            <text:p>1859</text:p>
          </table:table-cell>
          <table:table-cell office:value-type="float" office:value="1402" calcext:value-type="float">
            <text:p>1402</text:p>
          </table:table-cell>
          <table:table-cell table:formula="of:=[.B123]/[.A123]" office:value-type="float" office:value="0.153636363636364" calcext:value-type="float">
            <text:p>0.153636363636364</text:p>
          </table:table-cell>
          <table:table-cell table:formula="of:=[.C123]/[.A123]" office:value-type="float" office:value="0.115867768595041" calcext:value-type="float">
            <text:p>0.115867768595041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633" calcext:value-type="float">
            <text:p>633</text:p>
          </table:table-cell>
          <table:table-cell office:value-type="float" office:value="777" calcext:value-type="float">
            <text:p>777</text:p>
          </table:table-cell>
          <table:table-cell table:formula="of:=[.B124]/[.A124]" office:value-type="float" office:value="0.0518852459016393" calcext:value-type="float">
            <text:p>0.051885245901639</text:p>
          </table:table-cell>
          <table:table-cell table:formula="of:=[.C124]/[.A124]" office:value-type="float" office:value="0.0636885245901639" calcext:value-type="float">
            <text:p>0.063688524590164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877" calcext:value-type="float">
            <text:p>1877</text:p>
          </table:table-cell>
          <table:table-cell office:value-type="float" office:value="1116" calcext:value-type="float">
            <text:p>1116</text:p>
          </table:table-cell>
          <table:table-cell table:formula="of:=[.B125]/[.A125]" office:value-type="float" office:value="0.15260162601626" calcext:value-type="float">
            <text:p>0.15260162601626</text:p>
          </table:table-cell>
          <table:table-cell table:formula="of:=[.C125]/[.A125]" office:value-type="float" office:value="0.0907317073170732" calcext:value-type="float">
            <text:p>0.090731707317073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77" calcext:value-type="float">
            <text:p>377</text:p>
          </table:table-cell>
          <table:table-cell office:value-type="float" office:value="968" calcext:value-type="float">
            <text:p>968</text:p>
          </table:table-cell>
          <table:table-cell table:formula="of:=[.B126]/[.A126]" office:value-type="float" office:value="0.0304032258064516" calcext:value-type="float">
            <text:p>0.030403225806452</text:p>
          </table:table-cell>
          <table:table-cell table:formula="of:=[.C126]/[.A126]" office:value-type="float" office:value="0.0780645161290323" calcext:value-type="float">
            <text:p>0.07806451612903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553" calcext:value-type="float">
            <text:p>1553</text:p>
          </table:table-cell>
          <table:table-cell office:value-type="float" office:value="1129" calcext:value-type="float">
            <text:p>1129</text:p>
          </table:table-cell>
          <table:table-cell table:formula="of:=[.B127]/[.A127]" office:value-type="float" office:value="0.12424" calcext:value-type="float">
            <text:p>0.12424</text:p>
          </table:table-cell>
          <table:table-cell table:formula="of:=[.C127]/[.A127]" office:value-type="float" office:value="0.09032" calcext:value-type="float">
            <text:p>0.0903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663" calcext:value-type="float">
            <text:p>663</text:p>
          </table:table-cell>
          <table:table-cell office:value-type="float" office:value="861" calcext:value-type="float">
            <text:p>861</text:p>
          </table:table-cell>
          <table:table-cell table:formula="of:=[.B128]/[.A128]" office:value-type="float" office:value="0.0526190476190476" calcext:value-type="float">
            <text:p>0.052619047619048</text:p>
          </table:table-cell>
          <table:table-cell table:formula="of:=[.C128]/[.A128]" office:value-type="float" office:value="0.0683333333333333" calcext:value-type="float">
            <text:p>0.068333333333333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767" calcext:value-type="float">
            <text:p>1767</text:p>
          </table:table-cell>
          <table:table-cell office:value-type="float" office:value="1180" calcext:value-type="float">
            <text:p>1180</text:p>
          </table:table-cell>
          <table:table-cell table:formula="of:=[.B129]/[.A129]" office:value-type="float" office:value="0.139133858267717" calcext:value-type="float">
            <text:p>0.139133858267717</text:p>
          </table:table-cell>
          <table:table-cell table:formula="of:=[.C129]/[.A129]" office:value-type="float" office:value="0.0929133858267717" calcext:value-type="float">
            <text:p>0.092913385826772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390" calcext:value-type="float">
            <text:p>1390</text:p>
          </table:table-cell>
          <table:table-cell office:value-type="float" office:value="1143" calcext:value-type="float">
            <text:p>1143</text:p>
          </table:table-cell>
          <table:table-cell table:formula="of:=[.B130]/[.A130]" office:value-type="float" office:value="0.10859375" calcext:value-type="float">
            <text:p>0.10859375</text:p>
          </table:table-cell>
          <table:table-cell table:formula="of:=[.C130]/[.A130]" office:value-type="float" office:value="0.089296875" calcext:value-type="float">
            <text:p>0.089296875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1146" calcext:value-type="float">
            <text:p>1146</text:p>
          </table:table-cell>
          <table:table-cell office:value-type="float" office:value="1104" calcext:value-type="float">
            <text:p>1104</text:p>
          </table:table-cell>
          <table:table-cell table:formula="of:=[.B131]/[.A131]" office:value-type="float" office:value="0.0888372093023256" calcext:value-type="float">
            <text:p>0.088837209302326</text:p>
          </table:table-cell>
          <table:table-cell table:formula="of:=[.C131]/[.A131]" office:value-type="float" office:value="0.0855813953488372" calcext:value-type="float">
            <text:p>0.08558139534883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B132]/[.A132]" office:value-type="float" office:value="0" calcext:value-type="float">
            <text:p>0</text:p>
          </table:table-cell>
          <table:table-cell table:formula="of:=[.C132]/[.A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531" calcext:value-type="float">
            <text:p>531</text:p>
          </table:table-cell>
          <table:table-cell office:value-type="float" office:value="880" calcext:value-type="float">
            <text:p>880</text:p>
          </table:table-cell>
          <table:table-cell table:formula="of:=[.B133]/[.A133]" office:value-type="float" office:value="0.0405343511450382" calcext:value-type="float">
            <text:p>0.040534351145038</text:p>
          </table:table-cell>
          <table:table-cell table:formula="of:=[.C133]/[.A133]" office:value-type="float" office:value="0.067175572519084" calcext:value-type="float">
            <text:p>0.067175572519084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347" calcext:value-type="float">
            <text:p>1347</text:p>
          </table:table-cell>
          <table:table-cell office:value-type="float" office:value="1058" calcext:value-type="float">
            <text:p>1058</text:p>
          </table:table-cell>
          <table:table-cell table:formula="of:=[.B134]/[.A134]" office:value-type="float" office:value="0.102045454545455" calcext:value-type="float">
            <text:p>0.102045454545455</text:p>
          </table:table-cell>
          <table:table-cell table:formula="of:=[.C134]/[.A134]" office:value-type="float" office:value="0.0801515151515152" calcext:value-type="float">
            <text:p>0.08015151515151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1660" calcext:value-type="float">
            <text:p>1660</text:p>
          </table:table-cell>
          <table:table-cell office:value-type="float" office:value="1107" calcext:value-type="float">
            <text:p>1107</text:p>
          </table:table-cell>
          <table:table-cell table:formula="of:=[.B135]/[.A135]" office:value-type="float" office:value="0.124812030075188" calcext:value-type="float">
            <text:p>0.124812030075188</text:p>
          </table:table-cell>
          <table:table-cell table:formula="of:=[.C135]/[.A135]" office:value-type="float" office:value="0.0832330827067669" calcext:value-type="float">
            <text:p>0.083233082706767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176" calcext:value-type="float">
            <text:p>2176</text:p>
          </table:table-cell>
          <table:table-cell office:value-type="float" office:value="1476" calcext:value-type="float">
            <text:p>1476</text:p>
          </table:table-cell>
          <table:table-cell table:formula="of:=[.B136]/[.A136]" office:value-type="float" office:value="0.162388059701493" calcext:value-type="float">
            <text:p>0.162388059701493</text:p>
          </table:table-cell>
          <table:table-cell table:formula="of:=[.C136]/[.A136]" office:value-type="float" office:value="0.110149253731343" calcext:value-type="float">
            <text:p>0.110149253731343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727" calcext:value-type="float">
            <text:p>1727</text:p>
          </table:table-cell>
          <table:table-cell office:value-type="float" office:value="1347" calcext:value-type="float">
            <text:p>1347</text:p>
          </table:table-cell>
          <table:table-cell table:formula="of:=[.B137]/[.A137]" office:value-type="float" office:value="0.127925925925926" calcext:value-type="float">
            <text:p>0.127925925925926</text:p>
          </table:table-cell>
          <table:table-cell table:formula="of:=[.C137]/[.A137]" office:value-type="float" office:value="0.0997777777777778" calcext:value-type="float">
            <text:p>0.09977777777777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2022" calcext:value-type="float">
            <text:p>2022</text:p>
          </table:table-cell>
          <table:table-cell office:value-type="float" office:value="1294" calcext:value-type="float">
            <text:p>1294</text:p>
          </table:table-cell>
          <table:table-cell table:formula="of:=[.B138]/[.A138]" office:value-type="float" office:value="0.148676470588235" calcext:value-type="float">
            <text:p>0.148676470588235</text:p>
          </table:table-cell>
          <table:table-cell table:formula="of:=[.C138]/[.A138]" office:value-type="float" office:value="0.0951470588235294" calcext:value-type="float">
            <text:p>0.09514705882353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378" calcext:value-type="float">
            <text:p>2378</text:p>
          </table:table-cell>
          <table:table-cell office:value-type="float" office:value="1297" calcext:value-type="float">
            <text:p>1297</text:p>
          </table:table-cell>
          <table:table-cell table:formula="of:=[.B139]/[.A139]" office:value-type="float" office:value="0.173576642335766" calcext:value-type="float">
            <text:p>0.173576642335766</text:p>
          </table:table-cell>
          <table:table-cell table:formula="of:=[.C139]/[.A139]" office:value-type="float" office:value="0.0946715328467153" calcext:value-type="float">
            <text:p>0.09467153284671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1777" calcext:value-type="float">
            <text:p>1777</text:p>
          </table:table-cell>
          <table:table-cell office:value-type="float" office:value="1285" calcext:value-type="float">
            <text:p>1285</text:p>
          </table:table-cell>
          <table:table-cell table:formula="of:=[.B140]/[.A140]" office:value-type="float" office:value="0.128768115942029" calcext:value-type="float">
            <text:p>0.128768115942029</text:p>
          </table:table-cell>
          <table:table-cell table:formula="of:=[.C140]/[.A140]" office:value-type="float" office:value="0.0931159420289855" calcext:value-type="float">
            <text:p>0.093115942028986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1191" calcext:value-type="float">
            <text:p>1191</text:p>
          </table:table-cell>
          <table:table-cell office:value-type="float" office:value="970" calcext:value-type="float">
            <text:p>970</text:p>
          </table:table-cell>
          <table:table-cell table:formula="of:=[.B141]/[.A141]" office:value-type="float" office:value="0.0856834532374101" calcext:value-type="float">
            <text:p>0.08568345323741</text:p>
          </table:table-cell>
          <table:table-cell table:formula="of:=[.C141]/[.A141]" office:value-type="float" office:value="0.0697841726618705" calcext:value-type="float">
            <text:p>0.06978417266187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63" calcext:value-type="float">
            <text:p>763</text:p>
          </table:table-cell>
          <table:table-cell office:value-type="float" office:value="1501" calcext:value-type="float">
            <text:p>1501</text:p>
          </table:table-cell>
          <table:table-cell table:formula="of:=[.B142]/[.A142]" office:value-type="float" office:value="0.0545" calcext:value-type="float">
            <text:p>0.0545</text:p>
          </table:table-cell>
          <table:table-cell table:formula="of:=[.C142]/[.A142]" office:value-type="float" office:value="0.107214285714286" calcext:value-type="float">
            <text:p>0.107214285714286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422" calcext:value-type="float">
            <text:p>422</text:p>
          </table:table-cell>
          <table:table-cell office:value-type="float" office:value="1141" calcext:value-type="float">
            <text:p>1141</text:p>
          </table:table-cell>
          <table:table-cell table:formula="of:=[.B143]/[.A143]" office:value-type="float" office:value="0.0299290780141844" calcext:value-type="float">
            <text:p>0.029929078014184</text:p>
          </table:table-cell>
          <table:table-cell table:formula="of:=[.C143]/[.A143]" office:value-type="float" office:value="0.0809219858156028" calcext:value-type="float">
            <text:p>0.080921985815603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989" calcext:value-type="float">
            <text:p>1989</text:p>
          </table:table-cell>
          <table:table-cell office:value-type="float" office:value="1855" calcext:value-type="float">
            <text:p>1855</text:p>
          </table:table-cell>
          <table:table-cell table:formula="of:=[.B144]/[.A144]" office:value-type="float" office:value="0.140070422535211" calcext:value-type="float">
            <text:p>0.140070422535211</text:p>
          </table:table-cell>
          <table:table-cell table:formula="of:=[.C144]/[.A144]" office:value-type="float" office:value="0.130633802816901" calcext:value-type="float">
            <text:p>0.130633802816901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2555" calcext:value-type="float">
            <text:p>2555</text:p>
          </table:table-cell>
          <table:table-cell office:value-type="float" office:value="1501" calcext:value-type="float">
            <text:p>1501</text:p>
          </table:table-cell>
          <table:table-cell table:formula="of:=[.B145]/[.A145]" office:value-type="float" office:value="0.178671328671329" calcext:value-type="float">
            <text:p>0.178671328671329</text:p>
          </table:table-cell>
          <table:table-cell table:formula="of:=[.C145]/[.A145]" office:value-type="float" office:value="0.104965034965035" calcext:value-type="float">
            <text:p>0.10496503496503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241" calcext:value-type="float">
            <text:p>2241</text:p>
          </table:table-cell>
          <table:table-cell office:value-type="float" office:value="1379" calcext:value-type="float">
            <text:p>1379</text:p>
          </table:table-cell>
          <table:table-cell table:formula="of:=[.B146]/[.A146]" office:value-type="float" office:value="0.155625" calcext:value-type="float">
            <text:p>0.155625</text:p>
          </table:table-cell>
          <table:table-cell table:formula="of:=[.C146]/[.A146]" office:value-type="float" office:value="0.0957638888888889" calcext:value-type="float">
            <text:p>0.095763888888889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887" calcext:value-type="float">
            <text:p>887</text:p>
          </table:table-cell>
          <table:table-cell office:value-type="float" office:value="1050" calcext:value-type="float">
            <text:p>1050</text:p>
          </table:table-cell>
          <table:table-cell table:formula="of:=[.B147]/[.A147]" office:value-type="float" office:value="0.0611724137931035" calcext:value-type="float">
            <text:p>0.061172413793104</text:p>
          </table:table-cell>
          <table:table-cell table:formula="of:=[.C147]/[.A147]" office:value-type="float" office:value="0.0724137931034483" calcext:value-type="float">
            <text:p>0.072413793103448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714" calcext:value-type="float">
            <text:p>1714</text:p>
          </table:table-cell>
          <table:table-cell office:value-type="float" office:value="1139" calcext:value-type="float">
            <text:p>1139</text:p>
          </table:table-cell>
          <table:table-cell table:formula="of:=[.B148]/[.A148]" office:value-type="float" office:value="0.117397260273973" calcext:value-type="float">
            <text:p>0.117397260273973</text:p>
          </table:table-cell>
          <table:table-cell table:formula="of:=[.C148]/[.A148]" office:value-type="float" office:value="0.078013698630137" calcext:value-type="float">
            <text:p>0.078013698630137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2431" calcext:value-type="float">
            <text:p>2431</text:p>
          </table:table-cell>
          <table:table-cell office:value-type="float" office:value="1236" calcext:value-type="float">
            <text:p>1236</text:p>
          </table:table-cell>
          <table:table-cell table:formula="of:=[.B149]/[.A149]" office:value-type="float" office:value="0.165374149659864" calcext:value-type="float">
            <text:p>0.165374149659864</text:p>
          </table:table-cell>
          <table:table-cell table:formula="of:=[.C149]/[.A149]" office:value-type="float" office:value="0.0840816326530612" calcext:value-type="float">
            <text:p>0.08408163265306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629" calcext:value-type="float">
            <text:p>1629</text:p>
          </table:table-cell>
          <table:table-cell office:value-type="float" office:value="1232" calcext:value-type="float">
            <text:p>1232</text:p>
          </table:table-cell>
          <table:table-cell table:formula="of:=[.B150]/[.A150]" office:value-type="float" office:value="0.110067567567568" calcext:value-type="float">
            <text:p>0.110067567567568</text:p>
          </table:table-cell>
          <table:table-cell table:formula="of:=[.C150]/[.A150]" office:value-type="float" office:value="0.0832432432432432" calcext:value-type="float">
            <text:p>0.083243243243243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2151" calcext:value-type="float">
            <text:p>2151</text:p>
          </table:table-cell>
          <table:table-cell office:value-type="float" office:value="1287" calcext:value-type="float">
            <text:p>1287</text:p>
          </table:table-cell>
          <table:table-cell table:formula="of:=[.B151]/[.A151]" office:value-type="float" office:value="0.144362416107383" calcext:value-type="float">
            <text:p>0.144362416107383</text:p>
          </table:table-cell>
          <table:table-cell table:formula="of:=[.C151]/[.A151]" office:value-type="float" office:value="0.0863758389261745" calcext:value-type="float">
            <text:p>0.08637583892617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9" calcext:value-type="float">
            <text:p>119</text:p>
          </table:table-cell>
          <table:table-cell office:value-type="float" office:value="954" calcext:value-type="float">
            <text:p>954</text:p>
          </table:table-cell>
          <table:table-cell table:formula="of:=[.B152]/[.A152]" office:value-type="float" office:value="0.00793333333333333" calcext:value-type="float">
            <text:p>0.007933333333333</text:p>
          </table:table-cell>
          <table:table-cell table:formula="of:=[.C152]/[.A152]" office:value-type="float" office:value="0.0636" calcext:value-type="float">
            <text:p>0.0636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835" calcext:value-type="float">
            <text:p>1835</text:p>
          </table:table-cell>
          <table:table-cell office:value-type="float" office:value="1089" calcext:value-type="float">
            <text:p>1089</text:p>
          </table:table-cell>
          <table:table-cell table:formula="of:=[.B153]/[.A153]" office:value-type="float" office:value="0.121523178807947" calcext:value-type="float">
            <text:p>0.121523178807947</text:p>
          </table:table-cell>
          <table:table-cell table:formula="of:=[.C153]/[.A153]" office:value-type="float" office:value="0.0721192052980133" calcext:value-type="float">
            <text:p>0.072119205298013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table:number-columns-repeated="2"/>
          <table:table-cell table:formula="of:=[.B154]/[.A154]" office:value-type="float" office:value="0" calcext:value-type="float">
            <text:p>0</text:p>
          </table:table-cell>
          <table:table-cell table:formula="of:=[.C154]/[.A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825" calcext:value-type="float">
            <text:p>1825</text:p>
          </table:table-cell>
          <table:table-cell office:value-type="float" office:value="1423" calcext:value-type="float">
            <text:p>1423</text:p>
          </table:table-cell>
          <table:table-cell table:formula="of:=[.B155]/[.A155]" office:value-type="float" office:value="0.119281045751634" calcext:value-type="float">
            <text:p>0.119281045751634</text:p>
          </table:table-cell>
          <table:table-cell table:formula="of:=[.C155]/[.A155]" office:value-type="float" office:value="0.0930065359477124" calcext:value-type="float">
            <text:p>0.093006535947713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1626" calcext:value-type="float">
            <text:p>1626</text:p>
          </table:table-cell>
          <table:table-cell office:value-type="float" office:value="1073" calcext:value-type="float">
            <text:p>1073</text:p>
          </table:table-cell>
          <table:table-cell table:formula="of:=[.B156]/[.A156]" office:value-type="float" office:value="0.105584415584416" calcext:value-type="float">
            <text:p>0.105584415584416</text:p>
          </table:table-cell>
          <table:table-cell table:formula="of:=[.C156]/[.A156]" office:value-type="float" office:value="0.0696753246753247" calcext:value-type="float">
            <text:p>0.0696753246753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516" calcext:value-type="float">
            <text:p>1516</text:p>
          </table:table-cell>
          <table:table-cell office:value-type="float" office:value="1418" calcext:value-type="float">
            <text:p>1418</text:p>
          </table:table-cell>
          <table:table-cell table:formula="of:=[.B157]/[.A157]" office:value-type="float" office:value="0.0978064516129032" calcext:value-type="float">
            <text:p>0.097806451612903</text:p>
          </table:table-cell>
          <table:table-cell table:formula="of:=[.C157]/[.A157]" office:value-type="float" office:value="0.0914838709677419" calcext:value-type="float">
            <text:p>0.091483870967742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192" calcext:value-type="float">
            <text:p>2192</text:p>
          </table:table-cell>
          <table:table-cell office:value-type="float" office:value="1300" calcext:value-type="float">
            <text:p>1300</text:p>
          </table:table-cell>
          <table:table-cell table:formula="of:=[.B158]/[.A158]" office:value-type="float" office:value="0.140512820512821" calcext:value-type="float">
            <text:p>0.140512820512821</text:p>
          </table:table-cell>
          <table:table-cell table:formula="of:=[.C158]/[.A158]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1383" calcext:value-type="float">
            <text:p>1383</text:p>
          </table:table-cell>
          <table:table-cell office:value-type="float" office:value="939" calcext:value-type="float">
            <text:p>939</text:p>
          </table:table-cell>
          <table:table-cell table:formula="of:=[.B159]/[.A159]" office:value-type="float" office:value="0.0880891719745223" calcext:value-type="float">
            <text:p>0.088089171974522</text:p>
          </table:table-cell>
          <table:table-cell table:formula="of:=[.C159]/[.A159]" office:value-type="float" office:value="0.0598089171974522" calcext:value-type="float">
            <text:p>0.059808917197452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301" calcext:value-type="float">
            <text:p>1301</text:p>
          </table:table-cell>
          <table:table-cell office:value-type="float" office:value="1051" calcext:value-type="float">
            <text:p>1051</text:p>
          </table:table-cell>
          <table:table-cell table:formula="of:=[.B160]/[.A160]" office:value-type="float" office:value="0.0823417721518987" calcext:value-type="float">
            <text:p>0.082341772151899</text:p>
          </table:table-cell>
          <table:table-cell table:formula="of:=[.C160]/[.A160]" office:value-type="float" office:value="0.0665189873417722" calcext:value-type="float">
            <text:p>0.066518987341772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369" calcext:value-type="float">
            <text:p>1369</text:p>
          </table:table-cell>
          <table:table-cell office:value-type="float" office:value="1023" calcext:value-type="float">
            <text:p>1023</text:p>
          </table:table-cell>
          <table:table-cell table:formula="of:=[.B161]/[.A161]" office:value-type="float" office:value="0.0861006289308176" calcext:value-type="float">
            <text:p>0.086100628930818</text:p>
          </table:table-cell>
          <table:table-cell table:formula="of:=[.C161]/[.A161]" office:value-type="float" office:value="0.0643396226415094" calcext:value-type="float">
            <text:p>0.0643396226415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53" calcext:value-type="float">
            <text:p>1153</text:p>
          </table:table-cell>
          <table:table-cell office:value-type="float" office:value="1102" calcext:value-type="float">
            <text:p>1102</text:p>
          </table:table-cell>
          <table:table-cell table:formula="of:=[.B162]/[.A162]" office:value-type="float" office:value="0.0720625" calcext:value-type="float">
            <text:p>0.0720625</text:p>
          </table:table-cell>
          <table:table-cell table:formula="of:=[.C162]/[.A162]" office:value-type="float" office:value="0.068875" calcext:value-type="float">
            <text:p>0.06887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074" calcext:value-type="float">
            <text:p>2074</text:p>
          </table:table-cell>
          <table:table-cell office:value-type="float" office:value="1593" calcext:value-type="float">
            <text:p>1593</text:p>
          </table:table-cell>
          <table:table-cell table:formula="of:=[.B163]/[.A163]" office:value-type="float" office:value="0.128819875776397" calcext:value-type="float">
            <text:p>0.128819875776397</text:p>
          </table:table-cell>
          <table:table-cell table:formula="of:=[.C163]/[.A163]" office:value-type="float" office:value="0.098944099378882" calcext:value-type="float">
            <text:p>0.098944099378882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646" calcext:value-type="float">
            <text:p>1646</text:p>
          </table:table-cell>
          <table:table-cell office:value-type="float" office:value="1148" calcext:value-type="float">
            <text:p>1148</text:p>
          </table:table-cell>
          <table:table-cell table:formula="of:=[.B164]/[.A164]" office:value-type="float" office:value="0.101604938271605" calcext:value-type="float">
            <text:p>0.101604938271605</text:p>
          </table:table-cell>
          <table:table-cell table:formula="of:=[.C164]/[.A164]" office:value-type="float" office:value="0.0708641975308642" calcext:value-type="float">
            <text:p>0.070864197530864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1292" calcext:value-type="float">
            <text:p>1292</text:p>
          </table:table-cell>
          <table:table-cell office:value-type="float" office:value="1200" calcext:value-type="float">
            <text:p>1200</text:p>
          </table:table-cell>
          <table:table-cell table:formula="of:=[.B165]/[.A165]" office:value-type="float" office:value="0.0792638036809816" calcext:value-type="float">
            <text:p>0.079263803680982</text:p>
          </table:table-cell>
          <table:table-cell table:formula="of:=[.C165]/[.A165]" office:value-type="float" office:value="0.0736196319018405" calcext:value-type="float">
            <text:p>0.073619631901841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831" calcext:value-type="float">
            <text:p>1831</text:p>
          </table:table-cell>
          <table:table-cell office:value-type="float" office:value="1190" calcext:value-type="float">
            <text:p>1190</text:p>
          </table:table-cell>
          <table:table-cell table:formula="of:=[.B166]/[.A166]" office:value-type="float" office:value="0.111646341463415" calcext:value-type="float">
            <text:p>0.111646341463415</text:p>
          </table:table-cell>
          <table:table-cell table:formula="of:=[.C166]/[.A166]" office:value-type="float" office:value="0.0725609756097561" calcext:value-type="float">
            <text:p>0.072560975609756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279" calcext:value-type="float">
            <text:p>1279</text:p>
          </table:table-cell>
          <table:table-cell office:value-type="float" office:value="1278" calcext:value-type="float">
            <text:p>1278</text:p>
          </table:table-cell>
          <table:table-cell table:formula="of:=[.B167]/[.A167]" office:value-type="float" office:value="0.0775151515151515" calcext:value-type="float">
            <text:p>0.077515151515152</text:p>
          </table:table-cell>
          <table:table-cell table:formula="of:=[.C167]/[.A167]" office:value-type="float" office:value="0.0774545454545455" calcext:value-type="float">
            <text:p>0.077454545454546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592" calcext:value-type="float">
            <text:p>1592</text:p>
          </table:table-cell>
          <table:table-cell office:value-type="float" office:value="1178" calcext:value-type="float">
            <text:p>1178</text:p>
          </table:table-cell>
          <table:table-cell table:formula="of:=[.B168]/[.A168]" office:value-type="float" office:value="0.0959036144578313" calcext:value-type="float">
            <text:p>0.095903614457831</text:p>
          </table:table-cell>
          <table:table-cell table:formula="of:=[.C168]/[.A168]" office:value-type="float" office:value="0.0709638554216868" calcext:value-type="float">
            <text:p>0.070963855421687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724" calcext:value-type="float">
            <text:p>2724</text:p>
          </table:table-cell>
          <table:table-cell office:value-type="float" office:value="1443" calcext:value-type="float">
            <text:p>1443</text:p>
          </table:table-cell>
          <table:table-cell table:formula="of:=[.B169]/[.A169]" office:value-type="float" office:value="0.16311377245509" calcext:value-type="float">
            <text:p>0.16311377245509</text:p>
          </table:table-cell>
          <table:table-cell table:formula="of:=[.C169]/[.A169]" office:value-type="float" office:value="0.0864071856287425" calcext:value-type="float">
            <text:p>0.08640718562874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358" calcext:value-type="float">
            <text:p>2358</text:p>
          </table:table-cell>
          <table:table-cell office:value-type="float" office:value="1561" calcext:value-type="float">
            <text:p>1561</text:p>
          </table:table-cell>
          <table:table-cell table:formula="of:=[.B170]/[.A170]" office:value-type="float" office:value="0.140357142857143" calcext:value-type="float">
            <text:p>0.140357142857143</text:p>
          </table:table-cell>
          <table:table-cell table:formula="of:=[.C170]/[.A170]" office:value-type="float" office:value="0.0929166666666667" calcext:value-type="float">
            <text:p>0.092916666666667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305" calcext:value-type="float">
            <text:p>1305</text:p>
          </table:table-cell>
          <table:table-cell office:value-type="float" office:value="1572" calcext:value-type="float">
            <text:p>1572</text:p>
          </table:table-cell>
          <table:table-cell table:formula="of:=[.B171]/[.A171]" office:value-type="float" office:value="0.0772189349112426" calcext:value-type="float">
            <text:p>0.077218934911243</text:p>
          </table:table-cell>
          <table:table-cell table:formula="of:=[.C171]/[.A171]" office:value-type="float" office:value="0.0930177514792899" calcext:value-type="float">
            <text:p>0.0930177514792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925" calcext:value-type="float">
            <text:p>925</text:p>
          </table:table-cell>
          <table:table-cell office:value-type="float" office:value="1393" calcext:value-type="float">
            <text:p>1393</text:p>
          </table:table-cell>
          <table:table-cell table:formula="of:=[.B172]/[.A172]" office:value-type="float" office:value="0.0544117647058824" calcext:value-type="float">
            <text:p>0.054411764705882</text:p>
          </table:table-cell>
          <table:table-cell table:formula="of:=[.C172]/[.A172]" office:value-type="float" office:value="0.0819411764705882" calcext:value-type="float">
            <text:p>0.081941176470588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781" calcext:value-type="float">
            <text:p>781</text:p>
          </table:table-cell>
          <table:table-cell office:value-type="float" office:value="992" calcext:value-type="float">
            <text:p>992</text:p>
          </table:table-cell>
          <table:table-cell table:formula="of:=[.B173]/[.A173]" office:value-type="float" office:value="0.045672514619883" calcext:value-type="float">
            <text:p>0.045672514619883</text:p>
          </table:table-cell>
          <table:table-cell table:formula="of:=[.C173]/[.A173]" office:value-type="float" office:value="0.0580116959064327" calcext:value-type="float">
            <text:p>0.058011695906433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3230" calcext:value-type="float">
            <text:p>3230</text:p>
          </table:table-cell>
          <table:table-cell office:value-type="float" office:value="1876" calcext:value-type="float">
            <text:p>1876</text:p>
          </table:table-cell>
          <table:table-cell table:formula="of:=[.B174]/[.A174]" office:value-type="float" office:value="0.187790697674419" calcext:value-type="float">
            <text:p>0.187790697674419</text:p>
          </table:table-cell>
          <table:table-cell table:formula="of:=[.C174]/[.A174]" office:value-type="float" office:value="0.10906976744186" calcext:value-type="float">
            <text:p>0.10906976744186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617" calcext:value-type="float">
            <text:p>617</text:p>
          </table:table-cell>
          <table:table-cell office:value-type="float" office:value="1322" calcext:value-type="float">
            <text:p>1322</text:p>
          </table:table-cell>
          <table:table-cell table:formula="of:=[.B175]/[.A175]" office:value-type="float" office:value="0.0356647398843931" calcext:value-type="float">
            <text:p>0.035664739884393</text:p>
          </table:table-cell>
          <table:table-cell table:formula="of:=[.C175]/[.A175]" office:value-type="float" office:value="0.0764161849710983" calcext:value-type="float">
            <text:p>0.076416184971098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475" calcext:value-type="float">
            <text:p>475</text:p>
          </table:table-cell>
          <table:table-cell office:value-type="float" office:value="1510" calcext:value-type="float">
            <text:p>1510</text:p>
          </table:table-cell>
          <table:table-cell table:formula="of:=[.B176]/[.A176]" office:value-type="float" office:value="0.0272988505747126" calcext:value-type="float">
            <text:p>0.027298850574713</text:p>
          </table:table-cell>
          <table:table-cell table:formula="of:=[.C176]/[.A176]" office:value-type="float" office:value="0.0867816091954023" calcext:value-type="float">
            <text:p>0.08678160919540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859" calcext:value-type="float">
            <text:p>1859</text:p>
          </table:table-cell>
          <table:table-cell office:value-type="float" office:value="1192" calcext:value-type="float">
            <text:p>1192</text:p>
          </table:table-cell>
          <table:table-cell table:formula="of:=[.B177]/[.A177]" office:value-type="float" office:value="0.106228571428571" calcext:value-type="float">
            <text:p>0.106228571428571</text:p>
          </table:table-cell>
          <table:table-cell table:formula="of:=[.C177]/[.A177]" office:value-type="float" office:value="0.0681142857142857" calcext:value-type="float">
            <text:p>0.068114285714286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423" calcext:value-type="float">
            <text:p>2423</text:p>
          </table:table-cell>
          <table:table-cell office:value-type="float" office:value="1542" calcext:value-type="float">
            <text:p>1542</text:p>
          </table:table-cell>
          <table:table-cell table:formula="of:=[.B178]/[.A178]" office:value-type="float" office:value="0.137670454545455" calcext:value-type="float">
            <text:p>0.137670454545455</text:p>
          </table:table-cell>
          <table:table-cell table:formula="of:=[.C178]/[.A178]" office:value-type="float" office:value="0.0876136363636364" calcext:value-type="float">
            <text:p>0.087613636363636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985" calcext:value-type="float">
            <text:p>1985</text:p>
          </table:table-cell>
          <table:table-cell office:value-type="float" office:value="1389" calcext:value-type="float">
            <text:p>1389</text:p>
          </table:table-cell>
          <table:table-cell table:formula="of:=[.B179]/[.A179]" office:value-type="float" office:value="0.112146892655367" calcext:value-type="float">
            <text:p>0.112146892655367</text:p>
          </table:table-cell>
          <table:table-cell table:formula="of:=[.C179]/[.A179]" office:value-type="float" office:value="0.0784745762711864" calcext:value-type="float">
            <text:p>0.078474576271187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798" calcext:value-type="float">
            <text:p>1798</text:p>
          </table:table-cell>
          <table:table-cell office:value-type="float" office:value="1172" calcext:value-type="float">
            <text:p>1172</text:p>
          </table:table-cell>
          <table:table-cell table:formula="of:=[.B180]/[.A180]" office:value-type="float" office:value="0.101011235955056" calcext:value-type="float">
            <text:p>0.101011235955056</text:p>
          </table:table-cell>
          <table:table-cell table:formula="of:=[.C180]/[.A180]" office:value-type="float" office:value="0.0658426966292135" calcext:value-type="float">
            <text:p>0.065842696629214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815" calcext:value-type="float">
            <text:p>815</text:p>
          </table:table-cell>
          <table:table-cell office:value-type="float" office:value="954" calcext:value-type="float">
            <text:p>954</text:p>
          </table:table-cell>
          <table:table-cell table:formula="of:=[.B181]/[.A181]" office:value-type="float" office:value="0.0455307262569832" calcext:value-type="float">
            <text:p>0.045530726256983</text:p>
          </table:table-cell>
          <table:table-cell table:formula="of:=[.C181]/[.A181]" office:value-type="float" office:value="0.0532960893854749" calcext:value-type="float">
            <text:p>0.0532960893854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536" calcext:value-type="float">
            <text:p>2536</text:p>
          </table:table-cell>
          <table:table-cell office:value-type="float" office:value="1479" calcext:value-type="float">
            <text:p>1479</text:p>
          </table:table-cell>
          <table:table-cell table:formula="of:=[.B182]/[.A182]" office:value-type="float" office:value="0.140888888888889" calcext:value-type="float">
            <text:p>0.140888888888889</text:p>
          </table:table-cell>
          <table:table-cell table:formula="of:=[.C182]/[.A182]" office:value-type="float" office:value="0.0821666666666667" calcext:value-type="float">
            <text:p>0.082166666666667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2937" calcext:value-type="float">
            <text:p>2937</text:p>
          </table:table-cell>
          <table:table-cell office:value-type="float" office:value="1643" calcext:value-type="float">
            <text:p>1643</text:p>
          </table:table-cell>
          <table:table-cell table:formula="of:=[.B183]/[.A183]" office:value-type="float" office:value="0.162265193370166" calcext:value-type="float">
            <text:p>0.162265193370166</text:p>
          </table:table-cell>
          <table:table-cell table:formula="of:=[.C183]/[.A183]" office:value-type="float" office:value="0.0907734806629834" calcext:value-type="float">
            <text:p>0.090773480662984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970" calcext:value-type="float">
            <text:p>1970</text:p>
          </table:table-cell>
          <table:table-cell office:value-type="float" office:value="1364" calcext:value-type="float">
            <text:p>1364</text:p>
          </table:table-cell>
          <table:table-cell table:formula="of:=[.B184]/[.A184]" office:value-type="float" office:value="0.108241758241758" calcext:value-type="float">
            <text:p>0.108241758241758</text:p>
          </table:table-cell>
          <table:table-cell table:formula="of:=[.C184]/[.A184]" office:value-type="float" office:value="0.0749450549450549" calcext:value-type="float">
            <text:p>0.074945054945055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2510" calcext:value-type="float">
            <text:p>2510</text:p>
          </table:table-cell>
          <table:table-cell office:value-type="float" office:value="1449" calcext:value-type="float">
            <text:p>1449</text:p>
          </table:table-cell>
          <table:table-cell table:formula="of:=[.B185]/[.A185]" office:value-type="float" office:value="0.137158469945355" calcext:value-type="float">
            <text:p>0.137158469945355</text:p>
          </table:table-cell>
          <table:table-cell table:formula="of:=[.C185]/[.A185]" office:value-type="float" office:value="0.0791803278688525" calcext:value-type="float">
            <text:p>0.079180327868853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2060" calcext:value-type="float">
            <text:p>2060</text:p>
          </table:table-cell>
          <table:table-cell office:value-type="float" office:value="1381" calcext:value-type="float">
            <text:p>1381</text:p>
          </table:table-cell>
          <table:table-cell table:formula="of:=[.B186]/[.A186]" office:value-type="float" office:value="0.11195652173913" calcext:value-type="float">
            <text:p>0.11195652173913</text:p>
          </table:table-cell>
          <table:table-cell table:formula="of:=[.C186]/[.A186]" office:value-type="float" office:value="0.075054347826087" calcext:value-type="float">
            <text:p>0.075054347826087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2147" calcext:value-type="float">
            <text:p>2147</text:p>
          </table:table-cell>
          <table:table-cell office:value-type="float" office:value="1215" calcext:value-type="float">
            <text:p>1215</text:p>
          </table:table-cell>
          <table:table-cell table:formula="of:=[.B187]/[.A187]" office:value-type="float" office:value="0.116054054054054" calcext:value-type="float">
            <text:p>0.116054054054054</text:p>
          </table:table-cell>
          <table:table-cell table:formula="of:=[.C187]/[.A187]" office:value-type="float" office:value="0.0656756756756757" calcext:value-type="float">
            <text:p>0.065675675675676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592" calcext:value-type="float">
            <text:p>2592</text:p>
          </table:table-cell>
          <table:table-cell office:value-type="float" office:value="1373" calcext:value-type="float">
            <text:p>1373</text:p>
          </table:table-cell>
          <table:table-cell table:formula="of:=[.B188]/[.A188]" office:value-type="float" office:value="0.139354838709677" calcext:value-type="float">
            <text:p>0.139354838709677</text:p>
          </table:table-cell>
          <table:table-cell table:formula="of:=[.C188]/[.A188]" office:value-type="float" office:value="0.0738172043010753" calcext:value-type="float">
            <text:p>0.073817204301075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897" calcext:value-type="float">
            <text:p>1897</text:p>
          </table:table-cell>
          <table:table-cell office:value-type="float" office:value="1303" calcext:value-type="float">
            <text:p>1303</text:p>
          </table:table-cell>
          <table:table-cell table:formula="of:=[.B189]/[.A189]" office:value-type="float" office:value="0.10144385026738" calcext:value-type="float">
            <text:p>0.10144385026738</text:p>
          </table:table-cell>
          <table:table-cell table:formula="of:=[.C189]/[.A189]" office:value-type="float" office:value="0.0696791443850267" calcext:value-type="float">
            <text:p>0.069679144385027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199" calcext:value-type="float">
            <text:p>2199</text:p>
          </table:table-cell>
          <table:table-cell office:value-type="float" office:value="1459" calcext:value-type="float">
            <text:p>1459</text:p>
          </table:table-cell>
          <table:table-cell table:formula="of:=[.B190]/[.A190]" office:value-type="float" office:value="0.116968085106383" calcext:value-type="float">
            <text:p>0.116968085106383</text:p>
          </table:table-cell>
          <table:table-cell table:formula="of:=[.C190]/[.A190]" office:value-type="float" office:value="0.0776063829787234" calcext:value-type="float">
            <text:p>0.077606382978723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953" calcext:value-type="float">
            <text:p>953</text:p>
          </table:table-cell>
          <table:table-cell office:value-type="float" office:value="1303" calcext:value-type="float">
            <text:p>1303</text:p>
          </table:table-cell>
          <table:table-cell table:formula="of:=[.B191]/[.A191]" office:value-type="float" office:value="0.0504232804232804" calcext:value-type="float">
            <text:p>0.050423280423281</text:p>
          </table:table-cell>
          <table:table-cell table:formula="of:=[.C191]/[.A191]" office:value-type="float" office:value="0.0689417989417989" calcext:value-type="float">
            <text:p>0.06894179894179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09" calcext:value-type="float">
            <text:p>409</text:p>
          </table:table-cell>
          <table:table-cell office:value-type="float" office:value="1079" calcext:value-type="float">
            <text:p>1079</text:p>
          </table:table-cell>
          <table:table-cell table:formula="of:=[.B192]/[.A192]" office:value-type="float" office:value="0.0215263157894737" calcext:value-type="float">
            <text:p>0.021526315789474</text:p>
          </table:table-cell>
          <table:table-cell table:formula="of:=[.C192]/[.A192]" office:value-type="float" office:value="0.0567894736842105" calcext:value-type="float">
            <text:p>0.05678947368421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038" calcext:value-type="float">
            <text:p>1038</text:p>
          </table:table-cell>
          <table:table-cell office:value-type="float" office:value="1219" calcext:value-type="float">
            <text:p>1219</text:p>
          </table:table-cell>
          <table:table-cell table:formula="of:=[.B193]/[.A193]" office:value-type="float" office:value="0.0543455497382199" calcext:value-type="float">
            <text:p>0.05434554973822</text:p>
          </table:table-cell>
          <table:table-cell table:formula="of:=[.C193]/[.A193]" office:value-type="float" office:value="0.0638219895287958" calcext:value-type="float">
            <text:p>0.063821989528796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260" calcext:value-type="float">
            <text:p>1260</text:p>
          </table:table-cell>
          <table:table-cell office:value-type="float" office:value="1402" calcext:value-type="float">
            <text:p>1402</text:p>
          </table:table-cell>
          <table:table-cell table:formula="of:=[.B194]/[.A194]" office:value-type="float" office:value="0.065625" calcext:value-type="float">
            <text:p>0.065625</text:p>
          </table:table-cell>
          <table:table-cell table:formula="of:=[.C194]/[.A194]" office:value-type="float" office:value="0.0730208333333333" calcext:value-type="float">
            <text:p>0.073020833333333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2680" calcext:value-type="float">
            <text:p>2680</text:p>
          </table:table-cell>
          <table:table-cell office:value-type="float" office:value="1474" calcext:value-type="float">
            <text:p>1474</text:p>
          </table:table-cell>
          <table:table-cell table:formula="of:=[.B195]/[.A195]" office:value-type="float" office:value="0.138860103626943" calcext:value-type="float">
            <text:p>0.138860103626943</text:p>
          </table:table-cell>
          <table:table-cell table:formula="of:=[.C195]/[.A195]" office:value-type="float" office:value="0.0763730569948187" calcext:value-type="float">
            <text:p>0.076373056994819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411" calcext:value-type="float">
            <text:p>411</text:p>
          </table:table-cell>
          <table:table-cell office:value-type="float" office:value="1168" calcext:value-type="float">
            <text:p>1168</text:p>
          </table:table-cell>
          <table:table-cell table:formula="of:=[.B196]/[.A196]" office:value-type="float" office:value="0.0211855670103093" calcext:value-type="float">
            <text:p>0.021185567010309</text:p>
          </table:table-cell>
          <table:table-cell table:formula="of:=[.C196]/[.A196]" office:value-type="float" office:value="0.0602061855670103" calcext:value-type="float">
            <text:p>0.0602061855670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082" calcext:value-type="float">
            <text:p>1082</text:p>
          </table:table-cell>
          <table:table-cell office:value-type="float" office:value="1286" calcext:value-type="float">
            <text:p>1286</text:p>
          </table:table-cell>
          <table:table-cell table:formula="of:=[.B197]/[.A197]" office:value-type="float" office:value="0.0554871794871795" calcext:value-type="float">
            <text:p>0.05548717948718</text:p>
          </table:table-cell>
          <table:table-cell table:formula="of:=[.C197]/[.A197]" office:value-type="float" office:value="0.065948717948718" calcext:value-type="float">
            <text:p>0.065948717948718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588" calcext:value-type="float">
            <text:p>588</text:p>
          </table:table-cell>
          <table:table-cell office:value-type="float" office:value="976" calcext:value-type="float">
            <text:p>976</text:p>
          </table:table-cell>
          <table:table-cell table:formula="of:=[.B198]/[.A198]" office:value-type="float" office:value="0.03" calcext:value-type="float">
            <text:p>0.03</text:p>
          </table:table-cell>
          <table:table-cell table:formula="of:=[.C198]/[.A198]" office:value-type="float" office:value="0.0497959183673469" calcext:value-type="float">
            <text:p>0.049795918367347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879" calcext:value-type="float">
            <text:p>1879</text:p>
          </table:table-cell>
          <table:table-cell office:value-type="float" office:value="1531" calcext:value-type="float">
            <text:p>1531</text:p>
          </table:table-cell>
          <table:table-cell table:formula="of:=[.B199]/[.A199]" office:value-type="float" office:value="0.0953807106598985" calcext:value-type="float">
            <text:p>0.095380710659899</text:p>
          </table:table-cell>
          <table:table-cell table:formula="of:=[.C199]/[.A199]" office:value-type="float" office:value="0.0777157360406091" calcext:value-type="float">
            <text:p>0.077715736040609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2117" calcext:value-type="float">
            <text:p>2117</text:p>
          </table:table-cell>
          <table:table-cell office:value-type="float" office:value="1323" calcext:value-type="float">
            <text:p>1323</text:p>
          </table:table-cell>
          <table:table-cell table:formula="of:=[.B200]/[.A200]" office:value-type="float" office:value="0.106919191919192" calcext:value-type="float">
            <text:p>0.106919191919192</text:p>
          </table:table-cell>
          <table:table-cell table:formula="of:=[.C200]/[.A200]" office:value-type="float" office:value="0.0668181818181818" calcext:value-type="float">
            <text:p>0.066818181818182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745" calcext:value-type="float">
            <text:p>1745</text:p>
          </table:table-cell>
          <table:table-cell office:value-type="float" office:value="1329" calcext:value-type="float">
            <text:p>1329</text:p>
          </table:table-cell>
          <table:table-cell table:formula="of:=[.B201]/[.A201]" office:value-type="float" office:value="0.0876884422110553" calcext:value-type="float">
            <text:p>0.087688442211055</text:p>
          </table:table-cell>
          <table:table-cell table:formula="of:=[.C201]/[.A201]" office:value-type="float" office:value="0.0667839195979899" calcext:value-type="float">
            <text:p>0.0667839195979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73" calcext:value-type="float">
            <text:p>1673</text:p>
          </table:table-cell>
          <table:table-cell office:value-type="float" office:value="1348" calcext:value-type="float">
            <text:p>1348</text:p>
          </table:table-cell>
          <table:table-cell table:formula="of:=[.B202]/[.A202]" office:value-type="float" office:value="0.08365" calcext:value-type="float">
            <text:p>0.08365</text:p>
          </table:table-cell>
          <table:table-cell table:formula="of:=[.C202]/[.A202]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928" calcext:value-type="float">
            <text:p>928</text:p>
          </table:table-cell>
          <table:table-cell office:value-type="float" office:value="1379" calcext:value-type="float">
            <text:p>1379</text:p>
          </table:table-cell>
          <table:table-cell table:formula="of:=[.B203]/[.A203]" office:value-type="float" office:value="0.0461691542288557" calcext:value-type="float">
            <text:p>0.046169154228856</text:p>
          </table:table-cell>
          <table:table-cell table:formula="of:=[.C203]/[.A203]" office:value-type="float" office:value="0.0686069651741294" calcext:value-type="float">
            <text:p>0.068606965174129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755" calcext:value-type="float">
            <text:p>1755</text:p>
          </table:table-cell>
          <table:table-cell office:value-type="float" office:value="1092" calcext:value-type="float">
            <text:p>1092</text:p>
          </table:table-cell>
          <table:table-cell table:formula="of:=[.B204]/[.A204]" office:value-type="float" office:value="0.0868811881188119" calcext:value-type="float">
            <text:p>0.086881188118812</text:p>
          </table:table-cell>
          <table:table-cell table:formula="of:=[.C204]/[.A204]" office:value-type="float" office:value="0.0540594059405941" calcext:value-type="float">
            <text:p>0.054059405940594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1855" calcext:value-type="float">
            <text:p>1855</text:p>
          </table:table-cell>
          <table:table-cell office:value-type="float" office:value="1224" calcext:value-type="float">
            <text:p>1224</text:p>
          </table:table-cell>
          <table:table-cell table:formula="of:=[.B205]/[.A205]" office:value-type="float" office:value="0.0913793103448276" calcext:value-type="float">
            <text:p>0.091379310344828</text:p>
          </table:table-cell>
          <table:table-cell table:formula="of:=[.C205]/[.A205]" office:value-type="float" office:value="0.0602955665024631" calcext:value-type="float">
            <text:p>0.060295566502463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821" calcext:value-type="float">
            <text:p>821</text:p>
          </table:table-cell>
          <table:table-cell office:value-type="float" office:value="1075" calcext:value-type="float">
            <text:p>1075</text:p>
          </table:table-cell>
          <table:table-cell table:formula="of:=[.B206]/[.A206]" office:value-type="float" office:value="0.0402450980392157" calcext:value-type="float">
            <text:p>0.040245098039216</text:p>
          </table:table-cell>
          <table:table-cell table:formula="of:=[.C206]/[.A206]" office:value-type="float" office:value="0.0526960784313726" calcext:value-type="float">
            <text:p>0.052696078431373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992" calcext:value-type="float">
            <text:p>1992</text:p>
          </table:table-cell>
          <table:table-cell office:value-type="float" office:value="1607" calcext:value-type="float">
            <text:p>1607</text:p>
          </table:table-cell>
          <table:table-cell table:formula="of:=[.B207]/[.A207]" office:value-type="float" office:value="0.0971707317073171" calcext:value-type="float">
            <text:p>0.097170731707317</text:p>
          </table:table-cell>
          <table:table-cell table:formula="of:=[.C207]/[.A207]" office:value-type="float" office:value="0.078390243902439" calcext:value-type="float">
            <text:p>0.078390243902439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453" calcext:value-type="float">
            <text:p>1453</text:p>
          </table:table-cell>
          <table:table-cell office:value-type="float" office:value="1481" calcext:value-type="float">
            <text:p>1481</text:p>
          </table:table-cell>
          <table:table-cell table:formula="of:=[.B208]/[.A208]" office:value-type="float" office:value="0.0705339805825243" calcext:value-type="float">
            <text:p>0.070533980582524</text:p>
          </table:table-cell>
          <table:table-cell table:formula="of:=[.C208]/[.A208]" office:value-type="float" office:value="0.0718932038834951" calcext:value-type="float">
            <text:p>0.071893203883495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837" calcext:value-type="float">
            <text:p>837</text:p>
          </table:table-cell>
          <table:table-cell office:value-type="float" office:value="1167" calcext:value-type="float">
            <text:p>1167</text:p>
          </table:table-cell>
          <table:table-cell table:formula="of:=[.B209]/[.A209]" office:value-type="float" office:value="0.0404347826086957" calcext:value-type="float">
            <text:p>0.040434782608696</text:p>
          </table:table-cell>
          <table:table-cell table:formula="of:=[.C209]/[.A209]" office:value-type="float" office:value="0.0563768115942029" calcext:value-type="float">
            <text:p>0.056376811594203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102" calcext:value-type="float">
            <text:p>2102</text:p>
          </table:table-cell>
          <table:table-cell office:value-type="float" office:value="1507" calcext:value-type="float">
            <text:p>1507</text:p>
          </table:table-cell>
          <table:table-cell table:formula="of:=[.B210]/[.A210]" office:value-type="float" office:value="0.101057692307692" calcext:value-type="float">
            <text:p>0.101057692307692</text:p>
          </table:table-cell>
          <table:table-cell table:formula="of:=[.C210]/[.A210]" office:value-type="float" office:value="0.0724519230769231" calcext:value-type="float">
            <text:p>0.072451923076923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2426" calcext:value-type="float">
            <text:p>2426</text:p>
          </table:table-cell>
          <table:table-cell office:value-type="float" office:value="1461" calcext:value-type="float">
            <text:p>1461</text:p>
          </table:table-cell>
          <table:table-cell table:formula="of:=[.B211]/[.A211]" office:value-type="float" office:value="0.116076555023923" calcext:value-type="float">
            <text:p>0.116076555023923</text:p>
          </table:table-cell>
          <table:table-cell table:formula="of:=[.C211]/[.A211]" office:value-type="float" office:value="0.0699043062200957" calcext:value-type="float">
            <text:p>0.06990430622009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243" calcext:value-type="float">
            <text:p>1243</text:p>
          </table:table-cell>
          <table:table-cell office:value-type="float" office:value="1464" calcext:value-type="float">
            <text:p>1464</text:p>
          </table:table-cell>
          <table:table-cell table:formula="of:=[.B212]/[.A212]" office:value-type="float" office:value="0.0591904761904762" calcext:value-type="float">
            <text:p>0.059190476190476</text:p>
          </table:table-cell>
          <table:table-cell table:formula="of:=[.C212]/[.A212]" office:value-type="float" office:value="0.0697142857142857" calcext:value-type="float">
            <text:p>0.069714285714286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481" calcext:value-type="float">
            <text:p>481</text:p>
          </table:table-cell>
          <table:table-cell office:value-type="float" office:value="1136" calcext:value-type="float">
            <text:p>1136</text:p>
          </table:table-cell>
          <table:table-cell table:formula="of:=[.B213]/[.A213]" office:value-type="float" office:value="0.0227962085308057" calcext:value-type="float">
            <text:p>0.022796208530806</text:p>
          </table:table-cell>
          <table:table-cell table:formula="of:=[.C213]/[.A213]" office:value-type="float" office:value="0.0538388625592417" calcext:value-type="float">
            <text:p>0.053838862559242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915" calcext:value-type="float">
            <text:p>1915</text:p>
          </table:table-cell>
          <table:table-cell office:value-type="float" office:value="1389" calcext:value-type="float">
            <text:p>1389</text:p>
          </table:table-cell>
          <table:table-cell table:formula="of:=[.B214]/[.A214]" office:value-type="float" office:value="0.0903301886792453" calcext:value-type="float">
            <text:p>0.090330188679245</text:p>
          </table:table-cell>
          <table:table-cell table:formula="of:=[.C214]/[.A214]" office:value-type="float" office:value="0.0655188679245283" calcext:value-type="float">
            <text:p>0.065518867924528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661" calcext:value-type="float">
            <text:p>1661</text:p>
          </table:table-cell>
          <table:table-cell office:value-type="float" office:value="1352" calcext:value-type="float">
            <text:p>1352</text:p>
          </table:table-cell>
          <table:table-cell table:formula="of:=[.B215]/[.A215]" office:value-type="float" office:value="0.077981220657277" calcext:value-type="float">
            <text:p>0.077981220657277</text:p>
          </table:table-cell>
          <table:table-cell table:formula="of:=[.C215]/[.A215]" office:value-type="float" office:value="0.0634741784037559" calcext:value-type="float">
            <text:p>0.063474178403756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1964" calcext:value-type="float">
            <text:p>1964</text:p>
          </table:table-cell>
          <table:table-cell office:value-type="float" office:value="1227" calcext:value-type="float">
            <text:p>1227</text:p>
          </table:table-cell>
          <table:table-cell table:formula="of:=[.B216]/[.A216]" office:value-type="float" office:value="0.0917757009345795" calcext:value-type="float">
            <text:p>0.09177570093458</text:p>
          </table:table-cell>
          <table:table-cell table:formula="of:=[.C216]/[.A216]" office:value-type="float" office:value="0.0573364485981308" calcext:value-type="float">
            <text:p>0.057336448598131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739" calcext:value-type="float">
            <text:p>1739</text:p>
          </table:table-cell>
          <table:table-cell office:value-type="float" office:value="1190" calcext:value-type="float">
            <text:p>1190</text:p>
          </table:table-cell>
          <table:table-cell table:formula="of:=[.B217]/[.A217]" office:value-type="float" office:value="0.0808837209302326" calcext:value-type="float">
            <text:p>0.080883720930233</text:p>
          </table:table-cell>
          <table:table-cell table:formula="of:=[.C217]/[.A217]" office:value-type="float" office:value="0.0553488372093023" calcext:value-type="float">
            <text:p>0.055348837209302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522" calcext:value-type="float">
            <text:p>1522</text:p>
          </table:table-cell>
          <table:table-cell office:value-type="float" office:value="1085" calcext:value-type="float">
            <text:p>1085</text:p>
          </table:table-cell>
          <table:table-cell table:formula="of:=[.B218]/[.A218]" office:value-type="float" office:value="0.070462962962963" calcext:value-type="float">
            <text:p>0.070462962962963</text:p>
          </table:table-cell>
          <table:table-cell table:formula="of:=[.C218]/[.A218]" office:value-type="float" office:value="0.0502314814814815" calcext:value-type="float">
            <text:p>0.050231481481482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1950" calcext:value-type="float">
            <text:p>1950</text:p>
          </table:table-cell>
          <table:table-cell office:value-type="float" office:value="1260" calcext:value-type="float">
            <text:p>1260</text:p>
          </table:table-cell>
          <table:table-cell table:formula="of:=[.B219]/[.A219]" office:value-type="float" office:value="0.0898617511520737" calcext:value-type="float">
            <text:p>0.089861751152074</text:p>
          </table:table-cell>
          <table:table-cell table:formula="of:=[.C219]/[.A219]" office:value-type="float" office:value="0.0580645161290323" calcext:value-type="float">
            <text:p>0.05806451612903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789" calcext:value-type="float">
            <text:p>1789</text:p>
          </table:table-cell>
          <table:table-cell office:value-type="float" office:value="1276" calcext:value-type="float">
            <text:p>1276</text:p>
          </table:table-cell>
          <table:table-cell table:formula="of:=[.B220]/[.A220]" office:value-type="float" office:value="0.0820642201834862" calcext:value-type="float">
            <text:p>0.082064220183486</text:p>
          </table:table-cell>
          <table:table-cell table:formula="of:=[.C220]/[.A220]" office:value-type="float" office:value="0.0585321100917431" calcext:value-type="float">
            <text:p>0.058532110091743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554" calcext:value-type="float">
            <text:p>1554</text:p>
          </table:table-cell>
          <table:table-cell office:value-type="float" office:value="1473" calcext:value-type="float">
            <text:p>1473</text:p>
          </table:table-cell>
          <table:table-cell table:formula="of:=[.B221]/[.A221]" office:value-type="float" office:value="0.070958904109589" calcext:value-type="float">
            <text:p>0.070958904109589</text:p>
          </table:table-cell>
          <table:table-cell table:formula="of:=[.C221]/[.A221]" office:value-type="float" office:value="0.0672602739726027" calcext:value-type="float">
            <text:p>0.06726027397260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435" calcext:value-type="float">
            <text:p>1435</text:p>
          </table:table-cell>
          <table:table-cell office:value-type="float" office:value="1054" calcext:value-type="float">
            <text:p>1054</text:p>
          </table:table-cell>
          <table:table-cell table:formula="of:=[.B222]/[.A222]" office:value-type="float" office:value="0.0652272727272727" calcext:value-type="float">
            <text:p>0.065227272727273</text:p>
          </table:table-cell>
          <table:table-cell table:formula="of:=[.C222]/[.A222]" office:value-type="float" office:value="0.0479090909090909" calcext:value-type="float">
            <text:p>0.047909090909091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968" calcext:value-type="float">
            <text:p>1968</text:p>
          </table:table-cell>
          <table:table-cell office:value-type="float" office:value="1466" calcext:value-type="float">
            <text:p>1466</text:p>
          </table:table-cell>
          <table:table-cell table:formula="of:=[.B223]/[.A223]" office:value-type="float" office:value="0.0890497737556561" calcext:value-type="float">
            <text:p>0.089049773755656</text:p>
          </table:table-cell>
          <table:table-cell table:formula="of:=[.C223]/[.A223]" office:value-type="float" office:value="0.0663348416289593" calcext:value-type="float">
            <text:p>0.066334841628959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855" calcext:value-type="float">
            <text:p>2855</text:p>
          </table:table-cell>
          <table:table-cell office:value-type="float" office:value="1681" calcext:value-type="float">
            <text:p>1681</text:p>
          </table:table-cell>
          <table:table-cell table:formula="of:=[.B224]/[.A224]" office:value-type="float" office:value="0.128603603603604" calcext:value-type="float">
            <text:p>0.128603603603604</text:p>
          </table:table-cell>
          <table:table-cell table:formula="of:=[.C224]/[.A224]" office:value-type="float" office:value="0.0757207207207207" calcext:value-type="float">
            <text:p>0.075720720720721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1847" calcext:value-type="float">
            <text:p>1847</text:p>
          </table:table-cell>
          <table:table-cell office:value-type="float" office:value="1288" calcext:value-type="float">
            <text:p>1288</text:p>
          </table:table-cell>
          <table:table-cell table:formula="of:=[.B225]/[.A225]" office:value-type="float" office:value="0.0828251121076233" calcext:value-type="float">
            <text:p>0.082825112107623</text:p>
          </table:table-cell>
          <table:table-cell table:formula="of:=[.C225]/[.A225]" office:value-type="float" office:value="0.0577578475336323" calcext:value-type="float">
            <text:p>0.057757847533632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087" calcext:value-type="float">
            <text:p>1087</text:p>
          </table:table-cell>
          <table:table-cell office:value-type="float" office:value="1161" calcext:value-type="float">
            <text:p>1161</text:p>
          </table:table-cell>
          <table:table-cell table:formula="of:=[.B226]/[.A226]" office:value-type="float" office:value="0.0485267857142857" calcext:value-type="float">
            <text:p>0.048526785714286</text:p>
          </table:table-cell>
          <table:table-cell table:formula="of:=[.C226]/[.A226]" office:value-type="float" office:value="0.0518303571428571" calcext:value-type="float">
            <text:p>0.051830357142857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218" calcext:value-type="float">
            <text:p>1218</text:p>
          </table:table-cell>
          <table:table-cell office:value-type="float" office:value="1290" calcext:value-type="float">
            <text:p>1290</text:p>
          </table:table-cell>
          <table:table-cell table:formula="of:=[.B227]/[.A227]" office:value-type="float" office:value="0.0541333333333333" calcext:value-type="float">
            <text:p>0.054133333333333</text:p>
          </table:table-cell>
          <table:table-cell table:formula="of:=[.C227]/[.A227]" office:value-type="float" office:value="0.0573333333333333" calcext:value-type="float">
            <text:p>0.057333333333333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730" calcext:value-type="float">
            <text:p>2730</text:p>
          </table:table-cell>
          <table:table-cell office:value-type="float" office:value="1156" calcext:value-type="float">
            <text:p>1156</text:p>
          </table:table-cell>
          <table:table-cell table:formula="of:=[.B228]/[.A228]" office:value-type="float" office:value="0.120796460176991" calcext:value-type="float">
            <text:p>0.120796460176991</text:p>
          </table:table-cell>
          <table:table-cell table:formula="of:=[.C228]/[.A228]" office:value-type="float" office:value="0.0511504424778761" calcext:value-type="float">
            <text:p>0.051150442477876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2818" calcext:value-type="float">
            <text:p>2818</text:p>
          </table:table-cell>
          <table:table-cell office:value-type="float" office:value="1724" calcext:value-type="float">
            <text:p>1724</text:p>
          </table:table-cell>
          <table:table-cell table:formula="of:=[.B229]/[.A229]" office:value-type="float" office:value="0.124140969162996" calcext:value-type="float">
            <text:p>0.124140969162996</text:p>
          </table:table-cell>
          <table:table-cell table:formula="of:=[.C229]/[.A229]" office:value-type="float" office:value="0.0759471365638767" calcext:value-type="float">
            <text:p>0.075947136563877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823" calcext:value-type="float">
            <text:p>823</text:p>
          </table:table-cell>
          <table:table-cell office:value-type="float" office:value="933" calcext:value-type="float">
            <text:p>933</text:p>
          </table:table-cell>
          <table:table-cell table:formula="of:=[.B230]/[.A230]" office:value-type="float" office:value="0.0360964912280702" calcext:value-type="float">
            <text:p>0.03609649122807</text:p>
          </table:table-cell>
          <table:table-cell table:formula="of:=[.C230]/[.A230]" office:value-type="float" office:value="0.040921052631579" calcext:value-type="float">
            <text:p>0.040921052631579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281" calcext:value-type="float">
            <text:p>1281</text:p>
          </table:table-cell>
          <table:table-cell office:value-type="float" office:value="1552" calcext:value-type="float">
            <text:p>1552</text:p>
          </table:table-cell>
          <table:table-cell table:formula="of:=[.B231]/[.A231]" office:value-type="float" office:value="0.055938864628821" calcext:value-type="float">
            <text:p>0.055938864628821</text:p>
          </table:table-cell>
          <table:table-cell table:formula="of:=[.C231]/[.A231]" office:value-type="float" office:value="0.0677729257641921" calcext:value-type="float">
            <text:p>0.06777292576419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964" calcext:value-type="float">
            <text:p>2964</text:p>
          </table:table-cell>
          <table:table-cell office:value-type="float" office:value="1602" calcext:value-type="float">
            <text:p>1602</text:p>
          </table:table-cell>
          <table:table-cell table:formula="of:=[.B232]/[.A232]" office:value-type="float" office:value="0.128869565217391" calcext:value-type="float">
            <text:p>0.128869565217391</text:p>
          </table:table-cell>
          <table:table-cell table:formula="of:=[.C232]/[.A232]" office:value-type="float" office:value="0.0696521739130435" calcext:value-type="float">
            <text:p>0.069652173913044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542" calcext:value-type="float">
            <text:p>2542</text:p>
          </table:table-cell>
          <table:table-cell office:value-type="float" office:value="1443" calcext:value-type="float">
            <text:p>1443</text:p>
          </table:table-cell>
          <table:table-cell table:formula="of:=[.B233]/[.A233]" office:value-type="float" office:value="0.11004329004329" calcext:value-type="float">
            <text:p>0.11004329004329</text:p>
          </table:table-cell>
          <table:table-cell table:formula="of:=[.C233]/[.A233]" office:value-type="float" office:value="0.0624675324675325" calcext:value-type="float">
            <text:p>0.062467532467533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830" calcext:value-type="float">
            <text:p>830</text:p>
          </table:table-cell>
          <table:table-cell office:value-type="float" office:value="1014" calcext:value-type="float">
            <text:p>1014</text:p>
          </table:table-cell>
          <table:table-cell table:formula="of:=[.B234]/[.A234]" office:value-type="float" office:value="0.0357758620689655" calcext:value-type="float">
            <text:p>0.035775862068966</text:p>
          </table:table-cell>
          <table:table-cell table:formula="of:=[.C234]/[.A234]" office:value-type="float" office:value="0.0437068965517241" calcext:value-type="float">
            <text:p>0.043706896551724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3527" calcext:value-type="float">
            <text:p>3527</text:p>
          </table:table-cell>
          <table:table-cell office:value-type="float" office:value="1590" calcext:value-type="float">
            <text:p>1590</text:p>
          </table:table-cell>
          <table:table-cell table:formula="of:=[.B235]/[.A235]" office:value-type="float" office:value="0.15137339055794" calcext:value-type="float">
            <text:p>0.15137339055794</text:p>
          </table:table-cell>
          <table:table-cell table:formula="of:=[.C235]/[.A235]" office:value-type="float" office:value="0.0682403433476395" calcext:value-type="float">
            <text:p>0.06824034334764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845" calcext:value-type="float">
            <text:p>1845</text:p>
          </table:table-cell>
          <table:table-cell office:value-type="float" office:value="1378" calcext:value-type="float">
            <text:p>1378</text:p>
          </table:table-cell>
          <table:table-cell table:formula="of:=[.B236]/[.A236]" office:value-type="float" office:value="0.0788461538461538" calcext:value-type="float">
            <text:p>0.078846153846154</text:p>
          </table:table-cell>
          <table:table-cell table:formula="of:=[.C236]/[.A236]" office:value-type="float" office:value="0.0588888888888889" calcext:value-type="float">
            <text:p>0.058888888888889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70" calcext:value-type="float">
            <text:p>170</text:p>
          </table:table-cell>
          <table:table-cell office:value-type="float" office:value="1149" calcext:value-type="float">
            <text:p>1149</text:p>
          </table:table-cell>
          <table:table-cell table:formula="of:=[.B237]/[.A237]" office:value-type="float" office:value="0.00723404255319149" calcext:value-type="float">
            <text:p>0.007234042553191</text:p>
          </table:table-cell>
          <table:table-cell table:formula="of:=[.C237]/[.A237]" office:value-type="float" office:value="0.0488936170212766" calcext:value-type="float">
            <text:p>0.048893617021277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781" calcext:value-type="float">
            <text:p>2781</text:p>
          </table:table-cell>
          <table:table-cell office:value-type="float" office:value="1756" calcext:value-type="float">
            <text:p>1756</text:p>
          </table:table-cell>
          <table:table-cell table:formula="of:=[.B238]/[.A238]" office:value-type="float" office:value="0.117838983050847" calcext:value-type="float">
            <text:p>0.117838983050847</text:p>
          </table:table-cell>
          <table:table-cell table:formula="of:=[.C238]/[.A238]" office:value-type="float" office:value="0.074406779661017" calcext:value-type="float">
            <text:p>0.074406779661017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352" calcext:value-type="float">
            <text:p>2352</text:p>
          </table:table-cell>
          <table:table-cell office:value-type="float" office:value="1456" calcext:value-type="float">
            <text:p>1456</text:p>
          </table:table-cell>
          <table:table-cell table:formula="of:=[.B239]/[.A239]" office:value-type="float" office:value="0.0992405063291139" calcext:value-type="float">
            <text:p>0.099240506329114</text:p>
          </table:table-cell>
          <table:table-cell table:formula="of:=[.C239]/[.A239]" office:value-type="float" office:value="0.0614345991561182" calcext:value-type="float">
            <text:p>0.061434599156118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278" calcext:value-type="float">
            <text:p>1278</text:p>
          </table:table-cell>
          <table:table-cell office:value-type="float" office:value="1214" calcext:value-type="float">
            <text:p>1214</text:p>
          </table:table-cell>
          <table:table-cell table:formula="of:=[.B240]/[.A240]" office:value-type="float" office:value="0.0536974789915966" calcext:value-type="float">
            <text:p>0.053697478991597</text:p>
          </table:table-cell>
          <table:table-cell table:formula="of:=[.C240]/[.A240]" office:value-type="float" office:value="0.0510084033613445" calcext:value-type="float">
            <text:p>0.05100840336134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981" calcext:value-type="float">
            <text:p>981</text:p>
          </table:table-cell>
          <table:table-cell office:value-type="float" office:value="1143" calcext:value-type="float">
            <text:p>1143</text:p>
          </table:table-cell>
          <table:table-cell table:formula="of:=[.B241]/[.A241]" office:value-type="float" office:value="0.0410460251046025" calcext:value-type="float">
            <text:p>0.041046025104603</text:p>
          </table:table-cell>
          <table:table-cell table:formula="of:=[.C241]/[.A241]" office:value-type="float" office:value="0.0478242677824268" calcext:value-type="float">
            <text:p>0.04782426778242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675" calcext:value-type="float">
            <text:p>1675</text:p>
          </table:table-cell>
          <table:table-cell office:value-type="float" office:value="1248" calcext:value-type="float">
            <text:p>1248</text:p>
          </table:table-cell>
          <table:table-cell table:formula="of:=[.B242]/[.A242]" office:value-type="float" office:value="0.0697916666666667" calcext:value-type="float">
            <text:p>0.069791666666667</text:p>
          </table:table-cell>
          <table:table-cell table:formula="of:=[.C242]/[.A242]"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195" calcext:value-type="float">
            <text:p>2195</text:p>
          </table:table-cell>
          <table:table-cell office:value-type="float" office:value="1451" calcext:value-type="float">
            <text:p>1451</text:p>
          </table:table-cell>
          <table:table-cell table:formula="of:=[.B243]/[.A243]" office:value-type="float" office:value="0.0910788381742739" calcext:value-type="float">
            <text:p>0.091078838174274</text:p>
          </table:table-cell>
          <table:table-cell table:formula="of:=[.C243]/[.A243]" office:value-type="float" office:value="0.0602074688796681" calcext:value-type="float">
            <text:p>0.060207468879668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2986" calcext:value-type="float">
            <text:p>2986</text:p>
          </table:table-cell>
          <table:table-cell office:value-type="float" office:value="6552" calcext:value-type="float">
            <text:p>6552</text:p>
          </table:table-cell>
          <table:table-cell table:formula="of:=[.B244]/[.A244]" office:value-type="float" office:value="0.123388429752066" calcext:value-type="float">
            <text:p>0.123388429752066</text:p>
          </table:table-cell>
          <table:table-cell table:formula="of:=[.C244]/[.A244]" office:value-type="float" office:value="0.270743801652893" calcext:value-type="float">
            <text:p>0.270743801652893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617" calcext:value-type="float">
            <text:p>1617</text:p>
          </table:table-cell>
          <table:table-cell office:value-type="float" office:value="1583" calcext:value-type="float">
            <text:p>1583</text:p>
          </table:table-cell>
          <table:table-cell table:formula="of:=[.B245]/[.A245]" office:value-type="float" office:value="0.0665432098765432" calcext:value-type="float">
            <text:p>0.066543209876543</text:p>
          </table:table-cell>
          <table:table-cell table:formula="of:=[.C245]/[.A245]" office:value-type="float" office:value="0.0651440329218107" calcext:value-type="float">
            <text:p>0.065144032921811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802" calcext:value-type="float">
            <text:p>2802</text:p>
          </table:table-cell>
          <table:table-cell office:value-type="float" office:value="1766" calcext:value-type="float">
            <text:p>1766</text:p>
          </table:table-cell>
          <table:table-cell table:formula="of:=[.B246]/[.A246]" office:value-type="float" office:value="0.11483606557377" calcext:value-type="float">
            <text:p>0.11483606557377</text:p>
          </table:table-cell>
          <table:table-cell table:formula="of:=[.C246]/[.A246]" office:value-type="float" office:value="0.0723770491803279" calcext:value-type="float">
            <text:p>0.072377049180328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143" calcext:value-type="float">
            <text:p>2143</text:p>
          </table:table-cell>
          <table:table-cell office:value-type="float" office:value="7915" calcext:value-type="float">
            <text:p>7915</text:p>
          </table:table-cell>
          <table:table-cell table:formula="of:=[.B247]/[.A247]" office:value-type="float" office:value="0.087469387755102" calcext:value-type="float">
            <text:p>0.087469387755102</text:p>
          </table:table-cell>
          <table:table-cell table:formula="of:=[.C247]/[.A247]" office:value-type="float" office:value="0.323061224489796" calcext:value-type="float">
            <text:p>0.323061224489796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97" calcext:value-type="float">
            <text:p>197</text:p>
          </table:table-cell>
          <table:table-cell office:value-type="float" office:value="1403" calcext:value-type="float">
            <text:p>1403</text:p>
          </table:table-cell>
          <table:table-cell table:formula="of:=[.B248]/[.A248]" office:value-type="float" office:value="0.00800813008130081" calcext:value-type="float">
            <text:p>0.008008130081301</text:p>
          </table:table-cell>
          <table:table-cell table:formula="of:=[.C248]/[.A248]" office:value-type="float" office:value="0.0570325203252033" calcext:value-type="float">
            <text:p>0.057032520325203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2321" calcext:value-type="float">
            <text:p>2321</text:p>
          </table:table-cell>
          <table:table-cell office:value-type="float" office:value="1450" calcext:value-type="float">
            <text:p>1450</text:p>
          </table:table-cell>
          <table:table-cell table:formula="of:=[.B249]/[.A249]" office:value-type="float" office:value="0.0939676113360324" calcext:value-type="float">
            <text:p>0.093967611336032</text:p>
          </table:table-cell>
          <table:table-cell table:formula="of:=[.C249]/[.A249]" office:value-type="float" office:value="0.0587044534412955" calcext:value-type="float">
            <text:p>0.058704453441296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033" calcext:value-type="float">
            <text:p>2033</text:p>
          </table:table-cell>
          <table:table-cell office:value-type="float" office:value="1548" calcext:value-type="float">
            <text:p>1548</text:p>
          </table:table-cell>
          <table:table-cell table:formula="of:=[.B250]/[.A250]" office:value-type="float" office:value="0.0819758064516129" calcext:value-type="float">
            <text:p>0.081975806451613</text:p>
          </table:table-cell>
          <table:table-cell table:formula="of:=[.C250]/[.A250]" office:value-type="float" office:value="0.0624193548387097" calcext:value-type="float">
            <text:p>0.06241935483871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2499" calcext:value-type="float">
            <text:p>2499</text:p>
          </table:table-cell>
          <table:table-cell office:value-type="float" office:value="1838" calcext:value-type="float">
            <text:p>1838</text:p>
          </table:table-cell>
          <table:table-cell table:formula="of:=[.B251]/[.A251]" office:value-type="float" office:value="0.100361445783133" calcext:value-type="float">
            <text:p>0.100361445783133</text:p>
          </table:table-cell>
          <table:table-cell table:formula="of:=[.C251]/[.A251]" office:value-type="float" office:value="0.0738152610441767" calcext:value-type="float">
            <text:p>0.07381526104417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962" calcext:value-type="float">
            <text:p>1962</text:p>
          </table:table-cell>
          <table:table-cell office:value-type="float" office:value="1495" calcext:value-type="float">
            <text:p>1495</text:p>
          </table:table-cell>
          <table:table-cell table:formula="of:=[.B252]/[.A252]" office:value-type="float" office:value="0.07848" calcext:value-type="float">
            <text:p>0.07848</text:p>
          </table:table-cell>
          <table:table-cell table:formula="of:=[.C252]/[.A252]" office:value-type="float" office:value="0.0598" calcext:value-type="float">
            <text:p>0.0598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825" calcext:value-type="float">
            <text:p>1825</text:p>
          </table:table-cell>
          <table:table-cell office:value-type="float" office:value="4899" calcext:value-type="float">
            <text:p>4899</text:p>
          </table:table-cell>
          <table:table-cell table:formula="of:=[.B253]/[.A253]" office:value-type="float" office:value="0.0727091633466136" calcext:value-type="float">
            <text:p>0.072709163346614</text:p>
          </table:table-cell>
          <table:table-cell table:formula="of:=[.C253]/[.A253]" office:value-type="float" office:value="0.195179282868526" calcext:value-type="float">
            <text:p>0.195179282868526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011" calcext:value-type="float">
            <text:p>2011</text:p>
          </table:table-cell>
          <table:table-cell office:value-type="float" office:value="1385" calcext:value-type="float">
            <text:p>1385</text:p>
          </table:table-cell>
          <table:table-cell table:formula="of:=[.B254]/[.A254]" office:value-type="float" office:value="0.0798015873015873" calcext:value-type="float">
            <text:p>0.079801587301587</text:p>
          </table:table-cell>
          <table:table-cell table:formula="of:=[.C254]/[.A254]" office:value-type="float" office:value="0.0549603174603175" calcext:value-type="float">
            <text:p>0.054960317460318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665" calcext:value-type="float">
            <text:p>665</text:p>
          </table:table-cell>
          <table:table-cell office:value-type="float" office:value="1075" calcext:value-type="float">
            <text:p>1075</text:p>
          </table:table-cell>
          <table:table-cell table:formula="of:=[.B255]/[.A255]" office:value-type="float" office:value="0.0262845849802372" calcext:value-type="float">
            <text:p>0.026284584980237</text:p>
          </table:table-cell>
          <table:table-cell table:formula="of:=[.C255]/[.A255]" office:value-type="float" office:value="0.0424901185770751" calcext:value-type="float">
            <text:p>0.042490118577075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2129" calcext:value-type="float">
            <text:p>2129</text:p>
          </table:table-cell>
          <table:table-cell office:value-type="float" office:value="1487" calcext:value-type="float">
            <text:p>1487</text:p>
          </table:table-cell>
          <table:table-cell table:formula="of:=[.B256]/[.A256]" office:value-type="float" office:value="0.0838188976377953" calcext:value-type="float">
            <text:p>0.083818897637795</text:p>
          </table:table-cell>
          <table:table-cell table:formula="of:=[.C256]/[.A256]" office:value-type="float" office:value="0.0585433070866142" calcext:value-type="float">
            <text:p>0.058543307086614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846" calcext:value-type="float">
            <text:p>1846</text:p>
          </table:table-cell>
          <table:table-cell office:value-type="float" office:value="1259" calcext:value-type="float">
            <text:p>1259</text:p>
          </table:table-cell>
          <table:table-cell table:formula="of:=[.B257]/[.A257]" office:value-type="float" office:value="0.0723921568627451" calcext:value-type="float">
            <text:p>0.072392156862745</text:p>
          </table:table-cell>
          <table:table-cell table:formula="of:=[.C257]/[.A257]" office:value-type="float" office:value="0.0493725490196078" calcext:value-type="float">
            <text:p>0.049372549019608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479" calcext:value-type="float">
            <text:p>2479</text:p>
          </table:table-cell>
          <table:table-cell office:value-type="float" office:value="1545" calcext:value-type="float">
            <text:p>1545</text:p>
          </table:table-cell>
          <table:table-cell table:formula="of:=[.B258]/[.A258]" office:value-type="float" office:value="0.0968359375" calcext:value-type="float">
            <text:p>0.0968359375</text:p>
          </table:table-cell>
          <table:table-cell table:formula="of:=[.C258]/[.A258]" office:value-type="float" office:value="0.0603515625" calcext:value-type="float">
            <text:p>0.0603515625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922" calcext:value-type="float">
            <text:p>922</text:p>
          </table:table-cell>
          <table:table-cell office:value-type="float" office:value="1227" calcext:value-type="float">
            <text:p>1227</text:p>
          </table:table-cell>
          <table:table-cell table:formula="of:=[.B259]/[.A259]" office:value-type="float" office:value="0.035875486381323" calcext:value-type="float">
            <text:p>0.035875486381323</text:p>
          </table:table-cell>
          <table:table-cell table:formula="of:=[.C259]/[.A259]" office:value-type="float" office:value="0.0477431906614786" calcext:value-type="float">
            <text:p>0.047743190661479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320" calcext:value-type="float">
            <text:p>2320</text:p>
          </table:table-cell>
          <table:table-cell office:value-type="float" office:value="1386" calcext:value-type="float">
            <text:p>1386</text:p>
          </table:table-cell>
          <table:table-cell table:formula="of:=[.B260]/[.A260]" office:value-type="float" office:value="0.089922480620155" calcext:value-type="float">
            <text:p>0.089922480620155</text:p>
          </table:table-cell>
          <table:table-cell table:formula="of:=[.C260]/[.A260]" office:value-type="float" office:value="0.0537209302325581" calcext:value-type="float">
            <text:p>0.053720930232558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730" calcext:value-type="float">
            <text:p>730</text:p>
          </table:table-cell>
          <table:table-cell office:value-type="float" office:value="869" calcext:value-type="float">
            <text:p>869</text:p>
          </table:table-cell>
          <table:table-cell table:formula="of:=[.B261]/[.A261]" office:value-type="float" office:value="0.0281853281853282" calcext:value-type="float">
            <text:p>0.028185328185328</text:p>
          </table:table-cell>
          <table:table-cell table:formula="of:=[.C261]/[.A261]" office:value-type="float" office:value="0.0335521235521235" calcext:value-type="float">
            <text:p>0.03355212355212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782" calcext:value-type="float">
            <text:p>782</text:p>
          </table:table-cell>
          <table:table-cell office:value-type="float" office:value="1003" calcext:value-type="float">
            <text:p>1003</text:p>
          </table:table-cell>
          <table:table-cell table:formula="of:=[.B262]/[.A262]" office:value-type="float" office:value="0.0300769230769231" calcext:value-type="float">
            <text:p>0.030076923076923</text:p>
          </table:table-cell>
          <table:table-cell table:formula="of:=[.C262]/[.A262]" office:value-type="float" office:value="0.0385769230769231" calcext:value-type="float">
            <text:p>0.038576923076923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278" calcext:value-type="float">
            <text:p>1278</text:p>
          </table:table-cell>
          <table:table-cell office:value-type="float" office:value="1240" calcext:value-type="float">
            <text:p>1240</text:p>
          </table:table-cell>
          <table:table-cell table:formula="of:=[.B263]/[.A263]" office:value-type="float" office:value="0.0489655172413793" calcext:value-type="float">
            <text:p>0.048965517241379</text:p>
          </table:table-cell>
          <table:table-cell table:formula="of:=[.C263]/[.A263]" office:value-type="float" office:value="0.0475095785440613" calcext:value-type="float">
            <text:p>0.047509578544061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3108" calcext:value-type="float">
            <text:p>3108</text:p>
          </table:table-cell>
          <table:table-cell office:value-type="float" office:value="1649" calcext:value-type="float">
            <text:p>1649</text:p>
          </table:table-cell>
          <table:table-cell table:formula="of:=[.B264]/[.A264]" office:value-type="float" office:value="0.118625954198473" calcext:value-type="float">
            <text:p>0.118625954198473</text:p>
          </table:table-cell>
          <table:table-cell table:formula="of:=[.C264]/[.A264]" office:value-type="float" office:value="0.0629389312977099" calcext:value-type="float">
            <text:p>0.06293893129771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850" calcext:value-type="float">
            <text:p>850</text:p>
          </table:table-cell>
          <table:table-cell office:value-type="float" office:value="1763" calcext:value-type="float">
            <text:p>1763</text:p>
          </table:table-cell>
          <table:table-cell table:formula="of:=[.B265]/[.A265]" office:value-type="float" office:value="0.032319391634981" calcext:value-type="float">
            <text:p>0.032319391634981</text:p>
          </table:table-cell>
          <table:table-cell table:formula="of:=[.C265]/[.A265]" office:value-type="float" office:value="0.0670342205323194" calcext:value-type="float">
            <text:p>0.067034220532319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884" calcext:value-type="float">
            <text:p>2884</text:p>
          </table:table-cell>
          <table:table-cell office:value-type="float" office:value="1805" calcext:value-type="float">
            <text:p>1805</text:p>
          </table:table-cell>
          <table:table-cell table:formula="of:=[.B266]/[.A266]" office:value-type="float" office:value="0.109242424242424" calcext:value-type="float">
            <text:p>0.109242424242424</text:p>
          </table:table-cell>
          <table:table-cell table:formula="of:=[.C266]/[.A266]" office:value-type="float" office:value="0.0683712121212121" calcext:value-type="float">
            <text:p>0.068371212121212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619" calcext:value-type="float">
            <text:p>619</text:p>
          </table:table-cell>
          <table:table-cell office:value-type="float" office:value="1295" calcext:value-type="float">
            <text:p>1295</text:p>
          </table:table-cell>
          <table:table-cell table:formula="of:=[.B267]/[.A267]" office:value-type="float" office:value="0.0233584905660377" calcext:value-type="float">
            <text:p>0.023358490566038</text:p>
          </table:table-cell>
          <table:table-cell table:formula="of:=[.C267]/[.A267]" office:value-type="float" office:value="0.0488679245283019" calcext:value-type="float">
            <text:p>0.048867924528302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890" calcext:value-type="float">
            <text:p>1890</text:p>
          </table:table-cell>
          <table:table-cell office:value-type="float" office:value="1437" calcext:value-type="float">
            <text:p>1437</text:p>
          </table:table-cell>
          <table:table-cell table:formula="of:=[.B268]/[.A268]" office:value-type="float" office:value="0.0710526315789474" calcext:value-type="float">
            <text:p>0.071052631578947</text:p>
          </table:table-cell>
          <table:table-cell table:formula="of:=[.C268]/[.A268]" office:value-type="float" office:value="0.0540225563909774" calcext:value-type="float">
            <text:p>0.054022556390978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412" calcext:value-type="float">
            <text:p>2412</text:p>
          </table:table-cell>
          <table:table-cell office:value-type="float" office:value="1453" calcext:value-type="float">
            <text:p>1453</text:p>
          </table:table-cell>
          <table:table-cell table:formula="of:=[.B269]/[.A269]" office:value-type="float" office:value="0.0903370786516854" calcext:value-type="float">
            <text:p>0.090337078651685</text:p>
          </table:table-cell>
          <table:table-cell table:formula="of:=[.C269]/[.A269]" office:value-type="float" office:value="0.0544194756554307" calcext:value-type="float">
            <text:p>0.054419475655431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407" calcext:value-type="float">
            <text:p>407</text:p>
          </table:table-cell>
          <table:table-cell office:value-type="float" office:value="1159" calcext:value-type="float">
            <text:p>1159</text:p>
          </table:table-cell>
          <table:table-cell table:formula="of:=[.B270]/[.A270]" office:value-type="float" office:value="0.0151865671641791" calcext:value-type="float">
            <text:p>0.015186567164179</text:p>
          </table:table-cell>
          <table:table-cell table:formula="of:=[.C270]/[.A270]" office:value-type="float" office:value="0.0432462686567164" calcext:value-type="float">
            <text:p>0.043246268656717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1004" calcext:value-type="float">
            <text:p>1004</text:p>
          </table:table-cell>
          <table:table-cell office:value-type="float" office:value="908" calcext:value-type="float">
            <text:p>908</text:p>
          </table:table-cell>
          <table:table-cell table:formula="of:=[.B271]/[.A271]" office:value-type="float" office:value="0.0373234200743494" calcext:value-type="float">
            <text:p>0.03732342007435</text:p>
          </table:table-cell>
          <table:table-cell table:formula="of:=[.C271]/[.A271]" office:value-type="float" office:value="0.0337546468401487" calcext:value-type="float">
            <text:p>0.03375464684014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645" calcext:value-type="float">
            <text:p>1645</text:p>
          </table:table-cell>
          <table:table-cell office:value-type="float" office:value="1298" calcext:value-type="float">
            <text:p>1298</text:p>
          </table:table-cell>
          <table:table-cell table:formula="of:=[.B272]/[.A272]" office:value-type="float" office:value="0.0609259259259259" calcext:value-type="float">
            <text:p>0.060925925925926</text:p>
          </table:table-cell>
          <table:table-cell table:formula="of:=[.C272]/[.A272]" office:value-type="float" office:value="0.0480740740740741" calcext:value-type="float">
            <text:p>0.048074074074074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016" calcext:value-type="float">
            <text:p>2016</text:p>
          </table:table-cell>
          <table:table-cell office:value-type="float" office:value="1188" calcext:value-type="float">
            <text:p>1188</text:p>
          </table:table-cell>
          <table:table-cell table:formula="of:=[.B273]/[.A273]" office:value-type="float" office:value="0.0743911439114391" calcext:value-type="float">
            <text:p>0.074391143911439</text:p>
          </table:table-cell>
          <table:table-cell table:formula="of:=[.C273]/[.A273]" office:value-type="float" office:value="0.0438376383763838" calcext:value-type="float">
            <text:p>0.043837638376384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611" calcext:value-type="float">
            <text:p>611</text:p>
          </table:table-cell>
          <table:table-cell office:value-type="float" office:value="1162" calcext:value-type="float">
            <text:p>1162</text:p>
          </table:table-cell>
          <table:table-cell table:formula="of:=[.B274]/[.A274]" office:value-type="float" office:value="0.0224632352941176" calcext:value-type="float">
            <text:p>0.022463235294118</text:p>
          </table:table-cell>
          <table:table-cell table:formula="of:=[.C274]/[.A274]" office:value-type="float" office:value="0.0427205882352941" calcext:value-type="float">
            <text:p>0.042720588235294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1751" calcext:value-type="float">
            <text:p>1751</text:p>
          </table:table-cell>
          <table:table-cell office:value-type="float" office:value="1312" calcext:value-type="float">
            <text:p>1312</text:p>
          </table:table-cell>
          <table:table-cell table:formula="of:=[.B275]/[.A275]" office:value-type="float" office:value="0.0641391941391941" calcext:value-type="float">
            <text:p>0.064139194139194</text:p>
          </table:table-cell>
          <table:table-cell table:formula="of:=[.C275]/[.A275]" office:value-type="float" office:value="0.0480586080586081" calcext:value-type="float">
            <text:p>0.048058608058608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603" calcext:value-type="float">
            <text:p>603</text:p>
          </table:table-cell>
          <table:table-cell office:value-type="float" office:value="1172" calcext:value-type="float">
            <text:p>1172</text:p>
          </table:table-cell>
          <table:table-cell table:formula="of:=[.B276]/[.A276]" office:value-type="float" office:value="0.022007299270073" calcext:value-type="float">
            <text:p>0.022007299270073</text:p>
          </table:table-cell>
          <table:table-cell table:formula="of:=[.C276]/[.A276]" office:value-type="float" office:value="0.0427737226277372" calcext:value-type="float">
            <text:p>0.042773722627737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616" calcext:value-type="float">
            <text:p>1616</text:p>
          </table:table-cell>
          <table:table-cell office:value-type="float" office:value="1235" calcext:value-type="float">
            <text:p>1235</text:p>
          </table:table-cell>
          <table:table-cell table:formula="of:=[.B277]/[.A277]" office:value-type="float" office:value="0.0587636363636364" calcext:value-type="float">
            <text:p>0.058763636363636</text:p>
          </table:table-cell>
          <table:table-cell table:formula="of:=[.C277]/[.A277]" office:value-type="float" office:value="0.0449090909090909" calcext:value-type="float">
            <text:p>0.04490909090909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584" calcext:value-type="float">
            <text:p>1584</text:p>
          </table:table-cell>
          <table:table-cell office:value-type="float" office:value="1375" calcext:value-type="float">
            <text:p>1375</text:p>
          </table:table-cell>
          <table:table-cell table:formula="of:=[.B278]/[.A278]" office:value-type="float" office:value="0.0573913043478261" calcext:value-type="float">
            <text:p>0.057391304347826</text:p>
          </table:table-cell>
          <table:table-cell table:formula="of:=[.C278]/[.A278]" office:value-type="float" office:value="0.0498188405797101" calcext:value-type="float">
            <text:p>0.04981884057971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table:formula="of:=[.B279]/[.A279]" office:value-type="float" office:value="0.0577256317689531" calcext:value-type="float">
            <text:p>0.057725631768953</text:p>
          </table:table-cell>
          <table:table-cell table:formula="of:=[.C279]/[.A279]" office:value-type="float" office:value="0.0577617328519856" calcext:value-type="float">
            <text:p>0.057761732851986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197" calcext:value-type="float">
            <text:p>2197</text:p>
          </table:table-cell>
          <table:table-cell office:value-type="float" office:value="1269" calcext:value-type="float">
            <text:p>1269</text:p>
          </table:table-cell>
          <table:table-cell table:formula="of:=[.B280]/[.A280]" office:value-type="float" office:value="0.0790287769784173" calcext:value-type="float">
            <text:p>0.079028776978417</text:p>
          </table:table-cell>
          <table:table-cell table:formula="of:=[.C280]/[.A280]" office:value-type="float" office:value="0.0456474820143885" calcext:value-type="float">
            <text:p>0.045647482014389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352" calcext:value-type="float">
            <text:p>1352</text:p>
          </table:table-cell>
          <table:table-cell office:value-type="float" office:value="1225" calcext:value-type="float">
            <text:p>1225</text:p>
          </table:table-cell>
          <table:table-cell table:formula="of:=[.B281]/[.A281]" office:value-type="float" office:value="0.0484587813620072" calcext:value-type="float">
            <text:p>0.048458781362007</text:p>
          </table:table-cell>
          <table:table-cell table:formula="of:=[.C281]/[.A281]" office:value-type="float" office:value="0.0439068100358423" calcext:value-type="float">
            <text:p>0.04390681003584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683" calcext:value-type="float">
            <text:p>2683</text:p>
          </table:table-cell>
          <table:table-cell office:value-type="float" office:value="1625" calcext:value-type="float">
            <text:p>1625</text:p>
          </table:table-cell>
          <table:table-cell table:formula="of:=[.B282]/[.A282]" office:value-type="float" office:value="0.0958214285714286" calcext:value-type="float">
            <text:p>0.095821428571429</text:p>
          </table:table-cell>
          <table:table-cell table:formula="of:=[.C282]/[.A282]" office:value-type="float" office:value="0.0580357142857143" calcext:value-type="float">
            <text:p>0.058035714285714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568" calcext:value-type="float">
            <text:p>1568</text:p>
          </table:table-cell>
          <table:table-cell office:value-type="float" office:value="1117" calcext:value-type="float">
            <text:p>1117</text:p>
          </table:table-cell>
          <table:table-cell table:formula="of:=[.B283]/[.A283]" office:value-type="float" office:value="0.0558007117437722" calcext:value-type="float">
            <text:p>0.055800711743772</text:p>
          </table:table-cell>
          <table:table-cell table:formula="of:=[.C283]/[.A283]" office:value-type="float" office:value="0.0397508896797153" calcext:value-type="float">
            <text:p>0.039750889679715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2052" calcext:value-type="float">
            <text:p>2052</text:p>
          </table:table-cell>
          <table:table-cell office:value-type="float" office:value="1336" calcext:value-type="float">
            <text:p>1336</text:p>
          </table:table-cell>
          <table:table-cell table:formula="of:=[.B284]/[.A284]" office:value-type="float" office:value="0.0727659574468085" calcext:value-type="float">
            <text:p>0.072765957446809</text:p>
          </table:table-cell>
          <table:table-cell table:formula="of:=[.C284]/[.A284]" office:value-type="float" office:value="0.0473758865248227" calcext:value-type="float">
            <text:p>0.047375886524823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893" calcext:value-type="float">
            <text:p>1893</text:p>
          </table:table-cell>
          <table:table-cell office:value-type="float" office:value="6143" calcext:value-type="float">
            <text:p>6143</text:p>
          </table:table-cell>
          <table:table-cell table:formula="of:=[.B285]/[.A285]" office:value-type="float" office:value="0.0668904593639576" calcext:value-type="float">
            <text:p>0.066890459363958</text:p>
          </table:table-cell>
          <table:table-cell table:formula="of:=[.C285]/[.A285]" office:value-type="float" office:value="0.217067137809187" calcext:value-type="float">
            <text:p>0.217067137809187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1279" calcext:value-type="float">
            <text:p>1279</text:p>
          </table:table-cell>
          <table:table-cell office:value-type="float" office:value="1211" calcext:value-type="float">
            <text:p>1211</text:p>
          </table:table-cell>
          <table:table-cell table:formula="of:=[.B286]/[.A286]" office:value-type="float" office:value="0.0450352112676056" calcext:value-type="float">
            <text:p>0.045035211267606</text:p>
          </table:table-cell>
          <table:table-cell table:formula="of:=[.C286]/[.A286]" office:value-type="float" office:value="0.0426408450704225" calcext:value-type="float">
            <text:p>0.042640845070423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571" calcext:value-type="float">
            <text:p>1571</text:p>
          </table:table-cell>
          <table:table-cell office:value-type="float" office:value="1284" calcext:value-type="float">
            <text:p>1284</text:p>
          </table:table-cell>
          <table:table-cell table:formula="of:=[.B287]/[.A287]" office:value-type="float" office:value="0.0551228070175439" calcext:value-type="float">
            <text:p>0.055122807017544</text:p>
          </table:table-cell>
          <table:table-cell table:formula="of:=[.C287]/[.A287]" office:value-type="float" office:value="0.0450526315789474" calcext:value-type="float">
            <text:p>0.045052631578947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824" calcext:value-type="float">
            <text:p>1824</text:p>
          </table:table-cell>
          <table:table-cell office:value-type="float" office:value="1201" calcext:value-type="float">
            <text:p>1201</text:p>
          </table:table-cell>
          <table:table-cell table:formula="of:=[.B288]/[.A288]" office:value-type="float" office:value="0.0637762237762238" calcext:value-type="float">
            <text:p>0.063776223776224</text:p>
          </table:table-cell>
          <table:table-cell table:formula="of:=[.C288]/[.A288]" office:value-type="float" office:value="0.041993006993007" calcext:value-type="float">
            <text:p>0.041993006993007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1654" calcext:value-type="float">
            <text:p>1654</text:p>
          </table:table-cell>
          <table:table-cell office:value-type="float" office:value="1165" calcext:value-type="float">
            <text:p>1165</text:p>
          </table:table-cell>
          <table:table-cell table:formula="of:=[.B289]/[.A289]" office:value-type="float" office:value="0.0576306620209059" calcext:value-type="float">
            <text:p>0.057630662020906</text:p>
          </table:table-cell>
          <table:table-cell table:formula="of:=[.C289]/[.A289]" office:value-type="float" office:value="0.0405923344947735" calcext:value-type="float">
            <text:p>0.040592334494774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077" calcext:value-type="float">
            <text:p>2077</text:p>
          </table:table-cell>
          <table:table-cell office:value-type="float" office:value="1427" calcext:value-type="float">
            <text:p>1427</text:p>
          </table:table-cell>
          <table:table-cell table:formula="of:=[.B290]/[.A290]" office:value-type="float" office:value="0.0721180555555556" calcext:value-type="float">
            <text:p>0.072118055555556</text:p>
          </table:table-cell>
          <table:table-cell table:formula="of:=[.C290]/[.A290]" office:value-type="float" office:value="0.0495486111111111" calcext:value-type="float">
            <text:p>0.049548611111111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850" calcext:value-type="float">
            <text:p>1850</text:p>
          </table:table-cell>
          <table:table-cell office:value-type="float" office:value="1055" calcext:value-type="float">
            <text:p>1055</text:p>
          </table:table-cell>
          <table:table-cell table:formula="of:=[.B291]/[.A291]" office:value-type="float" office:value="0.0640138408304498" calcext:value-type="float">
            <text:p>0.06401384083045</text:p>
          </table:table-cell>
          <table:table-cell table:formula="of:=[.C291]/[.A291]" office:value-type="float" office:value="0.0365051903114187" calcext:value-type="float">
            <text:p>0.03650519031141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39" calcext:value-type="float">
            <text:p>139</text:p>
          </table:table-cell>
          <table:table-cell office:value-type="float" office:value="1082" calcext:value-type="float">
            <text:p>1082</text:p>
          </table:table-cell>
          <table:table-cell table:formula="of:=[.B292]/[.A292]" office:value-type="float" office:value="0.00479310344827586" calcext:value-type="float">
            <text:p>0.004793103448276</text:p>
          </table:table-cell>
          <table:table-cell table:formula="of:=[.C292]/[.A292]" office:value-type="float" office:value="0.0373103448275862" calcext:value-type="float">
            <text:p>0.037310344827586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651" calcext:value-type="float">
            <text:p>651</text:p>
          </table:table-cell>
          <table:table-cell office:value-type="float" office:value="1113" calcext:value-type="float">
            <text:p>1113</text:p>
          </table:table-cell>
          <table:table-cell table:formula="of:=[.B293]/[.A293]" office:value-type="float" office:value="0.0223711340206186" calcext:value-type="float">
            <text:p>0.022371134020619</text:p>
          </table:table-cell>
          <table:table-cell table:formula="of:=[.C293]/[.A293]" office:value-type="float" office:value="0.0382474226804124" calcext:value-type="float">
            <text:p>0.038247422680412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333" calcext:value-type="float">
            <text:p>1333</text:p>
          </table:table-cell>
          <table:table-cell office:value-type="float" office:value="1189" calcext:value-type="float">
            <text:p>1189</text:p>
          </table:table-cell>
          <table:table-cell table:formula="of:=[.B294]/[.A294]" office:value-type="float" office:value="0.0456506849315069" calcext:value-type="float">
            <text:p>0.045650684931507</text:p>
          </table:table-cell>
          <table:table-cell table:formula="of:=[.C294]/[.A294]" office:value-type="float" office:value="0.0407191780821918" calcext:value-type="float">
            <text:p>0.040719178082192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2013" calcext:value-type="float">
            <text:p>2013</text:p>
          </table:table-cell>
          <table:table-cell office:value-type="float" office:value="1264" calcext:value-type="float">
            <text:p>1264</text:p>
          </table:table-cell>
          <table:table-cell table:formula="of:=[.B295]/[.A295]" office:value-type="float" office:value="0.068703071672355" calcext:value-type="float">
            <text:p>0.068703071672355</text:p>
          </table:table-cell>
          <table:table-cell table:formula="of:=[.C295]/[.A295]" office:value-type="float" office:value="0.0431399317406143" calcext:value-type="float">
            <text:p>0.043139931740614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848" calcext:value-type="float">
            <text:p>848</text:p>
          </table:table-cell>
          <table:table-cell office:value-type="float" office:value="1154" calcext:value-type="float">
            <text:p>1154</text:p>
          </table:table-cell>
          <table:table-cell table:formula="of:=[.B296]/[.A296]" office:value-type="float" office:value="0.028843537414966" calcext:value-type="float">
            <text:p>0.028843537414966</text:p>
          </table:table-cell>
          <table:table-cell table:formula="of:=[.C296]/[.A296]" office:value-type="float" office:value="0.0392517006802721" calcext:value-type="float">
            <text:p>0.039251700680272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864" calcext:value-type="float">
            <text:p>1864</text:p>
          </table:table-cell>
          <table:table-cell office:value-type="float" office:value="1289" calcext:value-type="float">
            <text:p>1289</text:p>
          </table:table-cell>
          <table:table-cell table:formula="of:=[.B297]/[.A297]" office:value-type="float" office:value="0.0631864406779661" calcext:value-type="float">
            <text:p>0.063186440677966</text:p>
          </table:table-cell>
          <table:table-cell table:formula="of:=[.C297]/[.A297]" office:value-type="float" office:value="0.0436949152542373" calcext:value-type="float">
            <text:p>0.043694915254237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168" calcext:value-type="float">
            <text:p>2168</text:p>
          </table:table-cell>
          <table:table-cell office:value-type="float" office:value="1463" calcext:value-type="float">
            <text:p>1463</text:p>
          </table:table-cell>
          <table:table-cell table:formula="of:=[.B298]/[.A298]" office:value-type="float" office:value="0.0732432432432432" calcext:value-type="float">
            <text:p>0.073243243243243</text:p>
          </table:table-cell>
          <table:table-cell table:formula="of:=[.C298]/[.A298]" office:value-type="float" office:value="0.0494256756756757" calcext:value-type="float">
            <text:p>0.049425675675676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636" calcext:value-type="float">
            <text:p>1636</text:p>
          </table:table-cell>
          <table:table-cell office:value-type="float" office:value="1160" calcext:value-type="float">
            <text:p>1160</text:p>
          </table:table-cell>
          <table:table-cell table:formula="of:=[.B299]/[.A299]" office:value-type="float" office:value="0.0550841750841751" calcext:value-type="float">
            <text:p>0.055084175084175</text:p>
          </table:table-cell>
          <table:table-cell table:formula="of:=[.C299]/[.A299]" office:value-type="float" office:value="0.0390572390572391" calcext:value-type="float">
            <text:p>0.039057239057239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427" calcext:value-type="float">
            <text:p>1427</text:p>
          </table:table-cell>
          <table:table-cell office:value-type="float" office:value="1242" calcext:value-type="float">
            <text:p>1242</text:p>
          </table:table-cell>
          <table:table-cell table:formula="of:=[.B300]/[.A300]" office:value-type="float" office:value="0.0478859060402685" calcext:value-type="float">
            <text:p>0.047885906040269</text:p>
          </table:table-cell>
          <table:table-cell table:formula="of:=[.C300]/[.A300]" office:value-type="float" office:value="0.0416778523489933" calcext:value-type="float">
            <text:p>0.041677852348993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455" calcext:value-type="float">
            <text:p>1455</text:p>
          </table:table-cell>
          <table:table-cell office:value-type="float" office:value="1258" calcext:value-type="float">
            <text:p>1258</text:p>
          </table:table-cell>
          <table:table-cell table:formula="of:=[.B301]/[.A301]" office:value-type="float" office:value="0.0486622073578595" calcext:value-type="float">
            <text:p>0.04866220735786</text:p>
          </table:table-cell>
          <table:table-cell table:formula="of:=[.C301]/[.A301]" office:value-type="float" office:value="0.0420735785953177" calcext:value-type="float">
            <text:p>0.04207357859531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19" calcext:value-type="float">
            <text:p>2119</text:p>
          </table:table-cell>
          <table:table-cell office:value-type="float" office:value="1464" calcext:value-type="float">
            <text:p>1464</text:p>
          </table:table-cell>
          <table:table-cell table:formula="of:=[.B302]/[.A302]" office:value-type="float" office:value="0.0706333333333333" calcext:value-type="float">
            <text:p>0.070633333333333</text:p>
          </table:table-cell>
          <table:table-cell table:formula="of:=[.C302]/[.A302]" office:value-type="float" office:value="0.0488" calcext:value-type="float">
            <text:p>0.0488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465" calcext:value-type="float">
            <text:p>1465</text:p>
          </table:table-cell>
          <table:table-cell office:value-type="float" office:value="1313" calcext:value-type="float">
            <text:p>1313</text:p>
          </table:table-cell>
          <table:table-cell table:formula="of:=[.B303]/[.A303]" office:value-type="float" office:value="0.048671096345515" calcext:value-type="float">
            <text:p>0.048671096345515</text:p>
          </table:table-cell>
          <table:table-cell table:formula="of:=[.C303]/[.A303]" office:value-type="float" office:value="0.0436212624584718" calcext:value-type="float">
            <text:p>0.043621262458472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1914" calcext:value-type="float">
            <text:p>1914</text:p>
          </table:table-cell>
          <table:table-cell office:value-type="float" office:value="1375" calcext:value-type="float">
            <text:p>1375</text:p>
          </table:table-cell>
          <table:table-cell table:formula="of:=[.B304]/[.A304]" office:value-type="float" office:value="0.0633774834437086" calcext:value-type="float">
            <text:p>0.063377483443709</text:p>
          </table:table-cell>
          <table:table-cell table:formula="of:=[.C304]/[.A304]" office:value-type="float" office:value="0.0455298013245033" calcext:value-type="float">
            <text:p>0.045529801324503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table:number-columns-repeated="2"/>
          <table:table-cell table:formula="of:=[.B305]/[.A305]" office:value-type="float" office:value="0" calcext:value-type="float">
            <text:p>0</text:p>
          </table:table-cell>
          <table:table-cell table:formula="of:=[.C305]/[.A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1819" calcext:value-type="float">
            <text:p>1819</text:p>
          </table:table-cell>
          <table:table-cell office:value-type="float" office:value="1551" calcext:value-type="float">
            <text:p>1551</text:p>
          </table:table-cell>
          <table:table-cell table:formula="of:=[.B306]/[.A306]" office:value-type="float" office:value="0.0598355263157895" calcext:value-type="float">
            <text:p>0.05983552631579</text:p>
          </table:table-cell>
          <table:table-cell table:formula="of:=[.C306]/[.A306]" office:value-type="float" office:value="0.0510197368421053" calcext:value-type="float">
            <text:p>0.05101973684210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669" calcext:value-type="float">
            <text:p>1669</text:p>
          </table:table-cell>
          <table:table-cell office:value-type="float" office:value="1170" calcext:value-type="float">
            <text:p>1170</text:p>
          </table:table-cell>
          <table:table-cell table:formula="of:=[.B307]/[.A307]" office:value-type="float" office:value="0.0547213114754098" calcext:value-type="float">
            <text:p>0.05472131147541</text:p>
          </table:table-cell>
          <table:table-cell table:formula="of:=[.C307]/[.A307]" office:value-type="float" office:value="0.0383606557377049" calcext:value-type="float">
            <text:p>0.038360655737705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845" calcext:value-type="float">
            <text:p>1845</text:p>
          </table:table-cell>
          <table:table-cell office:value-type="float" office:value="1207" calcext:value-type="float">
            <text:p>1207</text:p>
          </table:table-cell>
          <table:table-cell table:formula="of:=[.B308]/[.A308]" office:value-type="float" office:value="0.0602941176470588" calcext:value-type="float">
            <text:p>0.060294117647059</text:p>
          </table:table-cell>
          <table:table-cell table:formula="of:=[.C308]/[.A308]" office:value-type="float" office:value="0.0394444444444444" calcext:value-type="float">
            <text:p>0.039444444444445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1589" calcext:value-type="float">
            <text:p>1589</text:p>
          </table:table-cell>
          <table:table-cell office:value-type="float" office:value="1222" calcext:value-type="float">
            <text:p>1222</text:p>
          </table:table-cell>
          <table:table-cell table:formula="of:=[.B309]/[.A309]" office:value-type="float" office:value="0.0517589576547231" calcext:value-type="float">
            <text:p>0.051758957654723</text:p>
          </table:table-cell>
          <table:table-cell table:formula="of:=[.C309]/[.A309]" office:value-type="float" office:value="0.0398045602605863" calcext:value-type="float">
            <text:p>0.039804560260586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469" calcext:value-type="float">
            <text:p>1469</text:p>
          </table:table-cell>
          <table:table-cell office:value-type="float" office:value="1257" calcext:value-type="float">
            <text:p>1257</text:p>
          </table:table-cell>
          <table:table-cell table:formula="of:=[.B310]/[.A310]" office:value-type="float" office:value="0.0476948051948052" calcext:value-type="float">
            <text:p>0.047694805194805</text:p>
          </table:table-cell>
          <table:table-cell table:formula="of:=[.C310]/[.A310]" office:value-type="float" office:value="0.0408116883116883" calcext:value-type="float">
            <text:p>0.040811688311688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791" calcext:value-type="float">
            <text:p>1791</text:p>
          </table:table-cell>
          <table:table-cell office:value-type="float" office:value="1421" calcext:value-type="float">
            <text:p>1421</text:p>
          </table:table-cell>
          <table:table-cell table:formula="of:=[.B311]/[.A311]" office:value-type="float" office:value="0.0579611650485437" calcext:value-type="float">
            <text:p>0.057961165048544</text:p>
          </table:table-cell>
          <table:table-cell table:formula="of:=[.C311]/[.A311]" office:value-type="float" office:value="0.0459870550161812" calcext:value-type="float">
            <text:p>0.04598705501618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489" calcext:value-type="float">
            <text:p>2489</text:p>
          </table:table-cell>
          <table:table-cell office:value-type="float" office:value="1618" calcext:value-type="float">
            <text:p>1618</text:p>
          </table:table-cell>
          <table:table-cell table:formula="of:=[.B312]/[.A312]" office:value-type="float" office:value="0.0802903225806452" calcext:value-type="float">
            <text:p>0.080290322580645</text:p>
          </table:table-cell>
          <table:table-cell table:formula="of:=[.C312]/[.A312]" office:value-type="float" office:value="0.0521935483870968" calcext:value-type="float">
            <text:p>0.052193548387097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534" calcext:value-type="float">
            <text:p>534</text:p>
          </table:table-cell>
          <table:table-cell office:value-type="float" office:value="1116" calcext:value-type="float">
            <text:p>1116</text:p>
          </table:table-cell>
          <table:table-cell table:formula="of:=[.B313]/[.A313]" office:value-type="float" office:value="0.0171704180064309" calcext:value-type="float">
            <text:p>0.017170418006431</text:p>
          </table:table-cell>
          <table:table-cell table:formula="of:=[.C313]/[.A313]" office:value-type="float" office:value="0.0358842443729904" calcext:value-type="float">
            <text:p>0.03588424437299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2033" calcext:value-type="float">
            <text:p>2033</text:p>
          </table:table-cell>
          <table:table-cell office:value-type="float" office:value="1531" calcext:value-type="float">
            <text:p>1531</text:p>
          </table:table-cell>
          <table:table-cell table:formula="of:=[.B314]/[.A314]" office:value-type="float" office:value="0.0651602564102564" calcext:value-type="float">
            <text:p>0.065160256410257</text:p>
          </table:table-cell>
          <table:table-cell table:formula="of:=[.C314]/[.A314]" office:value-type="float" office:value="0.0490705128205128" calcext:value-type="float">
            <text:p>0.049070512820513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1958" calcext:value-type="float">
            <text:p>1958</text:p>
          </table:table-cell>
          <table:table-cell office:value-type="float" office:value="1485" calcext:value-type="float">
            <text:p>1485</text:p>
          </table:table-cell>
          <table:table-cell table:formula="of:=[.B315]/[.A315]" office:value-type="float" office:value="0.062555910543131" calcext:value-type="float">
            <text:p>0.062555910543131</text:p>
          </table:table-cell>
          <table:table-cell table:formula="of:=[.C315]/[.A315]" office:value-type="float" office:value="0.047444089456869" calcext:value-type="float">
            <text:p>0.047444089456869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2459" calcext:value-type="float">
            <text:p>2459</text:p>
          </table:table-cell>
          <table:table-cell office:value-type="float" office:value="1695" calcext:value-type="float">
            <text:p>1695</text:p>
          </table:table-cell>
          <table:table-cell table:formula="of:=[.B316]/[.A316]" office:value-type="float" office:value="0.078312101910828" calcext:value-type="float">
            <text:p>0.078312101910828</text:p>
          </table:table-cell>
          <table:table-cell table:formula="of:=[.C316]/[.A316]" office:value-type="float" office:value="0.0539808917197452" calcext:value-type="float">
            <text:p>0.05398089171974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884" calcext:value-type="float">
            <text:p>1884</text:p>
          </table:table-cell>
          <table:table-cell office:value-type="float" office:value="1484" calcext:value-type="float">
            <text:p>1484</text:p>
          </table:table-cell>
          <table:table-cell table:formula="of:=[.B317]/[.A317]" office:value-type="float" office:value="0.0598095238095238" calcext:value-type="float">
            <text:p>0.059809523809524</text:p>
          </table:table-cell>
          <table:table-cell table:formula="of:=[.C317]/[.A317]" office:value-type="float" office:value="0.0471111111111111" calcext:value-type="float">
            <text:p>0.047111111111111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423" calcext:value-type="float">
            <text:p>2423</text:p>
          </table:table-cell>
          <table:table-cell office:value-type="float" office:value="1772" calcext:value-type="float">
            <text:p>1772</text:p>
          </table:table-cell>
          <table:table-cell table:formula="of:=[.B318]/[.A318]" office:value-type="float" office:value="0.0766772151898734" calcext:value-type="float">
            <text:p>0.076677215189874</text:p>
          </table:table-cell>
          <table:table-cell table:formula="of:=[.C318]/[.A318]" office:value-type="float" office:value="0.0560759493670886" calcext:value-type="float">
            <text:p>0.056075949367089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1136" calcext:value-type="float">
            <text:p>1136</text:p>
          </table:table-cell>
          <table:table-cell office:value-type="float" office:value="1584" calcext:value-type="float">
            <text:p>1584</text:p>
          </table:table-cell>
          <table:table-cell table:formula="of:=[.B319]/[.A319]" office:value-type="float" office:value="0.0358359621451104" calcext:value-type="float">
            <text:p>0.035835962145111</text:p>
          </table:table-cell>
          <table:table-cell table:formula="of:=[.C319]/[.A319]" office:value-type="float" office:value="0.0499684542586751" calcext:value-type="float">
            <text:p>0.049968454258675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2590" calcext:value-type="float">
            <text:p>2590</text:p>
          </table:table-cell>
          <table:table-cell office:value-type="float" office:value="1499" calcext:value-type="float">
            <text:p>1499</text:p>
          </table:table-cell>
          <table:table-cell table:formula="of:=[.B320]/[.A320]" office:value-type="float" office:value="0.0814465408805031" calcext:value-type="float">
            <text:p>0.081446540880503</text:p>
          </table:table-cell>
          <table:table-cell table:formula="of:=[.C320]/[.A320]" office:value-type="float" office:value="0.0471383647798742" calcext:value-type="float">
            <text:p>0.047138364779874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2003" calcext:value-type="float">
            <text:p>2003</text:p>
          </table:table-cell>
          <table:table-cell office:value-type="float" office:value="1575" calcext:value-type="float">
            <text:p>1575</text:p>
          </table:table-cell>
          <table:table-cell table:formula="of:=[.B321]/[.A321]" office:value-type="float" office:value="0.0627899686520376" calcext:value-type="float">
            <text:p>0.062789968652038</text:p>
          </table:table-cell>
          <table:table-cell table:formula="of:=[.C321]/[.A321]" office:value-type="float" office:value="0.0493730407523511" calcext:value-type="float">
            <text:p>0.049373040752351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296" calcext:value-type="float">
            <text:p>2296</text:p>
          </table:table-cell>
          <table:table-cell office:value-type="float" office:value="1585" calcext:value-type="float">
            <text:p>1585</text:p>
          </table:table-cell>
          <table:table-cell table:formula="of:=[.B322]/[.A322]" office:value-type="float" office:value="0.07175" calcext:value-type="float">
            <text:p>0.07175</text:p>
          </table:table-cell>
          <table:table-cell table:formula="of:=[.C322]/[.A322]" office:value-type="float" office:value="0.04953125" calcext:value-type="float">
            <text:p>0.04953125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2092" calcext:value-type="float">
            <text:p>2092</text:p>
          </table:table-cell>
          <table:table-cell office:value-type="float" office:value="1462" calcext:value-type="float">
            <text:p>1462</text:p>
          </table:table-cell>
          <table:table-cell table:formula="of:=[.B323]/[.A323]" office:value-type="float" office:value="0.0651713395638629" calcext:value-type="float">
            <text:p>0.065171339563863</text:p>
          </table:table-cell>
          <table:table-cell table:formula="of:=[.C323]/[.A323]" office:value-type="float" office:value="0.0455451713395639" calcext:value-type="float">
            <text:p>0.045545171339564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1761" calcext:value-type="float">
            <text:p>1761</text:p>
          </table:table-cell>
          <table:table-cell office:value-type="float" office:value="1359" calcext:value-type="float">
            <text:p>1359</text:p>
          </table:table-cell>
          <table:table-cell table:formula="of:=[.B324]/[.A324]" office:value-type="float" office:value="0.0546894409937888" calcext:value-type="float">
            <text:p>0.054689440993789</text:p>
          </table:table-cell>
          <table:table-cell table:formula="of:=[.C324]/[.A324]" office:value-type="float" office:value="0.0422049689440994" calcext:value-type="float">
            <text:p>0.042204968944099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1296" calcext:value-type="float">
            <text:p>1296</text:p>
          </table:table-cell>
          <table:table-cell office:value-type="float" office:value="1287" calcext:value-type="float">
            <text:p>1287</text:p>
          </table:table-cell>
          <table:table-cell table:formula="of:=[.B325]/[.A325]" office:value-type="float" office:value="0.0401238390092879" calcext:value-type="float">
            <text:p>0.040123839009288</text:p>
          </table:table-cell>
          <table:table-cell table:formula="of:=[.C325]/[.A325]" office:value-type="float" office:value="0.0398452012383901" calcext:value-type="float">
            <text:p>0.03984520123839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669" calcext:value-type="float">
            <text:p>2669</text:p>
          </table:table-cell>
          <table:table-cell office:value-type="float" office:value="1551" calcext:value-type="float">
            <text:p>1551</text:p>
          </table:table-cell>
          <table:table-cell table:formula="of:=[.B326]/[.A326]" office:value-type="float" office:value="0.0823765432098765" calcext:value-type="float">
            <text:p>0.082376543209877</text:p>
          </table:table-cell>
          <table:table-cell table:formula="of:=[.C326]/[.A326]" office:value-type="float" office:value="0.0478703703703704" calcext:value-type="float">
            <text:p>0.04787037037037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672" calcext:value-type="float">
            <text:p>672</text:p>
          </table:table-cell>
          <table:table-cell office:value-type="float" office:value="1008" calcext:value-type="float">
            <text:p>1008</text:p>
          </table:table-cell>
          <table:table-cell table:formula="of:=[.B327]/[.A327]" office:value-type="float" office:value="0.0206769230769231" calcext:value-type="float">
            <text:p>0.020676923076923</text:p>
          </table:table-cell>
          <table:table-cell table:formula="of:=[.C327]/[.A327]" office:value-type="float" office:value="0.0310153846153846" calcext:value-type="float">
            <text:p>0.03101538461538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432" calcext:value-type="float">
            <text:p>432</text:p>
          </table:table-cell>
          <table:table-cell office:value-type="float" office:value="4397" calcext:value-type="float">
            <text:p>4397</text:p>
          </table:table-cell>
          <table:table-cell table:formula="of:=[.B328]/[.A328]" office:value-type="float" office:value="0.0132515337423313" calcext:value-type="float">
            <text:p>0.013251533742331</text:p>
          </table:table-cell>
          <table:table-cell table:formula="of:=[.C328]/[.A328]" office:value-type="float" office:value="0.134877300613497" calcext:value-type="float">
            <text:p>0.134877300613497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2031" calcext:value-type="float">
            <text:p>2031</text:p>
          </table:table-cell>
          <table:table-cell office:value-type="float" office:value="1494" calcext:value-type="float">
            <text:p>1494</text:p>
          </table:table-cell>
          <table:table-cell table:formula="of:=[.B329]/[.A329]" office:value-type="float" office:value="0.0621100917431193" calcext:value-type="float">
            <text:p>0.062110091743119</text:p>
          </table:table-cell>
          <table:table-cell table:formula="of:=[.C329]/[.A329]" office:value-type="float" office:value="0.0456880733944954" calcext:value-type="float">
            <text:p>0.045688073394495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1349" calcext:value-type="float">
            <text:p>1349</text:p>
          </table:table-cell>
          <table:table-cell office:value-type="float" office:value="1003" calcext:value-type="float">
            <text:p>1003</text:p>
          </table:table-cell>
          <table:table-cell table:formula="of:=[.B330]/[.A330]" office:value-type="float" office:value="0.0411280487804878" calcext:value-type="float">
            <text:p>0.041128048780488</text:p>
          </table:table-cell>
          <table:table-cell table:formula="of:=[.C330]/[.A330]" office:value-type="float" office:value="0.0305792682926829" calcext:value-type="float">
            <text:p>0.030579268292683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1944" calcext:value-type="float">
            <text:p>1944</text:p>
          </table:table-cell>
          <table:table-cell office:value-type="float" office:value="1526" calcext:value-type="float">
            <text:p>1526</text:p>
          </table:table-cell>
          <table:table-cell table:formula="of:=[.B331]/[.A331]" office:value-type="float" office:value="0.0590881458966565" calcext:value-type="float">
            <text:p>0.059088145896657</text:p>
          </table:table-cell>
          <table:table-cell table:formula="of:=[.C331]/[.A331]" office:value-type="float" office:value="0.0463829787234043" calcext:value-type="float">
            <text:p>0.04638297872340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260" calcext:value-type="float">
            <text:p>1260</text:p>
          </table:table-cell>
          <table:table-cell office:value-type="float" office:value="1236" calcext:value-type="float">
            <text:p>1236</text:p>
          </table:table-cell>
          <table:table-cell table:formula="of:=[.B332]/[.A332]" office:value-type="float" office:value="0.0381818181818182" calcext:value-type="float">
            <text:p>0.038181818181818</text:p>
          </table:table-cell>
          <table:table-cell table:formula="of:=[.C332]/[.A332]" office:value-type="float" office:value="0.0374545454545455" calcext:value-type="float">
            <text:p>0.037454545454546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2635" calcext:value-type="float">
            <text:p>2635</text:p>
          </table:table-cell>
          <table:table-cell office:value-type="float" office:value="1788" calcext:value-type="float">
            <text:p>1788</text:p>
          </table:table-cell>
          <table:table-cell table:formula="of:=[.B333]/[.A333]" office:value-type="float" office:value="0.079607250755287" calcext:value-type="float">
            <text:p>0.079607250755287</text:p>
          </table:table-cell>
          <table:table-cell table:formula="of:=[.C333]/[.A333]" office:value-type="float" office:value="0.0540181268882175" calcext:value-type="float">
            <text:p>0.054018126888218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2546" calcext:value-type="float">
            <text:p>2546</text:p>
          </table:table-cell>
          <table:table-cell office:value-type="float" office:value="1571" calcext:value-type="float">
            <text:p>1571</text:p>
          </table:table-cell>
          <table:table-cell table:formula="of:=[.B334]/[.A334]" office:value-type="float" office:value="0.0766867469879518" calcext:value-type="float">
            <text:p>0.076686746987952</text:p>
          </table:table-cell>
          <table:table-cell table:formula="of:=[.C334]/[.A334]" office:value-type="float" office:value="0.0473192771084337" calcext:value-type="float">
            <text:p>0.047319277108434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1982" calcext:value-type="float">
            <text:p>1982</text:p>
          </table:table-cell>
          <table:table-cell office:value-type="float" office:value="1482" calcext:value-type="float">
            <text:p>1482</text:p>
          </table:table-cell>
          <table:table-cell table:formula="of:=[.B335]/[.A335]" office:value-type="float" office:value="0.0595195195195195" calcext:value-type="float">
            <text:p>0.05951951951952</text:p>
          </table:table-cell>
          <table:table-cell table:formula="of:=[.C335]/[.A335]" office:value-type="float" office:value="0.0445045045045045" calcext:value-type="float">
            <text:p>0.044504504504505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2945" calcext:value-type="float">
            <text:p>2945</text:p>
          </table:table-cell>
          <table:table-cell office:value-type="float" office:value="1683" calcext:value-type="float">
            <text:p>1683</text:p>
          </table:table-cell>
          <table:table-cell table:formula="of:=[.B336]/[.A336]" office:value-type="float" office:value="0.0881736526946108" calcext:value-type="float">
            <text:p>0.088173652694611</text:p>
          </table:table-cell>
          <table:table-cell table:formula="of:=[.C336]/[.A336]" office:value-type="float" office:value="0.0503892215568862" calcext:value-type="float">
            <text:p>0.050389221556886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2510" calcext:value-type="float">
            <text:p>2510</text:p>
          </table:table-cell>
          <table:table-cell office:value-type="float" office:value="1625" calcext:value-type="float">
            <text:p>1625</text:p>
          </table:table-cell>
          <table:table-cell table:formula="of:=[.B337]/[.A337]" office:value-type="float" office:value="0.0749253731343284" calcext:value-type="float">
            <text:p>0.074925373134328</text:p>
          </table:table-cell>
          <table:table-cell table:formula="of:=[.C337]/[.A337]" office:value-type="float" office:value="0.0485074626865672" calcext:value-type="float">
            <text:p>0.048507462686567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000" calcext:value-type="float">
            <text:p>2000</text:p>
          </table:table-cell>
          <table:table-cell office:value-type="float" office:value="1671" calcext:value-type="float">
            <text:p>1671</text:p>
          </table:table-cell>
          <table:table-cell table:formula="of:=[.B338]/[.A338]" office:value-type="float" office:value="0.0595238095238095" calcext:value-type="float">
            <text:p>0.05952380952381</text:p>
          </table:table-cell>
          <table:table-cell table:formula="of:=[.C338]/[.A338]" office:value-type="float" office:value="0.0497321428571429" calcext:value-type="float">
            <text:p>0.049732142857143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1463" calcext:value-type="float">
            <text:p>1463</text:p>
          </table:table-cell>
          <table:table-cell office:value-type="float" office:value="1163" calcext:value-type="float">
            <text:p>1163</text:p>
          </table:table-cell>
          <table:table-cell table:formula="of:=[.B339]/[.A339]" office:value-type="float" office:value="0.0434124629080119" calcext:value-type="float">
            <text:p>0.043412462908012</text:p>
          </table:table-cell>
          <table:table-cell table:formula="of:=[.C339]/[.A339]" office:value-type="float" office:value="0.0345103857566766" calcext:value-type="float">
            <text:p>0.034510385756677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1375" calcext:value-type="float">
            <text:p>1375</text:p>
          </table:table-cell>
          <table:table-cell office:value-type="float" office:value="1410" calcext:value-type="float">
            <text:p>1410</text:p>
          </table:table-cell>
          <table:table-cell table:formula="of:=[.B340]/[.A340]" office:value-type="float" office:value="0.0406804733727811" calcext:value-type="float">
            <text:p>0.040680473372781</text:p>
          </table:table-cell>
          <table:table-cell table:formula="of:=[.C340]/[.A340]" office:value-type="float" office:value="0.041715976331361" calcext:value-type="float">
            <text:p>0.041715976331361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2239" calcext:value-type="float">
            <text:p>2239</text:p>
          </table:table-cell>
          <table:table-cell office:value-type="float" office:value="1549" calcext:value-type="float">
            <text:p>1549</text:p>
          </table:table-cell>
          <table:table-cell table:formula="of:=[.B341]/[.A341]" office:value-type="float" office:value="0.066047197640118" calcext:value-type="float">
            <text:p>0.066047197640118</text:p>
          </table:table-cell>
          <table:table-cell table:formula="of:=[.C341]/[.A341]" office:value-type="float" office:value="0.045693215339233" calcext:value-type="float">
            <text:p>0.04569321533923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639" calcext:value-type="float">
            <text:p>2639</text:p>
          </table:table-cell>
          <table:table-cell office:value-type="float" office:value="1519" calcext:value-type="float">
            <text:p>1519</text:p>
          </table:table-cell>
          <table:table-cell table:formula="of:=[.B342]/[.A342]" office:value-type="float" office:value="0.0776176470588235" calcext:value-type="float">
            <text:p>0.077617647058824</text:p>
          </table:table-cell>
          <table:table-cell table:formula="of:=[.C342]/[.A342]" office:value-type="float" office:value="0.0446764705882353" calcext:value-type="float">
            <text:p>0.04467647058823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2535" calcext:value-type="float">
            <text:p>2535</text:p>
          </table:table-cell>
          <table:table-cell office:value-type="float" office:value="1395" calcext:value-type="float">
            <text:p>1395</text:p>
          </table:table-cell>
          <table:table-cell table:formula="of:=[.B343]/[.A343]" office:value-type="float" office:value="0.0743401759530792" calcext:value-type="float">
            <text:p>0.074340175953079</text:p>
          </table:table-cell>
          <table:table-cell table:formula="of:=[.C343]/[.A343]" office:value-type="float" office:value="0.0409090909090909" calcext:value-type="float">
            <text:p>0.040909090909091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727" calcext:value-type="float">
            <text:p>1727</text:p>
          </table:table-cell>
          <table:table-cell office:value-type="float" office:value="1326" calcext:value-type="float">
            <text:p>1326</text:p>
          </table:table-cell>
          <table:table-cell table:formula="of:=[.B344]/[.A344]" office:value-type="float" office:value="0.0504970760233918" calcext:value-type="float">
            <text:p>0.050497076023392</text:p>
          </table:table-cell>
          <table:table-cell table:formula="of:=[.C344]/[.A344]" office:value-type="float" office:value="0.0387719298245614" calcext:value-type="float">
            <text:p>0.038771929824561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641" calcext:value-type="float">
            <text:p>641</text:p>
          </table:table-cell>
          <table:table-cell office:value-type="float" office:value="983" calcext:value-type="float">
            <text:p>983</text:p>
          </table:table-cell>
          <table:table-cell table:formula="of:=[.B345]/[.A345]" office:value-type="float" office:value="0.0186880466472303" calcext:value-type="float">
            <text:p>0.01868804664723</text:p>
          </table:table-cell>
          <table:table-cell table:formula="of:=[.C345]/[.A345]" office:value-type="float" office:value="0.0286588921282799" calcext:value-type="float">
            <text:p>0.02865889212828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738" calcext:value-type="float">
            <text:p>738</text:p>
          </table:table-cell>
          <table:table-cell office:value-type="float" office:value="1049" calcext:value-type="float">
            <text:p>1049</text:p>
          </table:table-cell>
          <table:table-cell table:formula="of:=[.B346]/[.A346]" office:value-type="float" office:value="0.021453488372093" calcext:value-type="float">
            <text:p>0.021453488372093</text:p>
          </table:table-cell>
          <table:table-cell table:formula="of:=[.C346]/[.A346]" office:value-type="float" office:value="0.0304941860465116" calcext:value-type="float">
            <text:p>0.030494186046512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758" calcext:value-type="float">
            <text:p>1758</text:p>
          </table:table-cell>
          <table:table-cell office:value-type="float" office:value="1294" calcext:value-type="float">
            <text:p>1294</text:p>
          </table:table-cell>
          <table:table-cell table:formula="of:=[.B347]/[.A347]" office:value-type="float" office:value="0.0509565217391304" calcext:value-type="float">
            <text:p>0.050956521739131</text:p>
          </table:table-cell>
          <table:table-cell table:formula="of:=[.C347]/[.A347]" office:value-type="float" office:value="0.0375072463768116" calcext:value-type="float">
            <text:p>0.037507246376812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5239" calcext:value-type="float">
            <text:p>5239</text:p>
          </table:table-cell>
          <table:table-cell office:value-type="float" office:value="9252" calcext:value-type="float">
            <text:p>9252</text:p>
          </table:table-cell>
          <table:table-cell table:formula="of:=[.B348]/[.A348]" office:value-type="float" office:value="0.151416184971098" calcext:value-type="float">
            <text:p>0.151416184971098</text:p>
          </table:table-cell>
          <table:table-cell table:formula="of:=[.C348]/[.A348]" office:value-type="float" office:value="0.267398843930636" calcext:value-type="float">
            <text:p>0.267398843930636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2313" calcext:value-type="float">
            <text:p>2313</text:p>
          </table:table-cell>
          <table:table-cell office:value-type="float" office:value="1681" calcext:value-type="float">
            <text:p>1681</text:p>
          </table:table-cell>
          <table:table-cell table:formula="of:=[.B349]/[.A349]" office:value-type="float" office:value="0.066657060518732" calcext:value-type="float">
            <text:p>0.066657060518732</text:p>
          </table:table-cell>
          <table:table-cell table:formula="of:=[.C349]/[.A349]" office:value-type="float" office:value="0.0484438040345821" calcext:value-type="float">
            <text:p>0.048443804034582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2339" calcext:value-type="float">
            <text:p>2339</text:p>
          </table:table-cell>
          <table:table-cell office:value-type="float" office:value="1527" calcext:value-type="float">
            <text:p>1527</text:p>
          </table:table-cell>
          <table:table-cell table:formula="of:=[.B350]/[.A350]" office:value-type="float" office:value="0.0672126436781609" calcext:value-type="float">
            <text:p>0.067212643678161</text:p>
          </table:table-cell>
          <table:table-cell table:formula="of:=[.C350]/[.A350]" office:value-type="float" office:value="0.0438793103448276" calcext:value-type="float">
            <text:p>0.043879310344828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1066" calcext:value-type="float">
            <text:p>1066</text:p>
          </table:table-cell>
          <table:table-cell office:value-type="float" office:value="1572" calcext:value-type="float">
            <text:p>1572</text:p>
          </table:table-cell>
          <table:table-cell table:formula="of:=[.B351]/[.A351]" office:value-type="float" office:value="0.0305444126074499" calcext:value-type="float">
            <text:p>0.03054441260745</text:p>
          </table:table-cell>
          <table:table-cell table:formula="of:=[.C351]/[.A351]" office:value-type="float" office:value="0.0450429799426934" calcext:value-type="float">
            <text:p>0.04504297994269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545" calcext:value-type="float">
            <text:p>1545</text:p>
          </table:table-cell>
          <table:table-cell office:value-type="float" office:value="1512" calcext:value-type="float">
            <text:p>1512</text:p>
          </table:table-cell>
          <table:table-cell table:formula="of:=[.B352]/[.A352]" office:value-type="float" office:value="0.0441428571428571" calcext:value-type="float">
            <text:p>0.044142857142857</text:p>
          </table:table-cell>
          <table:table-cell table:formula="of:=[.C352]/[.A352]" office:value-type="float" office:value="0.0432" calcext:value-type="float">
            <text:p>0.0432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2347" calcext:value-type="float">
            <text:p>2347</text:p>
          </table:table-cell>
          <table:table-cell office:value-type="float" office:value="1474" calcext:value-type="float">
            <text:p>1474</text:p>
          </table:table-cell>
          <table:table-cell table:formula="of:=[.B353]/[.A353]" office:value-type="float" office:value="0.0668660968660969" calcext:value-type="float">
            <text:p>0.066866096866097</text:p>
          </table:table-cell>
          <table:table-cell table:formula="of:=[.C353]/[.A353]" office:value-type="float" office:value="0.041994301994302" calcext:value-type="float">
            <text:p>0.041994301994302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383" calcext:value-type="float">
            <text:p>1383</text:p>
          </table:table-cell>
          <table:table-cell office:value-type="float" office:value="1471" calcext:value-type="float">
            <text:p>1471</text:p>
          </table:table-cell>
          <table:table-cell table:formula="of:=[.B354]/[.A354]" office:value-type="float" office:value="0.0392897727272727" calcext:value-type="float">
            <text:p>0.039289772727273</text:p>
          </table:table-cell>
          <table:table-cell table:formula="of:=[.C354]/[.A354]" office:value-type="float" office:value="0.0417897727272727" calcext:value-type="float">
            <text:p>0.041789772727273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2396" calcext:value-type="float">
            <text:p>2396</text:p>
          </table:table-cell>
          <table:table-cell office:value-type="float" office:value="1529" calcext:value-type="float">
            <text:p>1529</text:p>
          </table:table-cell>
          <table:table-cell table:formula="of:=[.B355]/[.A355]" office:value-type="float" office:value="0.0678753541076487" calcext:value-type="float">
            <text:p>0.067875354107649</text:p>
          </table:table-cell>
          <table:table-cell table:formula="of:=[.C355]/[.A355]" office:value-type="float" office:value="0.043314447592068" calcext:value-type="float">
            <text:p>0.043314447592068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867" calcext:value-type="float">
            <text:p>867</text:p>
          </table:table-cell>
          <table:table-cell office:value-type="float" office:value="1291" calcext:value-type="float">
            <text:p>1291</text:p>
          </table:table-cell>
          <table:table-cell table:formula="of:=[.B356]/[.A356]" office:value-type="float" office:value="0.0244915254237288" calcext:value-type="float">
            <text:p>0.024491525423729</text:p>
          </table:table-cell>
          <table:table-cell table:formula="of:=[.C356]/[.A356]" office:value-type="float" office:value="0.0364689265536723" calcext:value-type="float">
            <text:p>0.036468926553672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919" calcext:value-type="float">
            <text:p>1919</text:p>
          </table:table-cell>
          <table:table-cell office:value-type="float" office:value="1276" calcext:value-type="float">
            <text:p>1276</text:p>
          </table:table-cell>
          <table:table-cell table:formula="of:=[.B357]/[.A357]" office:value-type="float" office:value="0.054056338028169" calcext:value-type="float">
            <text:p>0.054056338028169</text:p>
          </table:table-cell>
          <table:table-cell table:formula="of:=[.C357]/[.A357]" office:value-type="float" office:value="0.035943661971831" calcext:value-type="float">
            <text:p>0.035943661971831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1412" calcext:value-type="float">
            <text:p>1412</text:p>
          </table:table-cell>
          <table:table-cell office:value-type="float" office:value="1179" calcext:value-type="float">
            <text:p>1179</text:p>
          </table:table-cell>
          <table:table-cell table:formula="of:=[.B358]/[.A358]" office:value-type="float" office:value="0.0396629213483146" calcext:value-type="float">
            <text:p>0.039662921348315</text:p>
          </table:table-cell>
          <table:table-cell table:formula="of:=[.C358]/[.A358]" office:value-type="float" office:value="0.0331179775280899" calcext:value-type="float">
            <text:p>0.03311797752809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1621" calcext:value-type="float">
            <text:p>1621</text:p>
          </table:table-cell>
          <table:table-cell office:value-type="float" office:value="1243" calcext:value-type="float">
            <text:p>1243</text:p>
          </table:table-cell>
          <table:table-cell table:formula="of:=[.B359]/[.A359]" office:value-type="float" office:value="0.045406162464986" calcext:value-type="float">
            <text:p>0.045406162464986</text:p>
          </table:table-cell>
          <table:table-cell table:formula="of:=[.C359]/[.A359]" office:value-type="float" office:value="0.0348179271708683" calcext:value-type="float">
            <text:p>0.034817927170868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634" calcext:value-type="float">
            <text:p>1634</text:p>
          </table:table-cell>
          <table:table-cell office:value-type="float" office:value="1374" calcext:value-type="float">
            <text:p>1374</text:p>
          </table:table-cell>
          <table:table-cell table:formula="of:=[.B360]/[.A360]" office:value-type="float" office:value="0.0456424581005587" calcext:value-type="float">
            <text:p>0.045642458100559</text:p>
          </table:table-cell>
          <table:table-cell table:formula="of:=[.C360]/[.A360]" office:value-type="float" office:value="0.0383798882681564" calcext:value-type="float">
            <text:p>0.038379888268157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408" calcext:value-type="float">
            <text:p>408</text:p>
          </table:table-cell>
          <table:table-cell office:value-type="float" office:value="1137" calcext:value-type="float">
            <text:p>1137</text:p>
          </table:table-cell>
          <table:table-cell table:formula="of:=[.B361]/[.A361]" office:value-type="float" office:value="0.0113649025069638" calcext:value-type="float">
            <text:p>0.011364902506964</text:p>
          </table:table-cell>
          <table:table-cell table:formula="of:=[.C361]/[.A361]" office:value-type="float" office:value="0.0316713091922006" calcext:value-type="float">
            <text:p>0.031671309192201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030" calcext:value-type="float">
            <text:p>2030</text:p>
          </table:table-cell>
          <table:table-cell office:value-type="float" office:value="1246" calcext:value-type="float">
            <text:p>1246</text:p>
          </table:table-cell>
          <table:table-cell table:formula="of:=[.B362]/[.A362]" office:value-type="float" office:value="0.0563888888888889" calcext:value-type="float">
            <text:p>0.056388888888889</text:p>
          </table:table-cell>
          <table:table-cell table:formula="of:=[.C362]/[.A362]" office:value-type="float" office:value="0.0346111111111111" calcext:value-type="float">
            <text:p>0.034611111111111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1982" calcext:value-type="float">
            <text:p>1982</text:p>
          </table:table-cell>
          <table:table-cell office:value-type="float" office:value="1343" calcext:value-type="float">
            <text:p>1343</text:p>
          </table:table-cell>
          <table:table-cell table:formula="of:=[.B363]/[.A363]" office:value-type="float" office:value="0.0549030470914127" calcext:value-type="float">
            <text:p>0.054903047091413</text:p>
          </table:table-cell>
          <table:table-cell table:formula="of:=[.C363]/[.A363]" office:value-type="float" office:value="0.037202216066482" calcext:value-type="float">
            <text:p>0.037202216066482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1278" calcext:value-type="float">
            <text:p>1278</text:p>
          </table:table-cell>
          <table:table-cell office:value-type="float" office:value="1276" calcext:value-type="float">
            <text:p>1276</text:p>
          </table:table-cell>
          <table:table-cell table:formula="of:=[.B364]/[.A364]" office:value-type="float" office:value="0.0353038674033149" calcext:value-type="float">
            <text:p>0.035303867403315</text:p>
          </table:table-cell>
          <table:table-cell table:formula="of:=[.C364]/[.A364]" office:value-type="float" office:value="0.0352486187845304" calcext:value-type="float">
            <text:p>0.03524861878453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2594" calcext:value-type="float">
            <text:p>2594</text:p>
          </table:table-cell>
          <table:table-cell office:value-type="float" office:value="1544" calcext:value-type="float">
            <text:p>1544</text:p>
          </table:table-cell>
          <table:table-cell table:formula="of:=[.B365]/[.A365]" office:value-type="float" office:value="0.0714600550964187" calcext:value-type="float">
            <text:p>0.071460055096419</text:p>
          </table:table-cell>
          <table:table-cell table:formula="of:=[.C365]/[.A365]" office:value-type="float" office:value="0.042534435261708" calcext:value-type="float">
            <text:p>0.042534435261708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2310" calcext:value-type="float">
            <text:p>2310</text:p>
          </table:table-cell>
          <table:table-cell office:value-type="float" office:value="1374" calcext:value-type="float">
            <text:p>1374</text:p>
          </table:table-cell>
          <table:table-cell table:formula="of:=[.B366]/[.A366]" office:value-type="float" office:value="0.0634615384615385" calcext:value-type="float">
            <text:p>0.063461538461539</text:p>
          </table:table-cell>
          <table:table-cell table:formula="of:=[.C366]/[.A366]" office:value-type="float" office:value="0.0377472527472527" calcext:value-type="float">
            <text:p>0.037747252747253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2624" calcext:value-type="float">
            <text:p>2624</text:p>
          </table:table-cell>
          <table:table-cell office:value-type="float" office:value="1578" calcext:value-type="float">
            <text:p>1578</text:p>
          </table:table-cell>
          <table:table-cell table:formula="of:=[.B367]/[.A367]" office:value-type="float" office:value="0.0718904109589041" calcext:value-type="float">
            <text:p>0.071890410958904</text:p>
          </table:table-cell>
          <table:table-cell table:formula="of:=[.C367]/[.A367]" office:value-type="float" office:value="0.0432328767123288" calcext:value-type="float">
            <text:p>0.043232876712329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1142" calcext:value-type="float">
            <text:p>1142</text:p>
          </table:table-cell>
          <table:table-cell office:value-type="float" office:value="1175" calcext:value-type="float">
            <text:p>1175</text:p>
          </table:table-cell>
          <table:table-cell table:formula="of:=[.B368]/[.A368]" office:value-type="float" office:value="0.0312021857923497" calcext:value-type="float">
            <text:p>0.03120218579235</text:p>
          </table:table-cell>
          <table:table-cell table:formula="of:=[.C368]/[.A368]" office:value-type="float" office:value="0.032103825136612" calcext:value-type="float">
            <text:p>0.032103825136612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721" calcext:value-type="float">
            <text:p>721</text:p>
          </table:table-cell>
          <table:table-cell office:value-type="float" office:value="1410" calcext:value-type="float">
            <text:p>1410</text:p>
          </table:table-cell>
          <table:table-cell table:formula="of:=[.B369]/[.A369]" office:value-type="float" office:value="0.0196457765667575" calcext:value-type="float">
            <text:p>0.019645776566758</text:p>
          </table:table-cell>
          <table:table-cell table:formula="of:=[.C369]/[.A369]" office:value-type="float" office:value="0.0384196185286103" calcext:value-type="float">
            <text:p>0.03841961852861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060" calcext:value-type="float">
            <text:p>1060</text:p>
          </table:table-cell>
          <table:table-cell office:value-type="float" office:value="947" calcext:value-type="float">
            <text:p>947</text:p>
          </table:table-cell>
          <table:table-cell table:formula="of:=[.B370]/[.A370]" office:value-type="float" office:value="0.028804347826087" calcext:value-type="float">
            <text:p>0.028804347826087</text:p>
          </table:table-cell>
          <table:table-cell table:formula="of:=[.C370]/[.A370]" office:value-type="float" office:value="0.0257336956521739" calcext:value-type="float">
            <text:p>0.025733695652174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606" calcext:value-type="float">
            <text:p>606</text:p>
          </table:table-cell>
          <table:table-cell office:value-type="float" office:value="1055" calcext:value-type="float">
            <text:p>1055</text:p>
          </table:table-cell>
          <table:table-cell table:formula="of:=[.B371]/[.A371]" office:value-type="float" office:value="0.0164227642276423" calcext:value-type="float">
            <text:p>0.016422764227642</text:p>
          </table:table-cell>
          <table:table-cell table:formula="of:=[.C371]/[.A371]" office:value-type="float" office:value="0.0285907859078591" calcext:value-type="float">
            <text:p>0.028590785907859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933" calcext:value-type="float">
            <text:p>1933</text:p>
          </table:table-cell>
          <table:table-cell office:value-type="float" office:value="1346" calcext:value-type="float">
            <text:p>1346</text:p>
          </table:table-cell>
          <table:table-cell table:formula="of:=[.B372]/[.A372]" office:value-type="float" office:value="0.0522432432432433" calcext:value-type="float">
            <text:p>0.052243243243243</text:p>
          </table:table-cell>
          <table:table-cell table:formula="of:=[.C372]/[.A372]" office:value-type="float" office:value="0.0363783783783784" calcext:value-type="float">
            <text:p>0.036378378378378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999" calcext:value-type="float">
            <text:p>1999</text:p>
          </table:table-cell>
          <table:table-cell office:value-type="float" office:value="1183" calcext:value-type="float">
            <text:p>1183</text:p>
          </table:table-cell>
          <table:table-cell table:formula="of:=[.B373]/[.A373]" office:value-type="float" office:value="0.0538814016172507" calcext:value-type="float">
            <text:p>0.053881401617251</text:p>
          </table:table-cell>
          <table:table-cell table:formula="of:=[.C373]/[.A373]" office:value-type="float" office:value="0.0318867924528302" calcext:value-type="float">
            <text:p>0.03188679245283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378" calcext:value-type="float">
            <text:p>1378</text:p>
          </table:table-cell>
          <table:table-cell office:value-type="float" office:value="1212" calcext:value-type="float">
            <text:p>1212</text:p>
          </table:table-cell>
          <table:table-cell table:formula="of:=[.B374]/[.A374]" office:value-type="float" office:value="0.0370430107526882" calcext:value-type="float">
            <text:p>0.037043010752688</text:p>
          </table:table-cell>
          <table:table-cell table:formula="of:=[.C374]/[.A374]" office:value-type="float" office:value="0.0325806451612903" calcext:value-type="float">
            <text:p>0.03258064516129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1086" calcext:value-type="float">
            <text:p>1086</text:p>
          </table:table-cell>
          <table:table-cell office:value-type="float" office:value="1147" calcext:value-type="float">
            <text:p>1147</text:p>
          </table:table-cell>
          <table:table-cell table:formula="of:=[.B375]/[.A375]" office:value-type="float" office:value="0.0291152815013405" calcext:value-type="float">
            <text:p>0.029115281501341</text:p>
          </table:table-cell>
          <table:table-cell table:formula="of:=[.C375]/[.A375]" office:value-type="float" office:value="0.0307506702412869" calcext:value-type="float">
            <text:p>0.030750670241287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1828" calcext:value-type="float">
            <text:p>1828</text:p>
          </table:table-cell>
          <table:table-cell office:value-type="float" office:value="1346" calcext:value-type="float">
            <text:p>1346</text:p>
          </table:table-cell>
          <table:table-cell table:formula="of:=[.B376]/[.A376]" office:value-type="float" office:value="0.0488770053475936" calcext:value-type="float">
            <text:p>0.048877005347594</text:p>
          </table:table-cell>
          <table:table-cell table:formula="of:=[.C376]/[.A376]" office:value-type="float" office:value="0.0359893048128342" calcext:value-type="float">
            <text:p>0.035989304812834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52" calcext:value-type="float">
            <text:p>152</text:p>
          </table:table-cell>
          <table:table-cell office:value-type="float" office:value="1135" calcext:value-type="float">
            <text:p>1135</text:p>
          </table:table-cell>
          <table:table-cell table:formula="of:=[.B377]/[.A377]" office:value-type="float" office:value="0.00405333333333333" calcext:value-type="float">
            <text:p>0.004053333333333</text:p>
          </table:table-cell>
          <table:table-cell table:formula="of:=[.C377]/[.A377]" office:value-type="float" office:value="0.0302666666666667" calcext:value-type="float">
            <text:p>0.030266666666667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1978" calcext:value-type="float">
            <text:p>1978</text:p>
          </table:table-cell>
          <table:table-cell office:value-type="float" office:value="1315" calcext:value-type="float">
            <text:p>1315</text:p>
          </table:table-cell>
          <table:table-cell table:formula="of:=[.B378]/[.A378]" office:value-type="float" office:value="0.0526063829787234" calcext:value-type="float">
            <text:p>0.052606382978723</text:p>
          </table:table-cell>
          <table:table-cell table:formula="of:=[.C378]/[.A378]" office:value-type="float" office:value="0.0349734042553191" calcext:value-type="float">
            <text:p>0.034973404255319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1844" calcext:value-type="float">
            <text:p>1844</text:p>
          </table:table-cell>
          <table:table-cell office:value-type="float" office:value="1328" calcext:value-type="float">
            <text:p>1328</text:p>
          </table:table-cell>
          <table:table-cell table:formula="of:=[.B379]/[.A379]" office:value-type="float" office:value="0.0489124668435013" calcext:value-type="float">
            <text:p>0.048912466843501</text:p>
          </table:table-cell>
          <table:table-cell table:formula="of:=[.C379]/[.A379]" office:value-type="float" office:value="0.0352254641909814" calcext:value-type="float">
            <text:p>0.035225464190982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902" calcext:value-type="float">
            <text:p>1902</text:p>
          </table:table-cell>
          <table:table-cell office:value-type="float" office:value="1272" calcext:value-type="float">
            <text:p>1272</text:p>
          </table:table-cell>
          <table:table-cell table:formula="of:=[.B380]/[.A380]" office:value-type="float" office:value="0.0503174603174603" calcext:value-type="float">
            <text:p>0.05031746031746</text:p>
          </table:table-cell>
          <table:table-cell table:formula="of:=[.C380]/[.A380]" office:value-type="float" office:value="0.0336507936507936" calcext:value-type="float">
            <text:p>0.033650793650794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685" calcext:value-type="float">
            <text:p>685</text:p>
          </table:table-cell>
          <table:table-cell office:value-type="float" office:value="973" calcext:value-type="float">
            <text:p>973</text:p>
          </table:table-cell>
          <table:table-cell table:formula="of:=[.B381]/[.A381]" office:value-type="float" office:value="0.0180738786279683" calcext:value-type="float">
            <text:p>0.018073878627968</text:p>
          </table:table-cell>
          <table:table-cell table:formula="of:=[.C381]/[.A381]" office:value-type="float" office:value="0.0256728232189974" calcext:value-type="float">
            <text:p>0.02567282321899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758" calcext:value-type="float">
            <text:p>1758</text:p>
          </table:table-cell>
          <table:table-cell office:value-type="float" office:value="1127" calcext:value-type="float">
            <text:p>1127</text:p>
          </table:table-cell>
          <table:table-cell table:formula="of:=[.B382]/[.A382]" office:value-type="float" office:value="0.0462631578947368" calcext:value-type="float">
            <text:p>0.046263157894737</text:p>
          </table:table-cell>
          <table:table-cell table:formula="of:=[.C382]/[.A382]" office:value-type="float" office:value="0.0296578947368421" calcext:value-type="float">
            <text:p>0.029657894736842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2712" calcext:value-type="float">
            <text:p>2712</text:p>
          </table:table-cell>
          <table:table-cell office:value-type="float" office:value="1326" calcext:value-type="float">
            <text:p>1326</text:p>
          </table:table-cell>
          <table:table-cell table:formula="of:=[.B383]/[.A383]" office:value-type="float" office:value="0.0711811023622047" calcext:value-type="float">
            <text:p>0.071181102362205</text:p>
          </table:table-cell>
          <table:table-cell table:formula="of:=[.C383]/[.A383]" office:value-type="float" office:value="0.0348031496062992" calcext:value-type="float">
            <text:p>0.034803149606299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470" calcext:value-type="float">
            <text:p>1470</text:p>
          </table:table-cell>
          <table:table-cell office:value-type="float" office:value="1201" calcext:value-type="float">
            <text:p>1201</text:p>
          </table:table-cell>
          <table:table-cell table:formula="of:=[.B384]/[.A384]" office:value-type="float" office:value="0.0384816753926702" calcext:value-type="float">
            <text:p>0.03848167539267</text:p>
          </table:table-cell>
          <table:table-cell table:formula="of:=[.C384]/[.A384]" office:value-type="float" office:value="0.0314397905759162" calcext:value-type="float">
            <text:p>0.031439790575916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1395" calcext:value-type="float">
            <text:p>1395</text:p>
          </table:table-cell>
          <table:table-cell office:value-type="float" office:value="1246" calcext:value-type="float">
            <text:p>1246</text:p>
          </table:table-cell>
          <table:table-cell table:formula="of:=[.B385]/[.A385]" office:value-type="float" office:value="0.0364229765013055" calcext:value-type="float">
            <text:p>0.036422976501306</text:p>
          </table:table-cell>
          <table:table-cell table:formula="of:=[.C385]/[.A385]" office:value-type="float" office:value="0.032532637075718" calcext:value-type="float">
            <text:p>0.032532637075718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374" calcext:value-type="float">
            <text:p>374</text:p>
          </table:table-cell>
          <table:table-cell office:value-type="float" office:value="965" calcext:value-type="float">
            <text:p>965</text:p>
          </table:table-cell>
          <table:table-cell table:formula="of:=[.B386]/[.A386]" office:value-type="float" office:value="0.00973958333333333" calcext:value-type="float">
            <text:p>0.009739583333333</text:p>
          </table:table-cell>
          <table:table-cell table:formula="of:=[.C386]/[.A386]" office:value-type="float" office:value="0.0251302083333333" calcext:value-type="float">
            <text:p>0.025130208333333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1495" calcext:value-type="float">
            <text:p>1495</text:p>
          </table:table-cell>
          <table:table-cell office:value-type="float" office:value="983" calcext:value-type="float">
            <text:p>983</text:p>
          </table:table-cell>
          <table:table-cell table:formula="of:=[.B387]/[.A387]" office:value-type="float" office:value="0.0388311688311688" calcext:value-type="float">
            <text:p>0.038831168831169</text:p>
          </table:table-cell>
          <table:table-cell table:formula="of:=[.C387]/[.A387]" office:value-type="float" office:value="0.0255324675324675" calcext:value-type="float">
            <text:p>0.025532467532468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1499" calcext:value-type="float">
            <text:p>1499</text:p>
          </table:table-cell>
          <table:table-cell office:value-type="float" office:value="1040" calcext:value-type="float">
            <text:p>1040</text:p>
          </table:table-cell>
          <table:table-cell table:formula="of:=[.B388]/[.A388]" office:value-type="float" office:value="0.0388341968911917" calcext:value-type="float">
            <text:p>0.038834196891192</text:p>
          </table:table-cell>
          <table:table-cell table:formula="of:=[.C388]/[.A388]" office:value-type="float" office:value="0.0269430051813472" calcext:value-type="float">
            <text:p>0.026943005181347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2047" calcext:value-type="float">
            <text:p>2047</text:p>
          </table:table-cell>
          <table:table-cell office:value-type="float" office:value="1369" calcext:value-type="float">
            <text:p>1369</text:p>
          </table:table-cell>
          <table:table-cell table:formula="of:=[.B389]/[.A389]" office:value-type="float" office:value="0.0528940568475452" calcext:value-type="float">
            <text:p>0.052894056847545</text:p>
          </table:table-cell>
          <table:table-cell table:formula="of:=[.C389]/[.A389]" office:value-type="float" office:value="0.035374677002584" calcext:value-type="float">
            <text:p>0.035374677002584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271" calcext:value-type="float">
            <text:p>1271</text:p>
          </table:table-cell>
          <table:table-cell office:value-type="float" office:value="920" calcext:value-type="float">
            <text:p>920</text:p>
          </table:table-cell>
          <table:table-cell table:formula="of:=[.B390]/[.A390]" office:value-type="float" office:value="0.0327577319587629" calcext:value-type="float">
            <text:p>0.032757731958763</text:p>
          </table:table-cell>
          <table:table-cell table:formula="of:=[.C390]/[.A390]" office:value-type="float" office:value="0.0237113402061856" calcext:value-type="float">
            <text:p>0.023711340206186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1594" calcext:value-type="float">
            <text:p>1594</text:p>
          </table:table-cell>
          <table:table-cell office:value-type="float" office:value="1088" calcext:value-type="float">
            <text:p>1088</text:p>
          </table:table-cell>
          <table:table-cell table:formula="of:=[.B391]/[.A391]" office:value-type="float" office:value="0.0409768637532134" calcext:value-type="float">
            <text:p>0.040976863753213</text:p>
          </table:table-cell>
          <table:table-cell table:formula="of:=[.C391]/[.A391]" office:value-type="float" office:value="0.0279691516709512" calcext:value-type="float">
            <text:p>0.02796915167095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614" calcext:value-type="float">
            <text:p>614</text:p>
          </table:table-cell>
          <table:table-cell office:value-type="float" office:value="1191" calcext:value-type="float">
            <text:p>1191</text:p>
          </table:table-cell>
          <table:table-cell table:formula="of:=[.B392]/[.A392]" office:value-type="float" office:value="0.0157435897435897" calcext:value-type="float">
            <text:p>0.01574358974359</text:p>
          </table:table-cell>
          <table:table-cell table:formula="of:=[.C392]/[.A392]" office:value-type="float" office:value="0.0305384615384615" calcext:value-type="float">
            <text:p>0.030538461538462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1880" calcext:value-type="float">
            <text:p>1880</text:p>
          </table:table-cell>
          <table:table-cell office:value-type="float" office:value="1235" calcext:value-type="float">
            <text:p>1235</text:p>
          </table:table-cell>
          <table:table-cell table:formula="of:=[.B393]/[.A393]" office:value-type="float" office:value="0.0480818414322251" calcext:value-type="float">
            <text:p>0.048081841432225</text:p>
          </table:table-cell>
          <table:table-cell table:formula="of:=[.C393]/[.A393]" office:value-type="float" office:value="0.0315856777493606" calcext:value-type="float">
            <text:p>0.031585677749361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1508" calcext:value-type="float">
            <text:p>1508</text:p>
          </table:table-cell>
          <table:table-cell office:value-type="float" office:value="953" calcext:value-type="float">
            <text:p>953</text:p>
          </table:table-cell>
          <table:table-cell table:formula="of:=[.B394]/[.A394]" office:value-type="float" office:value="0.038469387755102" calcext:value-type="float">
            <text:p>0.038469387755102</text:p>
          </table:table-cell>
          <table:table-cell table:formula="of:=[.C394]/[.A394]" office:value-type="float" office:value="0.0243112244897959" calcext:value-type="float">
            <text:p>0.024311224489796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2180" calcext:value-type="float">
            <text:p>2180</text:p>
          </table:table-cell>
          <table:table-cell office:value-type="float" office:value="1292" calcext:value-type="float">
            <text:p>1292</text:p>
          </table:table-cell>
          <table:table-cell table:formula="of:=[.B395]/[.A395]" office:value-type="float" office:value="0.055470737913486" calcext:value-type="float">
            <text:p>0.055470737913486</text:p>
          </table:table-cell>
          <table:table-cell table:formula="of:=[.C395]/[.A395]" office:value-type="float" office:value="0.0328753180661578" calcext:value-type="float">
            <text:p>0.032875318066158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1900" calcext:value-type="float">
            <text:p>1900</text:p>
          </table:table-cell>
          <table:table-cell office:value-type="float" office:value="1098" calcext:value-type="float">
            <text:p>1098</text:p>
          </table:table-cell>
          <table:table-cell table:formula="of:=[.B396]/[.A396]" office:value-type="float" office:value="0.0482233502538071" calcext:value-type="float">
            <text:p>0.048223350253807</text:p>
          </table:table-cell>
          <table:table-cell table:formula="of:=[.C396]/[.A396]" office:value-type="float" office:value="0.0278680203045685" calcext:value-type="float">
            <text:p>0.027868020304569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2420" calcext:value-type="float">
            <text:p>2420</text:p>
          </table:table-cell>
          <table:table-cell office:value-type="float" office:value="1541" calcext:value-type="float">
            <text:p>1541</text:p>
          </table:table-cell>
          <table:table-cell table:formula="of:=[.B397]/[.A397]" office:value-type="float" office:value="0.0612658227848101" calcext:value-type="float">
            <text:p>0.06126582278481</text:p>
          </table:table-cell>
          <table:table-cell table:formula="of:=[.C397]/[.A397]" office:value-type="float" office:value="0.0390126582278481" calcext:value-type="float">
            <text:p>0.039012658227848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645" calcext:value-type="float">
            <text:p>645</text:p>
          </table:table-cell>
          <table:table-cell office:value-type="float" office:value="1128" calcext:value-type="float">
            <text:p>1128</text:p>
          </table:table-cell>
          <table:table-cell table:formula="of:=[.B398]/[.A398]" office:value-type="float" office:value="0.0162878787878788" calcext:value-type="float">
            <text:p>0.016287878787879</text:p>
          </table:table-cell>
          <table:table-cell table:formula="of:=[.C398]/[.A398]" office:value-type="float" office:value="0.0284848484848485" calcext:value-type="float">
            <text:p>0.028484848484849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1649" calcext:value-type="float">
            <text:p>1649</text:p>
          </table:table-cell>
          <table:table-cell office:value-type="float" office:value="1150" calcext:value-type="float">
            <text:p>1150</text:p>
          </table:table-cell>
          <table:table-cell table:formula="of:=[.B399]/[.A399]" office:value-type="float" office:value="0.041536523929471" calcext:value-type="float">
            <text:p>0.041536523929471</text:p>
          </table:table-cell>
          <table:table-cell table:formula="of:=[.C399]/[.A399]" office:value-type="float" office:value="0.0289672544080605" calcext:value-type="float">
            <text:p>0.028967254408061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120" calcext:value-type="float">
            <text:p>1120</text:p>
          </table:table-cell>
          <table:table-cell office:value-type="float" office:value="956" calcext:value-type="float">
            <text:p>956</text:p>
          </table:table-cell>
          <table:table-cell table:formula="of:=[.B400]/[.A400]" office:value-type="float" office:value="0.0281407035175879" calcext:value-type="float">
            <text:p>0.028140703517588</text:p>
          </table:table-cell>
          <table:table-cell table:formula="of:=[.C400]/[.A400]" office:value-type="float" office:value="0.0240201005025126" calcext:value-type="float">
            <text:p>0.024020100502513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755" calcext:value-type="float">
            <text:p>1755</text:p>
          </table:table-cell>
          <table:table-cell office:value-type="float" office:value="1178" calcext:value-type="float">
            <text:p>1178</text:p>
          </table:table-cell>
          <table:table-cell table:formula="of:=[.B401]/[.A401]" office:value-type="float" office:value="0.043984962406015" calcext:value-type="float">
            <text:p>0.043984962406015</text:p>
          </table:table-cell>
          <table:table-cell table:formula="of:=[.C401]/[.A401]" office:value-type="float" office:value="0.0295238095238095" calcext:value-type="float">
            <text:p>0.029523809523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552" calcext:value-type="float">
            <text:p>1552</text:p>
          </table:table-cell>
          <table:table-cell office:value-type="float" office:value="1211" calcext:value-type="float">
            <text:p>1211</text:p>
          </table:table-cell>
          <table:table-cell table:formula="of:=[.B402]/[.A402]" office:value-type="float" office:value="0.0388" calcext:value-type="float">
            <text:p>0.0388</text:p>
          </table:table-cell>
          <table:table-cell table:formula="of:=[.C402]/[.A402]" office:value-type="float" office:value="0.030275" calcext:value-type="float">
            <text:p>0.030275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1550" calcext:value-type="float">
            <text:p>1550</text:p>
          </table:table-cell>
          <table:table-cell office:value-type="float" office:value="975" calcext:value-type="float">
            <text:p>975</text:p>
          </table:table-cell>
          <table:table-cell table:formula="of:=[.B403]/[.A403]" office:value-type="float" office:value="0.0386533665835411" calcext:value-type="float">
            <text:p>0.038653366583541</text:p>
          </table:table-cell>
          <table:table-cell table:formula="of:=[.C403]/[.A403]" office:value-type="float" office:value="0.0243142144638404" calcext:value-type="float">
            <text:p>0.02431421446384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1379" calcext:value-type="float">
            <text:p>1379</text:p>
          </table:table-cell>
          <table:table-cell office:value-type="float" office:value="1263" calcext:value-type="float">
            <text:p>1263</text:p>
          </table:table-cell>
          <table:table-cell table:formula="of:=[.B404]/[.A404]" office:value-type="float" office:value="0.0343034825870647" calcext:value-type="float">
            <text:p>0.034303482587065</text:p>
          </table:table-cell>
          <table:table-cell table:formula="of:=[.C404]/[.A404]" office:value-type="float" office:value="0.0314179104477612" calcext:value-type="float">
            <text:p>0.031417910447761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1575" calcext:value-type="float">
            <text:p>1575</text:p>
          </table:table-cell>
          <table:table-cell office:value-type="float" office:value="1123" calcext:value-type="float">
            <text:p>1123</text:p>
          </table:table-cell>
          <table:table-cell table:formula="of:=[.B405]/[.A405]" office:value-type="float" office:value="0.0390818858560794" calcext:value-type="float">
            <text:p>0.039081885856079</text:p>
          </table:table-cell>
          <table:table-cell table:formula="of:=[.C405]/[.A405]" office:value-type="float" office:value="0.0278660049627792" calcext:value-type="float">
            <text:p>0.027866004962779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1932" calcext:value-type="float">
            <text:p>1932</text:p>
          </table:table-cell>
          <table:table-cell office:value-type="float" office:value="1131" calcext:value-type="float">
            <text:p>1131</text:p>
          </table:table-cell>
          <table:table-cell table:formula="of:=[.B406]/[.A406]" office:value-type="float" office:value="0.0478217821782178" calcext:value-type="float">
            <text:p>0.047821782178218</text:p>
          </table:table-cell>
          <table:table-cell table:formula="of:=[.C406]/[.A406]" office:value-type="float" office:value="0.0279950495049505" calcext:value-type="float">
            <text:p>0.027995049504951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214" calcext:value-type="float">
            <text:p>1214</text:p>
          </table:table-cell>
          <table:table-cell office:value-type="float" office:value="1033" calcext:value-type="float">
            <text:p>1033</text:p>
          </table:table-cell>
          <table:table-cell table:formula="of:=[.B407]/[.A407]" office:value-type="float" office:value="0.0299753086419753" calcext:value-type="float">
            <text:p>0.029975308641975</text:p>
          </table:table-cell>
          <table:table-cell table:formula="of:=[.C407]/[.A407]" office:value-type="float" office:value="0.0255061728395062" calcext:value-type="float">
            <text:p>0.025506172839506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1798" calcext:value-type="float">
            <text:p>1798</text:p>
          </table:table-cell>
          <table:table-cell office:value-type="float" office:value="1747" calcext:value-type="float">
            <text:p>1747</text:p>
          </table:table-cell>
          <table:table-cell table:formula="of:=[.B408]/[.A408]" office:value-type="float" office:value="0.0442857142857143" calcext:value-type="float">
            <text:p>0.044285714285714</text:p>
          </table:table-cell>
          <table:table-cell table:formula="of:=[.C408]/[.A408]" office:value-type="float" office:value="0.0430295566502463" calcext:value-type="float">
            <text:p>0.043029556650246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2279" calcext:value-type="float">
            <text:p>2279</text:p>
          </table:table-cell>
          <table:table-cell office:value-type="float" office:value="1171" calcext:value-type="float">
            <text:p>1171</text:p>
          </table:table-cell>
          <table:table-cell table:formula="of:=[.B409]/[.A409]" office:value-type="float" office:value="0.055995085995086" calcext:value-type="float">
            <text:p>0.055995085995086</text:p>
          </table:table-cell>
          <table:table-cell table:formula="of:=[.C409]/[.A409]" office:value-type="float" office:value="0.0287714987714988" calcext:value-type="float">
            <text:p>0.028771498771499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1276" calcext:value-type="float">
            <text:p>1276</text:p>
          </table:table-cell>
          <table:table-cell office:value-type="float" office:value="1015" calcext:value-type="float">
            <text:p>1015</text:p>
          </table:table-cell>
          <table:table-cell table:formula="of:=[.B410]/[.A410]" office:value-type="float" office:value="0.0312745098039216" calcext:value-type="float">
            <text:p>0.031274509803922</text:p>
          </table:table-cell>
          <table:table-cell table:formula="of:=[.C410]/[.A410]" office:value-type="float" office:value="0.0248774509803922" calcext:value-type="float">
            <text:p>0.024877450980392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2145" calcext:value-type="float">
            <text:p>2145</text:p>
          </table:table-cell>
          <table:table-cell office:value-type="float" office:value="5544" calcext:value-type="float">
            <text:p>5544</text:p>
          </table:table-cell>
          <table:table-cell table:formula="of:=[.B411]/[.A411]" office:value-type="float" office:value="0.0524449877750611" calcext:value-type="float">
            <text:p>0.052444987775061</text:p>
          </table:table-cell>
          <table:table-cell table:formula="of:=[.C411]/[.A411]" office:value-type="float" office:value="0.135550122249389" calcext:value-type="float">
            <text:p>0.13555012224938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681" calcext:value-type="float">
            <text:p>2681</text:p>
          </table:table-cell>
          <table:table-cell office:value-type="float" office:value="1334" calcext:value-type="float">
            <text:p>1334</text:p>
          </table:table-cell>
          <table:table-cell table:formula="of:=[.B412]/[.A412]" office:value-type="float" office:value="0.065390243902439" calcext:value-type="float">
            <text:p>0.065390243902439</text:p>
          </table:table-cell>
          <table:table-cell table:formula="of:=[.C412]/[.A412]" office:value-type="float" office:value="0.0325365853658537" calcext:value-type="float">
            <text:p>0.032536585365854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2214" calcext:value-type="float">
            <text:p>2214</text:p>
          </table:table-cell>
          <table:table-cell office:value-type="float" office:value="1319" calcext:value-type="float">
            <text:p>1319</text:p>
          </table:table-cell>
          <table:table-cell table:formula="of:=[.B413]/[.A413]" office:value-type="float" office:value="0.0538686131386861" calcext:value-type="float">
            <text:p>0.053868613138686</text:p>
          </table:table-cell>
          <table:table-cell table:formula="of:=[.C413]/[.A413]" office:value-type="float" office:value="0.0320924574209246" calcext:value-type="float">
            <text:p>0.032092457420925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56" calcext:value-type="float">
            <text:p>156</text:p>
          </table:table-cell>
          <table:table-cell office:value-type="float" office:value="1111" calcext:value-type="float">
            <text:p>1111</text:p>
          </table:table-cell>
          <table:table-cell table:formula="of:=[.B414]/[.A414]" office:value-type="float" office:value="0.00378640776699029" calcext:value-type="float">
            <text:p>0.00378640776699</text:p>
          </table:table-cell>
          <table:table-cell table:formula="of:=[.C414]/[.A414]" office:value-type="float" office:value="0.0269660194174757" calcext:value-type="float">
            <text:p>0.026966019417476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1675" calcext:value-type="float">
            <text:p>1675</text:p>
          </table:table-cell>
          <table:table-cell office:value-type="float" office:value="1209" calcext:value-type="float">
            <text:p>1209</text:p>
          </table:table-cell>
          <table:table-cell table:formula="of:=[.B415]/[.A415]" office:value-type="float" office:value="0.0405569007263922" calcext:value-type="float">
            <text:p>0.040556900726392</text:p>
          </table:table-cell>
          <table:table-cell table:formula="of:=[.C415]/[.A415]" office:value-type="float" office:value="0.029273607748184" calcext:value-type="float">
            <text:p>0.029273607748184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607" calcext:value-type="float">
            <text:p>1607</text:p>
          </table:table-cell>
          <table:table-cell office:value-type="float" office:value="1118" calcext:value-type="float">
            <text:p>1118</text:p>
          </table:table-cell>
          <table:table-cell table:formula="of:=[.B416]/[.A416]" office:value-type="float" office:value="0.0388164251207729" calcext:value-type="float">
            <text:p>0.038816425120773</text:p>
          </table:table-cell>
          <table:table-cell table:formula="of:=[.C416]/[.A416]" office:value-type="float" office:value="0.0270048309178744" calcext:value-type="float">
            <text:p>0.027004830917874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1469" calcext:value-type="float">
            <text:p>1469</text:p>
          </table:table-cell>
          <table:table-cell office:value-type="float" office:value="1110" calcext:value-type="float">
            <text:p>1110</text:p>
          </table:table-cell>
          <table:table-cell table:formula="of:=[.B417]/[.A417]" office:value-type="float" office:value="0.0353975903614458" calcext:value-type="float">
            <text:p>0.035397590361446</text:p>
          </table:table-cell>
          <table:table-cell table:formula="of:=[.C417]/[.A417]" office:value-type="float" office:value="0.0267469879518072" calcext:value-type="float">
            <text:p>0.026746987951807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599" calcext:value-type="float">
            <text:p>1599</text:p>
          </table:table-cell>
          <table:table-cell office:value-type="float" office:value="1135" calcext:value-type="float">
            <text:p>1135</text:p>
          </table:table-cell>
          <table:table-cell table:formula="of:=[.B418]/[.A418]" office:value-type="float" office:value="0.0384375" calcext:value-type="float">
            <text:p>0.0384375</text:p>
          </table:table-cell>
          <table:table-cell table:formula="of:=[.C418]/[.A418]" office:value-type="float" office:value="0.0272836538461538" calcext:value-type="float">
            <text:p>0.027283653846154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745" calcext:value-type="float">
            <text:p>1745</text:p>
          </table:table-cell>
          <table:table-cell office:value-type="float" office:value="1215" calcext:value-type="float">
            <text:p>1215</text:p>
          </table:table-cell>
          <table:table-cell table:formula="of:=[.B419]/[.A419]" office:value-type="float" office:value="0.0418465227817746" calcext:value-type="float">
            <text:p>0.041846522781775</text:p>
          </table:table-cell>
          <table:table-cell table:formula="of:=[.C419]/[.A419]" office:value-type="float" office:value="0.029136690647482" calcext:value-type="float">
            <text:p>0.029136690647482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692" calcext:value-type="float">
            <text:p>1692</text:p>
          </table:table-cell>
          <table:table-cell office:value-type="float" office:value="1323" calcext:value-type="float">
            <text:p>1323</text:p>
          </table:table-cell>
          <table:table-cell table:formula="of:=[.B420]/[.A420]" office:value-type="float" office:value="0.0404784688995215" calcext:value-type="float">
            <text:p>0.040478468899522</text:p>
          </table:table-cell>
          <table:table-cell table:formula="of:=[.C420]/[.A420]" office:value-type="float" office:value="0.0316507177033493" calcext:value-type="float">
            <text:p>0.031650717703349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634" calcext:value-type="float">
            <text:p>1634</text:p>
          </table:table-cell>
          <table:table-cell office:value-type="float" office:value="1129" calcext:value-type="float">
            <text:p>1129</text:p>
          </table:table-cell>
          <table:table-cell table:formula="of:=[.B421]/[.A421]" office:value-type="float" office:value="0.0389976133651551" calcext:value-type="float">
            <text:p>0.038997613365155</text:p>
          </table:table-cell>
          <table:table-cell table:formula="of:=[.C421]/[.A421]" office:value-type="float" office:value="0.026945107398568" calcext:value-type="float">
            <text:p>0.02694510739856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515" calcext:value-type="float">
            <text:p>1515</text:p>
          </table:table-cell>
          <table:table-cell office:value-type="float" office:value="1331" calcext:value-type="float">
            <text:p>1331</text:p>
          </table:table-cell>
          <table:table-cell table:formula="of:=[.B422]/[.A422]" office:value-type="float" office:value="0.0360714285714286" calcext:value-type="float">
            <text:p>0.036071428571429</text:p>
          </table:table-cell>
          <table:table-cell table:formula="of:=[.C422]/[.A422]" office:value-type="float" office:value="0.0316904761904762" calcext:value-type="float">
            <text:p>0.031690476190476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394" calcext:value-type="float">
            <text:p>1394</text:p>
          </table:table-cell>
          <table:table-cell office:value-type="float" office:value="1244" calcext:value-type="float">
            <text:p>1244</text:p>
          </table:table-cell>
          <table:table-cell table:formula="of:=[.B423]/[.A423]" office:value-type="float" office:value="0.0331116389548694" calcext:value-type="float">
            <text:p>0.033111638954869</text:p>
          </table:table-cell>
          <table:table-cell table:formula="of:=[.C423]/[.A423]" office:value-type="float" office:value="0.0295486935866983" calcext:value-type="float">
            <text:p>0.029548693586698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591" calcext:value-type="float">
            <text:p>1591</text:p>
          </table:table-cell>
          <table:table-cell office:value-type="float" office:value="1239" calcext:value-type="float">
            <text:p>1239</text:p>
          </table:table-cell>
          <table:table-cell table:formula="of:=[.B424]/[.A424]" office:value-type="float" office:value="0.0377014218009479" calcext:value-type="float">
            <text:p>0.037701421800948</text:p>
          </table:table-cell>
          <table:table-cell table:formula="of:=[.C424]/[.A424]" office:value-type="float" office:value="0.0293601895734597" calcext:value-type="float">
            <text:p>0.02936018957346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669" calcext:value-type="float">
            <text:p>1669</text:p>
          </table:table-cell>
          <table:table-cell office:value-type="float" office:value="1241" calcext:value-type="float">
            <text:p>1241</text:p>
          </table:table-cell>
          <table:table-cell table:formula="of:=[.B425]/[.A425]" office:value-type="float" office:value="0.0394562647754137" calcext:value-type="float">
            <text:p>0.039456264775414</text:p>
          </table:table-cell>
          <table:table-cell table:formula="of:=[.C425]/[.A425]" office:value-type="float" office:value="0.029338061465721" calcext:value-type="float">
            <text:p>0.029338061465721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828" calcext:value-type="float">
            <text:p>1828</text:p>
          </table:table-cell>
          <table:table-cell office:value-type="float" office:value="1296" calcext:value-type="float">
            <text:p>1296</text:p>
          </table:table-cell>
          <table:table-cell table:formula="of:=[.B426]/[.A426]" office:value-type="float" office:value="0.0431132075471698" calcext:value-type="float">
            <text:p>0.04311320754717</text:p>
          </table:table-cell>
          <table:table-cell table:formula="of:=[.C426]/[.A426]" office:value-type="float" office:value="0.0305660377358491" calcext:value-type="float">
            <text:p>0.030566037735849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50" calcext:value-type="float">
            <text:p>850</text:p>
          </table:table-cell>
          <table:table-cell office:value-type="float" office:value="1110" calcext:value-type="float">
            <text:p>1110</text:p>
          </table:table-cell>
          <table:table-cell table:formula="of:=[.B427]/[.A427]" office:value-type="float" office:value="0.02" calcext:value-type="float">
            <text:p>0.02</text:p>
          </table:table-cell>
          <table:table-cell table:formula="of:=[.C427]/[.A427]" office:value-type="float" office:value="0.0261176470588235" calcext:value-type="float">
            <text:p>0.026117647058824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1893" calcext:value-type="float">
            <text:p>1893</text:p>
          </table:table-cell>
          <table:table-cell office:value-type="float" office:value="1322" calcext:value-type="float">
            <text:p>1322</text:p>
          </table:table-cell>
          <table:table-cell table:formula="of:=[.B428]/[.A428]" office:value-type="float" office:value="0.0444366197183099" calcext:value-type="float">
            <text:p>0.04443661971831</text:p>
          </table:table-cell>
          <table:table-cell table:formula="of:=[.C428]/[.A428]" office:value-type="float" office:value="0.0310328638497653" calcext:value-type="float">
            <text:p>0.031032863849765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422" calcext:value-type="float">
            <text:p>422</text:p>
          </table:table-cell>
          <table:table-cell office:value-type="float" office:value="1167" calcext:value-type="float">
            <text:p>1167</text:p>
          </table:table-cell>
          <table:table-cell table:formula="of:=[.B429]/[.A429]" office:value-type="float" office:value="0.00988290398126464" calcext:value-type="float">
            <text:p>0.009882903981265</text:p>
          </table:table-cell>
          <table:table-cell table:formula="of:=[.C429]/[.A429]" office:value-type="float" office:value="0.0273302107728337" calcext:value-type="float">
            <text:p>0.027330210772834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571" calcext:value-type="float">
            <text:p>1571</text:p>
          </table:table-cell>
          <table:table-cell office:value-type="float" office:value="1250" calcext:value-type="float">
            <text:p>1250</text:p>
          </table:table-cell>
          <table:table-cell table:formula="of:=[.B430]/[.A430]" office:value-type="float" office:value="0.0367056074766355" calcext:value-type="float">
            <text:p>0.036705607476636</text:p>
          </table:table-cell>
          <table:table-cell table:formula="of:=[.C430]/[.A430]" office:value-type="float" office:value="0.0292056074766355" calcext:value-type="float">
            <text:p>0.029205607476636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1706" calcext:value-type="float">
            <text:p>1706</text:p>
          </table:table-cell>
          <table:table-cell office:value-type="float" office:value="1252" calcext:value-type="float">
            <text:p>1252</text:p>
          </table:table-cell>
          <table:table-cell table:formula="of:=[.B431]/[.A431]" office:value-type="float" office:value="0.0397668997668998" calcext:value-type="float">
            <text:p>0.0397668997669</text:p>
          </table:table-cell>
          <table:table-cell table:formula="of:=[.C431]/[.A431]" office:value-type="float" office:value="0.0291841491841492" calcext:value-type="float">
            <text:p>0.029184149184149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123" calcext:value-type="float">
            <text:p>1123</text:p>
          </table:table-cell>
          <table:table-cell office:value-type="float" office:value="1231" calcext:value-type="float">
            <text:p>1231</text:p>
          </table:table-cell>
          <table:table-cell table:formula="of:=[.B432]/[.A432]" office:value-type="float" office:value="0.0261162790697674" calcext:value-type="float">
            <text:p>0.026116279069768</text:p>
          </table:table-cell>
          <table:table-cell table:formula="of:=[.C432]/[.A432]" office:value-type="float" office:value="0.0286279069767442" calcext:value-type="float">
            <text:p>0.028627906976744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1923" calcext:value-type="float">
            <text:p>1923</text:p>
          </table:table-cell>
          <table:table-cell office:value-type="float" office:value="1301" calcext:value-type="float">
            <text:p>1301</text:p>
          </table:table-cell>
          <table:table-cell table:formula="of:=[.B433]/[.A433]" office:value-type="float" office:value="0.0446171693735499" calcext:value-type="float">
            <text:p>0.04461716937355</text:p>
          </table:table-cell>
          <table:table-cell table:formula="of:=[.C433]/[.A433]" office:value-type="float" office:value="0.0301856148491879" calcext:value-type="float">
            <text:p>0.030185614849188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557" calcext:value-type="float">
            <text:p>1557</text:p>
          </table:table-cell>
          <table:table-cell office:value-type="float" office:value="1132" calcext:value-type="float">
            <text:p>1132</text:p>
          </table:table-cell>
          <table:table-cell table:formula="of:=[.B434]/[.A434]" office:value-type="float" office:value="0.0360416666666667" calcext:value-type="float">
            <text:p>0.036041666666667</text:p>
          </table:table-cell>
          <table:table-cell table:formula="of:=[.C434]/[.A434]" office:value-type="float" office:value="0.0262037037037037" calcext:value-type="float">
            <text:p>0.026203703703704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992" calcext:value-type="float">
            <text:p>992</text:p>
          </table:table-cell>
          <table:table-cell office:value-type="float" office:value="1051" calcext:value-type="float">
            <text:p>1051</text:p>
          </table:table-cell>
          <table:table-cell table:formula="of:=[.B435]/[.A435]" office:value-type="float" office:value="0.0229099307159353" calcext:value-type="float">
            <text:p>0.022909930715935</text:p>
          </table:table-cell>
          <table:table-cell table:formula="of:=[.C435]/[.A435]" office:value-type="float" office:value="0.0242725173210162" calcext:value-type="float">
            <text:p>0.024272517321016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1312" calcext:value-type="float">
            <text:p>1312</text:p>
          </table:table-cell>
          <table:table-cell office:value-type="float" office:value="1046" calcext:value-type="float">
            <text:p>1046</text:p>
          </table:table-cell>
          <table:table-cell table:formula="of:=[.B436]/[.A436]" office:value-type="float" office:value="0.0302304147465438" calcext:value-type="float">
            <text:p>0.030230414746544</text:p>
          </table:table-cell>
          <table:table-cell table:formula="of:=[.C436]/[.A436]" office:value-type="float" office:value="0.0241013824884793" calcext:value-type="float">
            <text:p>0.024101382488479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1915" calcext:value-type="float">
            <text:p>1915</text:p>
          </table:table-cell>
          <table:table-cell office:value-type="float" office:value="1276" calcext:value-type="float">
            <text:p>1276</text:p>
          </table:table-cell>
          <table:table-cell table:formula="of:=[.B437]/[.A437]" office:value-type="float" office:value="0.0440229885057471" calcext:value-type="float">
            <text:p>0.044022988505747</text:p>
          </table:table-cell>
          <table:table-cell table:formula="of:=[.C437]/[.A437]" office:value-type="float" office:value="0.0293333333333333" calcext:value-type="float">
            <text:p>0.029333333333333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945" calcext:value-type="float">
            <text:p>1945</text:p>
          </table:table-cell>
          <table:table-cell office:value-type="float" office:value="1509" calcext:value-type="float">
            <text:p>1509</text:p>
          </table:table-cell>
          <table:table-cell table:formula="of:=[.B438]/[.A438]" office:value-type="float" office:value="0.0446100917431193" calcext:value-type="float">
            <text:p>0.044610091743119</text:p>
          </table:table-cell>
          <table:table-cell table:formula="of:=[.C438]/[.A438]" office:value-type="float" office:value="0.0346100917431193" calcext:value-type="float">
            <text:p>0.034610091743119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1348" calcext:value-type="float">
            <text:p>1348</text:p>
          </table:table-cell>
          <table:table-cell office:value-type="float" office:value="1044" calcext:value-type="float">
            <text:p>1044</text:p>
          </table:table-cell>
          <table:table-cell table:formula="of:=[.B439]/[.A439]" office:value-type="float" office:value="0.0308466819221968" calcext:value-type="float">
            <text:p>0.030846681922197</text:p>
          </table:table-cell>
          <table:table-cell table:formula="of:=[.C439]/[.A439]" office:value-type="float" office:value="0.0238901601830664" calcext:value-type="float">
            <text:p>0.023890160183066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1315" calcext:value-type="float">
            <text:p>1315</text:p>
          </table:table-cell>
          <table:table-cell office:value-type="float" office:value="1178" calcext:value-type="float">
            <text:p>1178</text:p>
          </table:table-cell>
          <table:table-cell table:formula="of:=[.B440]/[.A440]" office:value-type="float" office:value="0.0300228310502283" calcext:value-type="float">
            <text:p>0.030022831050228</text:p>
          </table:table-cell>
          <table:table-cell table:formula="of:=[.C440]/[.A440]" office:value-type="float" office:value="0.0268949771689498" calcext:value-type="float">
            <text:p>0.02689497716895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1922" calcext:value-type="float">
            <text:p>1922</text:p>
          </table:table-cell>
          <table:table-cell office:value-type="float" office:value="981" calcext:value-type="float">
            <text:p>981</text:p>
          </table:table-cell>
          <table:table-cell table:formula="of:=[.B441]/[.A441]" office:value-type="float" office:value="0.0437813211845103" calcext:value-type="float">
            <text:p>0.04378132118451</text:p>
          </table:table-cell>
          <table:table-cell table:formula="of:=[.C441]/[.A441]" office:value-type="float" office:value="0.0223462414578588" calcext:value-type="float">
            <text:p>0.02234624145785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859" calcext:value-type="float">
            <text:p>1859</text:p>
          </table:table-cell>
          <table:table-cell office:value-type="float" office:value="1198" calcext:value-type="float">
            <text:p>1198</text:p>
          </table:table-cell>
          <table:table-cell table:formula="of:=[.B442]/[.A442]" office:value-type="float" office:value="0.04225" calcext:value-type="float">
            <text:p>0.04225</text:p>
          </table:table-cell>
          <table:table-cell table:formula="of:=[.C442]/[.A442]" office:value-type="float" office:value="0.0272272727272727" calcext:value-type="float">
            <text:p>0.027227272727273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1931" calcext:value-type="float">
            <text:p>1931</text:p>
          </table:table-cell>
          <table:table-cell office:value-type="float" office:value="1451" calcext:value-type="float">
            <text:p>1451</text:p>
          </table:table-cell>
          <table:table-cell table:formula="of:=[.B443]/[.A443]" office:value-type="float" office:value="0.0437868480725624" calcext:value-type="float">
            <text:p>0.043786848072562</text:p>
          </table:table-cell>
          <table:table-cell table:formula="of:=[.C443]/[.A443]" office:value-type="float" office:value="0.0329024943310658" calcext:value-type="float">
            <text:p>0.032902494331066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1538" calcext:value-type="float">
            <text:p>1538</text:p>
          </table:table-cell>
          <table:table-cell office:value-type="float" office:value="1080" calcext:value-type="float">
            <text:p>1080</text:p>
          </table:table-cell>
          <table:table-cell table:formula="of:=[.B444]/[.A444]" office:value-type="float" office:value="0.0347963800904977" calcext:value-type="float">
            <text:p>0.034796380090498</text:p>
          </table:table-cell>
          <table:table-cell table:formula="of:=[.C444]/[.A444]" office:value-type="float" office:value="0.0244343891402715" calcext:value-type="float">
            <text:p>0.024434389140272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144" calcext:value-type="float">
            <text:p>144</text:p>
          </table:table-cell>
          <table:table-cell office:value-type="float" office:value="1082" calcext:value-type="float">
            <text:p>1082</text:p>
          </table:table-cell>
          <table:table-cell table:formula="of:=[.B445]/[.A445]" office:value-type="float" office:value="0.00325056433408578" calcext:value-type="float">
            <text:p>0.003250564334086</text:p>
          </table:table-cell>
          <table:table-cell table:formula="of:=[.C445]/[.A445]" office:value-type="float" office:value="0.0244243792325056" calcext:value-type="float">
            <text:p>0.024424379232506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829" calcext:value-type="float">
            <text:p>1829</text:p>
          </table:table-cell>
          <table:table-cell office:value-type="float" office:value="1238" calcext:value-type="float">
            <text:p>1238</text:p>
          </table:table-cell>
          <table:table-cell table:formula="of:=[.B446]/[.A446]" office:value-type="float" office:value="0.0411936936936937" calcext:value-type="float">
            <text:p>0.041193693693694</text:p>
          </table:table-cell>
          <table:table-cell table:formula="of:=[.C446]/[.A446]" office:value-type="float" office:value="0.0278828828828829" calcext:value-type="float">
            <text:p>0.027882882882883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1149" calcext:value-type="float">
            <text:p>1149</text:p>
          </table:table-cell>
          <table:table-cell office:value-type="float" office:value="1189" calcext:value-type="float">
            <text:p>1189</text:p>
          </table:table-cell>
          <table:table-cell table:formula="of:=[.B447]/[.A447]" office:value-type="float" office:value="0.0258202247191011" calcext:value-type="float">
            <text:p>0.025820224719101</text:p>
          </table:table-cell>
          <table:table-cell table:formula="of:=[.C447]/[.A447]" office:value-type="float" office:value="0.0267191011235955" calcext:value-type="float">
            <text:p>0.026719101123596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1650" calcext:value-type="float">
            <text:p>1650</text:p>
          </table:table-cell>
          <table:table-cell office:value-type="float" office:value="1337" calcext:value-type="float">
            <text:p>1337</text:p>
          </table:table-cell>
          <table:table-cell table:formula="of:=[.B448]/[.A448]" office:value-type="float" office:value="0.0369955156950673" calcext:value-type="float">
            <text:p>0.036995515695067</text:p>
          </table:table-cell>
          <table:table-cell table:formula="of:=[.C448]/[.A448]" office:value-type="float" office:value="0.0299775784753363" calcext:value-type="float">
            <text:p>0.029977578475336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1383" calcext:value-type="float">
            <text:p>1383</text:p>
          </table:table-cell>
          <table:table-cell office:value-type="float" office:value="1037" calcext:value-type="float">
            <text:p>1037</text:p>
          </table:table-cell>
          <table:table-cell table:formula="of:=[.B449]/[.A449]" office:value-type="float" office:value="0.0309395973154362" calcext:value-type="float">
            <text:p>0.030939597315436</text:p>
          </table:table-cell>
          <table:table-cell table:formula="of:=[.C449]/[.A449]" office:value-type="float" office:value="0.0231991051454139" calcext:value-type="float">
            <text:p>0.023199105145414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614" calcext:value-type="float">
            <text:p>1614</text:p>
          </table:table-cell>
          <table:table-cell office:value-type="float" office:value="1258" calcext:value-type="float">
            <text:p>1258</text:p>
          </table:table-cell>
          <table:table-cell table:formula="of:=[.B450]/[.A450]" office:value-type="float" office:value="0.0360267857142857" calcext:value-type="float">
            <text:p>0.036026785714286</text:p>
          </table:table-cell>
          <table:table-cell table:formula="of:=[.C450]/[.A450]" office:value-type="float" office:value="0.0280803571428571" calcext:value-type="float">
            <text:p>0.028080357142857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1902" calcext:value-type="float">
            <text:p>1902</text:p>
          </table:table-cell>
          <table:table-cell office:value-type="float" office:value="1247" calcext:value-type="float">
            <text:p>1247</text:p>
          </table:table-cell>
          <table:table-cell table:formula="of:=[.B451]/[.A451]" office:value-type="float" office:value="0.0423608017817372" calcext:value-type="float">
            <text:p>0.042360801781737</text:p>
          </table:table-cell>
          <table:table-cell table:formula="of:=[.C451]/[.A451]" office:value-type="float" office:value="0.0277728285077951" calcext:value-type="float">
            <text:p>0.02777282850779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824" calcext:value-type="float">
            <text:p>1824</text:p>
          </table:table-cell>
          <table:table-cell office:value-type="float" office:value="1204" calcext:value-type="float">
            <text:p>1204</text:p>
          </table:table-cell>
          <table:table-cell table:formula="of:=[.B452]/[.A452]" office:value-type="float" office:value="0.0405333333333333" calcext:value-type="float">
            <text:p>0.040533333333333</text:p>
          </table:table-cell>
          <table:table-cell table:formula="of:=[.C452]/[.A452]" office:value-type="float" office:value="0.0267555555555556" calcext:value-type="float">
            <text:p>0.026755555555556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733" calcext:value-type="float">
            <text:p>733</text:p>
          </table:table-cell>
          <table:table-cell office:value-type="float" office:value="1063" calcext:value-type="float">
            <text:p>1063</text:p>
          </table:table-cell>
          <table:table-cell table:formula="of:=[.B453]/[.A453]" office:value-type="float" office:value="0.0162527716186253" calcext:value-type="float">
            <text:p>0.016252771618625</text:p>
          </table:table-cell>
          <table:table-cell table:formula="of:=[.C453]/[.A453]" office:value-type="float" office:value="0.023569844789357" calcext:value-type="float">
            <text:p>0.023569844789357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2663" calcext:value-type="float">
            <text:p>2663</text:p>
          </table:table-cell>
          <table:table-cell office:value-type="float" office:value="1441" calcext:value-type="float">
            <text:p>1441</text:p>
          </table:table-cell>
          <table:table-cell table:formula="of:=[.B454]/[.A454]" office:value-type="float" office:value="0.0589159292035398" calcext:value-type="float">
            <text:p>0.05891592920354</text:p>
          </table:table-cell>
          <table:table-cell table:formula="of:=[.C454]/[.A454]" office:value-type="float" office:value="0.0318805309734513" calcext:value-type="float">
            <text:p>0.031880530973451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1668" calcext:value-type="float">
            <text:p>1668</text:p>
          </table:table-cell>
          <table:table-cell office:value-type="float" office:value="1406" calcext:value-type="float">
            <text:p>1406</text:p>
          </table:table-cell>
          <table:table-cell table:formula="of:=[.B455]/[.A455]" office:value-type="float" office:value="0.0368211920529801" calcext:value-type="float">
            <text:p>0.03682119205298</text:p>
          </table:table-cell>
          <table:table-cell table:formula="of:=[.C455]/[.A455]" office:value-type="float" office:value="0.031037527593819" calcext:value-type="float">
            <text:p>0.031037527593819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1696" calcext:value-type="float">
            <text:p>1696</text:p>
          </table:table-cell>
          <table:table-cell office:value-type="float" office:value="1261" calcext:value-type="float">
            <text:p>1261</text:p>
          </table:table-cell>
          <table:table-cell table:formula="of:=[.B456]/[.A456]" office:value-type="float" office:value="0.0373568281938326" calcext:value-type="float">
            <text:p>0.037356828193833</text:p>
          </table:table-cell>
          <table:table-cell table:formula="of:=[.C456]/[.A456]" office:value-type="float" office:value="0.0277753303964758" calcext:value-type="float">
            <text:p>0.027775330396476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705" calcext:value-type="float">
            <text:p>705</text:p>
          </table:table-cell>
          <table:table-cell office:value-type="float" office:value="1229" calcext:value-type="float">
            <text:p>1229</text:p>
          </table:table-cell>
          <table:table-cell table:formula="of:=[.B457]/[.A457]" office:value-type="float" office:value="0.0154945054945055" calcext:value-type="float">
            <text:p>0.015494505494506</text:p>
          </table:table-cell>
          <table:table-cell table:formula="of:=[.C457]/[.A457]" office:value-type="float" office:value="0.027010989010989" calcext:value-type="float">
            <text:p>0.027010989010989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610" calcext:value-type="float">
            <text:p>1610</text:p>
          </table:table-cell>
          <table:table-cell office:value-type="float" office:value="1408" calcext:value-type="float">
            <text:p>1408</text:p>
          </table:table-cell>
          <table:table-cell table:formula="of:=[.B458]/[.A458]" office:value-type="float" office:value="0.0353070175438596" calcext:value-type="float">
            <text:p>0.03530701754386</text:p>
          </table:table-cell>
          <table:table-cell table:formula="of:=[.C458]/[.A458]" office:value-type="float" office:value="0.0308771929824561" calcext:value-type="float">
            <text:p>0.030877192982456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2165" calcext:value-type="float">
            <text:p>2165</text:p>
          </table:table-cell>
          <table:table-cell office:value-type="float" office:value="1458" calcext:value-type="float">
            <text:p>1458</text:p>
          </table:table-cell>
          <table:table-cell table:formula="of:=[.B459]/[.A459]" office:value-type="float" office:value="0.0473741794310722" calcext:value-type="float">
            <text:p>0.047374179431072</text:p>
          </table:table-cell>
          <table:table-cell table:formula="of:=[.C459]/[.A459]" office:value-type="float" office:value="0.0319037199124726" calcext:value-type="float">
            <text:p>0.031903719912473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1879" calcext:value-type="float">
            <text:p>1879</text:p>
          </table:table-cell>
          <table:table-cell office:value-type="float" office:value="1274" calcext:value-type="float">
            <text:p>1274</text:p>
          </table:table-cell>
          <table:table-cell table:formula="of:=[.B460]/[.A460]" office:value-type="float" office:value="0.0410262008733624" calcext:value-type="float">
            <text:p>0.041026200873363</text:p>
          </table:table-cell>
          <table:table-cell table:formula="of:=[.C460]/[.A460]" office:value-type="float" office:value="0.0278165938864629" calcext:value-type="float">
            <text:p>0.027816593886463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1132" calcext:value-type="float">
            <text:p>1132</text:p>
          </table:table-cell>
          <table:table-cell office:value-type="float" office:value="1245" calcext:value-type="float">
            <text:p>1245</text:p>
          </table:table-cell>
          <table:table-cell table:formula="of:=[.B461]/[.A461]" office:value-type="float" office:value="0.0246623093681917" calcext:value-type="float">
            <text:p>0.024662309368192</text:p>
          </table:table-cell>
          <table:table-cell table:formula="of:=[.C461]/[.A461]" office:value-type="float" office:value="0.0271241830065359" calcext:value-type="float">
            <text:p>0.02712418300653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165" calcext:value-type="float">
            <text:p>2165</text:p>
          </table:table-cell>
          <table:table-cell office:value-type="float" office:value="1408" calcext:value-type="float">
            <text:p>1408</text:p>
          </table:table-cell>
          <table:table-cell table:formula="of:=[.B462]/[.A462]" office:value-type="float" office:value="0.0470652173913043" calcext:value-type="float">
            <text:p>0.047065217391304</text:p>
          </table:table-cell>
          <table:table-cell table:formula="of:=[.C462]/[.A462]" office:value-type="float" office:value="0.0306086956521739" calcext:value-type="float">
            <text:p>0.030608695652174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2151" calcext:value-type="float">
            <text:p>2151</text:p>
          </table:table-cell>
          <table:table-cell office:value-type="float" office:value="1253" calcext:value-type="float">
            <text:p>1253</text:p>
          </table:table-cell>
          <table:table-cell table:formula="of:=[.B463]/[.A463]" office:value-type="float" office:value="0.0466594360086768" calcext:value-type="float">
            <text:p>0.046659436008677</text:p>
          </table:table-cell>
          <table:table-cell table:formula="of:=[.C463]/[.A463]" office:value-type="float" office:value="0.0271800433839479" calcext:value-type="float">
            <text:p>0.027180043383948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1498" calcext:value-type="float">
            <text:p>1498</text:p>
          </table:table-cell>
          <table:table-cell office:value-type="float" office:value="1064" calcext:value-type="float">
            <text:p>1064</text:p>
          </table:table-cell>
          <table:table-cell table:formula="of:=[.B464]/[.A464]" office:value-type="float" office:value="0.0324242424242424" calcext:value-type="float">
            <text:p>0.032424242424243</text:p>
          </table:table-cell>
          <table:table-cell table:formula="of:=[.C464]/[.A464]" office:value-type="float" office:value="0.023030303030303" calcext:value-type="float">
            <text:p>0.023030303030303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1236" calcext:value-type="float">
            <text:p>1236</text:p>
          </table:table-cell>
          <table:table-cell office:value-type="float" office:value="1242" calcext:value-type="float">
            <text:p>1242</text:p>
          </table:table-cell>
          <table:table-cell table:formula="of:=[.B465]/[.A465]" office:value-type="float" office:value="0.026695464362851" calcext:value-type="float">
            <text:p>0.026695464362851</text:p>
          </table:table-cell>
          <table:table-cell table:formula="of:=[.C465]/[.A465]" office:value-type="float" office:value="0.0268250539956803" calcext:value-type="float">
            <text:p>0.02682505399568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1240" calcext:value-type="float">
            <text:p>1240</text:p>
          </table:table-cell>
          <table:table-cell office:value-type="float" office:value="1223" calcext:value-type="float">
            <text:p>1223</text:p>
          </table:table-cell>
          <table:table-cell table:formula="of:=[.B466]/[.A466]" office:value-type="float" office:value="0.0267241379310345" calcext:value-type="float">
            <text:p>0.026724137931035</text:p>
          </table:table-cell>
          <table:table-cell table:formula="of:=[.C466]/[.A466]" office:value-type="float" office:value="0.0263577586206897" calcext:value-type="float">
            <text:p>0.02635775862069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756" calcext:value-type="float">
            <text:p>1756</text:p>
          </table:table-cell>
          <table:table-cell office:value-type="float" office:value="1309" calcext:value-type="float">
            <text:p>1309</text:p>
          </table:table-cell>
          <table:table-cell table:formula="of:=[.B467]/[.A467]" office:value-type="float" office:value="0.0377634408602151" calcext:value-type="float">
            <text:p>0.037763440860215</text:p>
          </table:table-cell>
          <table:table-cell table:formula="of:=[.C467]/[.A467]" office:value-type="float" office:value="0.0281505376344086" calcext:value-type="float">
            <text:p>0.028150537634409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2040" calcext:value-type="float">
            <text:p>2040</text:p>
          </table:table-cell>
          <table:table-cell office:value-type="float" office:value="1270" calcext:value-type="float">
            <text:p>1270</text:p>
          </table:table-cell>
          <table:table-cell table:formula="of:=[.B468]/[.A468]" office:value-type="float" office:value="0.0437768240343348" calcext:value-type="float">
            <text:p>0.043776824034335</text:p>
          </table:table-cell>
          <table:table-cell table:formula="of:=[.C468]/[.A468]" office:value-type="float" office:value="0.0272532188841202" calcext:value-type="float">
            <text:p>0.02725321888412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2308" calcext:value-type="float">
            <text:p>2308</text:p>
          </table:table-cell>
          <table:table-cell office:value-type="float" office:value="1220" calcext:value-type="float">
            <text:p>1220</text:p>
          </table:table-cell>
          <table:table-cell table:formula="of:=[.B469]/[.A469]" office:value-type="float" office:value="0.0494218415417559" calcext:value-type="float">
            <text:p>0.049421841541756</text:p>
          </table:table-cell>
          <table:table-cell table:formula="of:=[.C469]/[.A469]" office:value-type="float" office:value="0.0261241970021413" calcext:value-type="float">
            <text:p>0.026124197002141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944" calcext:value-type="float">
            <text:p>944</text:p>
          </table:table-cell>
          <table:table-cell office:value-type="float" office:value="1301" calcext:value-type="float">
            <text:p>1301</text:p>
          </table:table-cell>
          <table:table-cell table:formula="of:=[.B470]/[.A470]" office:value-type="float" office:value="0.0201709401709402" calcext:value-type="float">
            <text:p>0.02017094017094</text:p>
          </table:table-cell>
          <table:table-cell table:formula="of:=[.C470]/[.A470]" office:value-type="float" office:value="0.0277991452991453" calcext:value-type="float">
            <text:p>0.027799145299145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2214" calcext:value-type="float">
            <text:p>2214</text:p>
          </table:table-cell>
          <table:table-cell office:value-type="float" office:value="1334" calcext:value-type="float">
            <text:p>1334</text:p>
          </table:table-cell>
          <table:table-cell table:formula="of:=[.B471]/[.A471]" office:value-type="float" office:value="0.0472068230277186" calcext:value-type="float">
            <text:p>0.047206823027719</text:p>
          </table:table-cell>
          <table:table-cell table:formula="of:=[.C471]/[.A471]" office:value-type="float" office:value="0.0284434968017058" calcext:value-type="float">
            <text:p>0.02844349680170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913" calcext:value-type="float">
            <text:p>913</text:p>
          </table:table-cell>
          <table:table-cell office:value-type="float" office:value="1158" calcext:value-type="float">
            <text:p>1158</text:p>
          </table:table-cell>
          <table:table-cell table:formula="of:=[.B472]/[.A472]" office:value-type="float" office:value="0.0194255319148936" calcext:value-type="float">
            <text:p>0.019425531914894</text:p>
          </table:table-cell>
          <table:table-cell table:formula="of:=[.C472]/[.A472]" office:value-type="float" office:value="0.0246382978723404" calcext:value-type="float">
            <text:p>0.024638297872341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586" calcext:value-type="float">
            <text:p>1586</text:p>
          </table:table-cell>
          <table:table-cell office:value-type="float" office:value="1197" calcext:value-type="float">
            <text:p>1197</text:p>
          </table:table-cell>
          <table:table-cell table:formula="of:=[.B473]/[.A473]" office:value-type="float" office:value="0.0336730360934183" calcext:value-type="float">
            <text:p>0.033673036093418</text:p>
          </table:table-cell>
          <table:table-cell table:formula="of:=[.C473]/[.A473]" office:value-type="float" office:value="0.0254140127388535" calcext:value-type="float">
            <text:p>0.025414012738854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393" calcext:value-type="float">
            <text:p>393</text:p>
          </table:table-cell>
          <table:table-cell office:value-type="float" office:value="1005" calcext:value-type="float">
            <text:p>1005</text:p>
          </table:table-cell>
          <table:table-cell table:formula="of:=[.B474]/[.A474]" office:value-type="float" office:value="0.00832627118644068" calcext:value-type="float">
            <text:p>0.008326271186441</text:p>
          </table:table-cell>
          <table:table-cell table:formula="of:=[.C474]/[.A474]" office:value-type="float" office:value="0.0212923728813559" calcext:value-type="float">
            <text:p>0.021292372881356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677" calcext:value-type="float">
            <text:p>677</text:p>
          </table:table-cell>
          <table:table-cell office:value-type="float" office:value="1289" calcext:value-type="float">
            <text:p>1289</text:p>
          </table:table-cell>
          <table:table-cell table:formula="of:=[.B475]/[.A475]" office:value-type="float" office:value="0.0143128964059197" calcext:value-type="float">
            <text:p>0.01431289640592</text:p>
          </table:table-cell>
          <table:table-cell table:formula="of:=[.C475]/[.A475]" office:value-type="float" office:value="0.0272515856236786" calcext:value-type="float">
            <text:p>0.027251585623679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1436" calcext:value-type="float">
            <text:p>1436</text:p>
          </table:table-cell>
          <table:table-cell office:value-type="float" office:value="984" calcext:value-type="float">
            <text:p>984</text:p>
          </table:table-cell>
          <table:table-cell table:formula="of:=[.B476]/[.A476]" office:value-type="float" office:value="0.030295358649789" calcext:value-type="float">
            <text:p>0.030295358649789</text:p>
          </table:table-cell>
          <table:table-cell table:formula="of:=[.C476]/[.A476]" office:value-type="float" office:value="0.0207594936708861" calcext:value-type="float">
            <text:p>0.020759493670886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38" calcext:value-type="float">
            <text:p>538</text:p>
          </table:table-cell>
          <table:table-cell office:value-type="float" office:value="896" calcext:value-type="float">
            <text:p>896</text:p>
          </table:table-cell>
          <table:table-cell table:formula="of:=[.B477]/[.A477]" office:value-type="float" office:value="0.0113263157894737" calcext:value-type="float">
            <text:p>0.011326315789474</text:p>
          </table:table-cell>
          <table:table-cell table:formula="of:=[.C477]/[.A477]" office:value-type="float" office:value="0.0188631578947368" calcext:value-type="float">
            <text:p>0.018863157894737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418" calcext:value-type="float">
            <text:p>1418</text:p>
          </table:table-cell>
          <table:table-cell office:value-type="float" office:value="1246" calcext:value-type="float">
            <text:p>1246</text:p>
          </table:table-cell>
          <table:table-cell table:formula="of:=[.B478]/[.A478]" office:value-type="float" office:value="0.0297899159663866" calcext:value-type="float">
            <text:p>0.029789915966387</text:p>
          </table:table-cell>
          <table:table-cell table:formula="of:=[.C478]/[.A478]" office:value-type="float" office:value="0.0261764705882353" calcext:value-type="float">
            <text:p>0.026176470588235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907" calcext:value-type="float">
            <text:p>907</text:p>
          </table:table-cell>
          <table:table-cell office:value-type="float" office:value="1086" calcext:value-type="float">
            <text:p>1086</text:p>
          </table:table-cell>
          <table:table-cell table:formula="of:=[.B479]/[.A479]" office:value-type="float" office:value="0.0190146750524109" calcext:value-type="float">
            <text:p>0.019014675052411</text:p>
          </table:table-cell>
          <table:table-cell table:formula="of:=[.C479]/[.A479]" office:value-type="float" office:value="0.0227672955974843" calcext:value-type="float">
            <text:p>0.022767295597484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1498" calcext:value-type="float">
            <text:p>1498</text:p>
          </table:table-cell>
          <table:table-cell office:value-type="float" office:value="1232" calcext:value-type="float">
            <text:p>1232</text:p>
          </table:table-cell>
          <table:table-cell table:formula="of:=[.B480]/[.A480]" office:value-type="float" office:value="0.0313389121338912" calcext:value-type="float">
            <text:p>0.031338912133891</text:p>
          </table:table-cell>
          <table:table-cell table:formula="of:=[.C480]/[.A480]" office:value-type="float" office:value="0.0257740585774059" calcext:value-type="float">
            <text:p>0.025774058577406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2018" calcext:value-type="float">
            <text:p>2018</text:p>
          </table:table-cell>
          <table:table-cell office:value-type="float" office:value="1309" calcext:value-type="float">
            <text:p>1309</text:p>
          </table:table-cell>
          <table:table-cell table:formula="of:=[.B481]/[.A481]" office:value-type="float" office:value="0.0421294363256785" calcext:value-type="float">
            <text:p>0.042129436325679</text:p>
          </table:table-cell>
          <table:table-cell table:formula="of:=[.C481]/[.A481]" office:value-type="float" office:value="0.0273277661795407" calcext:value-type="float">
            <text:p>0.02732776617954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19" calcext:value-type="float">
            <text:p>119</text:p>
          </table:table-cell>
          <table:table-cell office:value-type="float" office:value="1081" calcext:value-type="float">
            <text:p>1081</text:p>
          </table:table-cell>
          <table:table-cell table:formula="of:=[.B482]/[.A482]" office:value-type="float" office:value="0.00247916666666667" calcext:value-type="float">
            <text:p>0.002479166666667</text:p>
          </table:table-cell>
          <table:table-cell table:formula="of:=[.C482]/[.A482]" office:value-type="float" office:value="0.0225208333333333" calcext:value-type="float">
            <text:p>0.022520833333333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946" calcext:value-type="float">
            <text:p>946</text:p>
          </table:table-cell>
          <table:table-cell office:value-type="float" office:value="1254" calcext:value-type="float">
            <text:p>1254</text:p>
          </table:table-cell>
          <table:table-cell table:formula="of:=[.B483]/[.A483]" office:value-type="float" office:value="0.0196673596673597" calcext:value-type="float">
            <text:p>0.01966735966736</text:p>
          </table:table-cell>
          <table:table-cell table:formula="of:=[.C483]/[.A483]" office:value-type="float" office:value="0.0260706860706861" calcext:value-type="float">
            <text:p>0.026070686070686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1329" calcext:value-type="float">
            <text:p>1329</text:p>
          </table:table-cell>
          <table:table-cell office:value-type="float" office:value="1478" calcext:value-type="float">
            <text:p>1478</text:p>
          </table:table-cell>
          <table:table-cell table:formula="of:=[.B484]/[.A484]" office:value-type="float" office:value="0.0275726141078838" calcext:value-type="float">
            <text:p>0.027572614107884</text:p>
          </table:table-cell>
          <table:table-cell table:formula="of:=[.C484]/[.A484]" office:value-type="float" office:value="0.0306639004149378" calcext:value-type="float">
            <text:p>0.030663900414938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2060" calcext:value-type="float">
            <text:p>2060</text:p>
          </table:table-cell>
          <table:table-cell office:value-type="float" office:value="1372" calcext:value-type="float">
            <text:p>1372</text:p>
          </table:table-cell>
          <table:table-cell table:formula="of:=[.B485]/[.A485]" office:value-type="float" office:value="0.0426501035196687" calcext:value-type="float">
            <text:p>0.042650103519669</text:p>
          </table:table-cell>
          <table:table-cell table:formula="of:=[.C485]/[.A485]" office:value-type="float" office:value="0.0284057971014493" calcext:value-type="float">
            <text:p>0.028405797101449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2717" calcext:value-type="float">
            <text:p>2717</text:p>
          </table:table-cell>
          <table:table-cell office:value-type="float" office:value="1786" calcext:value-type="float">
            <text:p>1786</text:p>
          </table:table-cell>
          <table:table-cell table:formula="of:=[.B486]/[.A486]" office:value-type="float" office:value="0.0561363636363636" calcext:value-type="float">
            <text:p>0.056136363636364</text:p>
          </table:table-cell>
          <table:table-cell table:formula="of:=[.C486]/[.A486]" office:value-type="float" office:value="0.036900826446281" calcext:value-type="float">
            <text:p>0.036900826446281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709" calcext:value-type="float">
            <text:p>709</text:p>
          </table:table-cell>
          <table:table-cell office:value-type="float" office:value="1086" calcext:value-type="float">
            <text:p>1086</text:p>
          </table:table-cell>
          <table:table-cell table:formula="of:=[.B487]/[.A487]" office:value-type="float" office:value="0.0146185567010309" calcext:value-type="float">
            <text:p>0.014618556701031</text:p>
          </table:table-cell>
          <table:table-cell table:formula="of:=[.C487]/[.A487]" office:value-type="float" office:value="0.0223917525773196" calcext:value-type="float">
            <text:p>0.02239175257732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571" calcext:value-type="float">
            <text:p>571</text:p>
          </table:table-cell>
          <table:table-cell office:value-type="float" office:value="1050" calcext:value-type="float">
            <text:p>1050</text:p>
          </table:table-cell>
          <table:table-cell table:formula="of:=[.B488]/[.A488]" office:value-type="float" office:value="0.0117489711934156" calcext:value-type="float">
            <text:p>0.011748971193416</text:p>
          </table:table-cell>
          <table:table-cell table:formula="of:=[.C488]/[.A488]" office:value-type="float" office:value="0.0216049382716049" calcext:value-type="float">
            <text:p>0.021604938271605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2111" calcext:value-type="float">
            <text:p>2111</text:p>
          </table:table-cell>
          <table:table-cell office:value-type="float" office:value="1351" calcext:value-type="float">
            <text:p>1351</text:p>
          </table:table-cell>
          <table:table-cell table:formula="of:=[.B489]/[.A489]" office:value-type="float" office:value="0.043347022587269" calcext:value-type="float">
            <text:p>0.043347022587269</text:p>
          </table:table-cell>
          <table:table-cell table:formula="of:=[.C489]/[.A489]" office:value-type="float" office:value="0.027741273100616" calcext:value-type="float">
            <text:p>0.02774127310061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2354" calcext:value-type="float">
            <text:p>2354</text:p>
          </table:table-cell>
          <table:table-cell office:value-type="float" office:value="1716" calcext:value-type="float">
            <text:p>1716</text:p>
          </table:table-cell>
          <table:table-cell table:formula="of:=[.B490]/[.A490]" office:value-type="float" office:value="0.0482377049180328" calcext:value-type="float">
            <text:p>0.048237704918033</text:p>
          </table:table-cell>
          <table:table-cell table:formula="of:=[.C490]/[.A490]" office:value-type="float" office:value="0.0351639344262295" calcext:value-type="float">
            <text:p>0.03516393442623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2864" calcext:value-type="float">
            <text:p>2864</text:p>
          </table:table-cell>
          <table:table-cell office:value-type="float" office:value="1407" calcext:value-type="float">
            <text:p>1407</text:p>
          </table:table-cell>
          <table:table-cell table:formula="of:=[.B491]/[.A491]" office:value-type="float" office:value="0.0585685071574642" calcext:value-type="float">
            <text:p>0.058568507157464</text:p>
          </table:table-cell>
          <table:table-cell table:formula="of:=[.C491]/[.A491]" office:value-type="float" office:value="0.0287730061349693" calcext:value-type="float">
            <text:p>0.02877300613496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258" calcext:value-type="float">
            <text:p>2258</text:p>
          </table:table-cell>
          <table:table-cell office:value-type="float" office:value="1497" calcext:value-type="float">
            <text:p>1497</text:p>
          </table:table-cell>
          <table:table-cell table:formula="of:=[.B492]/[.A492]" office:value-type="float" office:value="0.0460816326530612" calcext:value-type="float">
            <text:p>0.046081632653061</text:p>
          </table:table-cell>
          <table:table-cell table:formula="of:=[.C492]/[.A492]" office:value-type="float" office:value="0.0305510204081633" calcext:value-type="float">
            <text:p>0.030551020408163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930" calcext:value-type="float">
            <text:p>930</text:p>
          </table:table-cell>
          <table:table-cell office:value-type="float" office:value="921" calcext:value-type="float">
            <text:p>921</text:p>
          </table:table-cell>
          <table:table-cell table:formula="of:=[.B493]/[.A493]" office:value-type="float" office:value="0.0189409368635438" calcext:value-type="float">
            <text:p>0.018940936863544</text:p>
          </table:table-cell>
          <table:table-cell table:formula="of:=[.C493]/[.A493]" office:value-type="float" office:value="0.0187576374745418" calcext:value-type="float">
            <text:p>0.018757637474542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2574" calcext:value-type="float">
            <text:p>2574</text:p>
          </table:table-cell>
          <table:table-cell office:value-type="float" office:value="1362" calcext:value-type="float">
            <text:p>1362</text:p>
          </table:table-cell>
          <table:table-cell table:formula="of:=[.B494]/[.A494]" office:value-type="float" office:value="0.0523170731707317" calcext:value-type="float">
            <text:p>0.052317073170732</text:p>
          </table:table-cell>
          <table:table-cell table:formula="of:=[.C494]/[.A494]" office:value-type="float" office:value="0.0276829268292683" calcext:value-type="float">
            <text:p>0.027682926829268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1581" calcext:value-type="float">
            <text:p>1581</text:p>
          </table:table-cell>
          <table:table-cell office:value-type="float" office:value="1191" calcext:value-type="float">
            <text:p>1191</text:p>
          </table:table-cell>
          <table:table-cell table:formula="of:=[.B495]/[.A495]" office:value-type="float" office:value="0.0320689655172414" calcext:value-type="float">
            <text:p>0.032068965517241</text:p>
          </table:table-cell>
          <table:table-cell table:formula="of:=[.C495]/[.A495]" office:value-type="float" office:value="0.024158215010142" calcext:value-type="float">
            <text:p>0.024158215010142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1706" calcext:value-type="float">
            <text:p>1706</text:p>
          </table:table-cell>
          <table:table-cell office:value-type="float" office:value="1235" calcext:value-type="float">
            <text:p>1235</text:p>
          </table:table-cell>
          <table:table-cell table:formula="of:=[.B496]/[.A496]" office:value-type="float" office:value="0.0345344129554656" calcext:value-type="float">
            <text:p>0.034534412955466</text:p>
          </table:table-cell>
          <table:table-cell table:formula="of:=[.C496]/[.A496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811" calcext:value-type="float">
            <text:p>1811</text:p>
          </table:table-cell>
          <table:table-cell office:value-type="float" office:value="1231" calcext:value-type="float">
            <text:p>1231</text:p>
          </table:table-cell>
          <table:table-cell table:formula="of:=[.B497]/[.A497]" office:value-type="float" office:value="0.0365858585858586" calcext:value-type="float">
            <text:p>0.036585858585859</text:p>
          </table:table-cell>
          <table:table-cell table:formula="of:=[.C497]/[.A497]" office:value-type="float" office:value="0.0248686868686869" calcext:value-type="float">
            <text:p>0.024868686868687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580" calcext:value-type="float">
            <text:p>580</text:p>
          </table:table-cell>
          <table:table-cell office:value-type="float" office:value="1108" calcext:value-type="float">
            <text:p>1108</text:p>
          </table:table-cell>
          <table:table-cell table:number-columns-repeated="2"/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989" calcext:value-type="float">
            <text:p>1989</text:p>
          </table:table-cell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1789" calcext:value-type="float">
            <text:p>1789</text:p>
          </table:table-cell>
          <table:table-cell office:value-type="float" office:value="1148" calcext:value-type="float">
            <text:p>1148</text:p>
          </table:table-cell>
          <table:table-cell table:number-columns-repeated="2"/>
        </table:table-row>
        <table:table-row table:style-name="ro1">
          <table:table-cell office:value-type="float" office:value="49900" calcext:value-type="float">
            <text:p>49900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7" calcext:value-type="float">
            <text:p>2007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1489" calcext:value-type="float">
            <text:p>1489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2561" calcext:value-type="float">
            <text:p>2561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900" calcext:value-type="float">
            <text:p>900</text:p>
          </table:table-cell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570" calcext:value-type="float">
            <text:p>570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565" calcext:value-type="float">
            <text:p>565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928" calcext:value-type="float">
            <text:p>928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2334" calcext:value-type="float">
            <text:p>2334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2092" calcext:value-type="float">
            <text:p>2092</text:p>
          </table:table-cell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1642" calcext:value-type="float">
            <text:p>1642</text:p>
          </table:table-cell>
          <table:table-cell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1658" calcext:value-type="float">
            <text:p>1658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032" calcext:value-type="float">
            <text:p>2032</text:p>
          </table:table-cell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657" calcext:value-type="float">
            <text:p>657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2160" calcext:value-type="float">
            <text:p>2160</text:p>
          </table:table-cell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2550" calcext:value-type="float">
            <text:p>2550</text:p>
          </table:table-cell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3132" calcext:value-type="float">
            <text:p>3132</text:p>
          </table:table-cell>
          <table:table-cell office:value-type="float" office:value="1532" calcext:value-type="float">
            <text:p>1532</text:p>
          </table:table-cell>
          <table:table-cell table:number-columns-repeated="2"/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670" calcext:value-type="float">
            <text:p>670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1903" calcext:value-type="float">
            <text:p>1903</text:p>
          </table:table-cell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2313" calcext:value-type="float">
            <text:p>2313</text:p>
          </table:table-cell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245" calcext:value-type="float">
            <text:p>1245</text:p>
          </table:table-cell>
          <table:table-cell office:value-type="float" office:value="1130" calcext:value-type="float">
            <text:p>1130</text:p>
          </table:table-cell>
          <table:table-cell table:number-columns-repeated="2"/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1836" calcext:value-type="float">
            <text:p>1836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1628" calcext:value-type="float">
            <text:p>1628</text:p>
          </table:table-cell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2342" calcext:value-type="float">
            <text:p>2342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992" calcext:value-type="float">
            <text:p>992</text:p>
          </table:table-cell>
          <table:table-cell office:value-type="float" office:value="1144" calcext:value-type="float">
            <text:p>1144</text:p>
          </table:table-cell>
          <table:table-cell table:number-columns-repeated="2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304" calcext:value-type="float">
            <text:p>1304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1556" calcext:value-type="float">
            <text:p>1556</text:p>
          </table:table-cell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1244" calcext:value-type="float">
            <text:p>1244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1440" calcext:value-type="float">
            <text:p>1440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1841" calcext:value-type="float">
            <text:p>1841</text:p>
          </table:table-cell>
          <table:table-cell office:value-type="float" office:value="1307" calcext:value-type="float">
            <text:p>1307</text:p>
          </table:table-cell>
          <table:table-cell table:number-columns-repeated="2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563" calcext:value-type="float">
            <text:p>1563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2081" calcext:value-type="float">
            <text:p>2081</text:p>
          </table:table-cell>
          <table:table-cell office:value-type="float" office:value="1443" calcext:value-type="float">
            <text:p>1443</text:p>
          </table:table-cell>
          <table:table-cell table:number-columns-repeated="2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961" calcext:value-type="float">
            <text:p>961</text:p>
          </table:table-cell>
          <table:table-cell office:value-type="float" office:value="1395" calcext:value-type="float">
            <text:p>1395</text:p>
          </table:table-cell>
          <table:table-cell table:number-columns-repeated="2"/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2051" calcext:value-type="float">
            <text:p>2051</text:p>
          </table:table-cell>
          <table:table-cell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1625" calcext:value-type="float">
            <text:p>1625</text:p>
          </table:table-cell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551" calcext:value-type="float">
            <text:p>1551</text:p>
          </table:table-cell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1335" calcext:value-type="float">
            <text:p>1335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2433" calcext:value-type="float">
            <text:p>2433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2282" calcext:value-type="float">
            <text:p>2282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917" calcext:value-type="float">
            <text:p>917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29" calcext:value-type="float">
            <text:p>1829</text:p>
          </table:table-cell>
          <table:table-cell office:value-type="float" office:value="1542" calcext:value-type="float">
            <text:p>1542</text:p>
          </table:table-cell>
          <table:table-cell table:number-columns-repeated="2"/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2084" calcext:value-type="float">
            <text:p>2084</text:p>
          </table:table-cell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1423" calcext:value-type="float">
            <text:p>1423</text:p>
          </table:table-cell>
          <table:table-cell office:value-type="float" office:value="1461" calcext:value-type="float">
            <text:p>1461</text:p>
          </table:table-cell>
          <table:table-cell table:number-columns-repeated="2"/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1343" calcext:value-type="float">
            <text:p>1343</text:p>
          </table:table-cell>
          <table:table-cell office:value-type="float" office:value="1355" calcext:value-type="float">
            <text:p>1355</text:p>
          </table:table-cell>
          <table:table-cell table:number-columns-repeated="2"/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1580" calcext:value-type="float">
            <text:p>1580</text:p>
          </table:table-cell>
          <table:table-cell office:value-type="float" office:value="1189" calcext:value-type="float">
            <text:p>1189</text:p>
          </table:table-cell>
          <table:table-cell table:number-columns-repeated="2"/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2023" calcext:value-type="float">
            <text:p>2023</text:p>
          </table:table-cell>
          <table:table-cell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718" calcext:value-type="float">
            <text:p>718</text:p>
          </table:table-cell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641" calcext:value-type="float">
            <text:p>641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1992" calcext:value-type="float">
            <text:p>1992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822" calcext:value-type="float">
            <text:p>1822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64" calcext:value-type="float">
            <text:p>864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1039" calcext:value-type="float">
            <text:p>1039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747" calcext:value-type="float">
            <text:p>747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2183" calcext:value-type="float">
            <text:p>2183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491" calcext:value-type="float">
            <text:p>491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310" calcext:value-type="float">
            <text:p>1310</text:p>
          </table:table-cell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970" calcext:value-type="float">
            <text:p>1970</text:p>
          </table:table-cell>
          <table:table-cell office:value-type="float" office:value="1331" calcext:value-type="float">
            <text:p>1331</text:p>
          </table:table-cell>
          <table:table-cell table:number-columns-repeated="2"/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489" calcext:value-type="float">
            <text:p>489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1503" calcext:value-type="float">
            <text:p>1503</text:p>
          </table:table-cell>
          <table:table-cell office:value-type="float" office:value="1288" calcext:value-type="float">
            <text:p>1288</text:p>
          </table:table-cell>
          <table:table-cell table:number-columns-repeated="2"/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1935" calcext:value-type="float">
            <text:p>1935</text:p>
          </table:table-cell>
          <table:table-cell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2206" calcext:value-type="float">
            <text:p>2206</text:p>
          </table:table-cell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564" calcext:value-type="float">
            <text:p>564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2165" calcext:value-type="float">
            <text:p>2165</text:p>
          </table:table-cell>
          <table:table-cell office:value-type="float" office:value="1306" calcext:value-type="float">
            <text:p>1306</text:p>
          </table:table-cell>
          <table:table-cell table:number-columns-repeated="2"/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1610" calcext:value-type="float">
            <text:p>1610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1397" calcext:value-type="float">
            <text:p>1397</text:p>
          </table:table-cell>
          <table:table-cell office:value-type="float" office:value="1299" calcext:value-type="float">
            <text:p>1299</text:p>
          </table:table-cell>
          <table:table-cell table:number-columns-repeated="2"/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441" calcext:value-type="float">
            <text:p>1441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677" calcext:value-type="float">
            <text:p>677</text:p>
          </table:table-cell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700" calcext:value-type="float">
            <text:p>1700</text:p>
          </table:table-cell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690" calcext:value-type="float">
            <text:p>69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1106" calcext:value-type="float">
            <text:p>1106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2405" calcext:value-type="float">
            <text:p>2405</text:p>
          </table:table-cell>
          <table:table-cell office:value-type="float" office:value="1519" calcext:value-type="float">
            <text:p>1519</text:p>
          </table:table-cell>
          <table:table-cell table:number-columns-repeated="2"/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2052" calcext:value-type="float">
            <text:p>2052</text:p>
          </table:table-cell>
          <table:table-cell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614" calcext:value-type="float">
            <text:p>1614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1493" calcext:value-type="float">
            <text:p>1493</text:p>
          </table:table-cell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2084" calcext:value-type="float">
            <text:p>2084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19" calcext:value-type="float">
            <text:p>2019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713" calcext:value-type="float">
            <text:p>1713</text:p>
          </table:table-cell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2040" calcext:value-type="float">
            <text:p>2040</text:p>
          </table:table-cell>
          <table:table-cell office:value-type="float" office:value="1434" calcext:value-type="float">
            <text:p>1434</text:p>
          </table:table-cell>
          <table:table-cell table:number-columns-repeated="2"/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748" calcext:value-type="float">
            <text:p>1748</text:p>
          </table:table-cell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1720" calcext:value-type="float">
            <text:p>1720</text:p>
          </table:table-cell>
          <table:table-cell office:value-type="float" office:value="1575" calcext:value-type="float">
            <text:p>1575</text:p>
          </table:table-cell>
          <table:table-cell table:number-columns-repeated="2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2063" calcext:value-type="float">
            <text:p>2063</text:p>
          </table:table-cell>
          <table:table-cell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2085" calcext:value-type="float">
            <text:p>2085</text:p>
          </table:table-cell>
          <table:table-cell office:value-type="float" office:value="1351" calcext:value-type="float">
            <text:p>1351</text:p>
          </table:table-cell>
          <table:table-cell table:number-columns-repeated="2"/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2045" calcext:value-type="float">
            <text:p>2045</text:p>
          </table:table-cell>
          <table:table-cell office:value-type="float" office:value="1392" calcext:value-type="float">
            <text:p>1392</text:p>
          </table:table-cell>
          <table:table-cell table:number-columns-repeated="2"/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1701" calcext:value-type="float">
            <text:p>1701</text:p>
          </table:table-cell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080" calcext:value-type="float">
            <text:p>1080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691" calcext:value-type="float">
            <text:p>1691</text:p>
          </table:table-cell>
          <table:table-cell office:value-type="float" office:value="1395" calcext:value-type="float">
            <text:p>1395</text:p>
          </table:table-cell>
          <table:table-cell table:number-columns-repeated="2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1759" calcext:value-type="float">
            <text:p>1759</text:p>
          </table:table-cell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364" calcext:value-type="float">
            <text:p>364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1638" calcext:value-type="float">
            <text:p>1638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2194" calcext:value-type="float">
            <text:p>2194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415" calcext:value-type="float">
            <text:p>2415</text:p>
          </table:table-cell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1992" calcext:value-type="float">
            <text:p>1992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494" calcext:value-type="float">
            <text:p>494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2267" calcext:value-type="float">
            <text:p>2267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1992" calcext:value-type="float">
            <text:p>1992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858" calcext:value-type="float">
            <text:p>858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1591" calcext:value-type="float">
            <text:p>1591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1047" calcext:value-type="float">
            <text:p>1047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697" calcext:value-type="float">
            <text:p>697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723" calcext:value-type="float">
            <text:p>723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18" calcext:value-type="float">
            <text:p>1118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1230" calcext:value-type="float">
            <text:p>1230</text:p>
          </table:table-cell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604" calcext:value-type="float">
            <text:p>604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1537" calcext:value-type="float">
            <text:p>1537</text:p>
          </table:table-cell>
          <table:table-cell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527" calcext:value-type="float">
            <text:p>1527</text:p>
          </table:table-cell>
          <table:table-cell office:value-type="float" office:value="1268" calcext:value-type="float">
            <text:p>1268</text:p>
          </table:table-cell>
          <table:table-cell table:number-columns-repeated="2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1762" calcext:value-type="float">
            <text:p>1762</text:p>
          </table:table-cell>
          <table:table-cell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735" calcext:value-type="float">
            <text:p>735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510" calcext:value-type="float">
            <text:p>510</text:p>
          </table:table-cell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1462" calcext:value-type="float">
            <text:p>1462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762" calcext:value-type="float">
            <text:p>762</text:p>
          </table:table-cell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1481" calcext:value-type="float">
            <text:p>1481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45" calcext:value-type="float">
            <text:p>145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61300" calcext:value-type="float">
            <text:p>61300</text:p>
          </table:table-cell>
          <table:table-cell table:number-columns-repeated="4"/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1155" calcext:value-type="float">
            <text:p>1155</text:p>
          </table:table-cell>
          <table:table-cell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2160" calcext:value-type="float">
            <text:p>2160</text:p>
          </table:table-cell>
          <table:table-cell office:value-type="float" office:value="1314" calcext:value-type="float">
            <text:p>1314</text:p>
          </table:table-cell>
          <table:table-cell table:number-columns-repeated="2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2396" calcext:value-type="float">
            <text:p>2396</text:p>
          </table:table-cell>
          <table:table-cell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2229" calcext:value-type="float">
            <text:p>2229</text:p>
          </table:table-cell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2149" calcext:value-type="float">
            <text:p>2149</text:p>
          </table:table-cell>
          <table:table-cell office:value-type="float" office:value="4320" calcext:value-type="float">
            <text:p>4320</text:p>
          </table:table-cell>
          <table:table-cell table:number-columns-repeated="2"/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3319" calcext:value-type="float">
            <text:p>3319</text:p>
          </table:table-cell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229" calcext:value-type="float">
            <text:p>1229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1335" calcext:value-type="float">
            <text:p>1335</text:p>
          </table:table-cell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1621" calcext:value-type="float">
            <text:p>1621</text:p>
          </table:table-cell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120" calcext:value-type="float">
            <text:p>120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693" calcext:value-type="float">
            <text:p>1693</text:p>
          </table:table-cell>
          <table:table-cell office:value-type="float" office:value="1316" calcext:value-type="float">
            <text:p>1316</text:p>
          </table:table-cell>
          <table:table-cell table:number-columns-repeated="2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169" calcext:value-type="float">
            <text:p>2169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2751" calcext:value-type="float">
            <text:p>2751</text:p>
          </table:table-cell>
          <table:table-cell office:value-type="float" office:value="1492" calcext:value-type="float">
            <text:p>1492</text:p>
          </table:table-cell>
          <table:table-cell table:number-columns-repeated="2"/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1828" calcext:value-type="float">
            <text:p>1828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1581" calcext:value-type="float">
            <text:p>1581</text:p>
          </table:table-cell>
          <table:table-cell office:value-type="float" office:value="1230" calcext:value-type="float">
            <text:p>1230</text:p>
          </table:table-cell>
          <table:table-cell table:number-columns-repeated="2"/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2161" calcext:value-type="float">
            <text:p>2161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600" calcext:value-type="float">
            <text:p>1600</text:p>
          </table:table-cell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589" calcext:value-type="float">
            <text:p>589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1259" calcext:value-type="float">
            <text:p>1259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1747" calcext:value-type="float">
            <text:p>1747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1597" calcext:value-type="float">
            <text:p>1597</text:p>
          </table:table-cell>
          <table:table-cell office:value-type="float" office:value="1266" calcext:value-type="float">
            <text:p>1266</text:p>
          </table:table-cell>
          <table:table-cell table:number-columns-repeated="2"/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994" calcext:value-type="float">
            <text:p>1994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1080" calcext:value-type="float">
            <text:p>1080</text:p>
          </table:table-cell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596" calcext:value-type="float">
            <text:p>596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1633" calcext:value-type="float">
            <text:p>1633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2477" calcext:value-type="float">
            <text:p>2477</text:p>
          </table:table-cell>
          <table:table-cell office:value-type="float" office:value="1349" calcext:value-type="float">
            <text:p>1349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325" calcext:value-type="float">
            <text:p>2325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2070" calcext:value-type="float">
            <text:p>2070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2220" calcext:value-type="float">
            <text:p>2220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1653" calcext:value-type="float">
            <text:p>1653</text:p>
          </table:table-cell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1951" calcext:value-type="float">
            <text:p>1951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775" calcext:value-type="float">
            <text:p>1775</text:p>
          </table:table-cell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804" calcext:value-type="float">
            <text:p>804</text:p>
          </table:table-cell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848" calcext:value-type="float">
            <text:p>848</text:p>
          </table:table-cell>
          <table:table-cell office:value-type="float" office:value="901" calcext:value-type="float">
            <text:p>901</text:p>
          </table:table-cell>
          <table:table-cell table:number-columns-repeated="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664" calcext:value-type="float">
            <text:p>1664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1769" calcext:value-type="float">
            <text:p>1769</text:p>
          </table:table-cell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394" calcext:value-type="float">
            <text:p>2394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1533" calcext:value-type="float">
            <text:p>1533</text:p>
          </table:table-cell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1570" calcext:value-type="float">
            <text:p>1570</text:p>
          </table:table-cell>
          <table:table-cell office:value-type="float" office:value="1164" calcext:value-type="float">
            <text:p>1164</text:p>
          </table:table-cell>
          <table:table-cell table:number-columns-repeated="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2073" calcext:value-type="float">
            <text:p>2073</text:p>
          </table:table-cell>
          <table:table-cell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105" calcext:value-type="float">
            <text:p>1105</text:p>
          </table:table-cell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997" calcext:value-type="float">
            <text:p>997</text:p>
          </table:table-cell>
          <table:table-cell office:value-type="float" office:value="1214" calcext:value-type="float">
            <text:p>1214</text:p>
          </table:table-cell>
          <table:table-cell table:number-columns-repeated="2"/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2445" calcext:value-type="float">
            <text:p>2445</text:p>
          </table:table-cell>
          <table:table-cell office:value-type="float" office:value="1426" calcext:value-type="float">
            <text:p>1426</text:p>
          </table:table-cell>
          <table:table-cell table:number-columns-repeated="2"/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467" calcext:value-type="float">
            <text:p>467</text:p>
          </table:table-cell>
          <table:table-cell office:value-type="float" office:value="1105" calcext:value-type="float">
            <text:p>1105</text:p>
          </table:table-cell>
          <table:table-cell table:number-columns-repeated="2"/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675" calcext:value-type="float">
            <text:p>675</text:p>
          </table:table-cell>
          <table:table-cell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1429" calcext:value-type="float">
            <text:p>1429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425" calcext:value-type="float">
            <text:p>425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1802" calcext:value-type="float">
            <text:p>1802</text:p>
          </table:table-cell>
          <table:table-cell office:value-type="float" office:value="1278" calcext:value-type="float">
            <text:p>1278</text:p>
          </table:table-cell>
          <table:table-cell table:number-columns-repeated="2"/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2463" calcext:value-type="float">
            <text:p>2463</text:p>
          </table:table-cell>
          <table:table-cell office:value-type="float" office:value="1378" calcext:value-type="float">
            <text:p>1378</text:p>
          </table:table-cell>
          <table:table-cell table:number-columns-repeated="2"/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2972" calcext:value-type="float">
            <text:p>2972</text:p>
          </table:table-cell>
          <table:table-cell office:value-type="float" office:value="1309" calcext:value-type="float">
            <text:p>1309</text:p>
          </table:table-cell>
          <table:table-cell table:number-columns-repeated="2"/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737" calcext:value-type="float">
            <text:p>737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1761" calcext:value-type="float">
            <text:p>1761</text:p>
          </table:table-cell>
          <table:table-cell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2323" calcext:value-type="float">
            <text:p>2323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1882" calcext:value-type="float">
            <text:p>1882</text:p>
          </table:table-cell>
          <table:table-cell office:value-type="float" office:value="1371" calcext:value-type="float">
            <text:p>1371</text:p>
          </table:table-cell>
          <table:table-cell table:number-columns-repeated="2"/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1941" calcext:value-type="float">
            <text:p>1941</text:p>
          </table:table-cell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822" calcext:value-type="float">
            <text:p>1822</text:p>
          </table:table-cell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1911" calcext:value-type="float">
            <text:p>1911</text:p>
          </table:table-cell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2029" calcext:value-type="float">
            <text:p>2029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2225" calcext:value-type="float">
            <text:p>2225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2026" calcext:value-type="float">
            <text:p>2026</text:p>
          </table:table-cell>
          <table:table-cell office:value-type="float" office:value="1415" calcext:value-type="float">
            <text:p>1415</text:p>
          </table:table-cell>
          <table:table-cell table:number-columns-repeated="2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198" calcext:value-type="float">
            <text:p>1198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1613" calcext:value-type="float">
            <text:p>1613</text:p>
          </table:table-cell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3035" calcext:value-type="float">
            <text:p>3035</text:p>
          </table:table-cell>
          <table:table-cell office:value-type="float" office:value="1417" calcext:value-type="float">
            <text:p>1417</text:p>
          </table:table-cell>
          <table:table-cell table:number-columns-repeated="2"/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2066" calcext:value-type="float">
            <text:p>2066</text:p>
          </table:table-cell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1716" calcext:value-type="float">
            <text:p>1716</text:p>
          </table:table-cell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938" calcext:value-type="float">
            <text:p>2938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1478" calcext:value-type="float">
            <text:p>1478</text:p>
          </table:table-cell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969" calcext:value-type="float">
            <text:p>969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2245" calcext:value-type="float">
            <text:p>2245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2034" calcext:value-type="float">
            <text:p>2034</text:p>
          </table:table-cell>
          <table:table-cell office:value-type="float" office:value="1391" calcext:value-type="float">
            <text:p>1391</text:p>
          </table:table-cell>
          <table:table-cell table:number-columns-repeated="2"/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448" calcext:value-type="float">
            <text:p>1448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832" calcext:value-type="float">
            <text:p>832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1941" calcext:value-type="float">
            <text:p>1941</text:p>
          </table:table-cell>
          <table:table-cell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1149" calcext:value-type="float">
            <text:p>1149</text:p>
          </table:table-cell>
          <table:table-cell office:value-type="float" office:value="1339" calcext:value-type="float">
            <text:p>1339</text:p>
          </table:table-cell>
          <table:table-cell table:number-columns-repeated="2"/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1876" calcext:value-type="float">
            <text:p>1876</text:p>
          </table:table-cell>
          <table:table-cell office:value-type="float" office:value="1438" calcext:value-type="float">
            <text:p>1438</text:p>
          </table:table-cell>
          <table:table-cell table:number-columns-repeated="2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2196" calcext:value-type="float">
            <text:p>2196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</table:table>
      <table:table table:name="Szukanie" table:style-name="ta1">
        <table:shapes>
          <draw:frame draw:z-index="0" draw:style-name="gr1" draw:text-style-name="P1" svg:width="570.05pt" svg:height="255.09pt" svg:x="201.88pt" svg:y="39.74pt">
            <draw:object draw:notify-on-update-of-ranges="Szukanie.A1:Szukanie.A1 Szukanie.A2:Szukanie.A691 Szukanie.B1:Szukanie.B1 Szukanie.B2:Szukanie.B691 Szukanie.C1:Szukanie.C1 Szukanie.C2:Szukanie.C6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MyTime</text:p>
          </table:table-cell>
          <table:table-cell office:value-type="string" calcext:value-type="string">
            <text:p>SysTime</text:p>
          </table:table-cell>
          <table:table-cell/>
          <table:table-cell office:value-type="string" calcext:value-type="string">
            <text:p>MyTime śr</text:p>
          </table:table-cell>
          <table:table-cell office:value-type="string" calcext:value-type="string">
            <text:p>SysTime ś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AVERAGE([.B2:.B1048576])" office:value-type="float" office:value="703.52332361516" calcext:value-type="float">
            <text:p>703.52332361516</text:p>
          </table:table-cell>
          <table:table-cell table:formula="of:=AVERAGE([.C2:.C1048576])" office:value-type="float" office:value="930.63556851312" calcext:value-type="float">
            <text:p>930.635568513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2" calcext:value-type="float">
            <text:p>392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9" calcext:value-type="float">
            <text:p>489</text:p>
          </table:table-cell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1" calcext:value-type="float">
            <text:p>231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5" calcext:value-type="float">
            <text:p>335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4" calcext:value-type="float">
            <text:p>374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77" calcext:value-type="float">
            <text:p>477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7" calcext:value-type="float">
            <text:p>207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83" calcext:value-type="float">
            <text:p>583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55" calcext:value-type="float">
            <text:p>455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32" calcext:value-type="float">
            <text:p>332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60" calcext:value-type="float">
            <text:p>460</text:p>
          </table:table-cell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3" calcext:value-type="float">
            <text:p>303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58" calcext:value-type="float">
            <text:p>658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57" calcext:value-type="float">
            <text:p>357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3" calcext:value-type="float">
            <text:p>66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64" calcext:value-type="float">
            <text:p>464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91" calcext:value-type="float">
            <text:p>491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13" calcext:value-type="float">
            <text:p>513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62" calcext:value-type="float">
            <text:p>262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28" calcext:value-type="float">
            <text:p>428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1" calcext:value-type="float">
            <text:p>501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23" calcext:value-type="float">
            <text:p>723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13" calcext:value-type="float">
            <text:p>513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2" calcext:value-type="float">
            <text:p>702</text:p>
          </table:table-cell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6" calcext:value-type="float">
            <text:p>296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9" calcext:value-type="float">
            <text:p>609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69" calcext:value-type="float">
            <text:p>469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91" calcext:value-type="float">
            <text:p>691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81" calcext:value-type="float">
            <text:p>381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93" calcext:value-type="float">
            <text:p>593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1" calcext:value-type="float">
            <text:p>681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41" calcext:value-type="float">
            <text:p>541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86" calcext:value-type="float">
            <text:p>386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3" calcext:value-type="float">
            <text:p>503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52" calcext:value-type="float">
            <text:p>35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80" calcext:value-type="float">
            <text:p>480</text:p>
          </table:table-cell>
          <table:table-cell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23" calcext:value-type="float">
            <text:p>523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48" calcext:value-type="float">
            <text:p>548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88" calcext:value-type="float">
            <text:p>388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21" calcext:value-type="float">
            <text:p>621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32" calcext:value-type="float">
            <text:p>532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02" calcext:value-type="float">
            <text:p>502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66" calcext:value-type="float">
            <text:p>566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99" calcext:value-type="float">
            <text:p>399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28" calcext:value-type="float">
            <text:p>528</text:p>
          </table:table-cell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46" calcext:value-type="float">
            <text:p>346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86" calcext:value-type="float">
            <text:p>486</text:p>
          </table:table-cell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53" calcext:value-type="float">
            <text:p>553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94" calcext:value-type="float">
            <text:p>594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18" calcext:value-type="float">
            <text:p>518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61" calcext:value-type="float">
            <text:p>461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529" calcext:value-type="float">
            <text:p>529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58" calcext:value-type="float">
            <text:p>358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77" calcext:value-type="float">
            <text:p>577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73" calcext:value-type="float">
            <text:p>473</text:p>
          </table:table-cell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49" calcext:value-type="float">
            <text:p>349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68" calcext:value-type="float">
            <text:p>668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80" calcext:value-type="float">
            <text:p>480</text:p>
          </table:table-cell>
          <table:table-cell office:value-type="float" office:value="1045" calcext:value-type="float">
            <text:p>1045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03" calcext:value-type="float">
            <text:p>1003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937" calcext:value-type="float">
            <text:p>937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68" calcext:value-type="float">
            <text:p>568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93" calcext:value-type="float">
            <text:p>693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8" calcext:value-type="float">
            <text:p>698</text:p>
          </table:table-cell>
          <table:table-cell office:value-type="float" office:value="1049" calcext:value-type="float">
            <text:p>1049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25" calcext:value-type="float">
            <text:p>525</text:p>
          </table:table-cell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40" calcext:value-type="float">
            <text:p>440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95" calcext:value-type="float">
            <text:p>595</text:p>
          </table:table-cell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29" calcext:value-type="float">
            <text:p>629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63" calcext:value-type="float">
            <text:p>763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75" calcext:value-type="float">
            <text:p>575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76" calcext:value-type="float">
            <text:p>676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752" calcext:value-type="float">
            <text:p>752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68" calcext:value-type="float">
            <text:p>368</text:p>
          </table:table-cell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41" calcext:value-type="float">
            <text:p>341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88" calcext:value-type="float">
            <text:p>588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41" calcext:value-type="float">
            <text:p>341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77" calcext:value-type="float">
            <text:p>577</text:p>
          </table:table-cell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67" calcext:value-type="float">
            <text:p>467</text:p>
          </table:table-cell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78" calcext:value-type="float">
            <text:p>678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711" calcext:value-type="float">
            <text:p>711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61" calcext:value-type="float">
            <text:p>761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2" calcext:value-type="float">
            <text:p>382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45" calcext:value-type="float">
            <text:p>445</text:p>
          </table:table-cell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90" calcext:value-type="float">
            <text:p>590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81" calcext:value-type="float">
            <text:p>481</text:p>
          </table:table-cell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36" calcext:value-type="float">
            <text:p>436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55" calcext:value-type="float">
            <text:p>555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816" calcext:value-type="float">
            <text:p>816</text:p>
          </table:table-cell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19" calcext:value-type="float">
            <text:p>719</text:p>
          </table:table-cell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822" calcext:value-type="float">
            <text:p>822</text:p>
          </table:table-cell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307" calcext:value-type="float">
            <text:p>307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04" calcext:value-type="float">
            <text:p>604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69" calcext:value-type="float">
            <text:p>469</text:p>
          </table:table-cell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46" calcext:value-type="float">
            <text:p>746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650" calcext:value-type="float">
            <text:p>650</text:p>
          </table:table-cell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565" calcext:value-type="float">
            <text:p>565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329" calcext:value-type="float">
            <text:p>329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819" calcext:value-type="float">
            <text:p>819</text:p>
          </table:table-cell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525" calcext:value-type="float">
            <text:p>525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760" calcext:value-type="float">
            <text:p>760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817" calcext:value-type="float">
            <text:p>817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678" calcext:value-type="float">
            <text:p>678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535" calcext:value-type="float">
            <text:p>535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66" calcext:value-type="float">
            <text:p>366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546" calcext:value-type="float">
            <text:p>546</text:p>
          </table:table-cell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90" calcext:value-type="float">
            <text:p>290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360" calcext:value-type="float">
            <text:p>360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718" calcext:value-type="float">
            <text:p>718</text:p>
          </table:table-cell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648" calcext:value-type="float">
            <text:p>648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391" calcext:value-type="float">
            <text:p>391</text:p>
          </table:table-cell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891" calcext:value-type="float">
            <text:p>891</text:p>
          </table:table-cell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341" calcext:value-type="float">
            <text:p>341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13" calcext:value-type="float">
            <text:p>413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722" calcext:value-type="float">
            <text:p>722</text:p>
          </table:table-cell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828" calcext:value-type="float">
            <text:p>828</text:p>
          </table:table-cell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732" calcext:value-type="float">
            <text:p>732</text:p>
          </table:table-cell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608" calcext:value-type="float">
            <text:p>60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817" calcext:value-type="float">
            <text:p>817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782" calcext:value-type="float">
            <text:p>782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631" calcext:value-type="float">
            <text:p>631</text:p>
          </table:table-cell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647" calcext:value-type="float">
            <text:p>647</text:p>
          </table:table-cell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999" calcext:value-type="float">
            <text:p>999</text:p>
          </table:table-cell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689" calcext:value-type="float">
            <text:p>68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618" calcext:value-type="float">
            <text:p>618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597" calcext:value-type="float">
            <text:p>597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751" calcext:value-type="float">
            <text:p>751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604" calcext:value-type="float">
            <text:p>604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714" calcext:value-type="float">
            <text:p>714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521" calcext:value-type="float">
            <text:p>521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538" calcext:value-type="float">
            <text:p>538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69" calcext:value-type="float">
            <text:p>269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583" calcext:value-type="float">
            <text:p>583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53" calcext:value-type="float">
            <text:p>653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74" calcext:value-type="float">
            <text:p>174</text:p>
          </table:table-cell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819" calcext:value-type="float">
            <text:p>819</text:p>
          </table:table-cell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668" calcext:value-type="float">
            <text:p>668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91" calcext:value-type="float">
            <text:p>691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419" calcext:value-type="float">
            <text:p>419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661" calcext:value-type="float">
            <text:p>661</text:p>
          </table:table-cell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432" calcext:value-type="float">
            <text:p>432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485" calcext:value-type="float">
            <text:p>485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623" calcext:value-type="float">
            <text:p>623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53" calcext:value-type="float">
            <text:p>753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689" calcext:value-type="float">
            <text:p>689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565" calcext:value-type="float">
            <text:p>565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590" calcext:value-type="float">
            <text:p>590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793" calcext:value-type="float">
            <text:p>793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739" calcext:value-type="float">
            <text:p>739</text:p>
          </table:table-cell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832" calcext:value-type="float">
            <text:p>832</text:p>
          </table:table-cell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337" calcext:value-type="float">
            <text:p>337</text:p>
          </table:table-cell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617" calcext:value-type="float">
            <text:p>617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572" calcext:value-type="float">
            <text:p>572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65" calcext:value-type="float">
            <text:p>465</text:p>
          </table:table-cell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591" calcext:value-type="float">
            <text:p>591</text:p>
          </table:table-cell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490" calcext:value-type="float">
            <text:p>490</text:p>
          </table:table-cell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598" calcext:value-type="float">
            <text:p>598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96" calcext:value-type="float">
            <text:p>196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42" calcext:value-type="float">
            <text:p>142</text:p>
          </table:table-cell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18" calcext:value-type="float">
            <text:p>218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482" calcext:value-type="float">
            <text:p>482</text:p>
          </table:table-cell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621" calcext:value-type="float">
            <text:p>621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923" calcext:value-type="float">
            <text:p>92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23" calcext:value-type="float">
            <text:p>623</text:p>
          </table:table-cell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739" calcext:value-type="float">
            <text:p>739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479" calcext:value-type="float">
            <text:p>479</text:p>
          </table:table-cell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862" calcext:value-type="float">
            <text:p>862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556" calcext:value-type="float">
            <text:p>556</text:p>
          </table:table-cell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672" calcext:value-type="float">
            <text:p>672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434" calcext:value-type="float">
            <text:p>434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720" calcext:value-type="float">
            <text:p>720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170" calcext:value-type="float">
            <text:p>1170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632" calcext:value-type="float">
            <text:p>632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332" calcext:value-type="float">
            <text:p>332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511" calcext:value-type="float">
            <text:p>511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59" calcext:value-type="float">
            <text:p>359</text:p>
          </table:table-cell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669" calcext:value-type="float">
            <text:p>66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517" calcext:value-type="float">
            <text:p>517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66" calcext:value-type="float">
            <text:p>266</text:p>
          </table:table-cell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684" calcext:value-type="float">
            <text:p>684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688" calcext:value-type="float">
            <text:p>688</text:p>
          </table:table-cell>
          <table:table-cell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684" calcext:value-type="float">
            <text:p>684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744" calcext:value-type="float">
            <text:p>744</text:p>
          </table:table-cell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738" calcext:value-type="float">
            <text:p>738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39" calcext:value-type="float">
            <text:p>439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720" calcext:value-type="float">
            <text:p>720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407" calcext:value-type="float">
            <text:p>407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693" calcext:value-type="float">
            <text:p>693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374" calcext:value-type="float">
            <text:p>374</text:p>
          </table:table-cell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640" calcext:value-type="float">
            <text:p>640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644" calcext:value-type="float">
            <text:p>644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678" calcext:value-type="float">
            <text:p>67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06" calcext:value-type="float">
            <text:p>606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512" calcext:value-type="float">
            <text:p>512</text:p>
          </table:table-cell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365" calcext:value-type="float">
            <text:p>365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324" calcext:value-type="float">
            <text:p>324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802" calcext:value-type="float">
            <text:p>802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77" calcext:value-type="float">
            <text:p>677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620" calcext:value-type="float">
            <text:p>620</text:p>
          </table:table-cell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524" calcext:value-type="float">
            <text:p>524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458" calcext:value-type="float">
            <text:p>458</text:p>
          </table:table-cell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688" calcext:value-type="float">
            <text:p>688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504" calcext:value-type="float">
            <text:p>504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680" calcext:value-type="float">
            <text:p>680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460" calcext:value-type="float">
            <text:p>46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682" calcext:value-type="float">
            <text:p>682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722" calcext:value-type="float">
            <text:p>722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896" calcext:value-type="float">
            <text:p>896</text:p>
          </table:table-cell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622" calcext:value-type="float">
            <text:p>622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662" calcext:value-type="float">
            <text:p>662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609" calcext:value-type="float">
            <text:p>609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834" calcext:value-type="float">
            <text:p>834</text:p>
          </table:table-cell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79" calcext:value-type="float">
            <text:p>879</text:p>
          </table:table-cell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834" calcext:value-type="float">
            <text:p>834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906" calcext:value-type="float">
            <text:p>906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661" calcext:value-type="float">
            <text:p>661</text:p>
          </table:table-cell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748" calcext:value-type="float">
            <text:p>748</text:p>
          </table:table-cell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729" calcext:value-type="float">
            <text:p>729</text:p>
          </table:table-cell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878" calcext:value-type="float">
            <text:p>878</text:p>
          </table:table-cell>
          <table:table-cell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693" calcext:value-type="float">
            <text:p>693</text:p>
          </table:table-cell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731" calcext:value-type="float">
            <text:p>731</text:p>
          </table:table-cell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14" calcext:value-type="float">
            <text:p>814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812" calcext:value-type="float">
            <text:p>812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395" calcext:value-type="float">
            <text:p>395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793" calcext:value-type="float">
            <text:p>793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40" calcext:value-type="float">
            <text:p>640</text:p>
          </table:table-cell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911" calcext:value-type="float">
            <text:p>911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282" calcext:value-type="float">
            <text:p>282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699" calcext:value-type="float">
            <text:p>69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461" calcext:value-type="float">
            <text:p>461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446" calcext:value-type="float">
            <text:p>446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708" calcext:value-type="float">
            <text:p>708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594" calcext:value-type="float">
            <text:p>594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667" calcext:value-type="float">
            <text:p>667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542" calcext:value-type="float">
            <text:p>542</text:p>
          </table:table-cell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54" calcext:value-type="float">
            <text:p>654</text:p>
          </table:table-cell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624" calcext:value-type="float">
            <text:p>624</text:p>
          </table:table-cell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557" calcext:value-type="float">
            <text:p>557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477" calcext:value-type="float">
            <text:p>477</text:p>
          </table:table-cell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619" calcext:value-type="float">
            <text:p>619</text:p>
          </table:table-cell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15" calcext:value-type="float">
            <text:p>415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196" calcext:value-type="float">
            <text:p>1196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629" calcext:value-type="float">
            <text:p>629</text:p>
          </table:table-cell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904" calcext:value-type="float">
            <text:p>904</text:p>
          </table:table-cell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674" calcext:value-type="float">
            <text:p>674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5" calcext:value-type="float">
            <text:p>735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851" calcext:value-type="float">
            <text:p>851</text:p>
          </table:table-cell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729" calcext:value-type="float">
            <text:p>729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856" calcext:value-type="float">
            <text:p>856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496" calcext:value-type="float">
            <text:p>496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993" calcext:value-type="float">
            <text:p>993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214" calcext:value-type="float">
            <text:p>1214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506" calcext:value-type="float">
            <text:p>506</text:p>
          </table:table-cell>
          <table:table-cell office:value-type="float" office:value="111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96" calcext:value-type="float">
            <text:p>296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646" calcext:value-type="float">
            <text:p>646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413" calcext:value-type="float">
            <text:p>413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786" calcext:value-type="float">
            <text:p>786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1313" calcext:value-type="float">
            <text:p>1313</text:p>
          </table:table-cell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880" calcext:value-type="float">
            <text:p>880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691" calcext:value-type="float">
            <text:p>691</text:p>
          </table:table-cell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10" calcext:value-type="float">
            <text:p>310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673" calcext:value-type="float">
            <text:p>673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452" calcext:value-type="float">
            <text:p>452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948" calcext:value-type="float">
            <text:p>948</text:p>
          </table:table-cell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829" calcext:value-type="float">
            <text:p>829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433" calcext:value-type="float">
            <text:p>433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54" calcext:value-type="float">
            <text:p>254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790" calcext:value-type="float">
            <text:p>790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402" calcext:value-type="float">
            <text:p>402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596" calcext:value-type="float">
            <text:p>596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607" calcext:value-type="float">
            <text:p>607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796" calcext:value-type="float">
            <text:p>796</text:p>
          </table:table-cell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642" calcext:value-type="float">
            <text:p>642</text:p>
          </table:table-cell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600" calcext:value-type="float">
            <text:p>600</text:p>
          </table:table-cell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582" calcext:value-type="float">
            <text:p>582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864" calcext:value-type="float">
            <text:p>864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843" calcext:value-type="float">
            <text:p>843</text:p>
          </table:table-cell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521" calcext:value-type="float">
            <text:p>521</text:p>
          </table:table-cell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28800" calcext:value-type="float">
            <text:p>28800</text:p>
          </table:table-cell>
          <table:table-cell table:number-columns-repeated="5"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951" calcext:value-type="float">
            <text:p>951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12" calcext:value-type="float">
            <text:p>312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515" calcext:value-type="float">
            <text:p>515</text:p>
          </table:table-cell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520" calcext:value-type="float">
            <text:p>520</text:p>
          </table:table-cell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338" calcext:value-type="float">
            <text:p>338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835" calcext:value-type="float">
            <text:p>835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02" calcext:value-type="float">
            <text:p>902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790" calcext:value-type="float">
            <text:p>790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501" calcext:value-type="float">
            <text:p>501</text:p>
          </table:table-cell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818" calcext:value-type="float">
            <text:p>818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774" calcext:value-type="float">
            <text:p>774</text:p>
          </table:table-cell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14" calcext:value-type="float">
            <text:p>414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99" calcext:value-type="float">
            <text:p>399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782" calcext:value-type="float">
            <text:p>782</text:p>
          </table:table-cell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591" calcext:value-type="float">
            <text:p>591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553" calcext:value-type="float">
            <text:p>553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792" calcext:value-type="float">
            <text:p>792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630" calcext:value-type="float">
            <text:p>630</text:p>
          </table:table-cell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779" calcext:value-type="float">
            <text:p>779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251" calcext:value-type="float">
            <text:p>1251</text:p>
          </table:table-cell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739" calcext:value-type="float">
            <text:p>739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645" calcext:value-type="float">
            <text:p>645</text:p>
          </table:table-cell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646" calcext:value-type="float">
            <text:p>646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658" calcext:value-type="float">
            <text:p>658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876" calcext:value-type="float">
            <text:p>876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224" calcext:value-type="float">
            <text:p>224</text:p>
          </table:table-cell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31500" calcext:value-type="float">
            <text:p>31500</text:p>
          </table:table-cell>
          <table:table-cell table:number-columns-repeated="5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808" calcext:value-type="float">
            <text:p>808</text:p>
          </table:table-cell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608" calcext:value-type="float">
            <text:p>608</text:p>
          </table:table-cell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627" calcext:value-type="float">
            <text:p>627</text:p>
          </table:table-cell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775" calcext:value-type="float">
            <text:p>775</text:p>
          </table:table-cell>
          <table:table-cell office:value-type="float" office:value="1027" calcext:value-type="float">
            <text:p>1027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018" calcext:value-type="float">
            <text:p>1018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1049" calcext:value-type="float">
            <text:p>1049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485" calcext:value-type="float">
            <text:p>485</text:p>
          </table:table-cell>
          <table:table-cell office:value-type="float" office:value="1101" calcext:value-type="float">
            <text:p>1101</text:p>
          </table:table-cell>
          <table:table-cell table:number-columns-repeated="3"/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291" calcext:value-type="float">
            <text:p>291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473" calcext:value-type="float">
            <text:p>473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08" calcext:value-type="float">
            <text:p>308</text:p>
          </table:table-cell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777" calcext:value-type="float">
            <text:p>777</text:p>
          </table:table-cell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1027" calcext:value-type="float">
            <text:p>1027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651" calcext:value-type="float">
            <text:p>651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722" calcext:value-type="float">
            <text:p>722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692" calcext:value-type="float">
            <text:p>692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670" calcext:value-type="float">
            <text:p>670</text:p>
          </table:table-cell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850" calcext:value-type="float">
            <text:p>850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608" calcext:value-type="float">
            <text:p>608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1167" calcext:value-type="float">
            <text:p>1167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728" calcext:value-type="float">
            <text:p>728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895" calcext:value-type="float">
            <text:p>895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416" calcext:value-type="float">
            <text:p>416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597" calcext:value-type="float">
            <text:p>597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620" calcext:value-type="float">
            <text:p>620</text:p>
          </table:table-cell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69" calcext:value-type="float">
            <text:p>869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512" calcext:value-type="float">
            <text:p>512</text:p>
          </table:table-cell>
          <table:table-cell office:value-type="float" office:value="1265" calcext:value-type="float">
            <text:p>1265</text:p>
          </table:table-cell>
          <table:table-cell table:number-columns-repeated="3"/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1168" calcext:value-type="float">
            <text:p>1168</text:p>
          </table:table-cell>
          <table:table-cell office:value-type="float" office:value="1629" calcext:value-type="float">
            <text:p>1629</text:p>
          </table:table-cell>
          <table:table-cell table:number-columns-repeated="3"/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808" calcext:value-type="float">
            <text:p>808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875" calcext:value-type="float">
            <text:p>875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038" calcext:value-type="float">
            <text:p>1038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782" calcext:value-type="float">
            <text:p>782</text:p>
          </table:table-cell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783" calcext:value-type="float">
            <text:p>783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496" calcext:value-type="float">
            <text:p>496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65" calcext:value-type="float">
            <text:p>565</text:p>
          </table:table-cell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521" calcext:value-type="float">
            <text:p>521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675" calcext:value-type="float">
            <text:p>675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795" calcext:value-type="float">
            <text:p>795</text:p>
          </table:table-cell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600" calcext:value-type="float">
            <text:p>600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683" calcext:value-type="float">
            <text:p>683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904" calcext:value-type="float">
            <text:p>904</text:p>
          </table:table-cell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372" calcext:value-type="float">
            <text:p>372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683" calcext:value-type="float">
            <text:p>683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900" calcext:value-type="float">
            <text:p>900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725" calcext:value-type="float">
            <text:p>725</text:p>
          </table:table-cell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910" calcext:value-type="float">
            <text:p>910</text:p>
          </table:table-cell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566" calcext:value-type="float">
            <text:p>566</text:p>
          </table:table-cell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803" calcext:value-type="float">
            <text:p>803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812" calcext:value-type="float">
            <text:p>812</text:p>
          </table:table-cell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36500" calcext:value-type="float">
            <text:p>36500</text:p>
          </table:table-cell>
          <table:table-cell table:number-columns-repeated="5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997" calcext:value-type="float">
            <text:p>997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827" calcext:value-type="float">
            <text:p>827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063" calcext:value-type="float">
            <text:p>1063</text:p>
          </table:table-cell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518" calcext:value-type="float">
            <text:p>518</text:p>
          </table:table-cell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043" calcext:value-type="float">
            <text:p>1043</text:p>
          </table:table-cell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816" calcext:value-type="float">
            <text:p>816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746" calcext:value-type="float">
            <text:p>746</text:p>
          </table:table-cell>
          <table:table-cell office:value-type="float" office:value="1023" calcext:value-type="float">
            <text:p>1023</text:p>
          </table:table-cell>
          <table:table-cell table:number-columns-repeated="3"/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615" calcext:value-type="float">
            <text:p>615</text:p>
          </table:table-cell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318" calcext:value-type="float">
            <text:p>318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677" calcext:value-type="float">
            <text:p>677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592" calcext:value-type="float">
            <text:p>592</text:p>
          </table:table-cell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856" calcext:value-type="float">
            <text:p>856</text:p>
          </table:table-cell>
          <table:table-cell office:value-type="float" office:value="1095" calcext:value-type="float">
            <text:p>1095</text:p>
          </table:table-cell>
          <table:table-cell table:number-columns-repeated="3"/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742" calcext:value-type="float">
            <text:p>742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849" calcext:value-type="float">
            <text:p>849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952" calcext:value-type="float">
            <text:p>952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30" calcext:value-type="float">
            <text:p>130</text:p>
          </table:table-cell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495" calcext:value-type="float">
            <text:p>495</text:p>
          </table:table-cell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744" calcext:value-type="float">
            <text:p>744</text:p>
          </table:table-cell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688" calcext:value-type="float">
            <text:p>688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248" calcext:value-type="float">
            <text:p>248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193" calcext:value-type="float">
            <text:p>119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733" calcext:value-type="float">
            <text:p>733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535" calcext:value-type="float">
            <text:p>535</text:p>
          </table:table-cell>
          <table:table-cell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81" calcext:value-type="float">
            <text:p>381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779" calcext:value-type="float">
            <text:p>779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428" calcext:value-type="float">
            <text:p>428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560" calcext:value-type="float">
            <text:p>560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698" calcext:value-type="float">
            <text:p>698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295" calcext:value-type="float">
            <text:p>295</text:p>
          </table:table-cell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33" calcext:value-type="float">
            <text:p>433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810" calcext:value-type="float">
            <text:p>810</text:p>
          </table:table-cell>
          <table:table-cell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079" calcext:value-type="float">
            <text:p>1079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069" calcext:value-type="float">
            <text:p>1069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19" calcext:value-type="float">
            <text:p>819</text:p>
          </table:table-cell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807" calcext:value-type="float">
            <text:p>807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599" calcext:value-type="float">
            <text:p>599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329" calcext:value-type="float">
            <text:p>329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607" calcext:value-type="float">
            <text:p>607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976" calcext:value-type="float">
            <text:p>976</text:p>
          </table:table-cell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686" calcext:value-type="float">
            <text:p>686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916" calcext:value-type="float">
            <text:p>916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558" calcext:value-type="float">
            <text:p>558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211" calcext:value-type="float">
            <text:p>1211</text:p>
          </table:table-cell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048" calcext:value-type="float">
            <text:p>1048</text:p>
          </table:table-cell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117" calcext:value-type="float">
            <text:p>1117</text:p>
          </table:table-cell>
          <table:table-cell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561" calcext:value-type="float">
            <text:p>561</text:p>
          </table:table-cell>
          <table:table-cell office:value-type="float" office:value="1149" calcext:value-type="float">
            <text:p>1149</text:p>
          </table:table-cell>
          <table:table-cell table:number-columns-repeated="3"/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046" calcext:value-type="float">
            <text:p>1046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923" calcext:value-type="float">
            <text:p>923</text:p>
          </table:table-cell>
          <table:table-cell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532" calcext:value-type="float">
            <text:p>532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776" calcext:value-type="float">
            <text:p>776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728" calcext:value-type="float">
            <text:p>728</text:p>
          </table:table-cell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831" calcext:value-type="float">
            <text:p>831</text:p>
          </table:table-cell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663" calcext:value-type="float">
            <text:p>663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914" calcext:value-type="float">
            <text:p>914</text:p>
          </table:table-cell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95" calcext:value-type="float">
            <text:p>195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875" calcext:value-type="float">
            <text:p>875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336" calcext:value-type="float">
            <text:p>336</text:p>
          </table:table-cell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952" calcext:value-type="float">
            <text:p>952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796" calcext:value-type="float">
            <text:p>796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637" calcext:value-type="float">
            <text:p>637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686" calcext:value-type="float">
            <text:p>686</text:p>
          </table:table-cell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120" calcext:value-type="float">
            <text:p>1120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974" calcext:value-type="float">
            <text:p>974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235" calcext:value-type="float">
            <text:p>1235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832" calcext:value-type="float">
            <text:p>832</text:p>
          </table:table-cell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955" calcext:value-type="float">
            <text:p>955</text:p>
          </table:table-cell>
          <table:table-cell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361" calcext:value-type="float">
            <text:p>361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973" calcext:value-type="float">
            <text:p>973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736" calcext:value-type="float">
            <text:p>736</text:p>
          </table:table-cell>
          <table:table-cell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750" calcext:value-type="float">
            <text:p>750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368" calcext:value-type="float">
            <text:p>368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052" calcext:value-type="float">
            <text:p>1052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533" calcext:value-type="float">
            <text:p>533</text:p>
          </table:table-cell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536" calcext:value-type="float">
            <text:p>536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592" calcext:value-type="float">
            <text:p>592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877" calcext:value-type="float">
            <text:p>877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988" calcext:value-type="float">
            <text:p>988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211" calcext:value-type="float">
            <text:p>211</text:p>
          </table:table-cell>
          <table:table-cell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725" calcext:value-type="float">
            <text:p>725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645" calcext:value-type="float">
            <text:p>645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595" calcext:value-type="float">
            <text:p>595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07" calcext:value-type="float">
            <text:p>907</text:p>
          </table:table-cell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608" calcext:value-type="float">
            <text:p>608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751" calcext:value-type="float">
            <text:p>751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510" calcext:value-type="float">
            <text:p>510</text:p>
          </table:table-cell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951" calcext:value-type="float">
            <text:p>951</text:p>
          </table:table-cell>
          <table:table-cell office:value-type="float" office:value="1377" calcext:value-type="float">
            <text:p>1377</text:p>
          </table:table-cell>
          <table:table-cell table:number-columns-repeated="3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1032" calcext:value-type="float">
            <text:p>1032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779" calcext:value-type="float">
            <text:p>779</text:p>
          </table:table-cell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623" calcext:value-type="float">
            <text:p>623</text:p>
          </table:table-cell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902" calcext:value-type="float">
            <text:p>902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970" calcext:value-type="float">
            <text:p>970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99" calcext:value-type="float">
            <text:p>399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1422" calcext:value-type="float">
            <text:p>1422</text:p>
          </table:table-cell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673" calcext:value-type="float">
            <text:p>673</text:p>
          </table:table-cell>
          <table:table-cell office:value-type="float" office:value="1337" calcext:value-type="float">
            <text:p>1337</text:p>
          </table:table-cell>
          <table:table-cell table:number-columns-repeated="3"/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1060" calcext:value-type="float">
            <text:p>1060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756" calcext:value-type="float">
            <text:p>756</text:p>
          </table:table-cell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158" calcext:value-type="float">
            <text:p>158</text:p>
          </table:table-cell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363" calcext:value-type="float">
            <text:p>363</text:p>
          </table:table-cell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834" calcext:value-type="float">
            <text:p>834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563" calcext:value-type="float">
            <text:p>563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567" calcext:value-type="float">
            <text:p>567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642" calcext:value-type="float">
            <text:p>642</text:p>
          </table:table-cell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1390" calcext:value-type="float">
            <text:p>1390</text:p>
          </table:table-cell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508" calcext:value-type="float">
            <text:p>508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437" calcext:value-type="float">
            <text:p>437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903" calcext:value-type="float">
            <text:p>903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450" calcext:value-type="float">
            <text:p>450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904" calcext:value-type="float">
            <text:p>904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452" calcext:value-type="float">
            <text:p>452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936" calcext:value-type="float">
            <text:p>936</text:p>
          </table:table-cell>
          <table:table-cell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787" calcext:value-type="float">
            <text:p>787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87" calcext:value-type="float">
            <text:p>387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960" calcext:value-type="float">
            <text:p>960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591" calcext:value-type="float">
            <text:p>591</text:p>
          </table:table-cell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925" calcext:value-type="float">
            <text:p>925</text:p>
          </table:table-cell>
          <table:table-cell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1007" calcext:value-type="float">
            <text:p>1007</text:p>
          </table:table-cell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193" calcext:value-type="float">
            <text:p>1193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1047" calcext:value-type="float">
            <text:p>1047</text:p>
          </table:table-cell>
          <table:table-cell office:value-type="float" office:value="1685" calcext:value-type="float">
            <text:p>1685</text:p>
          </table:table-cell>
          <table:table-cell table:number-columns-repeated="3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628" calcext:value-type="float">
            <text:p>628</text:p>
          </table:table-cell>
          <table:table-cell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1113" calcext:value-type="float">
            <text:p>1113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908" calcext:value-type="float">
            <text:p>908</text:p>
          </table:table-cell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462" calcext:value-type="float">
            <text:p>1462</text:p>
          </table:table-cell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861" calcext:value-type="float">
            <text:p>861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217" calcext:value-type="float">
            <text:p>217</text:p>
          </table:table-cell>
          <table:table-cell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379" calcext:value-type="float">
            <text:p>379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820" calcext:value-type="float">
            <text:p>820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1105" calcext:value-type="float">
            <text:p>1105</text:p>
          </table:table-cell>
          <table:table-cell office:value-type="float" office:value="1013" calcext:value-type="float">
            <text:p>1013</text:p>
          </table:table-cell>
          <table:table-cell table:number-columns-repeated="3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281" calcext:value-type="float">
            <text:p>281</text:p>
          </table:table-cell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823" calcext:value-type="float">
            <text:p>823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687" calcext:value-type="float">
            <text:p>687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304" calcext:value-type="float">
            <text:p>304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37" calcext:value-type="float">
            <text:p>937</text:p>
          </table:table-cell>
          <table:table-cell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667" calcext:value-type="float">
            <text:p>667</text:p>
          </table:table-cell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895" calcext:value-type="float">
            <text:p>895</text:p>
          </table:table-cell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89" calcext:value-type="float">
            <text:p>889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71" calcext:value-type="float">
            <text:p>171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535" calcext:value-type="float">
            <text:p>535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764" calcext:value-type="float">
            <text:p>764</text:p>
          </table:table-cell>
          <table:table-cell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473" calcext:value-type="float">
            <text:p>473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690" calcext:value-type="float">
            <text:p>690</text:p>
          </table:table-cell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948" calcext:value-type="float">
            <text:p>948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376" calcext:value-type="float">
            <text:p>376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997" calcext:value-type="float">
            <text:p>997</text:p>
          </table:table-cell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053" calcext:value-type="float">
            <text:p>1053</text:p>
          </table:table-cell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731" calcext:value-type="float">
            <text:p>731</text:p>
          </table:table-cell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894" calcext:value-type="float">
            <text:p>894</text:p>
          </table:table-cell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593" calcext:value-type="float">
            <text:p>593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463" calcext:value-type="float">
            <text:p>463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749" calcext:value-type="float">
            <text:p>749</text:p>
          </table:table-cell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621" calcext:value-type="float">
            <text:p>621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428" calcext:value-type="float">
            <text:p>428</text:p>
          </table:table-cell>
          <table:table-cell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568" calcext:value-type="float">
            <text:p>568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1165" calcext:value-type="float">
            <text:p>1165</text:p>
          </table:table-cell>
          <table:table-cell office:value-type="float" office:value="1345" calcext:value-type="float">
            <text:p>1345</text:p>
          </table:table-cell>
          <table:table-cell table:number-columns-repeated="3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704" calcext:value-type="float">
            <text:p>704</text:p>
          </table:table-cell>
          <table:table-cell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970" calcext:value-type="float">
            <text:p>970</text:p>
          </table:table-cell>
          <table:table-cell office:value-type="float" office:value="1339" calcext:value-type="float">
            <text:p>1339</text:p>
          </table:table-cell>
          <table:table-cell table:number-columns-repeated="3"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748" calcext:value-type="float">
            <text:p>748</text:p>
          </table:table-cell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569" calcext:value-type="float">
            <text:p>569</text:p>
          </table:table-cell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795" calcext:value-type="float">
            <text:p>795</text:p>
          </table:table-cell>
          <table:table-cell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892" calcext:value-type="float">
            <text:p>892</text:p>
          </table:table-cell>
          <table:table-cell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606" calcext:value-type="float">
            <text:p>606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1099" calcext:value-type="float">
            <text:p>1099</text:p>
          </table:table-cell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647" calcext:value-type="float">
            <text:p>647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532" calcext:value-type="float">
            <text:p>532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1424" calcext:value-type="float">
            <text:p>1424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1040" calcext:value-type="float">
            <text:p>1040</text:p>
          </table:table-cell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1430" calcext:value-type="float">
            <text:p>1430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940" calcext:value-type="float">
            <text:p>940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1049" calcext:value-type="float">
            <text:p>1049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1112" calcext:value-type="float">
            <text:p>1112</text:p>
          </table:table-cell>
          <table:table-cell office:value-type="float" office:value="1433" calcext:value-type="float">
            <text:p>1433</text:p>
          </table:table-cell>
          <table:table-cell table:number-columns-repeated="3"/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855" calcext:value-type="float">
            <text:p>855</text:p>
          </table:table-cell>
          <table:table-cell office:value-type="float" office:value="1085" calcext:value-type="float">
            <text:p>1085</text:p>
          </table:table-cell>
          <table:table-cell table:number-columns-repeated="3"/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868" calcext:value-type="float">
            <text:p>868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10" calcext:value-type="float">
            <text:p>810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1230" calcext:value-type="float">
            <text:p>1230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1001" calcext:value-type="float">
            <text:p>1001</text:p>
          </table:table-cell>
          <table:table-cell office:value-type="float" office:value="1307" calcext:value-type="float">
            <text:p>1307</text:p>
          </table:table-cell>
          <table:table-cell table:number-columns-repeated="3"/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619" calcext:value-type="float">
            <text:p>619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727" calcext:value-type="float">
            <text:p>727</text:p>
          </table:table-cell>
          <table:table-cell office:value-type="float" office:value="1439" calcext:value-type="float">
            <text:p>1439</text:p>
          </table:table-cell>
          <table:table-cell table:number-columns-repeated="3"/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744" calcext:value-type="float">
            <text:p>744</text:p>
          </table:table-cell>
          <table:table-cell office:value-type="float" office:value="1059" calcext:value-type="float">
            <text:p>1059</text:p>
          </table:table-cell>
          <table:table-cell table:number-columns-repeated="3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343" calcext:value-type="float">
            <text:p>343</text:p>
          </table:table-cell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936" calcext:value-type="float">
            <text:p>936</text:p>
          </table:table-cell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556" calcext:value-type="float">
            <text:p>556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484" calcext:value-type="float">
            <text:p>484</text:p>
          </table:table-cell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915" calcext:value-type="float">
            <text:p>915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738" calcext:value-type="float">
            <text:p>738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606" calcext:value-type="float">
            <text:p>1606</text:p>
          </table:table-cell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1123" calcext:value-type="float">
            <text:p>1123</text:p>
          </table:table-cell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634" calcext:value-type="float">
            <text:p>634</text:p>
          </table:table-cell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175" calcext:value-type="float">
            <text:p>1175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269" calcext:value-type="float">
            <text:p>1269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1133" calcext:value-type="float">
            <text:p>1133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1255" calcext:value-type="float">
            <text:p>1255</text:p>
          </table:table-cell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961" calcext:value-type="float">
            <text:p>961</text:p>
          </table:table-cell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003" calcext:value-type="float">
            <text:p>1003</text:p>
          </table:table-cell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730" calcext:value-type="float">
            <text:p>730</text:p>
          </table:table-cell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479" calcext:value-type="float">
            <text:p>479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800" calcext:value-type="float">
            <text:p>800</text:p>
          </table:table-cell>
          <table:table-cell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1272" calcext:value-type="float">
            <text:p>1272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687" calcext:value-type="float">
            <text:p>687</text:p>
          </table:table-cell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808" calcext:value-type="float">
            <text:p>808</text:p>
          </table:table-cell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313" calcext:value-type="float">
            <text:p>313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413" calcext:value-type="float">
            <text:p>413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605" calcext:value-type="float">
            <text:p>605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50" calcext:value-type="float">
            <text:p>850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575" calcext:value-type="float">
            <text:p>575</text:p>
          </table:table-cell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632" calcext:value-type="float">
            <text:p>632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841" calcext:value-type="float">
            <text:p>841</text:p>
          </table:table-cell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1234" calcext:value-type="float">
            <text:p>1234</text:p>
          </table:table-cell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539" calcext:value-type="float">
            <text:p>539</text:p>
          </table:table-cell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269" calcext:value-type="float">
            <text:p>1269</text:p>
          </table:table-cell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883" calcext:value-type="float">
            <text:p>883</text:p>
          </table:table-cell>
          <table:table-cell office:value-type="float" office:value="1292" calcext:value-type="float">
            <text:p>1292</text:p>
          </table:table-cell>
          <table:table-cell table:number-columns-repeated="3"/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920" calcext:value-type="float">
            <text:p>920</text:p>
          </table:table-cell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340" calcext:value-type="float">
            <text:p>340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785" calcext:value-type="float">
            <text:p>785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892" calcext:value-type="float">
            <text:p>892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828" calcext:value-type="float">
            <text:p>828</text:p>
          </table:table-cell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154" calcext:value-type="float">
            <text:p>1154</text:p>
          </table:table-cell>
          <table:table-cell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248" calcext:value-type="float">
            <text:p>1248</text:p>
          </table:table-cell>
          <table:table-cell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864" calcext:value-type="float">
            <text:p>864</text:p>
          </table:table-cell>
          <table:table-cell office:value-type="float" office:value="1147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325" calcext:value-type="float">
            <text:p>325</text:p>
          </table:table-cell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864" calcext:value-type="float">
            <text:p>864</text:p>
          </table:table-cell>
          <table:table-cell office:value-type="float" office:value="1381" calcext:value-type="float">
            <text:p>1381</text:p>
          </table:table-cell>
          <table:table-cell table:number-columns-repeated="3"/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600" calcext:value-type="float">
            <text:p>600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832" calcext:value-type="float">
            <text:p>832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219" calcext:value-type="float">
            <text:p>219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706" calcext:value-type="float">
            <text:p>706</text:p>
          </table:table-cell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874" calcext:value-type="float">
            <text:p>874</text:p>
          </table:table-cell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686" calcext:value-type="float">
            <text:p>686</text:p>
          </table:table-cell>
          <table:table-cell office:value-type="float" office:value="1251" calcext:value-type="float">
            <text:p>1251</text:p>
          </table:table-cell>
          <table:table-cell table:number-columns-repeated="3"/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045" calcext:value-type="float">
            <text:p>1045</text:p>
          </table:table-cell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971" calcext:value-type="float">
            <text:p>971</text:p>
          </table:table-cell>
          <table:table-cell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892" calcext:value-type="float">
            <text:p>892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588" calcext:value-type="float">
            <text:p>588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1524" calcext:value-type="float">
            <text:p>1524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50" calcext:value-type="float">
            <text:p>650</text:p>
          </table:table-cell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793" calcext:value-type="float">
            <text:p>793</text:p>
          </table:table-cell>
          <table:table-cell office:value-type="float" office:value="1085" calcext:value-type="float">
            <text:p>1085</text:p>
          </table:table-cell>
          <table:table-cell table:number-columns-repeated="3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935" calcext:value-type="float">
            <text:p>935</text:p>
          </table:table-cell>
          <table:table-cell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1119" calcext:value-type="float">
            <text:p>1119</text:p>
          </table:table-cell>
          <table:table-cell office:value-type="float" office:value="1237" calcext:value-type="float">
            <text:p>1237</text:p>
          </table:table-cell>
          <table:table-cell table:number-columns-repeated="3"/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253" calcext:value-type="float">
            <text:p>1253</text:p>
          </table:table-cell>
          <table:table-cell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655" calcext:value-type="float">
            <text:p>655</text:p>
          </table:table-cell>
          <table:table-cell office:value-type="float" office:value="1427" calcext:value-type="float">
            <text:p>1427</text:p>
          </table:table-cell>
          <table:table-cell table:number-columns-repeated="3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1078" calcext:value-type="float">
            <text:p>1078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1114" calcext:value-type="float">
            <text:p>1114</text:p>
          </table:table-cell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1114" calcext:value-type="float">
            <text:p>1114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320" calcext:value-type="float">
            <text:p>320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627" calcext:value-type="float">
            <text:p>627</text:p>
          </table:table-cell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1179" calcext:value-type="float">
            <text:p>1179</text:p>
          </table:table-cell>
          <table:table-cell office:value-type="float" office:value="1171" calcext:value-type="float">
            <text:p>1171</text:p>
          </table:table-cell>
          <table:table-cell table:number-columns-repeated="3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393" calcext:value-type="float">
            <text:p>393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778" calcext:value-type="float">
            <text:p>778</text:p>
          </table:table-cell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853" calcext:value-type="float">
            <text:p>853</text:p>
          </table:table-cell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881" calcext:value-type="float">
            <text:p>881</text:p>
          </table:table-cell>
          <table:table-cell office:value-type="float" office:value="1342" calcext:value-type="float">
            <text:p>1342</text:p>
          </table:table-cell>
          <table:table-cell table:number-columns-repeated="3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419" calcext:value-type="float">
            <text:p>419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957" calcext:value-type="float">
            <text:p>957</text:p>
          </table:table-cell>
          <table:table-cell office:value-type="float" office:value="1177" calcext:value-type="float">
            <text:p>1177</text:p>
          </table:table-cell>
          <table:table-cell table:number-columns-repeated="3"/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728" calcext:value-type="float">
            <text:p>728</text:p>
          </table:table-cell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1554" calcext:value-type="float">
            <text:p>1554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472" calcext:value-type="float">
            <text:p>1472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424" calcext:value-type="float">
            <text:p>424</text:p>
          </table:table-cell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1093" calcext:value-type="float">
            <text:p>1093</text:p>
          </table:table-cell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870" calcext:value-type="float">
            <text:p>870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050" calcext:value-type="float">
            <text:p>1050</text:p>
          </table:table-cell>
          <table:table-cell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404" calcext:value-type="float">
            <text:p>404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507" calcext:value-type="float">
            <text:p>507</text:p>
          </table:table-cell>
          <table:table-cell office:value-type="float" office:value="999" calcext:value-type="float">
            <text:p>999</text:p>
          </table:table-cell>
          <table:table-cell table:number-columns-repeated="3"/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763" calcext:value-type="float">
            <text:p>763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1312" calcext:value-type="float">
            <text:p>1312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789" calcext:value-type="float">
            <text:p>789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846" calcext:value-type="float">
            <text:p>846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774" calcext:value-type="float">
            <text:p>774</text:p>
          </table:table-cell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861" calcext:value-type="float">
            <text:p>861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862" calcext:value-type="float">
            <text:p>862</text:p>
          </table:table-cell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604" calcext:value-type="float">
            <text:p>604</text:p>
          </table:table-cell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545" calcext:value-type="float">
            <text:p>545</text:p>
          </table:table-cell>
          <table:table-cell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924" calcext:value-type="float">
            <text:p>924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583" calcext:value-type="float">
            <text:p>583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1295" calcext:value-type="float">
            <text:p>1295</text:p>
          </table:table-cell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1375" calcext:value-type="float">
            <text:p>1375</text:p>
          </table:table-cell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31" calcext:value-type="float">
            <text:p>931</text:p>
          </table:table-cell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1082" calcext:value-type="float">
            <text:p>1082</text:p>
          </table:table-cell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652" calcext:value-type="float">
            <text:p>652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1289" calcext:value-type="float">
            <text:p>1289</text:p>
          </table:table-cell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885" calcext:value-type="float">
            <text:p>885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261" calcext:value-type="float">
            <text:p>1261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908" calcext:value-type="float">
            <text:p>908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1603" calcext:value-type="float">
            <text:p>1603</text:p>
          </table:table-cell>
          <table:table-cell office:value-type="float" office:value="1282" calcext:value-type="float">
            <text:p>1282</text:p>
          </table:table-cell>
          <table:table-cell table:number-columns-repeated="3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436" calcext:value-type="float">
            <text:p>436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1291" calcext:value-type="float">
            <text:p>1291</text:p>
          </table:table-cell>
          <table:table-cell office:value-type="float" office:value="1263" calcext:value-type="float">
            <text:p>1263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335" calcext:value-type="float">
            <text:p>1335</text:p>
          </table:table-cell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878" calcext:value-type="float">
            <text:p>878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1269" calcext:value-type="float">
            <text:p>1269</text:p>
          </table:table-cell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1214" calcext:value-type="float">
            <text:p>1214</text:p>
          </table:table-cell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279" calcext:value-type="float">
            <text:p>279</text:p>
          </table:table-cell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179" calcext:value-type="float">
            <text:p>1179</text:p>
          </table:table-cell>
          <table:table-cell office:value-type="float" office:value="1277" calcext:value-type="float">
            <text:p>1277</text:p>
          </table:table-cell>
          <table:table-cell table:number-columns-repeated="3"/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902" calcext:value-type="float">
            <text:p>902</text:p>
          </table:table-cell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752" calcext:value-type="float">
            <text:p>752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722" calcext:value-type="float">
            <text:p>722</text:p>
          </table:table-cell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917" calcext:value-type="float">
            <text:p>917</text:p>
          </table:table-cell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056" calcext:value-type="float">
            <text:p>1056</text:p>
          </table:table-cell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872" calcext:value-type="float">
            <text:p>872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245" calcext:value-type="float">
            <text:p>245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795" calcext:value-type="float">
            <text:p>795</text:p>
          </table:table-cell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830" calcext:value-type="float">
            <text:p>830</text:p>
          </table:table-cell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605" calcext:value-type="float">
            <text:p>605</text:p>
          </table:table-cell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1120" calcext:value-type="float">
            <text:p>1120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1117" calcext:value-type="float">
            <text:p>1117</text:p>
          </table:table-cell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940" calcext:value-type="float">
            <text:p>940</text:p>
          </table:table-cell>
          <table:table-cell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503" calcext:value-type="float">
            <text:p>503</text:p>
          </table:table-cell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486" calcext:value-type="float">
            <text:p>486</text:p>
          </table:table-cell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1439" calcext:value-type="float">
            <text:p>1439</text:p>
          </table:table-cell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920" calcext:value-type="float">
            <text:p>920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1026" calcext:value-type="float">
            <text:p>1026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649" calcext:value-type="float">
            <text:p>649</text:p>
          </table:table-cell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963" calcext:value-type="float">
            <text:p>963</text:p>
          </table:table-cell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913" calcext:value-type="float">
            <text:p>913</text:p>
          </table:table-cell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1045" calcext:value-type="float">
            <text:p>1045</text:p>
          </table:table-cell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347" calcext:value-type="float">
            <text:p>347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560" calcext:value-type="float">
            <text:p>560</text:p>
          </table:table-cell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536" calcext:value-type="float">
            <text:p>536</text:p>
          </table:table-cell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824" calcext:value-type="float">
            <text:p>824</text:p>
          </table:table-cell>
          <table:table-cell office:value-type="float" office:value="1113" calcext:value-type="float">
            <text:p>1113</text:p>
          </table:table-cell>
          <table:table-cell table:number-columns-repeated="3"/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983" calcext:value-type="float">
            <text:p>983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564" calcext:value-type="float">
            <text:p>564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720" calcext:value-type="float">
            <text:p>720</text:p>
          </table:table-cell>
          <table:table-cell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526" calcext:value-type="float">
            <text:p>526</text:p>
          </table:table-cell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209" calcext:value-type="float">
            <text:p>209</text:p>
          </table:table-cell>
          <table:table-cell office:value-type="float" office:value="1011" calcext:value-type="float">
            <text:p>1011</text:p>
          </table:table-cell>
          <table:table-cell table:number-columns-repeated="3"/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370" calcext:value-type="float">
            <text:p>370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1018" calcext:value-type="float">
            <text:p>1018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665" calcext:value-type="float">
            <text:p>665</text:p>
          </table:table-cell>
          <table:table-cell office:value-type="float" office:value="1263" calcext:value-type="float">
            <text:p>1263</text:p>
          </table:table-cell>
          <table:table-cell table:number-columns-repeated="3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863" calcext:value-type="float">
            <text:p>8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7:47:54.64811893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17:40:39.826550441</meta:creation-date>
    <dc:date>2020-01-23T18:59:24.454337942</dc:date>
    <meta:editing-duration>PT18M48S</meta:editing-duration>
    <meta:editing-cycles>5</meta:editing-cycles>
    <meta:generator>LibreOffice/6.3.3.2$Linux_X86_64 LibreOffice_project/30$Build-2</meta:generator>
    <meta:document-statistic meta:table-count="2" meta:cell-count="512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44cm" svg:height="48.716cm" xlink:href=".." xlink:type="simple" chart:class="chart:line" chart:style-name="ch1">
        <chart:title svg:x="9.939cm" svg:y="1.11cm" chart:style-name="ch2">
          <text:p>Czas wstawiania wartości - złożoność O(log(n))</text:p>
        </chart:title>
        <chart:legend chart:legend-position="end" svg:x="26.824cm" svg:y="23.81cm" style:legend-expansion="high" chart:style-name="ch3"/>
        <chart:plot-area chart:style-name="ch4" table:cell-range-address="Wczytywanie.A1:Wczytywanie.C692" chart:data-source-has-labels="both" svg:x="0.59cm" svg:y="2.863cm" svg:width="25.644cm" svg:height="44.879cm">
          <chartooo:coordinate-region svg:x="1.582cm" svg:y="2.863cm" svg:width="24.361cm" svg:height="43.495cm"/>
          <chart:axis chart:dimension="x" chart:name="primary-x" chart:style-name="ch5" chartooo:axis-type="auto">
            <chartooo:date-scale/>
            <chart:categories table:cell-range-address="Wczytywanie.A2:Wczytywanie.A6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czytywanie.B2:Wczytywanie.B692" chart:label-cell-address="Wczytywanie.B1:Wczytywanie.B1" chart:class="chart:line">
            <chart:data-point chart:repeated="691"/>
          </chart:series>
          <chart:series chart:style-name="ch8" chart:values-cell-range-address="Wczytywanie.C2:Wczytywanie.C692" chart:label-cell-address="Wczytywanie.C1:Wczytywanie.C1" chart:class="chart:line">
            <chart:data-point chart:repeated="6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Time</text:p>
                <draw:g>
                  <svg:desc>Wczytywanie.B1:Wczytywanie.B1</svg:desc>
                </draw:g>
              </table:table-cell>
              <table:table-cell office:value-type="string">
                <text:p>SysTime</text:p>
                <draw:g>
                  <svg:desc>Wczytywanie.C1:Wczytywanie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czytywanie.A2:Wczytywanie.A692</svg:desc>
                </draw:g>
              </table:table-cell>
              <table:table-cell office:value-type="float" office:value="2651">
                <text:p>2651</text:p>
                <draw:g>
                  <svg:desc>Wczytywanie.B2:Wczytywanie.B692</svg:desc>
                </draw:g>
              </table:table-cell>
              <table:table-cell office:value-type="float" office:value="1861">
                <text:p>1861</text:p>
                <draw:g>
                  <svg:desc>Wczytywanie.C2:Wczytywanie.C69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45">
                <text:p>84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78">
                <text:p>87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24">
                <text:p>102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28">
                <text:p>92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3">
                <text:p>4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65">
                <text:p>765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75">
                <text:p>127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42">
                <text:p>134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35">
                <text:p>103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">
                <text:p>125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69">
                <text:p>46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03">
                <text:p>100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24">
                <text:p>1024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57">
                <text:p>85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21">
                <text:p>102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61">
                <text:p>146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88">
                <text:p>128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86">
                <text:p>88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30">
                <text:p>143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31">
                <text:p>1631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72">
                <text:p>1072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96">
                <text:p>99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587">
                <text:p>158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138">
                <text:p>113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947">
                <text:p>94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01">
                <text:p>120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558">
                <text:p>155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359">
                <text:p>135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441">
                <text:p>144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69">
                <text:p>136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785">
                <text:p>178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06">
                <text:p>1106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340">
                <text:p>134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14">
                <text:p>91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08">
                <text:p>140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715">
                <text:p>171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133">
                <text:p>113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61">
                <text:p>1261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585">
                <text:p>158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11">
                <text:p>41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863">
                <text:p>86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623">
                <text:p>162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554">
                <text:p>155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850">
                <text:p>85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360">
                <text:p>136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127">
                <text:p>112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318">
                <text:p>131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642">
                <text:p>2642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144">
                <text:p>214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18">
                <text:p>141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401">
                <text:p>140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480">
                <text:p>148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251">
                <text:p>125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289">
                <text:p>128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447">
                <text:p>144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767">
                <text:p>176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615">
                <text:p>61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01">
                <text:p>100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148">
                <text:p>214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41">
                <text:p>104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072">
                <text:p>2072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36">
                <text:p>63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500">
                <text:p>150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647">
                <text:p>164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436">
                <text:p>143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46">
                <text:p>104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36">
                <text:p>43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502">
                <text:p>150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97">
                <text:p>39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897">
                <text:p>189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061">
                <text:p>6061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999">
                <text:p>1999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269">
                <text:p>126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800">
                <text:p>180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020">
                <text:p>202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617">
                <text:p>161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462">
                <text:p>1462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46">
                <text:p>2046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984">
                <text:p>98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641">
                <text:p>164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60">
                <text:p>10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310">
                <text:p>131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075">
                <text:p>407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552">
                <text:p>1552</text:p>
              </table:table-cell>
              <table:table-cell office:value-type="float" office:value="10021">
                <text:p>1002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337">
                <text:p>133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607">
                <text:p>160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121">
                <text:p>212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996">
                <text:p>199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967">
                <text:p>1967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658">
                <text:p>1658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556">
                <text:p>1556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343">
                <text:p>1343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25">
                <text:p>52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07">
                <text:p>60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39">
                <text:p>53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533">
                <text:p>153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866">
                <text:p>86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72">
                <text:p>137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225">
                <text:p>122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395">
                <text:p>39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587">
                <text:p>158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890">
                <text:p>189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41">
                <text:p>14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75">
                <text:p>37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221">
                <text:p>1221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2155">
                <text:p>215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303">
                <text:p>130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433">
                <text:p>143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821">
                <text:p>1821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355">
                <text:p>135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648">
                <text:p>1648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2020">
                <text:p>202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355">
                <text:p>135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20">
                <text:p>72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637">
                <text:p>637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989">
                <text:p>989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179">
                <text:p>117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53">
                <text:p>15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859">
                <text:p>1859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633">
                <text:p>63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877">
                <text:p>187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77">
                <text:p>37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553">
                <text:p>155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663">
                <text:p>66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767">
                <text:p>176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390">
                <text:p>139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146">
                <text:p>114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531">
                <text:p>53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47">
                <text:p>1347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660">
                <text:p>166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2176">
                <text:p>21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727">
                <text:p>172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2022">
                <text:p>202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2378">
                <text:p>237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777">
                <text:p>177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191">
                <text:p>119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763">
                <text:p>76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422">
                <text:p>422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989">
                <text:p>1989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2555">
                <text:p>255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2241">
                <text:p>2241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887">
                <text:p>88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714">
                <text:p>171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2431">
                <text:p>243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629">
                <text:p>162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2151">
                <text:p>215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9">
                <text:p>11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835">
                <text:p>18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825">
                <text:p>182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626">
                <text:p>162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516">
                <text:p>1516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2192">
                <text:p>21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383">
                <text:p>138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301">
                <text:p>130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153">
                <text:p>115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2074">
                <text:p>207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646">
                <text:p>164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292">
                <text:p>129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831">
                <text:p>183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279">
                <text:p>127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592">
                <text:p>159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2724">
                <text:p>272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2358">
                <text:p>23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305">
                <text:p>130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925">
                <text:p>92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781">
                <text:p>7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3230">
                <text:p>3230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617">
                <text:p>61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475">
                <text:p>47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859">
                <text:p>185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423">
                <text:p>2423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985">
                <text:p>198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98">
                <text:p>179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815">
                <text:p>81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536">
                <text:p>253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2937">
                <text:p>2937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970">
                <text:p>197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2510">
                <text:p>251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2060">
                <text:p>206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147">
                <text:p>2147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592">
                <text:p>2592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897">
                <text:p>189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199">
                <text:p>219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953">
                <text:p>95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09">
                <text:p>40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038">
                <text:p>103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260">
                <text:p>126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2680">
                <text:p>268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411">
                <text:p>41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082">
                <text:p>108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588">
                <text:p>58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879">
                <text:p>1879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2117">
                <text:p>211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745">
                <text:p>174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73">
                <text:p>167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928">
                <text:p>928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1755">
                <text:p>1755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1855">
                <text:p>1855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821">
                <text:p>82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1992">
                <text:p>199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1453">
                <text:p>145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837">
                <text:p>837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102">
                <text:p>2102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426">
                <text:p>2426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243">
                <text:p>124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481">
                <text:p>48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915">
                <text:p>191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1661">
                <text:p>1661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1964">
                <text:p>196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1739">
                <text:p>173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1522">
                <text:p>1522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1950">
                <text:p>195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1789">
                <text:p>178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1554">
                <text:p>15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435">
                <text:p>143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1968">
                <text:p>196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855">
                <text:p>2855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1847">
                <text:p>184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087">
                <text:p>108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218">
                <text:p>121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730">
                <text:p>273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818">
                <text:p>2818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823">
                <text:p>82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1281">
                <text:p>128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964">
                <text:p>2964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542">
                <text:p>2542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830">
                <text:p>83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527">
                <text:p>352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1845">
                <text:p>184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170">
                <text:p>17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781">
                <text:p>2781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352">
                <text:p>235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1278">
                <text:p>1278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981">
                <text:p>981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675">
                <text:p>167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195">
                <text:p>2195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986">
                <text:p>2986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1617">
                <text:p>1617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802">
                <text:p>280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143">
                <text:p>2143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197">
                <text:p>19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321">
                <text:p>232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033">
                <text:p>2033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499">
                <text:p>249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962">
                <text:p>1962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1825">
                <text:p>1825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011">
                <text:p>201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665">
                <text:p>665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2129">
                <text:p>212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1846">
                <text:p>184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479">
                <text:p>2479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922">
                <text:p>92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320">
                <text:p>232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730">
                <text:p>73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782">
                <text:p>78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278">
                <text:p>127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3108">
                <text:p>3108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850">
                <text:p>850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884">
                <text:p>2884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619">
                <text:p>619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1890">
                <text:p>189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412">
                <text:p>241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407">
                <text:p>40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1004">
                <text:p>100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645">
                <text:p>164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016">
                <text:p>201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611">
                <text:p>61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1751">
                <text:p>175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603">
                <text:p>603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616">
                <text:p>161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1584">
                <text:p>158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1599">
                <text:p>159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197">
                <text:p>219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352">
                <text:p>1352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683">
                <text:p>268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1568">
                <text:p>156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052">
                <text:p>205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1893">
                <text:p>189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1279">
                <text:p>1279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571">
                <text:p>157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1824">
                <text:p>18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1654">
                <text:p>165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077">
                <text:p>2077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1850">
                <text:p>185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39">
                <text:p>13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651">
                <text:p>65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1333">
                <text:p>133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013">
                <text:p>201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848">
                <text:p>84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1864">
                <text:p>186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168">
                <text:p>216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1636">
                <text:p>163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1427">
                <text:p>142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1455">
                <text:p>1455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119">
                <text:p>2119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1465">
                <text:p>146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1914">
                <text:p>191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1819">
                <text:p>181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1669">
                <text:p>166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1845">
                <text:p>1845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1589">
                <text:p>158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1469">
                <text:p>146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1791">
                <text:p>1791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489">
                <text:p>2489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534">
                <text:p>534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2033">
                <text:p>2033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1958">
                <text:p>195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2459">
                <text:p>2459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1884">
                <text:p>188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2423">
                <text:p>242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1136">
                <text:p>113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2590">
                <text:p>259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2003">
                <text:p>200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296">
                <text:p>2296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2092">
                <text:p>209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1761">
                <text:p>1761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1296">
                <text:p>1296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2669">
                <text:p>266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672">
                <text:p>6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432">
                <text:p>432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2031">
                <text:p>2031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1349">
                <text:p>134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1944">
                <text:p>1944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260">
                <text:p>126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2635">
                <text:p>263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2546">
                <text:p>254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1982">
                <text:p>198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2945">
                <text:p>294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2510">
                <text:p>2510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2000">
                <text:p>2000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1463">
                <text:p>146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1375">
                <text:p>1375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2239">
                <text:p>223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639">
                <text:p>2639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2535">
                <text:p>253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1727">
                <text:p>172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641">
                <text:p>641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738">
                <text:p>73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758">
                <text:p>175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5239">
                <text:p>523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2313">
                <text:p>231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2339">
                <text:p>2339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066">
                <text:p>1066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545">
                <text:p>154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2347">
                <text:p>2347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383">
                <text:p>138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2396">
                <text:p>239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867">
                <text:p>86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919">
                <text:p>191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1412">
                <text:p>141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1621">
                <text:p>162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634">
                <text:p>163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408">
                <text:p>408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030">
                <text:p>2030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1982">
                <text:p>1982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1278">
                <text:p>127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2594">
                <text:p>2594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2310">
                <text:p>231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2624">
                <text:p>2624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1142">
                <text:p>114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721">
                <text:p>721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060">
                <text:p>106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606">
                <text:p>60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933">
                <text:p>1933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999">
                <text:p>19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1378">
                <text:p>137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1086">
                <text:p>108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1828">
                <text:p>182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52">
                <text:p>15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1978">
                <text:p>197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1844">
                <text:p>184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1902">
                <text:p>190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685">
                <text:p>68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758">
                <text:p>175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2712">
                <text:p>271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470">
                <text:p>147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395">
                <text:p>139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74">
                <text:p>37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1495">
                <text:p>149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1499">
                <text:p>149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2047">
                <text:p>204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271">
                <text:p>127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1594">
                <text:p>159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14">
                <text:p>61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1880">
                <text:p>188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508">
                <text:p>150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2180">
                <text:p>218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900">
                <text:p>190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2420">
                <text:p>2420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645">
                <text:p>64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649">
                <text:p>164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120">
                <text:p>112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755">
                <text:p>175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552">
                <text:p>1552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1550">
                <text:p>155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1379">
                <text:p>137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575">
                <text:p>157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1932">
                <text:p>193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214">
                <text:p>121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1798">
                <text:p>179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2279">
                <text:p>2279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1276">
                <text:p>127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2145">
                <text:p>2145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681">
                <text:p>268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2214">
                <text:p>221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56">
                <text:p>15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1675">
                <text:p>167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607">
                <text:p>1607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469">
                <text:p>1469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599">
                <text:p>159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745">
                <text:p>174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692">
                <text:p>169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634">
                <text:p>163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515">
                <text:p>151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394">
                <text:p>139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591">
                <text:p>159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669">
                <text:p>166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828">
                <text:p>182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850">
                <text:p>85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1893">
                <text:p>189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422">
                <text:p>42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71">
                <text:p>1571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1706">
                <text:p>17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123">
                <text:p>112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23">
                <text:p>192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557">
                <text:p>155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992">
                <text:p>99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1312">
                <text:p>131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1915">
                <text:p>191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945">
                <text:p>194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348">
                <text:p>134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315">
                <text:p>131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22">
                <text:p>192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859">
                <text:p>185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931">
                <text:p>1931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38">
                <text:p>153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4">
                <text:p>14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829">
                <text:p>182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1149">
                <text:p>114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650">
                <text:p>165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1383">
                <text:p>138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614">
                <text:p>1614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902">
                <text:p>190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24">
                <text:p>182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733">
                <text:p>73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663">
                <text:p>2663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668">
                <text:p>1668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696">
                <text:p>169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705">
                <text:p>705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10">
                <text:p>161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2165">
                <text:p>216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879">
                <text:p>187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1132">
                <text:p>1132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165">
                <text:p>216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2151">
                <text:p>215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1498">
                <text:p>149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236">
                <text:p>123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240">
                <text:p>124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756">
                <text:p>175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2040">
                <text:p>20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2308">
                <text:p>2308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944">
                <text:p>94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2214">
                <text:p>221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913">
                <text:p>91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586">
                <text:p>158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393">
                <text:p>39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677">
                <text:p>67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1436">
                <text:p>143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538">
                <text:p>53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1418">
                <text:p>141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907">
                <text:p>90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1498">
                <text:p>149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2018">
                <text:p>201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19">
                <text:p>11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946">
                <text:p>94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1329">
                <text:p>132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2060">
                <text:p>206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2717">
                <text:p>2717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709">
                <text:p>70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571">
                <text:p>57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2111">
                <text:p>2111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2354">
                <text:p>2354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2864">
                <text:p>286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258">
                <text:p>225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930">
                <text:p>93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2574">
                <text:p>257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1581">
                <text:p>158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706">
                <text:p>170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811">
                <text:p>181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580">
                <text:p>58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1989">
                <text:p>198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789">
                <text:p>178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07">
                <text:p>2007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1489">
                <text:p>148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2561">
                <text:p>256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900">
                <text:p>90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570">
                <text:p>5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565">
                <text:p>56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928">
                <text:p>92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2334">
                <text:p>233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2092">
                <text:p>2092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1642">
                <text:p>164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947">
                <text:p>194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658">
                <text:p>165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2032">
                <text:p>203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657">
                <text:p>65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2160">
                <text:p>216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2550">
                <text:p>255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3132">
                <text:p>313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670">
                <text:p>67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903">
                <text:p>190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2313">
                <text:p>2313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245">
                <text:p>124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836">
                <text:p>183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628">
                <text:p>162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2342">
                <text:p>234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992">
                <text:p>99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1304">
                <text:p>1304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1556">
                <text:p>155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1244">
                <text:p>124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1440">
                <text:p>144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841">
                <text:p>1841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563">
                <text:p>1563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2081">
                <text:p>208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961">
                <text:p>96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2051">
                <text:p>2051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1625">
                <text:p>162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1551">
                <text:p>155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1335">
                <text:p>1335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2433">
                <text:p>2433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2282">
                <text:p>2282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917">
                <text:p>91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829">
                <text:p>1829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2084">
                <text:p>2084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423">
                <text:p>142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1343">
                <text:p>1343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580">
                <text:p>158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2023">
                <text:p>202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718">
                <text:p>71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641">
                <text:p>64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1992">
                <text:p>199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1822">
                <text:p>182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864">
                <text:p>86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1039">
                <text:p>103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747">
                <text:p>74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2183">
                <text:p>218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491">
                <text:p>49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310">
                <text:p>131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970">
                <text:p>1970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489">
                <text:p>48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1503">
                <text:p>150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1935">
                <text:p>193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206">
                <text:p>220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564">
                <text:p>564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2165">
                <text:p>216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1610">
                <text:p>161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1397">
                <text:p>1397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1441">
                <text:p>144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677">
                <text:p>677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1700">
                <text:p>170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690">
                <text:p>69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1106">
                <text:p>110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405">
                <text:p>240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2052">
                <text:p>205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1614">
                <text:p>16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1493">
                <text:p>1493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2084">
                <text:p>208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019">
                <text:p>201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1713">
                <text:p>171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2040">
                <text:p>20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1748">
                <text:p>1748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1720">
                <text:p>172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063">
                <text:p>206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2085">
                <text:p>208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2045">
                <text:p>204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1701">
                <text:p>170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1080">
                <text:p>108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1691">
                <text:p>169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1759">
                <text:p>175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364">
                <text:p>3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1638">
                <text:p>1638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2194">
                <text:p>219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415">
                <text:p>241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1992">
                <text:p>1992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494">
                <text:p>494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2267">
                <text:p>2267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1992">
                <text:p>1992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858">
                <text:p>85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1591">
                <text:p>159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1047">
                <text:p>104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697">
                <text:p>69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723">
                <text:p>72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18">
                <text:p>1118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1230">
                <text:p>123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604">
                <text:p>60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1537">
                <text:p>153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1527">
                <text:p>152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1555">
                <text:p>155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1762">
                <text:p>176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735">
                <text:p>73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510">
                <text:p>51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1462">
                <text:p>1462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762">
                <text:p>76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1481">
                <text:p>148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145">
                <text:p>14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1155">
                <text:p>115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160">
                <text:p>216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396">
                <text:p>239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2229">
                <text:p>222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149">
                <text:p>2149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3319">
                <text:p>3319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229">
                <text:p>122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1335">
                <text:p>133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1621">
                <text:p>162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120">
                <text:p>12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1693">
                <text:p>169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169">
                <text:p>2169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2751">
                <text:p>275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1828">
                <text:p>182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1581">
                <text:p>158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2161">
                <text:p>216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1600">
                <text:p>160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589">
                <text:p>589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1259">
                <text:p>125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1747">
                <text:p>17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1597">
                <text:p>1597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1994">
                <text:p>199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1080">
                <text:p>108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596">
                <text:p>59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1633">
                <text:p>163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2477">
                <text:p>2477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325">
                <text:p>232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2070">
                <text:p>207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220">
                <text:p>222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1653">
                <text:p>1653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1951">
                <text:p>195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1775">
                <text:p>1775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804">
                <text:p>8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848">
                <text:p>84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1664">
                <text:p>166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1769">
                <text:p>176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394">
                <text:p>239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1533">
                <text:p>1533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1570">
                <text:p>1570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2073">
                <text:p>207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1105">
                <text:p>1105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997">
                <text:p>99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2445">
                <text:p>2445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467">
                <text:p>46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675">
                <text:p>675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1429">
                <text:p>142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425">
                <text:p>4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1802">
                <text:p>1802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1426">
                <text:p>142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2463">
                <text:p>2463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2972">
                <text:p>2972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737">
                <text:p>737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1761">
                <text:p>176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2323">
                <text:p>2323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1882">
                <text:p>1882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1941">
                <text:p>194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1822">
                <text:p>182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1911">
                <text:p>191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2029">
                <text:p>202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2225">
                <text:p>2225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2026">
                <text:p>2026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1198">
                <text:p>119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1613">
                <text:p>1613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3035">
                <text:p>3035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2066">
                <text:p>206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1716">
                <text:p>171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938">
                <text:p>293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1478">
                <text:p>1478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969">
                <text:p>96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2245">
                <text:p>224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2034">
                <text:p>203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1448">
                <text:p>144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832">
                <text:p>83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1941">
                <text:p>1941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1149">
                <text:p>114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1876">
                <text:p>187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196">
                <text:p>2196</text:p>
              </table:table-cell>
              <table:table-cell office:value-type="float" office:value="1484">
                <text:p>1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11cm" svg:height="9cm" xlink:href=".." xlink:type="simple" chart:class="chart:line" chart:style-name="ch1">
        <chart:legend chart:legend-position="end" svg:x="17.391cm" svg:y="3.952cm" style:legend-expansion="high" chart:style-name="ch2"/>
        <chart:plot-area chart:style-name="ch3" table:cell-range-address="Szukanie.A1:Szukanie.C691" chart:data-source-has-labels="both" svg:x="0.402cm" svg:y="0.18cm" svg:width="16.587cm" svg:height="8.64cm">
          <chartooo:coordinate-region svg:x="1.394cm" svg:y="0.18cm" svg:width="15.595cm" svg:height="7.256cm"/>
          <chart:axis chart:dimension="x" chart:name="primary-x" chart:style-name="ch4" chartooo:axis-type="auto">
            <chartooo:date-scale/>
            <chart:categories table:cell-range-address="Szukanie.A2:Szukanie.A6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zukanie.B2:Szukanie.B691" chart:label-cell-address="Szukanie.B1:Szukanie.B1" chart:class="chart:line">
            <chart:data-point chart:repeated="690"/>
          </chart:series>
          <chart:series chart:style-name="ch7" chart:values-cell-range-address="Szukanie.C2:Szukanie.C691" chart:label-cell-address="Szukanie.C1:Szukanie.C1" chart:class="chart:line">
            <chart:data-point chart:repeated="6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Time</text:p>
                <draw:g>
                  <svg:desc>Szukanie.B1:Szukanie.B1</svg:desc>
                </draw:g>
              </table:table-cell>
              <table:table-cell office:value-type="string">
                <text:p>SysTime</text:p>
                <draw:g>
                  <svg:desc>Szukanie.C1:Szukanie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zukanie.A2:Szukanie.A691</svg:desc>
                </draw:g>
              </table:table-cell>
              <table:table-cell office:value-type="float" office:value="367">
                <text:p>367</text:p>
                <draw:g>
                  <svg:desc>Szukanie.B2:Szukanie.B691</svg:desc>
                </draw:g>
              </table:table-cell>
              <table:table-cell office:value-type="float" office:value="359">
                <text:p>359</text:p>
                <draw:g>
                  <svg:desc>Szukanie.C2:Szukanie.C69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2">
                <text:p>39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6">
                <text:p>32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0">
                <text:p>35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89">
                <text:p>48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26">
                <text:p>42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31">
                <text:p>23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35">
                <text:p>33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74">
                <text:p>37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77">
                <text:p>47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07">
                <text:p>20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83">
                <text:p>58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55">
                <text:p>45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32">
                <text:p>33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60">
                <text:p>46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3">
                <text:p>30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58">
                <text:p>65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57">
                <text:p>35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63">
                <text:p>66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64">
                <text:p>46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91">
                <text:p>49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13">
                <text:p>51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62">
                <text:p>26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28">
                <text:p>42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01">
                <text:p>501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23">
                <text:p>72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13">
                <text:p>51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702">
                <text:p>70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96">
                <text:p>29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09">
                <text:p>60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69">
                <text:p>46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691">
                <text:p>69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81">
                <text:p>38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93">
                <text:p>59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681">
                <text:p>68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541">
                <text:p>54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6">
                <text:p>3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03">
                <text:p>50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52">
                <text:p>3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80">
                <text:p>4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523">
                <text:p>52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48">
                <text:p>54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88">
                <text:p>38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21">
                <text:p>62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32">
                <text:p>53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02">
                <text:p>50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66">
                <text:p>56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9">
                <text:p>39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51">
                <text:p>45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28">
                <text:p>52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46">
                <text:p>34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86">
                <text:p>48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53">
                <text:p>55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94">
                <text:p>59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18">
                <text:p>51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61">
                <text:p>46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29">
                <text:p>52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58">
                <text:p>35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77">
                <text:p>57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73">
                <text:p>47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49">
                <text:p>34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68">
                <text:p>66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80">
                <text:p>48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03">
                <text:p>100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937">
                <text:p>93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68">
                <text:p>56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93">
                <text:p>69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99">
                <text:p>69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98">
                <text:p>69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25">
                <text:p>52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40">
                <text:p>440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95">
                <text:p>59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29">
                <text:p>62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63">
                <text:p>76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75">
                <text:p>57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76">
                <text:p>67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52">
                <text:p>7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68">
                <text:p>36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41">
                <text:p>34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88">
                <text:p>58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41">
                <text:p>3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77">
                <text:p>57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467">
                <text:p>467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78">
                <text:p>67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711">
                <text:p>71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761">
                <text:p>76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82">
                <text:p>38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445">
                <text:p>445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90">
                <text:p>59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81">
                <text:p>481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36">
                <text:p>4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55">
                <text:p>55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816">
                <text:p>81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19">
                <text:p>71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822">
                <text:p>82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307">
                <text:p>30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69">
                <text:p>46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46">
                <text:p>7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650">
                <text:p>65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565">
                <text:p>56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329">
                <text:p>32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819">
                <text:p>81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525">
                <text:p>52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760">
                <text:p>76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817">
                <text:p>81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678">
                <text:p>67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535">
                <text:p>53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66">
                <text:p>36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546">
                <text:p>54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290">
                <text:p>29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360">
                <text:p>36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718">
                <text:p>71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648">
                <text:p>64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891">
                <text:p>89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839">
                <text:p>839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341">
                <text:p>34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13">
                <text:p>41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722">
                <text:p>72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828">
                <text:p>82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732">
                <text:p>73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608">
                <text:p>60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817">
                <text:p>81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782">
                <text:p>78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631">
                <text:p>63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647">
                <text:p>64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999">
                <text:p>99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89">
                <text:p>68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618">
                <text:p>61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597">
                <text:p>597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751">
                <text:p>75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604">
                <text:p>60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714">
                <text:p>71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521">
                <text:p>52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538">
                <text:p>5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269">
                <text:p>26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583">
                <text:p>58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53">
                <text:p>65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74">
                <text:p>17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819">
                <text:p>81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668">
                <text:p>668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691">
                <text:p>69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419">
                <text:p>41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661">
                <text:p>66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432">
                <text:p>43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485">
                <text:p>4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623">
                <text:p>62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53">
                <text:p>75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689">
                <text:p>68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565">
                <text:p>56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590">
                <text:p>59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793">
                <text:p>79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739">
                <text:p>739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832">
                <text:p>83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337">
                <text:p>33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617">
                <text:p>61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572">
                <text:p>5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65">
                <text:p>46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591">
                <text:p>59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490">
                <text:p>49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598">
                <text:p>59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96">
                <text:p>19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42">
                <text:p>1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218">
                <text:p>21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482">
                <text:p>48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621">
                <text:p>62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923">
                <text:p>92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23">
                <text:p>62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739">
                <text:p>73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479">
                <text:p>47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862">
                <text:p>862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556">
                <text:p>55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672">
                <text:p>67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434">
                <text:p>43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720">
                <text:p>72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170">
                <text:p>11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632">
                <text:p>63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02">
                <text:p>90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332">
                <text:p>33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511">
                <text:p>51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359">
                <text:p>35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669">
                <text:p>66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517">
                <text:p>51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266">
                <text:p>26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684">
                <text:p>68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688">
                <text:p>68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684">
                <text:p>68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744">
                <text:p>74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738">
                <text:p>73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439">
                <text:p>43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720">
                <text:p>72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407">
                <text:p>4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693">
                <text:p>693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374">
                <text:p>37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640">
                <text:p>64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644">
                <text:p>64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678">
                <text:p>67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06">
                <text:p>60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512">
                <text:p>51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365">
                <text:p>36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324">
                <text:p>32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802">
                <text:p>80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677">
                <text:p>67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620">
                <text:p>62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524">
                <text:p>52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458">
                <text:p>45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688">
                <text:p>68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504">
                <text:p>50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680">
                <text:p>68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460">
                <text:p>46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682">
                <text:p>68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722">
                <text:p>72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896">
                <text:p>89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622">
                <text:p>62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662">
                <text:p>66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609">
                <text:p>60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834">
                <text:p>83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879">
                <text:p>879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834">
                <text:p>83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906">
                <text:p>90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671">
                <text:p>67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661">
                <text:p>66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748">
                <text:p>74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729">
                <text:p>72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878">
                <text:p>878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693">
                <text:p>69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731">
                <text:p>73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814">
                <text:p>81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776">
                <text:p>77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812">
                <text:p>81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395">
                <text:p>39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793">
                <text:p>79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640">
                <text:p>64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911">
                <text:p>91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82">
                <text:p>28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699">
                <text:p>69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461">
                <text:p>46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46">
                <text:p>44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708">
                <text:p>70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594">
                <text:p>594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667">
                <text:p>6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542">
                <text:p>54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654">
                <text:p>65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624">
                <text:p>624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557">
                <text:p>55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477">
                <text:p>47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619">
                <text:p>61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15">
                <text:p>41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1196">
                <text:p>119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629">
                <text:p>62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904">
                <text:p>90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674">
                <text:p>67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735">
                <text:p>73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851">
                <text:p>85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729">
                <text:p>72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856">
                <text:p>85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496">
                <text:p>49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993">
                <text:p>99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214">
                <text:p>121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506">
                <text:p>50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296">
                <text:p>296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646">
                <text:p>64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13">
                <text:p>41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786">
                <text:p>78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1313">
                <text:p>131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880">
                <text:p>88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691">
                <text:p>69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10">
                <text:p>31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673">
                <text:p>67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452">
                <text:p>45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948">
                <text:p>94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829">
                <text:p>82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33">
                <text:p>433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54">
                <text:p>25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790">
                <text:p>79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402">
                <text:p>40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596">
                <text:p>59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607">
                <text:p>60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796">
                <text:p>79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642">
                <text:p>64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600">
                <text:p>60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582">
                <text:p>58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864">
                <text:p>86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843">
                <text:p>84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521">
                <text:p>52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951">
                <text:p>95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12">
                <text:p>31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515">
                <text:p>51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520">
                <text:p>5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338">
                <text:p>33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835">
                <text:p>83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902">
                <text:p>90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790">
                <text:p>79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501">
                <text:p>50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818">
                <text:p>81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774">
                <text:p>77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14">
                <text:p>41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99">
                <text:p>39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782">
                <text:p>7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591">
                <text:p>59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553">
                <text:p>55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792">
                <text:p>79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630">
                <text:p>63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779">
                <text:p>77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1251">
                <text:p>125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739">
                <text:p>739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645">
                <text:p>64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646">
                <text:p>64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658">
                <text:p>65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876">
                <text:p>87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224">
                <text:p>2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808">
                <text:p>80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608">
                <text:p>60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627">
                <text:p>62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775">
                <text:p>77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018">
                <text:p>101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1049">
                <text:p>104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485">
                <text:p>485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291">
                <text:p>29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473">
                <text:p>47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08">
                <text:p>30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777">
                <text:p>77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1027">
                <text:p>102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651">
                <text:p>65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722">
                <text:p>72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692">
                <text:p>69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670">
                <text:p>67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850">
                <text:p>85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608">
                <text:p>60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1167">
                <text:p>116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728">
                <text:p>72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895">
                <text:p>89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416">
                <text:p>41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597">
                <text:p>59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620">
                <text:p>62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869">
                <text:p>86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512">
                <text:p>512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1168">
                <text:p>1168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808">
                <text:p>80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875">
                <text:p>87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038">
                <text:p>103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1016">
                <text:p>101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782">
                <text:p>78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783">
                <text:p>78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496">
                <text:p>49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65">
                <text:p>565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521">
                <text:p>52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675">
                <text:p>67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795">
                <text:p>79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600">
                <text:p>60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683">
                <text:p>68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904">
                <text:p>90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372">
                <text:p>37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683">
                <text:p>68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900">
                <text:p>90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725">
                <text:p>72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910">
                <text:p>91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566">
                <text:p>566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803">
                <text:p>80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812">
                <text:p>81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997">
                <text:p>99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827">
                <text:p>82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063">
                <text:p>106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518">
                <text:p>51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043">
                <text:p>104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816">
                <text:p>81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746">
                <text:p>74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615">
                <text:p>61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318">
                <text:p>31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677">
                <text:p>67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592">
                <text:p>592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856">
                <text:p>85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742">
                <text:p>74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849">
                <text:p>84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617">
                <text:p>61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952">
                <text:p>95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30">
                <text:p>13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495">
                <text:p>49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744">
                <text:p>74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688">
                <text:p>68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248">
                <text:p>24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1193">
                <text:p>119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733">
                <text:p>73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535">
                <text:p>53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81">
                <text:p>381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779">
                <text:p>779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428">
                <text:p>42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560">
                <text:p>56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698">
                <text:p>69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295">
                <text:p>29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433">
                <text:p>43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810">
                <text:p>81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079">
                <text:p>107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069">
                <text:p>106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19">
                <text:p>81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807">
                <text:p>80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801">
                <text:p>80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599">
                <text:p>5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329">
                <text:p>32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607">
                <text:p>60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976">
                <text:p>976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686">
                <text:p>68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916">
                <text:p>91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558">
                <text:p>55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211">
                <text:p>121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048">
                <text:p>1048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117">
                <text:p>111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561">
                <text:p>56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046">
                <text:p>104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923">
                <text:p>923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532">
                <text:p>53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776">
                <text:p>77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728">
                <text:p>72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831">
                <text:p>83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663">
                <text:p>66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914">
                <text:p>91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95">
                <text:p>19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875">
                <text:p>87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336">
                <text:p>336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952">
                <text:p>95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796">
                <text:p>79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637">
                <text:p>63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686">
                <text:p>68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917">
                <text:p>9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120">
                <text:p>112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974">
                <text:p>97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235">
                <text:p>123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832">
                <text:p>832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955">
                <text:p>95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361">
                <text:p>36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973">
                <text:p>97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736">
                <text:p>73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50">
                <text:p>75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68">
                <text:p>36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052">
                <text:p>105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33">
                <text:p>53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36">
                <text:p>53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92">
                <text:p>59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877">
                <text:p>87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88">
                <text:p>98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11">
                <text:p>21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725">
                <text:p>72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645">
                <text:p>64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595">
                <text:p>59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07">
                <text:p>90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608">
                <text:p>60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751">
                <text:p>75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10">
                <text:p>5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951">
                <text:p>951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32">
                <text:p>103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779">
                <text:p>779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623">
                <text:p>62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902">
                <text:p>902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970">
                <text:p>97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99">
                <text:p>39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1422">
                <text:p>142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673">
                <text:p>673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1060">
                <text:p>106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756">
                <text:p>75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158">
                <text:p>15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363">
                <text:p>3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834">
                <text:p>83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563">
                <text:p>56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567">
                <text:p>56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42">
                <text:p>6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1390">
                <text:p>139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508">
                <text:p>50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437">
                <text:p>43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903">
                <text:p>90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450">
                <text:p>45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904">
                <text:p>90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452">
                <text:p>4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936">
                <text:p>93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787">
                <text:p>78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87">
                <text:p>38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960">
                <text:p>96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591">
                <text:p>59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925">
                <text:p>92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1007">
                <text:p>100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193">
                <text:p>1193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047">
                <text:p>1047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628">
                <text:p>628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113">
                <text:p>111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908">
                <text:p>90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462">
                <text:p>1462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861">
                <text:p>86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217">
                <text:p>21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379">
                <text:p>37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820">
                <text:p>82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105">
                <text:p>110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281">
                <text:p>2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823">
                <text:p>82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687">
                <text:p>68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304">
                <text:p>30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37">
                <text:p>93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667">
                <text:p>66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895">
                <text:p>89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50300">
                <text:p>50300</text:p>
              </table:table-cell>
              <table:table-cell office:value-type="float" office:value="889">
                <text:p>88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171">
                <text:p>17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535">
                <text:p>53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764">
                <text:p>76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50700">
                <text:p>50700</text:p>
              </table:table-cell>
              <table:table-cell office:value-type="float" office:value="473">
                <text:p>47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690">
                <text:p>69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948">
                <text:p>94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376">
                <text:p>37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997">
                <text:p>99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053">
                <text:p>1053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731">
                <text:p>73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894">
                <text:p>89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593">
                <text:p>59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463">
                <text:p>46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749">
                <text:p>749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621">
                <text:p>62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51900">
                <text:p>51900</text:p>
              </table:table-cell>
              <table:table-cell office:value-type="float" office:value="428">
                <text:p>42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68">
                <text:p>56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1165">
                <text:p>116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704">
                <text:p>70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52300">
                <text:p>52300</text:p>
              </table:table-cell>
              <table:table-cell office:value-type="float" office:value="970">
                <text:p>970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748">
                <text:p>74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569">
                <text:p>569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795">
                <text:p>79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52700">
                <text:p>52700</text:p>
              </table:table-cell>
              <table:table-cell office:value-type="float" office:value="892">
                <text:p>89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606">
                <text:p>60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52900">
                <text:p>52900</text:p>
              </table:table-cell>
              <table:table-cell office:value-type="float" office:value="1099">
                <text:p>109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647">
                <text:p>64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532">
                <text:p>53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1424">
                <text:p>142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53300">
                <text:p>53300</text:p>
              </table:table-cell>
              <table:table-cell office:value-type="float" office:value="1040">
                <text:p>104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1430">
                <text:p>143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940">
                <text:p>94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1049">
                <text:p>10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53700">
                <text:p>53700</text:p>
              </table:table-cell>
              <table:table-cell office:value-type="float" office:value="1112">
                <text:p>111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855">
                <text:p>85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53900">
                <text:p>53900</text:p>
              </table:table-cell>
              <table:table-cell office:value-type="float" office:value="868">
                <text:p>86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810">
                <text:p>81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1230">
                <text:p>123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1001">
                <text:p>1001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54300">
                <text:p>54300</text:p>
              </table:table-cell>
              <table:table-cell office:value-type="float" office:value="619">
                <text:p>61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727">
                <text:p>72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744">
                <text:p>74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343">
                <text:p>343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54700">
                <text:p>54700</text:p>
              </table:table-cell>
              <table:table-cell office:value-type="float" office:value="936">
                <text:p>93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556">
                <text:p>55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54900">
                <text:p>54900</text:p>
              </table:table-cell>
              <table:table-cell office:value-type="float" office:value="484">
                <text:p>48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915">
                <text:p>91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738">
                <text:p>73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606">
                <text:p>1606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55300">
                <text:p>55300</text:p>
              </table:table-cell>
              <table:table-cell office:value-type="float" office:value="1123">
                <text:p>1123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634">
                <text:p>63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1175">
                <text:p>117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1269">
                <text:p>126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55700">
                <text:p>55700</text:p>
              </table:table-cell>
              <table:table-cell office:value-type="float" office:value="1133">
                <text:p>113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1255">
                <text:p>1255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961">
                <text:p>96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003">
                <text:p>100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730">
                <text:p>73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479">
                <text:p>479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56300">
                <text:p>56300</text:p>
              </table:table-cell>
              <table:table-cell office:value-type="float" office:value="800">
                <text:p>80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1272">
                <text:p>127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687">
                <text:p>68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808">
                <text:p>80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56700">
                <text:p>56700</text:p>
              </table:table-cell>
              <table:table-cell office:value-type="float" office:value="313">
                <text:p>31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413">
                <text:p>4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56900">
                <text:p>56900</text:p>
              </table:table-cell>
              <table:table-cell office:value-type="float" office:value="605">
                <text:p>60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850">
                <text:p>85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575">
                <text:p>5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632">
                <text:p>63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57300">
                <text:p>57300</text:p>
              </table:table-cell>
              <table:table-cell office:value-type="float" office:value="841">
                <text:p>841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1234">
                <text:p>123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539">
                <text:p>53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1269">
                <text:p>126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57700">
                <text:p>57700</text:p>
              </table:table-cell>
              <table:table-cell office:value-type="float" office:value="883">
                <text:p>883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920">
                <text:p>9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57900">
                <text:p>57900</text:p>
              </table:table-cell>
              <table:table-cell office:value-type="float" office:value="340">
                <text:p>34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785">
                <text:p>78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886">
                <text:p>88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892">
                <text:p>89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58300">
                <text:p>58300</text:p>
              </table:table-cell>
              <table:table-cell office:value-type="float" office:value="828">
                <text:p>82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1154">
                <text:p>115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1248">
                <text:p>124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864">
                <text:p>86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58700">
                <text:p>58700</text:p>
              </table:table-cell>
              <table:table-cell office:value-type="float" office:value="325">
                <text:p>325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864">
                <text:p>864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58900">
                <text:p>58900</text:p>
              </table:table-cell>
              <table:table-cell office:value-type="float" office:value="600">
                <text:p>60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832">
                <text:p>83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219">
                <text:p>21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706">
                <text:p>706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59300">
                <text:p>59300</text:p>
              </table:table-cell>
              <table:table-cell office:value-type="float" office:value="874">
                <text:p>87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686">
                <text:p>686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1045">
                <text:p>104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971">
                <text:p>971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59700">
                <text:p>59700</text:p>
              </table:table-cell>
              <table:table-cell office:value-type="float" office:value="892">
                <text:p>8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588">
                <text:p>58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59900">
                <text:p>59900</text:p>
              </table:table-cell>
              <table:table-cell office:value-type="float" office:value="1524">
                <text:p>152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50">
                <text:p>65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793">
                <text:p>79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935">
                <text:p>935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1119">
                <text:p>111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1253">
                <text:p>1253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655">
                <text:p>65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1078">
                <text:p>107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1114">
                <text:p>111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1114">
                <text:p>11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60900">
                <text:p>60900</text:p>
              </table:table-cell>
              <table:table-cell office:value-type="float" office:value="320">
                <text:p>32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627">
                <text:p>62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1179">
                <text:p>1179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393">
                <text:p>39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61300">
                <text:p>61300</text:p>
              </table:table-cell>
              <table:table-cell office:value-type="float" office:value="778">
                <text:p>77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853">
                <text:p>8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881">
                <text:p>88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419">
                <text:p>41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61700">
                <text:p>61700</text:p>
              </table:table-cell>
              <table:table-cell office:value-type="float" office:value="957">
                <text:p>95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728">
                <text:p>728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1554">
                <text:p>155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472">
                <text:p>147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424">
                <text:p>424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1093">
                <text:p>109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62300">
                <text:p>62300</text:p>
              </table:table-cell>
              <table:table-cell office:value-type="float" office:value="870">
                <text:p>87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1050">
                <text:p>105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404">
                <text:p>40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507">
                <text:p>50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62700">
                <text:p>62700</text:p>
              </table:table-cell>
              <table:table-cell office:value-type="float" office:value="763">
                <text:p>76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1312">
                <text:p>131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62900">
                <text:p>62900</text:p>
              </table:table-cell>
              <table:table-cell office:value-type="float" office:value="789">
                <text:p>78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846">
                <text:p>846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774">
                <text:p>77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861">
                <text:p>86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63300">
                <text:p>63300</text:p>
              </table:table-cell>
              <table:table-cell office:value-type="float" office:value="862">
                <text:p>86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604">
                <text:p>60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545">
                <text:p>54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924">
                <text:p>92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63700">
                <text:p>63700</text:p>
              </table:table-cell>
              <table:table-cell office:value-type="float" office:value="583">
                <text:p>583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1295">
                <text:p>129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63900">
                <text:p>63900</text:p>
              </table:table-cell>
              <table:table-cell office:value-type="float" office:value="1375">
                <text:p>1375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931">
                <text:p>93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1082">
                <text:p>108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652">
                <text:p>65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1289">
                <text:p>1289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64400">
                <text:p>64400</text:p>
              </table:table-cell>
              <table:table-cell office:value-type="float" office:value="885">
                <text:p>88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1261">
                <text:p>126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908">
                <text:p>90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64700">
                <text:p>64700</text:p>
              </table:table-cell>
              <table:table-cell office:value-type="float" office:value="1603">
                <text:p>160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64800">
                <text:p>64800</text:p>
              </table:table-cell>
              <table:table-cell office:value-type="float" office:value="436">
                <text:p>43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64900">
                <text:p>64900</text:p>
              </table:table-cell>
              <table:table-cell office:value-type="float" office:value="1291">
                <text:p>129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335">
                <text:p>133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878">
                <text:p>87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5200">
                <text:p>65200</text:p>
              </table:table-cell>
              <table:table-cell office:value-type="float" office:value="1269">
                <text:p>126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65300">
                <text:p>65300</text:p>
              </table:table-cell>
              <table:table-cell office:value-type="float" office:value="1214">
                <text:p>121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279">
                <text:p>27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1179">
                <text:p>117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902">
                <text:p>90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5700">
                <text:p>65700</text:p>
              </table:table-cell>
              <table:table-cell office:value-type="float" office:value="752">
                <text:p>75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65800">
                <text:p>65800</text:p>
              </table:table-cell>
              <table:table-cell office:value-type="float" office:value="722">
                <text:p>72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65900">
                <text:p>65900</text:p>
              </table:table-cell>
              <table:table-cell office:value-type="float" office:value="917">
                <text:p>917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1056">
                <text:p>105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872">
                <text:p>872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66200">
                <text:p>66200</text:p>
              </table:table-cell>
              <table:table-cell office:value-type="float" office:value="245">
                <text:p>24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66300">
                <text:p>66300</text:p>
              </table:table-cell>
              <table:table-cell office:value-type="float" office:value="795">
                <text:p>79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830">
                <text:p>83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605">
                <text:p>60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1120">
                <text:p>112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66700">
                <text:p>66700</text:p>
              </table:table-cell>
              <table:table-cell office:value-type="float" office:value="1117">
                <text:p>1117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66800">
                <text:p>66800</text:p>
              </table:table-cell>
              <table:table-cell office:value-type="float" office:value="940">
                <text:p>94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66900">
                <text:p>66900</text:p>
              </table:table-cell>
              <table:table-cell office:value-type="float" office:value="503">
                <text:p>50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486">
                <text:p>48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1439">
                <text:p>143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67200">
                <text:p>67200</text:p>
              </table:table-cell>
              <table:table-cell office:value-type="float" office:value="920">
                <text:p>92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67300">
                <text:p>67300</text:p>
              </table:table-cell>
              <table:table-cell office:value-type="float" office:value="1026">
                <text:p>1026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67400">
                <text:p>67400</text:p>
              </table:table-cell>
              <table:table-cell office:value-type="float" office:value="649">
                <text:p>64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963">
                <text:p>96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913">
                <text:p>91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67700">
                <text:p>67700</text:p>
              </table:table-cell>
              <table:table-cell office:value-type="float" office:value="1045">
                <text:p>104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67800">
                <text:p>67800</text:p>
              </table:table-cell>
              <table:table-cell office:value-type="float" office:value="347">
                <text:p>34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67900">
                <text:p>67900</text:p>
              </table:table-cell>
              <table:table-cell office:value-type="float" office:value="560">
                <text:p>56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536">
                <text:p>53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824">
                <text:p>82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68200">
                <text:p>68200</text:p>
              </table:table-cell>
              <table:table-cell office:value-type="float" office:value="983">
                <text:p>98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68300">
                <text:p>68300</text:p>
              </table:table-cell>
              <table:table-cell office:value-type="float" office:value="564">
                <text:p>56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68400">
                <text:p>68400</text:p>
              </table:table-cell>
              <table:table-cell office:value-type="float" office:value="720">
                <text:p>720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526">
                <text:p>526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209">
                <text:p>20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8700">
                <text:p>68700</text:p>
              </table:table-cell>
              <table:table-cell office:value-type="float" office:value="370">
                <text:p>37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68800">
                <text:p>68800</text:p>
              </table:table-cell>
              <table:table-cell office:value-type="float" office:value="1018">
                <text:p>10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68900">
                <text:p>68900</text:p>
              </table:table-cell>
              <table:table-cell office:value-type="float" office:value="665">
                <text:p>66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863">
                <text:p>863</text:p>
              </table:table-cell>
              <table:table-cell office:value-type="float" office:value="907">
                <text:p>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